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8" style:family="paragraph" style:parent-style-name="Frame_20_contents">
      <style:text-properties style:font-name="DejaVu Sans" officeooo:rsid="00bd0cdf" officeooo:paragraph-rsid="00ebfa3d"/>
    </style:style>
    <style:style style:name="P9" style:family="paragraph" style:parent-style-name="Frame_20_contents">
      <style:text-properties style:font-name="DejaVu Sans" officeooo:rsid="00bd0cdf" officeooo:paragraph-rsid="00f4c7e5"/>
    </style:style>
    <style:style style:name="P10" style:family="paragraph" style:parent-style-name="Frame_20_contents">
      <style:text-properties style:font-name="DejaVu Sans" officeooo:rsid="00bd0cdf" officeooo:paragraph-rsid="00f51f09"/>
    </style:style>
    <style:style style:name="P11" style:family="paragraph" style:parent-style-name="Frame_20_contents">
      <style:text-properties style:font-name="DejaVu Sans" officeooo:rsid="00bd0cdf" officeooo:paragraph-rsid="00f9a929"/>
    </style:style>
    <style:style style:name="P12" style:family="paragraph" style:parent-style-name="Frame_20_contents">
      <style:text-properties style:font-name="DejaVu Sans" officeooo:rsid="00bd0cdf" officeooo:paragraph-rsid="00fb20d9"/>
    </style:style>
    <style:style style:name="P13" style:family="paragraph" style:parent-style-name="Frame_20_contents">
      <style:text-properties style:font-name="DejaVu Sans" officeooo:rsid="00bd0cdf" officeooo:paragraph-rsid="0100c96e"/>
    </style:style>
    <style:style style:name="P14" style:family="paragraph" style:parent-style-name="Frame_20_contents">
      <style:text-properties style:font-name="DejaVu Sans" officeooo:rsid="00bd0cdf" officeooo:paragraph-rsid="011488b6"/>
    </style:style>
    <style:style style:name="P15" style:family="paragraph" style:parent-style-name="Frame_20_contents">
      <style:text-properties style:font-name="DejaVu Sans" officeooo:rsid="00bd0cdf" officeooo:paragraph-rsid="0115930e"/>
    </style:style>
    <style:style style:name="P16" style:family="paragraph" style:parent-style-name="Frame_20_contents">
      <style:text-properties style:font-name="DejaVu Sans" officeooo:rsid="00bd0cdf" officeooo:paragraph-rsid="011757e4"/>
    </style:style>
    <style:style style:name="P17" style:family="paragraph" style:parent-style-name="Frame_20_contents">
      <style:text-properties style:font-name="DejaVu Sans" officeooo:rsid="00bd0cdf" officeooo:paragraph-rsid="0118186e"/>
    </style:style>
    <style:style style:name="P18" style:family="paragraph" style:parent-style-name="Frame_20_contents">
      <style:text-properties style:font-name="DejaVu Sans" officeooo:rsid="00bd0cdf" officeooo:paragraph-rsid="011b3117"/>
    </style:style>
    <style:style style:name="P19" style:family="paragraph" style:parent-style-name="Frame_20_contents">
      <style:text-properties style:font-name="DejaVu Sans" officeooo:rsid="00bd0cdf" officeooo:paragraph-rsid="01298e74"/>
    </style:style>
    <style:style style:name="P20" style:family="paragraph" style:parent-style-name="Frame_20_contents">
      <style:text-properties style:font-name="DejaVu Sans" officeooo:rsid="00bd0cdf" officeooo:paragraph-rsid="012fbae5"/>
    </style:style>
    <style:style style:name="P21" style:family="paragraph" style:parent-style-name="Frame_20_contents">
      <style:text-properties style:font-name="DejaVu Sans" officeooo:rsid="00bd0cdf" officeooo:paragraph-rsid="01314c65"/>
    </style:style>
    <style:style style:name="P22" style:family="paragraph" style:parent-style-name="Frame_20_contents">
      <style:text-properties style:font-name="DejaVu Sans" officeooo:rsid="00bd0cdf" officeooo:paragraph-rsid="0131671d"/>
    </style:style>
    <style:style style:name="P23" style:family="paragraph" style:parent-style-name="Frame_20_contents">
      <style:text-properties style:font-name="DejaVu Sans" officeooo:rsid="00bd0cdf" officeooo:paragraph-rsid="01333c05"/>
    </style:style>
    <style:style style:name="P24" style:family="paragraph" style:parent-style-name="Frame_20_contents">
      <style:text-properties style:font-name="DejaVu Sans" officeooo:rsid="00bd0cdf" officeooo:paragraph-rsid="0139f913"/>
    </style:style>
    <style:style style:name="P25" style:family="paragraph" style:parent-style-name="Frame_20_contents">
      <style:text-properties style:font-name="DejaVu Sans" officeooo:rsid="00bd0cdf" officeooo:paragraph-rsid="013a25dd"/>
    </style:style>
    <style:style style:name="P26" style:family="paragraph" style:parent-style-name="Frame_20_contents">
      <style:text-properties style:font-name="DejaVu Sans" officeooo:rsid="00bd0cdf" officeooo:paragraph-rsid="013bc1b0"/>
    </style:style>
    <style:style style:name="P27" style:family="paragraph" style:parent-style-name="Frame_20_contents">
      <style:text-properties style:font-name="DejaVu Sans" officeooo:rsid="00bd0cdf" officeooo:paragraph-rsid="013d1d04"/>
    </style:style>
    <style:style style:name="P28" style:family="paragraph" style:parent-style-name="Frame_20_contents">
      <style:text-properties style:font-name="DejaVu Sans" officeooo:rsid="00bd0cdf" officeooo:paragraph-rsid="01425252"/>
    </style:style>
    <style:style style:name="P29" style:family="paragraph" style:parent-style-name="Frame_20_contents">
      <style:text-properties style:font-name="DejaVu Sans" officeooo:rsid="00bd0cdf" officeooo:paragraph-rsid="014bbe3d"/>
    </style:style>
    <style:style style:name="P30" style:family="paragraph" style:parent-style-name="Frame_20_contents">
      <style:text-properties style:font-name="DejaVu Sans" officeooo:rsid="00bd0cdf" officeooo:paragraph-rsid="014d9fcc"/>
    </style:style>
    <style:style style:name="P31" style:family="paragraph" style:parent-style-name="Frame_20_contents">
      <style:text-properties style:font-name="DejaVu Sans" officeooo:rsid="00bd0cdf" officeooo:paragraph-rsid="014ebb75"/>
    </style:style>
    <style:style style:name="P32" style:family="paragraph" style:parent-style-name="Frame_20_contents">
      <style:text-properties style:font-name="DejaVu Sans" officeooo:rsid="00bd0cdf" officeooo:paragraph-rsid="01507c1d"/>
    </style:style>
    <style:style style:name="P33" style:family="paragraph" style:parent-style-name="Frame_20_contents">
      <style:text-properties style:font-name="DejaVu Sans" officeooo:rsid="00bd0cdf" officeooo:paragraph-rsid="0150d685"/>
    </style:style>
    <style:style style:name="P34" style:family="paragraph" style:parent-style-name="Frame_20_contents">
      <style:text-properties style:font-name="DejaVu Sans" officeooo:rsid="00bd0cdf" officeooo:paragraph-rsid="0153393f"/>
    </style:style>
    <style:style style:name="P35" style:family="paragraph" style:parent-style-name="Frame_20_contents">
      <style:text-properties style:font-name="DejaVu Sans" officeooo:rsid="00bd0cdf" officeooo:paragraph-rsid="0159ed8f"/>
    </style:style>
    <style:style style:name="P36" style:family="paragraph" style:parent-style-name="Frame_20_contents">
      <style:text-properties style:font-name="DejaVu Sans" officeooo:rsid="00bd0cdf" officeooo:paragraph-rsid="015fcc9c"/>
    </style:style>
    <style:style style:name="P37" style:family="paragraph" style:parent-style-name="Frame_20_contents">
      <style:text-properties style:font-name="DejaVu Sans" officeooo:rsid="00bd0cdf" officeooo:paragraph-rsid="01409a75"/>
    </style:style>
    <style:style style:name="P38" style:family="paragraph" style:parent-style-name="Frame_20_contents">
      <style:text-properties style:font-name="DejaVu Sans" officeooo:rsid="00bd0cdf" officeooo:paragraph-rsid="0143fb17"/>
    </style:style>
    <style:style style:name="P39" style:family="paragraph" style:parent-style-name="Frame_20_contents">
      <style:text-properties style:font-name="DejaVu Sans" officeooo:rsid="00bd0cdf" officeooo:paragraph-rsid="01619f88"/>
    </style:style>
    <style:style style:name="P40" style:family="paragraph" style:parent-style-name="Frame_20_contents">
      <style:text-properties style:font-name="DejaVu Sans" officeooo:rsid="00bd0cdf" officeooo:paragraph-rsid="016b8b9a"/>
    </style:style>
    <style:style style:name="P41" style:family="paragraph" style:parent-style-name="Frame_20_contents">
      <style:text-properties style:font-name="DejaVu Sans" officeooo:rsid="00bd0cdf" officeooo:paragraph-rsid="016b9807"/>
    </style:style>
    <style:style style:name="P42" style:family="paragraph" style:parent-style-name="Frame_20_contents">
      <style:text-properties style:font-name="DejaVu Sans" officeooo:rsid="00bd0cdf" officeooo:paragraph-rsid="016bb135"/>
    </style:style>
    <style:style style:name="P43" style:family="paragraph" style:parent-style-name="Frame_20_contents">
      <style:text-properties style:font-name="DejaVu Sans" officeooo:rsid="00bd0cdf" officeooo:paragraph-rsid="016d9cfc"/>
    </style:style>
    <style:style style:name="P44" style:family="paragraph" style:parent-style-name="Frame_20_contents">
      <style:text-properties style:font-name="DejaVu Sans" officeooo:rsid="00bd0cdf" officeooo:paragraph-rsid="016e243a"/>
    </style:style>
    <style:style style:name="P45" style:family="paragraph" style:parent-style-name="Frame_20_contents">
      <style:text-properties style:font-name="DejaVu Sans" officeooo:rsid="00bd0cdf" officeooo:paragraph-rsid="017021ac"/>
    </style:style>
    <style:style style:name="P46" style:family="paragraph" style:parent-style-name="Frame_20_contents">
      <style:text-properties style:font-name="DejaVu Sans" officeooo:rsid="00bd0cdf" officeooo:paragraph-rsid="017048bb"/>
    </style:style>
    <style:style style:name="P47" style:family="paragraph" style:parent-style-name="Frame_20_contents">
      <style:text-properties style:font-name="DejaVu Sans" officeooo:rsid="00bd0cdf" officeooo:paragraph-rsid="01728c84"/>
    </style:style>
    <style:style style:name="P48" style:family="paragraph" style:parent-style-name="Frame_20_contents">
      <style:text-properties style:font-name="DejaVu Sans" officeooo:rsid="00bd0cdf" officeooo:paragraph-rsid="01731ff3"/>
    </style:style>
    <style:style style:name="P49" style:family="paragraph" style:parent-style-name="Frame_20_contents">
      <style:text-properties style:font-name="DejaVu Sans" officeooo:rsid="00bd0cdf" officeooo:paragraph-rsid="0174a778"/>
    </style:style>
    <style:style style:name="P50" style:family="paragraph" style:parent-style-name="Frame_20_contents">
      <style:text-properties style:font-name="DejaVu Sans" officeooo:rsid="00bd0cdf" officeooo:paragraph-rsid="0179b54d"/>
    </style:style>
    <style:style style:name="P51" style:family="paragraph" style:parent-style-name="Frame_20_contents">
      <style:text-properties style:font-name="DejaVu Sans" officeooo:rsid="00bd0cdf" officeooo:paragraph-rsid="0179c090"/>
    </style:style>
    <style:style style:name="P52" style:family="paragraph" style:parent-style-name="Frame_20_contents">
      <style:text-properties style:font-name="DejaVu Sans" officeooo:rsid="00bd0cdf" officeooo:paragraph-rsid="017ab3e6"/>
    </style:style>
    <style:style style:name="P53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54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55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56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57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58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59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87" style:family="paragraph" style:parent-style-name="Frame_20_contents">
      <style:paragraph-properties fo:text-align="start" style:justify-single-word="false"/>
      <style:text-properties style:font-name="DejaVu Sans" officeooo:rsid="00bd0cdf" officeooo:paragraph-rsid="02582057"/>
    </style:style>
    <style:style style:name="P88" style:family="paragraph" style:parent-style-name="Frame_20_contents">
      <style:paragraph-properties fo:text-align="start" style:justify-single-word="false"/>
      <style:text-properties style:font-name="DejaVu Sans" officeooo:rsid="00bd0cdf" officeooo:paragraph-rsid="02591ba4"/>
    </style:style>
    <style:style style:name="P89" style:family="paragraph" style:parent-style-name="Frame_20_contents">
      <style:paragraph-properties fo:text-align="start" style:justify-single-word="false"/>
      <style:text-properties style:font-name="DejaVu Sans" officeooo:rsid="00bd0cdf" officeooo:paragraph-rsid="025ab108"/>
    </style:style>
    <style:style style:name="P90" style:family="paragraph" style:parent-style-name="Frame_20_contents">
      <style:paragraph-properties fo:text-align="start" style:justify-single-word="false"/>
      <style:text-properties style:font-name="DejaVu Sans" officeooo:rsid="00bd0cdf" officeooo:paragraph-rsid="025b3986"/>
    </style:style>
    <style:style style:name="P91" style:family="paragraph" style:parent-style-name="Frame_20_contents">
      <style:paragraph-properties fo:text-align="start" style:justify-single-word="false"/>
      <style:text-properties style:font-name="DejaVu Sans" officeooo:rsid="00bd0cdf" officeooo:paragraph-rsid="025b7751"/>
    </style:style>
    <style:style style:name="P92" style:family="paragraph" style:parent-style-name="Frame_20_contents">
      <style:paragraph-properties fo:text-align="start" style:justify-single-word="false"/>
      <style:text-properties style:font-name="DejaVu Sans" officeooo:rsid="00bd0cdf" officeooo:paragraph-rsid="025f729e"/>
    </style:style>
    <style:style style:name="P93" style:family="paragraph" style:parent-style-name="Frame_20_contents">
      <style:paragraph-properties fo:text-align="start" style:justify-single-word="false"/>
      <style:text-properties style:font-name="DejaVu Sans" officeooo:rsid="00bd0cdf" officeooo:paragraph-rsid="02606610"/>
    </style:style>
    <style:style style:name="P94" style:family="paragraph" style:parent-style-name="Frame_20_contents">
      <style:paragraph-properties fo:text-align="start" style:justify-single-word="false"/>
      <style:text-properties style:font-name="DejaVu Sans" officeooo:rsid="00bd0cdf" officeooo:paragraph-rsid="026097c4"/>
    </style:style>
    <style:style style:name="P95" style:family="paragraph" style:parent-style-name="Frame_20_contents">
      <style:paragraph-properties fo:text-align="start" style:justify-single-word="false"/>
      <style:text-properties style:font-name="DejaVu Sans" officeooo:rsid="00bd0cdf" officeooo:paragraph-rsid="0260d6a7"/>
    </style:style>
    <style:style style:name="P96" style:family="paragraph" style:parent-style-name="Frame_20_contents">
      <style:paragraph-properties fo:text-align="start" style:justify-single-word="false"/>
      <style:text-properties style:font-name="DejaVu Sans" officeooo:rsid="00bd0cdf" officeooo:paragraph-rsid="02610e7c"/>
    </style:style>
    <style:style style:name="P97" style:family="paragraph" style:parent-style-name="Frame_20_contents">
      <style:paragraph-properties fo:text-align="start" style:justify-single-word="false"/>
      <style:text-properties style:font-name="DejaVu Sans" officeooo:rsid="00bd0cdf" officeooo:paragraph-rsid="0261637f"/>
    </style:style>
    <style:style style:name="P98" style:family="paragraph" style:parent-style-name="Frame_20_contents">
      <style:paragraph-properties fo:text-align="start" style:justify-single-word="false"/>
      <style:text-properties style:font-name="DejaVu Sans" officeooo:rsid="00bd0cdf" officeooo:paragraph-rsid="026554fd"/>
    </style:style>
    <style:style style:name="P99" style:family="paragraph" style:parent-style-name="Frame_20_contents">
      <style:paragraph-properties fo:text-align="start" style:justify-single-word="false"/>
      <style:text-properties style:font-name="DejaVu Sans" officeooo:rsid="00bd0cdf" officeooo:paragraph-rsid="02696260"/>
    </style:style>
    <style:style style:name="P100" style:family="paragraph" style:parent-style-name="Frame_20_contents">
      <style:text-properties style:font-name="DejaVu Sans" officeooo:rsid="00bd0cdf" officeooo:paragraph-rsid="0184ce9a"/>
    </style:style>
    <style:style style:name="P101" style:family="paragraph" style:parent-style-name="Frame_20_contents">
      <style:text-properties style:font-name="DejaVu Sans" officeooo:rsid="00bd0cdf" officeooo:paragraph-rsid="0185fdd7"/>
    </style:style>
    <style:style style:name="P102" style:family="paragraph" style:parent-style-name="Frame_20_contents">
      <style:text-properties style:font-name="DejaVu Sans" officeooo:rsid="00bd0cdf" officeooo:paragraph-rsid="0195e114"/>
    </style:style>
    <style:style style:name="P103" style:family="paragraph" style:parent-style-name="Frame_20_contents">
      <style:text-properties style:font-name="DejaVu Sans" officeooo:rsid="00bd0cdf" officeooo:paragraph-rsid="01514a86"/>
    </style:style>
    <style:style style:name="P104" style:family="paragraph" style:parent-style-name="Frame_20_contents">
      <style:text-properties style:font-name="DejaVu Sans" officeooo:rsid="00bd0cdf" officeooo:paragraph-rsid="01d1cf87"/>
    </style:style>
    <style:style style:name="P105" style:family="paragraph" style:parent-style-name="Frame_20_contents">
      <style:text-properties style:font-name="DejaVu Sans" officeooo:rsid="00bd0cdf" officeooo:paragraph-rsid="01d5d6a9"/>
    </style:style>
    <style:style style:name="P106" style:family="paragraph" style:parent-style-name="Frame_20_contents">
      <style:text-properties style:font-name="DejaVu Sans" officeooo:rsid="00bd0cdf" officeooo:paragraph-rsid="01d7feea"/>
    </style:style>
    <style:style style:name="P107" style:family="paragraph" style:parent-style-name="Frame_20_contents">
      <style:text-properties style:font-name="DejaVu Sans" officeooo:rsid="00bd0cdf" officeooo:paragraph-rsid="01de4a34"/>
    </style:style>
    <style:style style:name="P108" style:family="paragraph" style:parent-style-name="Frame_20_contents">
      <style:text-properties style:font-name="DejaVu Sans" officeooo:rsid="00bd0cdf" officeooo:paragraph-rsid="01debab9"/>
    </style:style>
    <style:style style:name="P109" style:family="paragraph" style:parent-style-name="Frame_20_contents">
      <style:text-properties style:font-name="DejaVu Sans" officeooo:rsid="00bd0cdf" officeooo:paragraph-rsid="01ed803e"/>
    </style:style>
    <style:style style:name="P110" style:family="paragraph" style:parent-style-name="Frame_20_contents">
      <style:text-properties style:font-name="DejaVu Sans" officeooo:rsid="00bd0cdf" officeooo:paragraph-rsid="01edca68"/>
    </style:style>
    <style:style style:name="P111" style:family="paragraph" style:parent-style-name="Frame_20_contents">
      <style:text-properties style:font-name="DejaVu Sans" officeooo:rsid="00bd0cdf" officeooo:paragraph-rsid="0219ab39"/>
    </style:style>
    <style:style style:name="P112" style:family="paragraph" style:parent-style-name="Frame_20_contents">
      <style:text-properties style:font-name="DejaVu Sans" officeooo:rsid="00bd0cdf" officeooo:paragraph-rsid="021ac9c6"/>
    </style:style>
    <style:style style:name="P113" style:family="paragraph" style:parent-style-name="Frame_20_contents">
      <style:text-properties style:font-name="DejaVu Sans" officeooo:rsid="00bd0cdf" officeooo:paragraph-rsid="021d4471"/>
    </style:style>
    <style:style style:name="P114" style:family="paragraph" style:parent-style-name="Frame_20_contents">
      <style:text-properties style:font-name="DejaVu Sans" officeooo:rsid="00bd0cdf" officeooo:paragraph-rsid="022ed255"/>
    </style:style>
    <style:style style:name="P115" style:family="paragraph" style:parent-style-name="Frame_20_contents">
      <style:text-properties style:font-name="DejaVu Sans" officeooo:rsid="00bd0cdf" officeooo:paragraph-rsid="022efe6e"/>
    </style:style>
    <style:style style:name="P116" style:family="paragraph" style:parent-style-name="Frame_20_contents">
      <style:text-properties style:font-name="DejaVu Sans" officeooo:rsid="00bd0cdf" officeooo:paragraph-rsid="0233cc34"/>
    </style:style>
    <style:style style:name="P117" style:family="paragraph" style:parent-style-name="Frame_20_contents">
      <style:text-properties style:font-name="DejaVu Sans" officeooo:rsid="00bd0cdf" officeooo:paragraph-rsid="024745e9"/>
    </style:style>
    <style:style style:name="P118" style:family="paragraph" style:parent-style-name="Frame_20_contents">
      <style:text-properties style:font-name="DejaVu Sans" officeooo:rsid="00bd0cdf" officeooo:paragraph-rsid="01244b1d"/>
    </style:style>
    <style:style style:name="P119" style:family="paragraph" style:parent-style-name="Frame_20_contents">
      <style:text-properties style:font-name="DejaVu Sans" officeooo:rsid="00bd0cdf" officeooo:paragraph-rsid="0125ee8d"/>
    </style:style>
    <style:style style:name="P120" style:family="paragraph" style:parent-style-name="Frame_20_contents">
      <style:text-properties style:font-name="DejaVu Sans" officeooo:rsid="00bd0cdf" officeooo:paragraph-rsid="01692468"/>
    </style:style>
    <style:style style:name="P121" style:family="paragraph" style:parent-style-name="Frame_20_contents">
      <style:paragraph-properties fo:text-align="center" style:justify-single-word="false"/>
      <style:text-properties style:font-name="DejaVu Sans" officeooo:rsid="00bd0cdf" officeooo:paragraph-rsid="02582057"/>
    </style:style>
    <style:style style:name="P122" style:family="paragraph" style:parent-style-name="Frame_20_contents">
      <style:text-properties style:font-name="DejaVu Sans" officeooo:rsid="00bd0cdf" officeooo:paragraph-rsid="02582057"/>
    </style:style>
    <style:style style:name="P123" style:family="paragraph" style:parent-style-name="Frame_20_contents">
      <style:text-properties style:font-name="DejaVu Sans" officeooo:rsid="00bd0cdf" officeooo:paragraph-rsid="012bdca9"/>
    </style:style>
    <style:style style:name="P124" style:family="paragraph" style:parent-style-name="Frame_20_contents">
      <style:text-properties style:font-name="DejaVu Sans" officeooo:rsid="00bd0cdf" officeooo:paragraph-rsid="025ab108"/>
    </style:style>
    <style:style style:name="P125" style:family="paragraph" style:parent-style-name="Frame_20_contents">
      <style:text-properties style:font-name="DejaVu Sans" officeooo:rsid="00bd0cdf" officeooo:paragraph-rsid="025b3986"/>
    </style:style>
    <style:style style:name="P126" style:family="paragraph" style:parent-style-name="Frame_20_contents">
      <style:text-properties style:font-name="DejaVu Sans" officeooo:rsid="00bd0cdf" officeooo:paragraph-rsid="0269e7ab"/>
    </style:style>
    <style:style style:name="P127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28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2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30" style:family="paragraph" style:parent-style-name="Frame_20_contents">
      <style:text-properties style:font-name="DejaVu Sans" officeooo:rsid="024c285f" officeooo:paragraph-rsid="024c285f"/>
    </style:style>
    <style:style style:name="P131" style:family="paragraph" style:parent-style-name="Frame_20_contents">
      <style:text-properties style:font-name="DejaVu Sans" fo:font-size="12pt" officeooo:rsid="00bd0cdf" officeooo:paragraph-rsid="025b3986" style:font-size-asian="12pt" style:font-size-complex="12pt"/>
    </style:style>
    <style:style style:name="P132" style:family="paragraph" style:parent-style-name="Frame_20_contents">
      <style:paragraph-properties fo:text-align="start" style:justify-single-word="false"/>
      <style:text-properties style:font-name="DejaVu Sans" officeooo:rsid="025b3986" officeooo:paragraph-rsid="025b3986"/>
    </style:style>
    <style:style style:name="P133" style:family="paragraph" style:parent-style-name="Frame_20_contents">
      <style:paragraph-properties fo:text-align="start" style:justify-single-word="false"/>
      <style:text-properties style:font-name="DejaVu Sans" officeooo:rsid="025b3986" officeooo:paragraph-rsid="0261637f"/>
    </style:style>
    <style:style style:name="P134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35" style:family="paragraph" style:parent-style-name="Frame_20_contents">
      <style:text-properties officeooo:paragraph-rsid="0184ce9a"/>
    </style:style>
    <style:style style:name="P136" style:family="paragraph" style:parent-style-name="Frame_20_contents">
      <style:text-properties officeooo:paragraph-rsid="0185fdd7"/>
    </style:style>
    <style:style style:name="P137" style:family="paragraph" style:parent-style-name="Frame_20_contents">
      <style:text-properties officeooo:paragraph-rsid="0195e114"/>
    </style:style>
    <style:style style:name="P138" style:family="paragraph" style:parent-style-name="Frame_20_contents">
      <style:text-properties officeooo:paragraph-rsid="01b2b109"/>
    </style:style>
    <style:style style:name="P139" style:family="paragraph" style:parent-style-name="Frame_20_contents">
      <style:text-properties officeooo:paragraph-rsid="01b405bb"/>
    </style:style>
    <style:style style:name="P140" style:family="paragraph" style:parent-style-name="Frame_20_contents">
      <style:text-properties officeooo:paragraph-rsid="01b47064"/>
    </style:style>
    <style:style style:name="P141" style:family="paragraph" style:parent-style-name="Frame_20_contents">
      <style:text-properties officeooo:paragraph-rsid="01b74109"/>
    </style:style>
    <style:style style:name="P142" style:family="paragraph" style:parent-style-name="Frame_20_contents">
      <style:text-properties officeooo:paragraph-rsid="01bf0ced"/>
    </style:style>
    <style:style style:name="P143" style:family="paragraph" style:parent-style-name="Frame_20_contents">
      <style:text-properties officeooo:paragraph-rsid="01c0f8b0"/>
    </style:style>
    <style:style style:name="P144" style:family="paragraph" style:parent-style-name="Frame_20_contents">
      <style:text-properties officeooo:paragraph-rsid="01c3bc1f"/>
    </style:style>
    <style:style style:name="P145" style:family="paragraph" style:parent-style-name="Frame_20_contents">
      <style:text-properties officeooo:paragraph-rsid="01d1cf87"/>
    </style:style>
    <style:style style:name="P146" style:family="paragraph" style:parent-style-name="Frame_20_contents">
      <style:text-properties officeooo:paragraph-rsid="01d9b2d1"/>
    </style:style>
    <style:style style:name="P147" style:family="paragraph" style:parent-style-name="Frame_20_contents">
      <style:text-properties officeooo:paragraph-rsid="02301c81"/>
    </style:style>
    <style:style style:name="P148" style:family="paragraph" style:parent-style-name="Frame_20_contents">
      <style:text-properties officeooo:paragraph-rsid="024f05de"/>
    </style:style>
    <style:style style:name="P149" style:family="paragraph" style:parent-style-name="Frame_20_contents">
      <style:text-properties officeooo:paragraph-rsid="0250726f"/>
    </style:style>
    <style:style style:name="P150" style:family="paragraph" style:parent-style-name="Title">
      <style:text-properties officeooo:rsid="000294e1" officeooo:paragraph-rsid="000294e1"/>
    </style:style>
    <style:style style:name="P151" style:family="paragraph" style:parent-style-name="Standard">
      <style:text-properties style:font-name="DejaVu Sans" officeooo:rsid="00bd0cdf" officeooo:paragraph-rsid="01d5d6a9"/>
    </style:style>
    <style:style style:name="P152" style:family="paragraph" style:parent-style-name="Standard">
      <style:text-properties style:font-name="DejaVu Sans" officeooo:rsid="00bd0cdf" officeooo:paragraph-rsid="01ed803e"/>
    </style:style>
    <style:style style:name="P153" style:family="paragraph" style:parent-style-name="Standard">
      <style:text-properties style:font-name="DejaVu Sans" officeooo:rsid="00bd0cdf" officeooo:paragraph-rsid="02582057"/>
    </style:style>
    <style:style style:name="P154" style:family="paragraph" style:parent-style-name="Standard">
      <style:text-properties style:font-name="DejaVu Sans" officeooo:rsid="00bd0cdf" officeooo:paragraph-rsid="025ab108"/>
    </style:style>
    <style:style style:name="P155" style:family="paragraph" style:parent-style-name="Standard">
      <style:text-properties officeooo:paragraph-rsid="01c66179"/>
    </style:style>
    <style:style style:name="P156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57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58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5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6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6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6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7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7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7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7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8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8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8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8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8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8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8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8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8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8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9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9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9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9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9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9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47ef55"/>
    </style:style>
    <style:style style:name="P19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564ed8"/>
    </style:style>
    <style:style style:name="P19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98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99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200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201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202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5b3986"/>
    </style:style>
    <style:style style:name="P20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204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205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20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207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208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209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210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211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T1" style:family="text">
      <style:text-properties fo:color="#ff0000" style:font-name="Liberation Mono" fo:font-size="10pt" style:font-size-asian="10pt" style:font-size-complex="10pt"/>
    </style:style>
    <style:style style:name="T2" style:family="text">
      <style:text-properties fo:color="#ff0000" style:font-name="Liberation Mono" fo:font-size="10pt" officeooo:rsid="00f2ab72" style:font-size-asian="10pt" style:font-size-complex="10pt"/>
    </style:style>
    <style:style style:name="T3" style:family="text">
      <style:text-properties fo:color="#ff0000" style:font-name="Liberation Mono" fo:font-size="10pt" officeooo:rsid="00f449d6" style:font-size-asian="10pt" style:font-size-complex="10pt"/>
    </style:style>
    <style:style style:name="T4" style:family="text">
      <style:text-properties fo:color="#ff0000" style:font-name="Liberation Mono" fo:font-size="10pt" officeooo:rsid="00cf9f13" style:font-size-asian="10pt" style:font-size-complex="10pt"/>
    </style:style>
    <style:style style:name="T5" style:family="text">
      <style:text-properties fo:color="#ff0000" style:font-name="Liberation Mono" fo:font-size="10pt" officeooo:rsid="0137a7b4" style:font-size-asian="10pt" style:font-size-complex="10pt"/>
    </style:style>
    <style:style style:name="T6" style:family="text">
      <style:text-properties fo:color="#ff0000" style:font-name="Liberation Mono" fo:font-size="10pt" officeooo:rsid="013b4b9d" style:font-size-asian="10pt" style:font-size-complex="10pt"/>
    </style:style>
    <style:style style:name="T7" style:family="text">
      <style:text-properties fo:color="#ff0000" style:font-name="Liberation Mono" fo:font-size="10pt" officeooo:rsid="00bfb5fd" style:font-size-asian="10pt" style:font-size-complex="10pt"/>
    </style:style>
    <style:style style:name="T8" style:family="text">
      <style:text-properties fo:color="#ff0000" style:font-name="Liberation Mono" fo:font-size="10pt" officeooo:rsid="00fbd886" style:font-size-asian="10pt" style:font-size-complex="10pt"/>
    </style:style>
    <style:style style:name="T9" style:family="text">
      <style:text-properties fo:color="#ff0000" style:font-name="Liberation Mono" fo:font-size="10pt" officeooo:rsid="00f4c7e5" style:font-size-asian="10pt" style:font-size-complex="10pt"/>
    </style:style>
    <style:style style:name="T10" style:family="text">
      <style:text-properties fo:color="#ff0000" style:font-name="Liberation Mono" fo:font-size="10pt" officeooo:rsid="00bf360d" style:font-size-asian="10pt" style:font-size-complex="10pt"/>
    </style:style>
    <style:style style:name="T11" style:family="text">
      <style:text-properties fo:color="#ff0000" style:font-name="Liberation Mono" fo:font-size="10pt" officeooo:rsid="00f51f09" style:font-size-asian="10pt" style:font-size-complex="10pt"/>
    </style:style>
    <style:style style:name="T12" style:family="text">
      <style:text-properties fo:color="#ff0000" style:font-name="Liberation Mono" fo:font-size="10pt" officeooo:rsid="00f9a929" style:font-size-asian="10pt" style:font-size-complex="10pt"/>
    </style:style>
    <style:style style:name="T13" style:family="text">
      <style:text-properties fo:color="#ff0000" style:font-name="Liberation Mono" fo:font-size="10pt" officeooo:rsid="01409a75" style:font-size-asian="10pt" style:font-size-complex="10pt"/>
    </style:style>
    <style:style style:name="T14" style:family="text">
      <style:text-properties fo:color="#ff0000" style:font-name="Liberation Mono" fo:font-size="10pt" officeooo:rsid="0184ce9a" style:font-size-asian="10pt" style:font-size-complex="10pt"/>
    </style:style>
    <style:style style:name="T15" style:family="text">
      <style:text-properties fo:color="#ff0000" style:font-name="Liberation Mono" fo:font-size="10pt" officeooo:rsid="0185fdd7" style:font-size-asian="10pt" style:font-size-complex="10pt"/>
    </style:style>
    <style:style style:name="T16" style:family="text">
      <style:text-properties fo:color="#ff0000" style:font-name="Liberation Mono" fo:font-size="10pt" officeooo:rsid="01877e32" style:font-size-asian="10pt" style:font-size-complex="10pt"/>
    </style:style>
    <style:style style:name="T17" style:family="text">
      <style:text-properties fo:color="#ff0000" style:font-name="Liberation Mono" fo:font-size="10pt" officeooo:rsid="01890992" style:font-size-asian="10pt" style:font-size-complex="10pt"/>
    </style:style>
    <style:style style:name="T18" style:family="text">
      <style:text-properties fo:color="#ff0000" style:font-name="Liberation Mono" fo:font-size="10pt" officeooo:rsid="018c5167" style:font-size-asian="10pt" style:font-size-complex="10pt"/>
    </style:style>
    <style:style style:name="T19" style:family="text">
      <style:text-properties fo:color="#ff0000" style:font-name="Liberation Mono" fo:font-size="10pt" officeooo:rsid="018f4b4a" style:font-size-asian="10pt" style:font-size-complex="10pt"/>
    </style:style>
    <style:style style:name="T20" style:family="text">
      <style:text-properties fo:color="#ff0000" style:font-name="Liberation Mono" fo:font-size="10pt" officeooo:rsid="01932ee9" style:font-size-asian="10pt" style:font-size-complex="10pt"/>
    </style:style>
    <style:style style:name="T21" style:family="text">
      <style:text-properties fo:color="#ff0000" style:font-name="Liberation Mono" fo:font-size="10pt" officeooo:rsid="0195e114" style:font-size-asian="10pt" style:font-size-complex="10pt"/>
    </style:style>
    <style:style style:name="T22" style:family="text">
      <style:text-properties fo:color="#ff0000" style:font-name="Liberation Mono" fo:font-size="10pt" officeooo:rsid="019d276c" style:font-size-asian="10pt" style:font-size-complex="10pt"/>
    </style:style>
    <style:style style:name="T23" style:family="text">
      <style:text-properties fo:color="#ff0000" style:font-name="Liberation Mono" fo:font-size="10pt" officeooo:rsid="01a26d09" style:font-size-asian="10pt" style:font-size-complex="10pt"/>
    </style:style>
    <style:style style:name="T24" style:family="text">
      <style:text-properties fo:color="#ff0000" style:font-name="Liberation Mono" fo:font-size="10pt" officeooo:rsid="01aaf369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e5bdb4" style:font-size-asian="10pt" style:font-size-complex="10pt"/>
    </style:style>
    <style:style style:name="T34" style:family="text">
      <style:text-properties fo:color="#ff0000" style:font-name="Liberation Mono" fo:font-size="10pt" officeooo:rsid="01e5ecf8" style:font-size-asian="10pt" style:font-size-complex="10pt"/>
    </style:style>
    <style:style style:name="T35" style:family="text">
      <style:text-properties fo:color="#ff0000" style:font-name="Liberation Mono" fo:font-size="10pt" officeooo:rsid="01e81bee" style:font-size-asian="10pt" style:font-size-complex="10pt"/>
    </style:style>
    <style:style style:name="T36" style:family="text">
      <style:text-properties fo:color="#ff0000" style:font-name="Liberation Mono" fo:font-size="10pt" officeooo:rsid="01e96c8f" style:font-size-asian="10pt" style:font-size-complex="10pt"/>
    </style:style>
    <style:style style:name="T37" style:family="text">
      <style:text-properties fo:color="#ff0000" style:font-name="Liberation Mono" fo:font-size="10pt" officeooo:rsid="01ea1044" style:font-size-asian="10pt" style:font-size-complex="10pt"/>
    </style:style>
    <style:style style:name="T38" style:family="text">
      <style:text-properties fo:color="#ff0000" style:font-name="Liberation Mono" fo:font-size="10pt" officeooo:rsid="01ec92f1" style:font-size-asian="10pt" style:font-size-complex="10pt"/>
    </style:style>
    <style:style style:name="T39" style:family="text">
      <style:text-properties fo:color="#ff0000" style:font-name="Liberation Mono" fo:font-size="10pt" officeooo:rsid="01ed803e" style:font-size-asian="10pt" style:font-size-complex="10pt"/>
    </style:style>
    <style:style style:name="T40" style:family="text">
      <style:text-properties fo:color="#ff0000" style:font-name="Liberation Mono" fo:font-size="10pt" officeooo:rsid="01f38523" style:font-size-asian="10pt" style:font-size-complex="10pt"/>
    </style:style>
    <style:style style:name="T41" style:family="text">
      <style:text-properties fo:color="#ff0000" style:font-name="Liberation Mono" fo:font-size="10pt" officeooo:rsid="01f47977" style:font-size-asian="10pt" style:font-size-complex="10pt"/>
    </style:style>
    <style:style style:name="T42" style:family="text">
      <style:text-properties fo:color="#ff0000" style:font-name="Liberation Mono" fo:font-size="10pt" officeooo:rsid="01fa93c2" style:font-size-asian="10pt" style:font-size-complex="10pt"/>
    </style:style>
    <style:style style:name="T43" style:family="text">
      <style:text-properties fo:color="#ff0000" style:font-name="Liberation Mono" fo:font-size="10pt" officeooo:rsid="01fd6f34" style:font-size-asian="10pt" style:font-size-complex="10pt"/>
    </style:style>
    <style:style style:name="T44" style:family="text">
      <style:text-properties fo:color="#ff0000" style:font-name="Liberation Mono" fo:font-size="10pt" officeooo:rsid="02155faf" style:font-size-asian="10pt" style:font-size-complex="10pt"/>
    </style:style>
    <style:style style:name="T45" style:family="text">
      <style:text-properties fo:color="#ff0000" style:font-name="Liberation Mono" fo:font-size="10pt" officeooo:rsid="0219ab39" style:font-size-asian="10pt" style:font-size-complex="10pt"/>
    </style:style>
    <style:style style:name="T46" style:family="text">
      <style:text-properties fo:color="#ff0000" style:font-name="Liberation Mono" fo:font-size="10pt" officeooo:rsid="021ac9c6" style:font-size-asian="10pt" style:font-size-complex="10pt"/>
    </style:style>
    <style:style style:name="T47" style:family="text">
      <style:text-properties fo:color="#ff0000" style:font-name="Liberation Mono" fo:font-size="10pt" officeooo:rsid="02301c81" style:font-size-asian="10pt" style:font-size-complex="10pt"/>
    </style:style>
    <style:style style:name="T48" style:family="text">
      <style:text-properties fo:color="#ff0000" style:font-name="Liberation Mono" fo:font-size="10pt" officeooo:rsid="023d9e95" style:font-size-asian="10pt" style:font-size-complex="10pt"/>
    </style:style>
    <style:style style:name="T49" style:family="text">
      <style:text-properties fo:color="#ff0000" style:font-name="Liberation Mono" fo:font-size="10pt" officeooo:rsid="023f4e63" style:font-size-asian="10pt" style:font-size-complex="10pt"/>
    </style:style>
    <style:style style:name="T50" style:family="text">
      <style:text-properties fo:color="#ff0000" style:font-name="Liberation Mono" fo:font-size="10pt" officeooo:rsid="0240ea6c" style:font-size-asian="10pt" style:font-size-complex="10pt"/>
    </style:style>
    <style:style style:name="T51" style:family="text">
      <style:text-properties fo:color="#ff0000" style:font-name="Liberation Mono" fo:font-size="10pt" officeooo:rsid="02436abe" style:font-size-asian="10pt" style:font-size-complex="10pt"/>
    </style:style>
    <style:style style:name="T52" style:family="text">
      <style:text-properties fo:color="#ff0000" style:font-name="Liberation Mono" fo:font-size="10pt" officeooo:rsid="02582057" style:font-size-asian="10pt" style:font-size-complex="10pt"/>
    </style:style>
    <style:style style:name="T53" style:family="text">
      <style:text-properties fo:color="#ff0000" style:font-name="Liberation Mono" fo:font-size="10pt" officeooo:rsid="025ab108" style:font-size-asian="10pt" style:font-size-complex="10pt"/>
    </style:style>
    <style:style style:name="T54" style:family="text">
      <style:text-properties fo:color="#ff0000" style:font-name="Liberation Mono" fo:font-size="10pt" officeooo:rsid="025b3986" style:font-size-asian="10pt" style:font-size-complex="10pt"/>
    </style:style>
    <style:style style:name="T55" style:family="text">
      <style:text-properties fo:color="#ff0000" style:font-name="Liberation Mono" fo:font-size="10pt" officeooo:rsid="025f729e" style:font-size-asian="10pt" style:font-size-complex="10pt"/>
    </style:style>
    <style:style style:name="T56" style:family="text">
      <style:text-properties fo:color="#ff0000" style:font-name="Liberation Mono" fo:font-size="10pt" officeooo:rsid="02606610" style:font-size-asian="10pt" style:font-size-complex="10pt"/>
    </style:style>
    <style:style style:name="T57" style:family="text">
      <style:text-properties fo:color="#ff0000" style:font-name="Liberation Mono" fo:font-size="10pt" officeooo:rsid="0260d6a7" style:font-size-asian="10pt" style:font-size-complex="10pt"/>
    </style:style>
    <style:style style:name="T58" style:family="text">
      <style:text-properties fo:color="#ff0000" style:font-name="Liberation Mono" fo:font-size="10pt" officeooo:rsid="026554fd" style:font-size-asian="10pt" style:font-size-complex="10pt"/>
    </style:style>
    <style:style style:name="T59" style:family="text">
      <style:text-properties fo:color="#ff0000" style:font-name="Liberation Mono" fo:font-size="10pt" officeooo:rsid="02696260" style:font-size-asian="10pt" style:font-size-complex="10pt"/>
    </style:style>
    <style:style style:name="T60" style:family="text">
      <style:text-properties fo:color="#ff0000" style:font-name="Liberation Mono" fo:font-size="10pt" officeooo:rsid="02793271" style:font-size-asian="10pt" style:font-size-complex="10pt"/>
    </style:style>
    <style:style style:name="T61" style:family="text">
      <style:text-properties fo:color="#ff0000" style:font-name="Liberation Mono" fo:font-size="10pt" officeooo:rsid="027975e5" style:font-size-asian="10pt" style:font-size-complex="10pt"/>
    </style:style>
    <style:style style:name="T62" style:family="text">
      <style:text-properties fo:color="#ff0000" style:font-name="Liberation Mono" officeooo:rsid="00f449d6"/>
    </style:style>
    <style:style style:name="T63" style:family="text">
      <style:text-properties fo:color="#ff0000" style:font-name="Liberation Mono" officeooo:rsid="00f2ab72"/>
    </style:style>
    <style:style style:name="T64" style:family="text">
      <style:text-properties fo:color="#ff0000" fo:font-size="10pt" style:font-size-asian="10pt" style:font-size-complex="10pt"/>
    </style:style>
    <style:style style:name="T65" style:family="text">
      <style:text-properties fo:color="#ff0000" fo:font-size="10pt" officeooo:rsid="00cf9f13" style:font-size-asian="10pt" style:font-size-complex="10pt"/>
    </style:style>
    <style:style style:name="T66" style:family="text">
      <style:text-properties fo:color="#ff0000" fo:font-size="10pt" officeooo:rsid="0100c96e" style:font-size-asian="10pt" style:font-size-complex="10pt"/>
    </style:style>
    <style:style style:name="T67" style:family="text">
      <style:text-properties fo:color="#ff0000" fo:font-size="10pt" officeooo:rsid="00d39f3c" style:font-size-asian="10pt" style:font-size-complex="10pt"/>
    </style:style>
    <style:style style:name="T68" style:family="text">
      <style:text-properties fo:color="#ff0000" fo:font-size="10pt" officeooo:rsid="00eb8a88" style:font-size-asian="10pt" style:font-size-complex="10pt"/>
    </style:style>
    <style:style style:name="T69" style:family="text">
      <style:text-properties fo:color="#ff0000" fo:font-size="10pt" officeooo:rsid="00d970e4" style:font-size-asian="10pt" style:font-size-complex="10pt"/>
    </style:style>
    <style:style style:name="T70" style:family="text">
      <style:text-properties fo:color="#ff0000" fo:font-size="10pt" officeooo:rsid="00be5b6f" style:font-size-asian="10pt" style:font-size-complex="10pt"/>
    </style:style>
    <style:style style:name="T71" style:family="text">
      <style:text-properties fo:color="#ff0000" fo:font-size="10pt" officeooo:rsid="00cbd5e6" style:font-size-asian="10pt" style:font-size-complex="10pt"/>
    </style:style>
    <style:style style:name="T72" style:family="text">
      <style:text-properties fo:color="#ff0000" fo:font-size="10pt" officeooo:rsid="00bfb5fd" style:font-size-asian="10pt" style:font-size-complex="10pt"/>
    </style:style>
    <style:style style:name="T73" style:family="text">
      <style:text-properties fo:color="#ff0000" fo:font-size="10pt" officeooo:rsid="00bf360d" style:font-size-asian="10pt" style:font-size-complex="10pt"/>
    </style:style>
    <style:style style:name="T74" style:family="text">
      <style:text-properties fo:color="#ff0000" fo:font-size="10pt" officeooo:rsid="00eee1f3" style:font-size-asian="10pt" style:font-size-complex="10pt"/>
    </style:style>
    <style:style style:name="T75" style:family="text">
      <style:text-properties fo:color="#ff0000" fo:font-size="10pt" officeooo:rsid="00d591e4" style:font-size-asian="10pt" style:font-size-complex="10pt"/>
    </style:style>
    <style:style style:name="T76" style:family="text">
      <style:text-properties fo:color="#ff0000" fo:font-size="10pt" officeooo:rsid="00d3d659" style:font-size-asian="10pt" style:font-size-complex="10pt"/>
    </style:style>
    <style:style style:name="T77" style:family="text">
      <style:text-properties fo:color="#ff0000" fo:font-size="10pt" officeooo:rsid="013bc1b0" style:font-size-asian="10pt" style:font-size-complex="10pt"/>
    </style:style>
    <style:style style:name="T78" style:family="text">
      <style:text-properties fo:color="#ff0000" fo:font-size="10pt" officeooo:rsid="013ec469" style:font-size-asian="10pt" style:font-size-complex="10pt"/>
    </style:style>
    <style:style style:name="T79" style:family="text">
      <style:text-properties fo:color="#ff0000" fo:font-size="10pt" officeooo:rsid="01425252" style:font-size-asian="10pt" style:font-size-complex="10pt"/>
    </style:style>
    <style:style style:name="T80" style:family="text">
      <style:text-properties fo:color="#ff0000" fo:font-size="10pt" officeooo:rsid="016587ec" style:font-size-asian="10pt" style:font-size-complex="10pt"/>
    </style:style>
    <style:style style:name="T81" style:family="text">
      <style:text-properties fo:color="#ff0000" fo:font-size="10pt" officeooo:rsid="01670a77" style:font-size-asian="10pt" style:font-size-complex="10pt"/>
    </style:style>
    <style:style style:name="T82" style:family="text">
      <style:text-properties fo:color="#ff0000" fo:font-size="10pt" officeooo:rsid="00bd0cdf" style:font-size-asian="10pt" style:font-size-complex="10pt"/>
    </style:style>
    <style:style style:name="T83" style:family="text">
      <style:text-properties fo:color="#ff0000" fo:font-size="10pt" officeooo:rsid="01901e6d" style:font-size-asian="10pt" style:font-size-complex="10pt"/>
    </style:style>
    <style:style style:name="T84" style:family="text">
      <style:text-properties fo:color="#ff0000" fo:font-size="10pt" officeooo:rsid="025ab108" style:font-size-asian="10pt" style:font-size-complex="10pt"/>
    </style:style>
    <style:style style:name="T85" style:family="text">
      <style:text-properties fo:color="#ff0000" fo:font-size="10pt" officeooo:rsid="025b3986" style:font-size-asian="10pt" style:font-size-complex="10pt"/>
    </style:style>
    <style:style style:name="T86" style:family="text">
      <style:text-properties fo:color="#008000" style:font-name="Liberation Mono" fo:font-size="10pt" officeooo:rsid="00f2ab72" style:font-size-asian="10pt" style:font-size-complex="10pt"/>
    </style:style>
    <style:style style:name="T87" style:family="text">
      <style:text-properties fo:color="#008000" style:font-name="Liberation Mono" fo:font-size="10pt" officeooo:rsid="00bfb5fd" style:font-size-asian="10pt" style:font-size-complex="10pt"/>
    </style:style>
    <style:style style:name="T88" style:family="text">
      <style:text-properties fo:color="#008000" style:font-name="Liberation Mono" fo:font-size="10pt" officeooo:rsid="00f4c7e5" style:font-size-asian="10pt" style:font-size-complex="10pt"/>
    </style:style>
    <style:style style:name="T89" style:family="text">
      <style:text-properties fo:color="#008000" style:font-name="Liberation Mono" fo:font-size="10pt" officeooo:rsid="00bf360d" style:font-size-asian="10pt" style:font-size-complex="10pt"/>
    </style:style>
    <style:style style:name="T90" style:family="text">
      <style:text-properties fo:color="#008000" style:font-name="Liberation Mono" fo:font-size="10pt" officeooo:rsid="0102e646" style:font-size-asian="10pt" style:font-size-complex="10pt"/>
    </style:style>
    <style:style style:name="T91" style:family="text">
      <style:text-properties fo:color="#008000" style:font-name="Liberation Mono" fo:font-size="10pt" officeooo:rsid="01066288" style:font-size-asian="10pt" style:font-size-complex="10pt"/>
    </style:style>
    <style:style style:name="T92" style:family="text">
      <style:text-properties fo:color="#008000" style:font-name="Liberation Mono" fo:font-size="10pt" officeooo:rsid="0119d056" style:font-size-asian="10pt" style:font-size-complex="10pt"/>
    </style:style>
    <style:style style:name="T93" style:family="text">
      <style:text-properties fo:color="#008000" style:font-name="Liberation Mono" fo:font-size="10pt" officeooo:rsid="011b3117" style:font-size-asian="10pt" style:font-size-complex="10pt"/>
    </style:style>
    <style:style style:name="T94" style:family="text">
      <style:text-properties fo:color="#008000" style:font-name="Liberation Mono" fo:font-size="10pt" officeooo:rsid="011c6233" style:font-size-asian="10pt" style:font-size-complex="10pt"/>
    </style:style>
    <style:style style:name="T95" style:family="text">
      <style:text-properties fo:color="#008000" style:font-name="Liberation Mono" fo:font-size="10pt" officeooo:rsid="00c8cd81" style:font-size-asian="10pt" style:font-size-complex="10pt"/>
    </style:style>
    <style:style style:name="T96" style:family="text">
      <style:text-properties fo:color="#008000" style:font-name="Liberation Mono" fo:font-size="10pt" officeooo:rsid="00f6af9d" style:font-size-asian="10pt" style:font-size-complex="10pt"/>
    </style:style>
    <style:style style:name="T97" style:family="text">
      <style:text-properties fo:color="#008000" style:font-name="Liberation Mono" fo:font-size="10pt" officeooo:rsid="013bc1b0" style:font-size-asian="10pt" style:font-size-complex="10pt"/>
    </style:style>
    <style:style style:name="T98" style:family="text">
      <style:text-properties fo:color="#008000" style:font-name="Liberation Mono" fo:font-size="10pt" officeooo:rsid="01462f5e" style:font-size-asian="10pt" style:font-size-complex="10pt"/>
    </style:style>
    <style:style style:name="T99" style:family="text">
      <style:text-properties fo:color="#008000" style:font-name="Liberation Mono" fo:font-size="10pt" officeooo:rsid="014bbe3d" style:font-size-asian="10pt" style:font-size-complex="10pt"/>
    </style:style>
    <style:style style:name="T100" style:family="text">
      <style:text-properties fo:color="#008000" style:font-name="Liberation Mono" fo:font-size="10pt" officeooo:rsid="0159ed8f" style:font-size-asian="10pt" style:font-size-complex="10pt"/>
    </style:style>
    <style:style style:name="T101" style:family="text">
      <style:text-properties fo:color="#008000" style:font-name="Liberation Mono" fo:font-size="10pt" officeooo:rsid="015b1b9a" style:font-size-asian="10pt" style:font-size-complex="10pt"/>
    </style:style>
    <style:style style:name="T102" style:family="text">
      <style:text-properties fo:color="#008000" style:font-name="Liberation Mono" fo:font-size="10pt" officeooo:rsid="015cfdf5" style:font-size-asian="10pt" style:font-size-complex="10pt"/>
    </style:style>
    <style:style style:name="T103" style:family="text">
      <style:text-properties fo:color="#008000" style:font-name="Liberation Mono" fo:font-size="10pt" officeooo:rsid="015d0a25" style:font-size-asian="10pt" style:font-size-complex="10pt"/>
    </style:style>
    <style:style style:name="T104" style:family="text">
      <style:text-properties fo:color="#008000" style:font-name="Liberation Mono" fo:font-size="10pt" officeooo:rsid="015e6e8b" style:font-size-asian="10pt" style:font-size-complex="10pt"/>
    </style:style>
    <style:style style:name="T105" style:family="text">
      <style:text-properties fo:color="#008000" style:font-name="Liberation Mono" fo:font-size="10pt" officeooo:rsid="01619f88" style:font-size-asian="10pt" style:font-size-complex="10pt"/>
    </style:style>
    <style:style style:name="T106" style:family="text">
      <style:text-properties fo:color="#008000" style:font-name="Liberation Mono" fo:font-size="10pt" officeooo:rsid="016bb135" style:font-size-asian="10pt" style:font-size-complex="10pt"/>
    </style:style>
    <style:style style:name="T107" style:family="text">
      <style:text-properties fo:color="#008000" style:font-name="Liberation Mono" fo:font-size="10pt" officeooo:rsid="016d9cfc" style:font-size-asian="10pt" style:font-size-complex="10pt"/>
    </style:style>
    <style:style style:name="T108" style:family="text">
      <style:text-properties fo:color="#008000" style:font-name="Liberation Mono" fo:font-size="10pt" officeooo:rsid="016debeb" style:font-size-asian="10pt" style:font-size-complex="10pt"/>
    </style:style>
    <style:style style:name="T109" style:family="text">
      <style:text-properties fo:color="#008000" style:font-name="Liberation Mono" fo:font-size="10pt" officeooo:rsid="016e243a" style:font-size-asian="10pt" style:font-size-complex="10pt"/>
    </style:style>
    <style:style style:name="T110" style:family="text">
      <style:text-properties fo:color="#008000" style:font-name="Liberation Mono" fo:font-size="10pt" officeooo:rsid="017021ac" style:font-size-asian="10pt" style:font-size-complex="10pt"/>
    </style:style>
    <style:style style:name="T111" style:family="text">
      <style:text-properties fo:color="#008000" style:font-name="Liberation Mono" fo:font-size="10pt" officeooo:rsid="017048bb" style:font-size-asian="10pt" style:font-size-complex="10pt"/>
    </style:style>
    <style:style style:name="T112" style:family="text">
      <style:text-properties fo:color="#008000" style:font-name="Liberation Mono" fo:font-size="10pt" officeooo:rsid="01728c84" style:font-size-asian="10pt" style:font-size-complex="10pt"/>
    </style:style>
    <style:style style:name="T113" style:family="text">
      <style:text-properties fo:color="#008000" style:font-name="Liberation Mono" fo:font-size="10pt" officeooo:rsid="01731ff3" style:font-size-asian="10pt" style:font-size-complex="10pt"/>
    </style:style>
    <style:style style:name="T114" style:family="text">
      <style:text-properties fo:color="#008000" style:font-name="Liberation Mono" fo:font-size="10pt" officeooo:rsid="0174a778" style:font-size-asian="10pt" style:font-size-complex="10pt"/>
    </style:style>
    <style:style style:name="T115" style:family="text">
      <style:text-properties fo:color="#008000" style:font-name="Liberation Mono" fo:font-size="10pt" officeooo:rsid="01785f31" style:font-size-asian="10pt" style:font-size-complex="10pt"/>
    </style:style>
    <style:style style:name="T116" style:family="text">
      <style:text-properties fo:color="#008000" style:font-name="Liberation Mono" fo:font-size="10pt" officeooo:rsid="0179b54d" style:font-size-asian="10pt" style:font-size-complex="10pt"/>
    </style:style>
    <style:style style:name="T117" style:family="text">
      <style:text-properties fo:color="#008000" style:font-name="Liberation Mono" fo:font-size="10pt" officeooo:rsid="0179c090" style:font-size-asian="10pt" style:font-size-complex="10pt"/>
    </style:style>
    <style:style style:name="T118" style:family="text">
      <style:text-properties fo:color="#008000" style:font-name="Liberation Mono" fo:font-size="10pt" officeooo:rsid="017ab3e6" style:font-size-asian="10pt" style:font-size-complex="10pt"/>
    </style:style>
    <style:style style:name="T119" style:family="text">
      <style:text-properties fo:color="#008000" style:font-name="Liberation Mono" fo:font-size="10pt" officeooo:rsid="017c2b2e" style:font-size-asian="10pt" style:font-size-complex="10pt"/>
    </style:style>
    <style:style style:name="T120" style:family="text">
      <style:text-properties fo:color="#008000" style:font-name="Liberation Mono" fo:font-size="10pt" officeooo:rsid="018076cb" style:font-size-asian="10pt" style:font-size-complex="10pt"/>
    </style:style>
    <style:style style:name="T121" style:family="text">
      <style:text-properties fo:color="#008000" style:font-name="Liberation Mono" fo:font-size="10pt" officeooo:rsid="0180826f" style:font-size-asian="10pt" style:font-size-complex="10pt"/>
    </style:style>
    <style:style style:name="T122" style:family="text">
      <style:text-properties fo:color="#008000" style:font-name="Liberation Mono" fo:font-size="10pt" officeooo:rsid="0181fed8" style:font-size-asian="10pt" style:font-size-complex="10pt"/>
    </style:style>
    <style:style style:name="T123" style:family="text">
      <style:text-properties fo:color="#008000" style:font-name="Liberation Mono" fo:font-size="10pt" officeooo:rsid="0184ce9a" style:font-size-asian="10pt" style:font-size-complex="10pt"/>
    </style:style>
    <style:style style:name="T124" style:family="text">
      <style:text-properties fo:color="#008000" style:font-name="Liberation Mono" fo:font-size="10pt" officeooo:rsid="0186074e" style:font-size-asian="10pt" style:font-size-complex="10pt"/>
    </style:style>
    <style:style style:name="T125" style:family="text">
      <style:text-properties fo:color="#008000" style:font-name="Liberation Mono" fo:font-size="10pt" officeooo:rsid="01877e32" style:font-size-asian="10pt" style:font-size-complex="10pt"/>
    </style:style>
    <style:style style:name="T126" style:family="text">
      <style:text-properties fo:color="#008000" style:font-name="Liberation Mono" fo:font-size="10pt" officeooo:rsid="01901e6d" style:font-size-asian="10pt" style:font-size-complex="10pt"/>
    </style:style>
    <style:style style:name="T127" style:family="text">
      <style:text-properties fo:color="#008000" style:font-name="Liberation Mono" fo:font-size="10pt" officeooo:rsid="01916f65" style:font-size-asian="10pt" style:font-size-complex="10pt"/>
    </style:style>
    <style:style style:name="T128" style:family="text">
      <style:text-properties fo:color="#008000" style:font-name="Liberation Mono" fo:font-size="10pt" officeooo:rsid="0193d85b" style:font-size-asian="10pt" style:font-size-complex="10pt"/>
    </style:style>
    <style:style style:name="T129" style:family="text">
      <style:text-properties fo:color="#008000" style:font-name="Liberation Mono" fo:font-size="10pt" officeooo:rsid="01963e6e" style:font-size-asian="10pt" style:font-size-complex="10pt"/>
    </style:style>
    <style:style style:name="T130" style:family="text">
      <style:text-properties fo:color="#008000" style:font-name="Liberation Mono" fo:font-size="10pt" officeooo:rsid="01970c7f" style:font-size-asian="10pt" style:font-size-complex="10pt"/>
    </style:style>
    <style:style style:name="T131" style:family="text">
      <style:text-properties fo:color="#008000" style:font-name="Liberation Mono" fo:font-size="10pt" officeooo:rsid="0197cd08" style:font-size-asian="10pt" style:font-size-complex="10pt"/>
    </style:style>
    <style:style style:name="T132" style:family="text">
      <style:text-properties fo:color="#008000" style:font-name="Liberation Mono" fo:font-size="10pt" officeooo:rsid="0199ded7" style:font-size-asian="10pt" style:font-size-complex="10pt"/>
    </style:style>
    <style:style style:name="T133" style:family="text">
      <style:text-properties fo:color="#008000" style:font-name="Liberation Mono" fo:font-size="10pt" officeooo:rsid="019d276c" style:font-size-asian="10pt" style:font-size-complex="10pt"/>
    </style:style>
    <style:style style:name="T134" style:family="text">
      <style:text-properties fo:color="#008000" style:font-name="Liberation Mono" fo:font-size="10pt" officeooo:rsid="01a26d09" style:font-size-asian="10pt" style:font-size-complex="10pt"/>
    </style:style>
    <style:style style:name="T135" style:family="text">
      <style:text-properties fo:color="#008000" style:font-name="Liberation Mono" fo:font-size="10pt" officeooo:rsid="01a43ca2" style:font-size-asian="10pt" style:font-size-complex="10pt"/>
    </style:style>
    <style:style style:name="T136" style:family="text">
      <style:text-properties fo:color="#008000" style:font-name="Liberation Mono" fo:font-size="10pt" officeooo:rsid="01a6cd47" style:font-size-asian="10pt" style:font-size-complex="10pt"/>
    </style:style>
    <style:style style:name="T137" style:family="text">
      <style:text-properties fo:color="#008000" style:font-name="Liberation Mono" fo:font-size="10pt" officeooo:rsid="01a812f0" style:font-size-asian="10pt" style:font-size-complex="10pt"/>
    </style:style>
    <style:style style:name="T138" style:family="text">
      <style:text-properties fo:color="#008000" style:font-name="Liberation Mono" fo:font-size="10pt" officeooo:rsid="01a9fbcc" style:font-size-asian="10pt" style:font-size-complex="10pt"/>
    </style:style>
    <style:style style:name="T139" style:family="text">
      <style:text-properties fo:color="#008000" style:font-name="Liberation Mono" fo:font-size="10pt" officeooo:rsid="01aaf369" style:font-size-asian="10pt" style:font-size-complex="10pt"/>
    </style:style>
    <style:style style:name="T140" style:family="text">
      <style:text-properties fo:color="#008000" style:font-name="Liberation Mono" fo:font-size="10pt" officeooo:rsid="01ab1626" style:font-size-asian="10pt" style:font-size-complex="10pt"/>
    </style:style>
    <style:style style:name="T141" style:family="text">
      <style:text-properties fo:color="#008000" style:font-name="Liberation Mono" fo:font-size="10pt" officeooo:rsid="01abef30" style:font-size-asian="10pt" style:font-size-complex="10pt"/>
    </style:style>
    <style:style style:name="T142" style:family="text">
      <style:text-properties fo:color="#008000" style:font-name="Liberation Mono" fo:font-size="10pt" officeooo:rsid="01ad594b" style:font-size-asian="10pt" style:font-size-complex="10pt"/>
    </style:style>
    <style:style style:name="T143" style:family="text">
      <style:text-properties fo:color="#008000" style:font-name="Liberation Mono" fo:font-size="10pt" officeooo:rsid="01aee52f" style:font-size-asian="10pt" style:font-size-complex="10pt"/>
    </style:style>
    <style:style style:name="T144" style:family="text">
      <style:text-properties fo:color="#008000" style:font-name="Liberation Mono" fo:font-size="10pt" officeooo:rsid="01af9532" style:font-size-asian="10pt" style:font-size-complex="10pt"/>
    </style:style>
    <style:style style:name="T145" style:family="text">
      <style:text-properties fo:color="#008000" style:font-name="Liberation Mono" fo:font-size="10pt" officeooo:rsid="01b0f7ec" style:font-size-asian="10pt" style:font-size-complex="10pt"/>
    </style:style>
    <style:style style:name="T146" style:family="text">
      <style:text-properties fo:color="#008000" style:font-name="Liberation Mono" fo:font-size="10pt" officeooo:rsid="01b2b109" style:font-size-asian="10pt" style:font-size-complex="10pt"/>
    </style:style>
    <style:style style:name="T147" style:family="text">
      <style:text-properties fo:color="#008000" style:font-name="Liberation Mono" fo:font-size="10pt" officeooo:rsid="01b32d31" style:font-size-asian="10pt" style:font-size-complex="10pt"/>
    </style:style>
    <style:style style:name="T148" style:family="text">
      <style:text-properties fo:color="#008000" style:font-name="Liberation Mono" fo:font-size="10pt" officeooo:rsid="01b405bb" style:font-size-asian="10pt" style:font-size-complex="10pt"/>
    </style:style>
    <style:style style:name="T149" style:family="text">
      <style:text-properties fo:color="#008000" style:font-name="Liberation Mono" fo:font-size="10pt" officeooo:rsid="01b47064" style:font-size-asian="10pt" style:font-size-complex="10pt"/>
    </style:style>
    <style:style style:name="T150" style:family="text">
      <style:text-properties fo:color="#008000" style:font-name="Liberation Mono" fo:font-size="10pt" officeooo:rsid="01b74109" style:font-size-asian="10pt" style:font-size-complex="10pt"/>
    </style:style>
    <style:style style:name="T151" style:family="text">
      <style:text-properties fo:color="#008000" style:font-name="Liberation Mono" fo:font-size="10pt" officeooo:rsid="01b7d496" style:font-size-asian="10pt" style:font-size-complex="10pt"/>
    </style:style>
    <style:style style:name="T152" style:family="text">
      <style:text-properties fo:color="#008000" style:font-name="Liberation Mono" fo:font-size="10pt" officeooo:rsid="01b84b10" style:font-size-asian="10pt" style:font-size-complex="10pt"/>
    </style:style>
    <style:style style:name="T153" style:family="text">
      <style:text-properties fo:color="#008000" style:font-name="Liberation Mono" fo:font-size="10pt" officeooo:rsid="01b8d103" style:font-size-asian="10pt" style:font-size-complex="10pt"/>
    </style:style>
    <style:style style:name="T154" style:family="text">
      <style:text-properties fo:color="#008000" style:font-name="Liberation Mono" fo:font-size="10pt" officeooo:rsid="01ba4a90" style:font-size-asian="10pt" style:font-size-complex="10pt"/>
    </style:style>
    <style:style style:name="T155" style:family="text">
      <style:text-properties fo:color="#008000" style:font-name="Liberation Mono" fo:font-size="10pt" officeooo:rsid="01baab8e" style:font-size-asian="10pt" style:font-size-complex="10pt"/>
    </style:style>
    <style:style style:name="T156" style:family="text">
      <style:text-properties fo:color="#008000" style:font-name="Liberation Mono" fo:font-size="10pt" officeooo:rsid="01be167d" style:font-size-asian="10pt" style:font-size-complex="10pt"/>
    </style:style>
    <style:style style:name="T157" style:family="text">
      <style:text-properties fo:color="#008000" style:font-name="Liberation Mono" fo:font-size="10pt" officeooo:rsid="01bf0ced" style:font-size-asian="10pt" style:font-size-complex="10pt"/>
    </style:style>
    <style:style style:name="T158" style:family="text">
      <style:text-properties fo:color="#008000" style:font-name="Liberation Mono" fo:font-size="10pt" officeooo:rsid="01c0b498" style:font-size-asian="10pt" style:font-size-complex="10pt"/>
    </style:style>
    <style:style style:name="T159" style:family="text">
      <style:text-properties fo:color="#008000" style:font-name="Liberation Mono" fo:font-size="10pt" officeooo:rsid="01c0f8b0" style:font-size-asian="10pt" style:font-size-complex="10pt"/>
    </style:style>
    <style:style style:name="T160" style:family="text">
      <style:text-properties fo:color="#008000" style:font-name="Liberation Mono" fo:font-size="10pt" officeooo:rsid="01c2441f" style:font-size-asian="10pt" style:font-size-complex="10pt"/>
    </style:style>
    <style:style style:name="T161" style:family="text">
      <style:text-properties fo:color="#008000" style:font-name="Liberation Mono" fo:font-size="10pt" officeooo:rsid="01c3bc1f" style:font-size-asian="10pt" style:font-size-complex="10pt"/>
    </style:style>
    <style:style style:name="T162" style:family="text">
      <style:text-properties fo:color="#008000" style:font-name="Liberation Mono" fo:font-size="10pt" officeooo:rsid="01c4c1a2" style:font-size-asian="10pt" style:font-size-complex="10pt"/>
    </style:style>
    <style:style style:name="T163" style:family="text">
      <style:text-properties fo:color="#008000" style:font-name="Liberation Mono" fo:font-size="10pt" officeooo:rsid="01c66179" style:font-size-asian="10pt" style:font-size-complex="10pt"/>
    </style:style>
    <style:style style:name="T164" style:family="text">
      <style:text-properties fo:color="#008000" style:font-name="Liberation Mono" fo:font-size="10pt" officeooo:rsid="01c86003" style:font-size-asian="10pt" style:font-size-complex="10pt"/>
    </style:style>
    <style:style style:name="T165" style:family="text">
      <style:text-properties fo:color="#008000" style:font-name="Liberation Mono" fo:font-size="10pt" officeooo:rsid="01c94dc9" style:font-size-asian="10pt" style:font-size-complex="10pt"/>
    </style:style>
    <style:style style:name="T166" style:family="text">
      <style:text-properties fo:color="#008000" style:font-name="Liberation Mono" fo:font-size="10pt" officeooo:rsid="01d474d0" style:font-size-asian="10pt" style:font-size-complex="10pt"/>
    </style:style>
    <style:style style:name="T167" style:family="text">
      <style:text-properties fo:color="#008000" style:font-name="Liberation Mono" fo:font-size="10pt" officeooo:rsid="01d5d6a9" style:font-size-asian="10pt" style:font-size-complex="10pt"/>
    </style:style>
    <style:style style:name="T168" style:family="text">
      <style:text-properties fo:color="#008000" style:font-name="Liberation Mono" fo:font-size="10pt" officeooo:rsid="01d66700" style:font-size-asian="10pt" style:font-size-complex="10pt"/>
    </style:style>
    <style:style style:name="T169" style:family="text">
      <style:text-properties fo:color="#008000" style:font-name="Liberation Mono" fo:font-size="10pt" officeooo:rsid="01d9b2d1" style:font-size-asian="10pt" style:font-size-complex="10pt"/>
    </style:style>
    <style:style style:name="T170" style:family="text">
      <style:text-properties fo:color="#008000" style:font-name="Liberation Mono" fo:font-size="10pt" officeooo:rsid="01dae598" style:font-size-asian="10pt" style:font-size-complex="10pt"/>
    </style:style>
    <style:style style:name="T171" style:family="text">
      <style:text-properties fo:color="#008000" style:font-name="Liberation Mono" fo:font-size="10pt" officeooo:rsid="01e30214" style:font-size-asian="10pt" style:font-size-complex="10pt"/>
    </style:style>
    <style:style style:name="T172" style:family="text">
      <style:text-properties fo:color="#008000" style:font-name="Liberation Mono" fo:font-size="10pt" officeooo:rsid="01e5bdb4" style:font-size-asian="10pt" style:font-size-complex="10pt"/>
    </style:style>
    <style:style style:name="T173" style:family="text">
      <style:text-properties fo:color="#008000" style:font-name="Liberation Mono" fo:font-size="10pt" officeooo:rsid="01e65d06" style:font-size-asian="10pt" style:font-size-complex="10pt"/>
    </style:style>
    <style:style style:name="T174" style:family="text">
      <style:text-properties fo:color="#008000" style:font-name="Liberation Mono" fo:font-size="10pt" officeooo:rsid="01e81bee" style:font-size-asian="10pt" style:font-size-complex="10pt"/>
    </style:style>
    <style:style style:name="T175" style:family="text">
      <style:text-properties fo:color="#008000" style:font-name="Liberation Mono" fo:font-size="10pt" officeooo:rsid="01e96c8f" style:font-size-asian="10pt" style:font-size-complex="10pt"/>
    </style:style>
    <style:style style:name="T176" style:family="text">
      <style:text-properties fo:color="#008000" style:font-name="Liberation Mono" fo:font-size="10pt" officeooo:rsid="01ea1044" style:font-size-asian="10pt" style:font-size-complex="10pt"/>
    </style:style>
    <style:style style:name="T177" style:family="text">
      <style:text-properties fo:color="#008000" style:font-name="Liberation Mono" fo:font-size="10pt" officeooo:rsid="01f12046" style:font-size-asian="10pt" style:font-size-complex="10pt"/>
    </style:style>
    <style:style style:name="T178" style:family="text">
      <style:text-properties fo:color="#008000" style:font-name="Liberation Mono" fo:font-size="10pt" officeooo:rsid="01f38523" style:font-size-asian="10pt" style:font-size-complex="10pt"/>
    </style:style>
    <style:style style:name="T179" style:family="text">
      <style:text-properties fo:color="#008000" style:font-name="Liberation Mono" fo:font-size="10pt" officeooo:rsid="01f47977" style:font-size-asian="10pt" style:font-size-complex="10pt"/>
    </style:style>
    <style:style style:name="T180" style:family="text">
      <style:text-properties fo:color="#008000" style:font-name="Liberation Mono" fo:font-size="10pt" officeooo:rsid="01f5a511" style:font-size-asian="10pt" style:font-size-complex="10pt"/>
    </style:style>
    <style:style style:name="T181" style:family="text">
      <style:text-properties fo:color="#008000" style:font-name="Liberation Mono" fo:font-size="10pt" officeooo:rsid="01f6ead1" style:font-size-asian="10pt" style:font-size-complex="10pt"/>
    </style:style>
    <style:style style:name="T182" style:family="text">
      <style:text-properties fo:color="#008000" style:font-name="Liberation Mono" fo:font-size="10pt" officeooo:rsid="01f88a56" style:font-size-asian="10pt" style:font-size-complex="10pt"/>
    </style:style>
    <style:style style:name="T183" style:family="text">
      <style:text-properties fo:color="#008000" style:font-name="Liberation Mono" fo:font-size="10pt" officeooo:rsid="01fa93c2" style:font-size-asian="10pt" style:font-size-complex="10pt"/>
    </style:style>
    <style:style style:name="T184" style:family="text">
      <style:text-properties fo:color="#008000" style:font-name="Liberation Mono" fo:font-size="10pt" officeooo:rsid="01fd6f34" style:font-size-asian="10pt" style:font-size-complex="10pt"/>
    </style:style>
    <style:style style:name="T185" style:family="text">
      <style:text-properties fo:color="#008000" style:font-name="Liberation Mono" fo:font-size="10pt" officeooo:rsid="01fd8f9e" style:font-size-asian="10pt" style:font-size-complex="10pt"/>
    </style:style>
    <style:style style:name="T186" style:family="text">
      <style:text-properties fo:color="#008000" style:font-name="Liberation Mono" fo:font-size="10pt" officeooo:rsid="01fe1718" style:font-size-asian="10pt" style:font-size-complex="10pt"/>
    </style:style>
    <style:style style:name="T187" style:family="text">
      <style:text-properties fo:color="#008000" style:font-name="Liberation Mono" fo:font-size="10pt" officeooo:rsid="02003941" style:font-size-asian="10pt" style:font-size-complex="10pt"/>
    </style:style>
    <style:style style:name="T188" style:family="text">
      <style:text-properties fo:color="#008000" style:font-name="Liberation Mono" fo:font-size="10pt" officeooo:rsid="02020f69" style:font-size-asian="10pt" style:font-size-complex="10pt"/>
    </style:style>
    <style:style style:name="T189" style:family="text">
      <style:text-properties fo:color="#008000" style:font-name="Liberation Mono" fo:font-size="10pt" officeooo:rsid="02059f52" style:font-size-asian="10pt" style:font-size-complex="10pt"/>
    </style:style>
    <style:style style:name="T190" style:family="text">
      <style:text-properties fo:color="#008000" style:font-name="Liberation Mono" fo:font-size="10pt" officeooo:rsid="02064a38" style:font-size-asian="10pt" style:font-size-complex="10pt"/>
    </style:style>
    <style:style style:name="T191" style:family="text">
      <style:text-properties fo:color="#008000" style:font-name="Liberation Mono" fo:font-size="10pt" officeooo:rsid="020818ee" style:font-size-asian="10pt" style:font-size-complex="10pt"/>
    </style:style>
    <style:style style:name="T192" style:family="text">
      <style:text-properties fo:color="#008000" style:font-name="Liberation Mono" fo:font-size="10pt" officeooo:rsid="020bb32f" style:font-size-asian="10pt" style:font-size-complex="10pt"/>
    </style:style>
    <style:style style:name="T193" style:family="text">
      <style:text-properties fo:color="#008000" style:font-name="Liberation Mono" fo:font-size="10pt" officeooo:rsid="020e7862" style:font-size-asian="10pt" style:font-size-complex="10pt"/>
    </style:style>
    <style:style style:name="T194" style:family="text">
      <style:text-properties fo:color="#008000" style:font-name="Liberation Mono" fo:font-size="10pt" officeooo:rsid="0210a87c" style:font-size-asian="10pt" style:font-size-complex="10pt"/>
    </style:style>
    <style:style style:name="T195" style:family="text">
      <style:text-properties fo:color="#008000" style:font-name="Liberation Mono" fo:font-size="10pt" officeooo:rsid="0211f363" style:font-size-asian="10pt" style:font-size-complex="10pt"/>
    </style:style>
    <style:style style:name="T196" style:family="text">
      <style:text-properties fo:color="#008000" style:font-name="Liberation Mono" fo:font-size="10pt" officeooo:rsid="0212b551" style:font-size-asian="10pt" style:font-size-complex="10pt"/>
    </style:style>
    <style:style style:name="T197" style:family="text">
      <style:text-properties fo:color="#008000" style:font-name="Liberation Mono" fo:font-size="10pt" officeooo:rsid="0214aea9" style:font-size-asian="10pt" style:font-size-complex="10pt"/>
    </style:style>
    <style:style style:name="T198" style:family="text">
      <style:text-properties fo:color="#008000" style:font-name="Liberation Mono" fo:font-size="10pt" officeooo:rsid="02180c14" style:font-size-asian="10pt" style:font-size-complex="10pt"/>
    </style:style>
    <style:style style:name="T199" style:family="text">
      <style:text-properties fo:color="#008000" style:font-name="Liberation Mono" fo:font-size="10pt" officeooo:rsid="0218d675" style:font-size-asian="10pt" style:font-size-complex="10pt"/>
    </style:style>
    <style:style style:name="T200" style:family="text">
      <style:text-properties fo:color="#008000" style:font-name="Liberation Mono" fo:font-size="10pt" officeooo:rsid="0218f1a3" style:font-size-asian="10pt" style:font-size-complex="10pt"/>
    </style:style>
    <style:style style:name="T201" style:family="text">
      <style:text-properties fo:color="#008000" style:font-name="Liberation Mono" fo:font-size="10pt" officeooo:rsid="0219ab39" style:font-size-asian="10pt" style:font-size-complex="10pt"/>
    </style:style>
    <style:style style:name="T202" style:family="text">
      <style:text-properties fo:color="#008000" style:font-name="Liberation Mono" fo:font-size="10pt" officeooo:rsid="021ac9c6" style:font-size-asian="10pt" style:font-size-complex="10pt"/>
    </style:style>
    <style:style style:name="T203" style:family="text">
      <style:text-properties fo:color="#008000" style:font-name="Liberation Mono" fo:font-size="10pt" officeooo:rsid="021bfb8c" style:font-size-asian="10pt" style:font-size-complex="10pt"/>
    </style:style>
    <style:style style:name="T204" style:family="text">
      <style:text-properties fo:color="#008000" style:font-name="Liberation Mono" fo:font-size="10pt" officeooo:rsid="021f3665" style:font-size-asian="10pt" style:font-size-complex="10pt"/>
    </style:style>
    <style:style style:name="T205" style:family="text">
      <style:text-properties fo:color="#008000" style:font-name="Liberation Mono" fo:font-size="10pt" officeooo:rsid="0220cb0c" style:font-size-asian="10pt" style:font-size-complex="10pt"/>
    </style:style>
    <style:style style:name="T206" style:family="text">
      <style:text-properties fo:color="#008000" style:font-name="Liberation Mono" fo:font-size="10pt" officeooo:rsid="0222666a" style:font-size-asian="10pt" style:font-size-complex="10pt"/>
    </style:style>
    <style:style style:name="T207" style:family="text">
      <style:text-properties fo:color="#008000" style:font-name="Liberation Mono" fo:font-size="10pt" officeooo:rsid="022372cf" style:font-size-asian="10pt" style:font-size-complex="10pt"/>
    </style:style>
    <style:style style:name="T208" style:family="text">
      <style:text-properties fo:color="#008000" style:font-name="Liberation Mono" fo:font-size="10pt" officeooo:rsid="02270f78" style:font-size-asian="10pt" style:font-size-complex="10pt"/>
    </style:style>
    <style:style style:name="T209" style:family="text">
      <style:text-properties fo:color="#008000" style:font-name="Liberation Mono" fo:font-size="10pt" officeooo:rsid="02287771" style:font-size-asian="10pt" style:font-size-complex="10pt"/>
    </style:style>
    <style:style style:name="T210" style:family="text">
      <style:text-properties fo:color="#008000" style:font-name="Liberation Mono" fo:font-size="10pt" officeooo:rsid="022a2945" style:font-size-asian="10pt" style:font-size-complex="10pt"/>
    </style:style>
    <style:style style:name="T211" style:family="text">
      <style:text-properties fo:color="#008000" style:font-name="Liberation Mono" fo:font-size="10pt" officeooo:rsid="022bd311" style:font-size-asian="10pt" style:font-size-complex="10pt"/>
    </style:style>
    <style:style style:name="T212" style:family="text">
      <style:text-properties fo:color="#008000" style:font-name="Liberation Mono" fo:font-size="10pt" officeooo:rsid="022ed255" style:font-size-asian="10pt" style:font-size-complex="10pt"/>
    </style:style>
    <style:style style:name="T213" style:family="text">
      <style:text-properties fo:color="#008000" style:font-name="Liberation Mono" fo:font-size="10pt" officeooo:rsid="02303e8a" style:font-size-asian="10pt" style:font-size-complex="10pt"/>
    </style:style>
    <style:style style:name="T214" style:family="text">
      <style:text-properties fo:color="#008000" style:font-name="Liberation Mono" fo:font-size="10pt" officeooo:rsid="02319635" style:font-size-asian="10pt" style:font-size-complex="10pt"/>
    </style:style>
    <style:style style:name="T215" style:family="text">
      <style:text-properties fo:color="#008000" style:font-name="Liberation Mono" fo:font-size="10pt" officeooo:rsid="023323aa" style:font-size-asian="10pt" style:font-size-complex="10pt"/>
    </style:style>
    <style:style style:name="T216" style:family="text">
      <style:text-properties fo:color="#008000" style:font-name="Liberation Mono" fo:font-size="10pt" officeooo:rsid="023d9e95" style:font-size-asian="10pt" style:font-size-complex="10pt"/>
    </style:style>
    <style:style style:name="T217" style:family="text">
      <style:text-properties fo:color="#008000" style:font-name="Liberation Mono" fo:font-size="10pt" officeooo:rsid="024031d9" style:font-size-asian="10pt" style:font-size-complex="10pt"/>
    </style:style>
    <style:style style:name="T218" style:family="text">
      <style:text-properties fo:color="#008000" style:font-name="Liberation Mono" fo:font-size="10pt" officeooo:rsid="0240ea6c" style:font-size-asian="10pt" style:font-size-complex="10pt"/>
    </style:style>
    <style:style style:name="T219" style:family="text">
      <style:text-properties fo:color="#008000" style:font-name="Liberation Mono" fo:font-size="10pt" officeooo:rsid="02460021" style:font-size-asian="10pt" style:font-size-complex="10pt"/>
    </style:style>
    <style:style style:name="T220" style:family="text">
      <style:text-properties fo:color="#008000" style:font-name="Liberation Mono" fo:font-size="10pt" officeooo:rsid="0247ef55" style:font-size-asian="10pt" style:font-size-complex="10pt"/>
    </style:style>
    <style:style style:name="T221" style:family="text">
      <style:text-properties fo:color="#008000" style:font-name="Liberation Mono" fo:font-size="10pt" officeooo:rsid="024f05de" style:font-size-asian="10pt" style:font-size-complex="10pt"/>
    </style:style>
    <style:style style:name="T222" style:family="text">
      <style:text-properties fo:color="#008000" style:font-name="Liberation Mono" fo:font-size="10pt" officeooo:rsid="0250726f" style:font-size-asian="10pt" style:font-size-complex="10pt"/>
    </style:style>
    <style:style style:name="T223" style:family="text">
      <style:text-properties fo:color="#008000" style:font-name="Liberation Mono" fo:font-size="10pt" officeooo:rsid="0251276d" style:font-size-asian="10pt" style:font-size-complex="10pt"/>
    </style:style>
    <style:style style:name="T224" style:family="text">
      <style:text-properties fo:color="#008000" style:font-name="Liberation Mono" fo:font-size="10pt" officeooo:rsid="0252e5bf" style:font-size-asian="10pt" style:font-size-complex="10pt"/>
    </style:style>
    <style:style style:name="T225" style:family="text">
      <style:text-properties fo:color="#008000" style:font-name="Liberation Mono" fo:font-size="10pt" officeooo:rsid="02545e5b" style:font-size-asian="10pt" style:font-size-complex="10pt"/>
    </style:style>
    <style:style style:name="T226" style:family="text">
      <style:text-properties fo:color="#008000" style:font-name="Liberation Mono" fo:font-size="10pt" officeooo:rsid="02564ed8" style:font-size-asian="10pt" style:font-size-complex="10pt"/>
    </style:style>
    <style:style style:name="T227" style:family="text">
      <style:text-properties fo:color="#008000" style:font-name="Liberation Mono" fo:font-size="10pt" officeooo:rsid="025795d7" style:font-size-asian="10pt" style:font-size-complex="10pt"/>
    </style:style>
    <style:style style:name="T228" style:family="text">
      <style:text-properties fo:color="#008000" style:font-name="Liberation Mono" fo:font-size="10pt" officeooo:rsid="00f449d6" style:font-size-asian="10pt" style:font-size-complex="10pt"/>
    </style:style>
    <style:style style:name="T229" style:family="text">
      <style:text-properties fo:color="#008000" style:font-name="Liberation Mono" fo:font-size="10pt" officeooo:rsid="02582057" style:font-size-asian="10pt" style:font-size-complex="10pt"/>
    </style:style>
    <style:style style:name="T230" style:family="text">
      <style:text-properties fo:color="#008000" style:font-name="Liberation Mono" fo:font-size="10pt" officeooo:rsid="02591ba4" style:font-size-asian="10pt" style:font-size-complex="10pt"/>
    </style:style>
    <style:style style:name="T231" style:family="text">
      <style:text-properties fo:color="#008000" style:font-name="Liberation Mono" fo:font-size="10pt" officeooo:rsid="025ab108" style:font-size-asian="10pt" style:font-size-complex="10pt"/>
    </style:style>
    <style:style style:name="T232" style:family="text">
      <style:text-properties fo:color="#008000" style:font-name="Liberation Mono" fo:font-size="10pt" officeooo:rsid="025b7751" style:font-size-asian="10pt" style:font-size-complex="10pt"/>
    </style:style>
    <style:style style:name="T233" style:family="text">
      <style:text-properties fo:color="#008000" style:font-name="Liberation Mono" fo:font-size="10pt" officeooo:rsid="025f729e" style:font-size-asian="10pt" style:font-size-complex="10pt"/>
    </style:style>
    <style:style style:name="T234" style:family="text">
      <style:text-properties fo:color="#008000" style:font-name="Liberation Mono" fo:font-size="10pt" officeooo:rsid="02606610" style:font-size-asian="10pt" style:font-size-complex="10pt"/>
    </style:style>
    <style:style style:name="T235" style:family="text">
      <style:text-properties fo:color="#008000" style:font-name="Liberation Mono" fo:font-size="10pt" officeooo:rsid="0261637f" style:font-size-asian="10pt" style:font-size-complex="10pt"/>
    </style:style>
    <style:style style:name="T236" style:family="text">
      <style:text-properties fo:color="#008000" style:font-name="Liberation Mono" fo:font-size="10pt" officeooo:rsid="0269e7ab" style:font-size-asian="10pt" style:font-size-complex="10pt"/>
    </style:style>
    <style:style style:name="T237" style:family="text">
      <style:text-properties fo:color="#008000" style:font-name="Liberation Mono" fo:font-size="10pt" officeooo:rsid="026b5747" style:font-size-asian="10pt" style:font-size-complex="10pt"/>
    </style:style>
    <style:style style:name="T238" style:family="text">
      <style:text-properties fo:color="#008000" style:font-name="Liberation Mono" fo:font-size="10pt" officeooo:rsid="026b7b0e" style:font-size-asian="10pt" style:font-size-complex="10pt"/>
    </style:style>
    <style:style style:name="T239" style:family="text">
      <style:text-properties fo:color="#008000" style:font-name="Liberation Mono" fo:font-size="10pt" officeooo:rsid="026edb95" style:font-size-asian="10pt" style:font-size-complex="10pt"/>
    </style:style>
    <style:style style:name="T240" style:family="text">
      <style:text-properties fo:color="#008000" style:font-name="Liberation Mono" fo:font-size="10pt" officeooo:rsid="02704b6e" style:font-size-asian="10pt" style:font-size-complex="10pt"/>
    </style:style>
    <style:style style:name="T241" style:family="text">
      <style:text-properties fo:color="#008000" style:font-name="Liberation Mono" fo:font-size="10pt" officeooo:rsid="02714586" style:font-size-asian="10pt" style:font-size-complex="10pt"/>
    </style:style>
    <style:style style:name="T242" style:family="text">
      <style:text-properties fo:color="#008000" style:font-name="Liberation Mono" fo:font-size="10pt" officeooo:rsid="02765834" style:font-size-asian="10pt" style:font-size-complex="10pt"/>
    </style:style>
    <style:style style:name="T243" style:family="text">
      <style:text-properties fo:color="#008000" style:font-name="Liberation Mono" fo:font-size="10pt" officeooo:rsid="0278468d" style:font-size-asian="10pt" style:font-size-complex="10pt"/>
    </style:style>
    <style:style style:name="T244" style:family="text">
      <style:text-properties fo:color="#008000" style:font-name="Liberation Mono" fo:font-size="10pt" officeooo:rsid="02793271" style:font-size-asian="10pt" style:font-size-complex="10pt"/>
    </style:style>
    <style:style style:name="T245" style:family="text">
      <style:text-properties fo:color="#008000" style:font-name="Liberation Mono" officeooo:rsid="00f449d6"/>
    </style:style>
    <style:style style:name="T246" style:family="text">
      <style:text-properties fo:color="#008000" style:font-name="Liberation Mono" officeooo:rsid="011f468d"/>
    </style:style>
    <style:style style:name="T247" style:family="text">
      <style:text-properties fo:color="#008000" fo:font-size="10pt" style:font-size-asian="10pt" style:font-size-complex="10pt"/>
    </style:style>
    <style:style style:name="T248" style:family="text">
      <style:text-properties fo:color="#008000" fo:font-size="10pt" officeooo:rsid="00cf9f13" style:font-size-asian="10pt" style:font-size-complex="10pt"/>
    </style:style>
    <style:style style:name="T249" style:family="text">
      <style:text-properties fo:color="#008000" fo:font-size="10pt" officeooo:rsid="00d39f3c" style:font-size-asian="10pt" style:font-size-complex="10pt"/>
    </style:style>
    <style:style style:name="T250" style:family="text">
      <style:text-properties fo:color="#008000" fo:font-size="10pt" officeooo:rsid="00de7a06" style:font-size-asian="10pt" style:font-size-complex="10pt"/>
    </style:style>
    <style:style style:name="T251" style:family="text">
      <style:text-properties fo:color="#008000" fo:font-size="10pt" officeooo:rsid="0107f21d" style:font-size-asian="10pt" style:font-size-complex="10pt"/>
    </style:style>
    <style:style style:name="T252" style:family="text">
      <style:text-properties fo:color="#008000" fo:font-size="10pt" officeooo:rsid="0114cfb8" style:font-size-asian="10pt" style:font-size-complex="10pt"/>
    </style:style>
    <style:style style:name="T253" style:family="text">
      <style:text-properties fo:color="#008000" fo:font-size="10pt" officeooo:rsid="01095478" style:font-size-asian="10pt" style:font-size-complex="10pt"/>
    </style:style>
    <style:style style:name="T254" style:family="text">
      <style:text-properties fo:color="#008000" fo:font-size="10pt" officeooo:rsid="010adafb" style:font-size-asian="10pt" style:font-size-complex="10pt"/>
    </style:style>
    <style:style style:name="T255" style:family="text">
      <style:text-properties fo:color="#008000" fo:font-size="10pt" officeooo:rsid="00c8cd81" style:font-size-asian="10pt" style:font-size-complex="10pt"/>
    </style:style>
    <style:style style:name="T256" style:family="text">
      <style:text-properties fo:color="#008000" fo:font-size="10pt" officeooo:rsid="01298e74" style:font-size-asian="10pt" style:font-size-complex="10pt"/>
    </style:style>
    <style:style style:name="T257" style:family="text">
      <style:text-properties fo:color="#008000" fo:font-size="10pt" officeooo:rsid="00bf360d" style:font-size-asian="10pt" style:font-size-complex="10pt"/>
    </style:style>
    <style:style style:name="T258" style:family="text">
      <style:text-properties fo:color="#008000" fo:font-size="10pt" officeooo:rsid="0115930e" style:font-size-asian="10pt" style:font-size-complex="10pt"/>
    </style:style>
    <style:style style:name="T259" style:family="text">
      <style:text-properties fo:color="#008000" fo:font-size="10pt" officeooo:rsid="01333c05" style:font-size-asian="10pt" style:font-size-complex="10pt"/>
    </style:style>
    <style:style style:name="T260" style:family="text">
      <style:text-properties fo:color="#008000" fo:font-size="10pt" officeooo:rsid="01340af5" style:font-size-asian="10pt" style:font-size-complex="10pt"/>
    </style:style>
    <style:style style:name="T261" style:family="text">
      <style:text-properties fo:color="#008000" fo:font-size="10pt" officeooo:rsid="0102e646" style:font-size-asian="10pt" style:font-size-complex="10pt"/>
    </style:style>
    <style:style style:name="T262" style:family="text">
      <style:text-properties fo:color="#008000" fo:font-size="10pt" officeooo:rsid="00edef3c" style:font-size-asian="10pt" style:font-size-complex="10pt"/>
    </style:style>
    <style:style style:name="T263" style:family="text">
      <style:text-properties fo:color="#008000" fo:font-size="10pt" officeooo:rsid="00bfb5fd" style:font-size-asian="10pt" style:font-size-complex="10pt"/>
    </style:style>
    <style:style style:name="T264" style:family="text">
      <style:text-properties fo:color="#008000" fo:font-size="10pt" officeooo:rsid="012c2263" style:font-size-asian="10pt" style:font-size-complex="10pt"/>
    </style:style>
    <style:style style:name="T265" style:family="text">
      <style:text-properties fo:color="#008000" fo:font-size="10pt" officeooo:rsid="012e2f62" style:font-size-asian="10pt" style:font-size-complex="10pt"/>
    </style:style>
    <style:style style:name="T266" style:family="text">
      <style:text-properties fo:color="#008000" fo:font-size="10pt" officeooo:rsid="01314c65" style:font-size-asian="10pt" style:font-size-complex="10pt"/>
    </style:style>
    <style:style style:name="T267" style:family="text">
      <style:text-properties fo:color="#008000" fo:font-size="10pt" officeooo:rsid="012fbae5" style:font-size-asian="10pt" style:font-size-complex="10pt"/>
    </style:style>
    <style:style style:name="T268" style:family="text">
      <style:text-properties fo:color="#008000" fo:font-size="10pt" officeooo:rsid="0131671d" style:font-size-asian="10pt" style:font-size-complex="10pt"/>
    </style:style>
    <style:style style:name="T269" style:family="text">
      <style:text-properties fo:color="#008000" fo:font-size="10pt" officeooo:rsid="01066288" style:font-size-asian="10pt" style:font-size-complex="10pt"/>
    </style:style>
    <style:style style:name="T270" style:family="text">
      <style:text-properties fo:color="#008000" fo:font-size="10pt" officeooo:rsid="0119d056" style:font-size-asian="10pt" style:font-size-complex="10pt"/>
    </style:style>
    <style:style style:name="T271" style:family="text">
      <style:text-properties fo:color="#008000" fo:font-size="10pt" officeooo:rsid="010b89be" style:font-size-asian="10pt" style:font-size-complex="10pt"/>
    </style:style>
    <style:style style:name="T272" style:family="text">
      <style:text-properties fo:color="#008000" fo:font-size="10pt" officeooo:rsid="0125ee8d" style:font-size-asian="10pt" style:font-size-complex="10pt"/>
    </style:style>
    <style:style style:name="T273" style:family="text">
      <style:text-properties fo:color="#008000" fo:font-size="10pt" officeooo:rsid="011488b6" style:font-size-asian="10pt" style:font-size-complex="10pt"/>
    </style:style>
    <style:style style:name="T274" style:family="text">
      <style:text-properties fo:color="#008000" fo:font-size="10pt" officeooo:rsid="0113b2c9" style:font-size-asian="10pt" style:font-size-complex="10pt"/>
    </style:style>
    <style:style style:name="T275" style:family="text">
      <style:text-properties fo:color="#008000" fo:font-size="10pt" officeooo:rsid="01244b1d" style:font-size-asian="10pt" style:font-size-complex="10pt"/>
    </style:style>
    <style:style style:name="T276" style:family="text">
      <style:text-properties fo:color="#008000" fo:font-size="10pt" officeooo:rsid="0123b33a" style:font-size-asian="10pt" style:font-size-complex="10pt"/>
    </style:style>
    <style:style style:name="T277" style:family="text">
      <style:text-properties fo:color="#008000" fo:font-size="10pt" officeooo:rsid="0127c85f" style:font-size-asian="10pt" style:font-size-complex="10pt"/>
    </style:style>
    <style:style style:name="T278" style:family="text">
      <style:text-properties fo:color="#008000" fo:font-size="10pt" officeooo:rsid="01208aa6" style:font-size-asian="10pt" style:font-size-complex="10pt"/>
    </style:style>
    <style:style style:name="T279" style:family="text">
      <style:text-properties fo:color="#008000" fo:font-size="10pt" officeooo:rsid="00d3d659" style:font-size-asian="10pt" style:font-size-complex="10pt"/>
    </style:style>
    <style:style style:name="T280" style:family="text">
      <style:text-properties fo:color="#008000" fo:font-size="10pt" officeooo:rsid="01358954" style:font-size-asian="10pt" style:font-size-complex="10pt"/>
    </style:style>
    <style:style style:name="T281" style:family="text">
      <style:text-properties fo:color="#008000" fo:font-size="10pt" officeooo:rsid="00be5b6f" style:font-size-asian="10pt" style:font-size-complex="10pt"/>
    </style:style>
    <style:style style:name="T282" style:family="text">
      <style:text-properties fo:color="#008000" fo:font-size="10pt" officeooo:rsid="014ebb75" style:font-size-asian="10pt" style:font-size-complex="10pt"/>
    </style:style>
    <style:style style:name="T283" style:family="text">
      <style:text-properties fo:color="#008000" fo:font-size="10pt" officeooo:rsid="01507c1d" style:font-size-asian="10pt" style:font-size-complex="10pt"/>
    </style:style>
    <style:style style:name="T284" style:family="text">
      <style:text-properties fo:color="#008000" fo:font-size="10pt" officeooo:rsid="0150d685" style:font-size-asian="10pt" style:font-size-complex="10pt"/>
    </style:style>
    <style:style style:name="T285" style:family="text">
      <style:text-properties fo:color="#008000" fo:font-size="10pt" officeooo:rsid="01514a86" style:font-size-asian="10pt" style:font-size-complex="10pt"/>
    </style:style>
    <style:style style:name="T286" style:family="text">
      <style:text-properties fo:color="#008000" fo:font-size="10pt" officeooo:rsid="0155f402" style:font-size-asian="10pt" style:font-size-complex="10pt"/>
    </style:style>
    <style:style style:name="T287" style:family="text">
      <style:text-properties fo:color="#008000" fo:font-size="10pt" officeooo:rsid="0161c9e6" style:font-size-asian="10pt" style:font-size-complex="10pt"/>
    </style:style>
    <style:style style:name="T288" style:family="text">
      <style:text-properties fo:color="#008000" fo:font-size="10pt" officeooo:rsid="0161cfd3" style:font-size-asian="10pt" style:font-size-complex="10pt"/>
    </style:style>
    <style:style style:name="T289" style:family="text">
      <style:text-properties fo:color="#008000" fo:font-size="10pt" officeooo:rsid="01677de5" style:font-size-asian="10pt" style:font-size-complex="10pt"/>
    </style:style>
    <style:style style:name="T290" style:family="text">
      <style:text-properties fo:color="#008000" fo:font-size="10pt" officeooo:rsid="01692468" style:font-size-asian="10pt" style:font-size-complex="10pt"/>
    </style:style>
    <style:style style:name="T291" style:family="text">
      <style:text-properties fo:color="#008000" fo:font-size="10pt" officeooo:rsid="016b8b9a" style:font-size-asian="10pt" style:font-size-complex="10pt"/>
    </style:style>
    <style:style style:name="T292" style:family="text">
      <style:text-properties fo:color="#008000" fo:font-size="10pt" officeooo:rsid="016b9807" style:font-size-asian="10pt" style:font-size-complex="10pt"/>
    </style:style>
    <style:style style:name="T293" style:family="text">
      <style:text-properties fo:color="#008000" fo:font-size="10pt" officeooo:rsid="013ec469" style:font-size-asian="10pt" style:font-size-complex="10pt"/>
    </style:style>
    <style:style style:name="T294" style:family="text">
      <style:text-properties fo:color="#008000" fo:font-size="10pt" officeooo:rsid="01728c84" style:font-size-asian="10pt" style:font-size-complex="10pt"/>
    </style:style>
    <style:style style:name="T295" style:family="text">
      <style:text-properties fo:color="#008000" fo:font-size="10pt" officeooo:rsid="017ab3e6" style:font-size-asian="10pt" style:font-size-complex="10pt"/>
    </style:style>
    <style:style style:name="T296" style:family="text">
      <style:text-properties fo:color="#008000" fo:font-size="10pt" officeooo:rsid="017c2b2e" style:font-size-asian="10pt" style:font-size-complex="10pt"/>
    </style:style>
    <style:style style:name="T297" style:family="text">
      <style:text-properties fo:color="#008000" fo:font-size="10pt" officeooo:rsid="018af1cc" style:font-size-asian="10pt" style:font-size-complex="10pt"/>
    </style:style>
    <style:style style:name="T298" style:family="text">
      <style:text-properties fo:color="#008000" fo:font-size="10pt" officeooo:rsid="00cdbeee" style:font-size-asian="10pt" style:font-size-complex="10pt"/>
    </style:style>
    <style:style style:name="T299" style:family="text">
      <style:text-properties fo:color="#008000" fo:font-size="10pt" officeooo:rsid="016587ec" style:font-size-asian="10pt" style:font-size-complex="10pt"/>
    </style:style>
    <style:style style:name="T300" style:family="text">
      <style:text-properties fo:color="#008000" fo:font-size="10pt" officeooo:rsid="01af9532" style:font-size-asian="10pt" style:font-size-complex="10pt"/>
    </style:style>
    <style:style style:name="T301" style:family="text">
      <style:text-properties fo:color="#008000" fo:font-size="10pt" officeooo:rsid="01de4a34" style:font-size-asian="10pt" style:font-size-complex="10pt"/>
    </style:style>
    <style:style style:name="T302" style:family="text">
      <style:text-properties fo:color="#008000" fo:font-size="10pt" officeooo:rsid="01dea531" style:font-size-asian="10pt" style:font-size-complex="10pt"/>
    </style:style>
    <style:style style:name="T303" style:family="text">
      <style:text-properties fo:color="#008000" fo:font-size="10pt" officeooo:rsid="01e1df81" style:font-size-asian="10pt" style:font-size-complex="10pt"/>
    </style:style>
    <style:style style:name="T304" style:family="text">
      <style:text-properties fo:color="#008000" fo:font-size="10pt" officeooo:rsid="01e5bdb4" style:font-size-asian="10pt" style:font-size-complex="10pt"/>
    </style:style>
    <style:style style:name="T305" style:family="text">
      <style:text-properties fo:color="#008000" fo:font-size="10pt" officeooo:rsid="01e96c8f" style:font-size-asian="10pt" style:font-size-complex="10pt"/>
    </style:style>
    <style:style style:name="T306" style:family="text">
      <style:text-properties fo:color="#008000" fo:font-size="10pt" officeooo:rsid="022efe6e" style:font-size-asian="10pt" style:font-size-complex="10pt"/>
    </style:style>
    <style:style style:name="T307" style:family="text">
      <style:text-properties fo:color="#008000" fo:font-size="10pt" officeooo:rsid="0233cc34" style:font-size-asian="10pt" style:font-size-complex="10pt"/>
    </style:style>
    <style:style style:name="T308" style:family="text">
      <style:text-properties fo:color="#008000" fo:font-size="10pt" officeooo:rsid="02345b69" style:font-size-asian="10pt" style:font-size-complex="10pt"/>
    </style:style>
    <style:style style:name="T309" style:family="text">
      <style:text-properties fo:color="#008000" fo:font-size="10pt" officeooo:rsid="0235d6b5" style:font-size-asian="10pt" style:font-size-complex="10pt"/>
    </style:style>
    <style:style style:name="T310" style:family="text">
      <style:text-properties fo:color="#008000" fo:font-size="10pt" officeooo:rsid="02363037" style:font-size-asian="10pt" style:font-size-complex="10pt"/>
    </style:style>
    <style:style style:name="T311" style:family="text">
      <style:text-properties fo:color="#008000" fo:font-size="10pt" officeooo:rsid="0237e444" style:font-size-asian="10pt" style:font-size-complex="10pt"/>
    </style:style>
    <style:style style:name="T312" style:family="text">
      <style:text-properties fo:color="#008000" fo:font-size="10pt" officeooo:rsid="023b41a0" style:font-size-asian="10pt" style:font-size-complex="10pt"/>
    </style:style>
    <style:style style:name="T313" style:family="text">
      <style:text-properties fo:color="#008000" fo:font-size="10pt" officeooo:rsid="02472ec4" style:font-size-asian="10pt" style:font-size-complex="10pt"/>
    </style:style>
    <style:style style:name="T314" style:family="text">
      <style:text-properties fo:color="#008000" fo:font-size="10pt" officeooo:rsid="024745e9" style:font-size-asian="10pt" style:font-size-complex="10pt"/>
    </style:style>
    <style:style style:name="T315" style:family="text">
      <style:text-properties fo:color="#008000" fo:font-size="10pt" officeooo:rsid="024828c4" style:font-size-asian="10pt" style:font-size-complex="10pt"/>
    </style:style>
    <style:style style:name="T316" style:family="text">
      <style:text-properties fo:color="#008000" fo:font-size="10pt" officeooo:rsid="024962b8" style:font-size-asian="10pt" style:font-size-complex="10pt"/>
    </style:style>
    <style:style style:name="T317" style:family="text">
      <style:text-properties fo:color="#008000" fo:font-size="10pt" officeooo:rsid="0249cef9" style:font-size-asian="10pt" style:font-size-complex="10pt"/>
    </style:style>
    <style:style style:name="T318" style:family="text">
      <style:text-properties fo:color="#008000" fo:font-size="10pt" officeooo:rsid="025ab108" style:font-size-asian="10pt" style:font-size-complex="10pt"/>
    </style:style>
    <style:style style:name="T319" style:family="text">
      <style:text-properties fo:color="#008000" fo:font-size="10pt" officeooo:rsid="025b3986" style:font-size-asian="10pt" style:font-size-complex="10pt"/>
    </style:style>
    <style:style style:name="T320" style:family="text">
      <style:text-properties fo:color="#008000" fo:font-size="10pt" officeooo:rsid="025b7751" style:font-size-asian="10pt" style:font-size-complex="10pt"/>
    </style:style>
    <style:style style:name="T321" style:family="text">
      <style:text-properties fo:color="#008000" fo:font-size="10pt" officeooo:rsid="025f729e" style:font-size-asian="10pt" style:font-size-complex="10pt"/>
    </style:style>
    <style:style style:name="T322" style:family="text">
      <style:text-properties fo:color="#008000" fo:font-size="10pt" officeooo:rsid="02610e7c" style:font-size-asian="10pt" style:font-size-complex="10pt"/>
    </style:style>
    <style:style style:name="T323" style:family="text">
      <style:text-properties fo:color="#008000" fo:font-size="10pt" officeooo:rsid="0261637f" style:font-size-asian="10pt" style:font-size-complex="10pt"/>
    </style:style>
    <style:style style:name="T324" style:family="text">
      <style:text-properties fo:color="#008000" fo:font-size="10pt" officeooo:rsid="026347c5" style:font-size-asian="10pt" style:font-size-complex="10pt"/>
    </style:style>
    <style:style style:name="T325" style:family="text">
      <style:text-properties fo:color="#008000" fo:font-size="10pt" officeooo:rsid="026554fd" style:font-size-asian="10pt" style:font-size-complex="10pt"/>
    </style:style>
    <style:style style:name="T326" style:family="text">
      <style:text-properties fo:color="#008000" fo:font-size="10pt" officeooo:rsid="026711e2" style:font-size-asian="10pt" style:font-size-complex="10pt"/>
    </style:style>
    <style:style style:name="T327" style:family="text">
      <style:text-properties fo:color="#000000" style:font-name="Liberation Mono" fo:font-size="10pt" style:font-size-asian="10pt" style:font-size-complex="10pt"/>
    </style:style>
    <style:style style:name="T328" style:family="text">
      <style:text-properties fo:color="#000000" style:font-name="Liberation Mono" fo:font-size="10pt" officeooo:rsid="00d39f3c" style:font-size-asian="10pt" style:font-size-complex="10pt"/>
    </style:style>
    <style:style style:name="T329" style:family="text">
      <style:text-properties fo:color="#000000" style:font-name="Liberation Mono" fo:font-size="10pt" officeooo:rsid="00de7a06" style:font-size-asian="10pt" style:font-size-complex="10pt"/>
    </style:style>
    <style:style style:name="T330" style:family="text">
      <style:text-properties fo:color="#000000" style:font-name="Liberation Mono" fo:font-size="10pt" officeooo:rsid="00f2ab72" style:font-size-asian="10pt" style:font-size-complex="10pt"/>
    </style:style>
    <style:style style:name="T331" style:family="text">
      <style:text-properties fo:color="#000000" style:font-name="Liberation Mono" fo:font-size="10pt" officeooo:rsid="01105471" style:font-size-asian="10pt" style:font-size-complex="10pt"/>
    </style:style>
    <style:style style:name="T332" style:family="text">
      <style:text-properties fo:color="#000000" style:font-name="Liberation Mono" fo:font-size="10pt" officeooo:rsid="00f449d6" style:font-size-asian="10pt" style:font-size-complex="10pt"/>
    </style:style>
    <style:style style:name="T333" style:family="text">
      <style:text-properties fo:color="#000000" style:font-name="Liberation Mono" fo:font-size="10pt" officeooo:rsid="00bfb5fd" style:font-size-asian="10pt" style:font-size-complex="10pt"/>
    </style:style>
    <style:style style:name="T334" style:family="text">
      <style:text-properties fo:color="#000000" style:font-name="Liberation Mono" fo:font-size="10pt" officeooo:rsid="0139f913" style:font-size-asian="10pt" style:font-size-complex="10pt"/>
    </style:style>
    <style:style style:name="T335" style:family="text">
      <style:text-properties fo:color="#000000" style:font-name="Liberation Mono" fo:font-size="10pt" officeooo:rsid="013a25dd" style:font-size-asian="10pt" style:font-size-complex="10pt"/>
    </style:style>
    <style:style style:name="T336" style:family="text">
      <style:text-properties fo:color="#000000" style:font-name="Liberation Mono" fo:font-size="10pt" officeooo:rsid="013b4b9d" style:font-size-asian="10pt" style:font-size-complex="10pt"/>
    </style:style>
    <style:style style:name="T337" style:family="text">
      <style:text-properties fo:color="#000000" style:font-name="Liberation Mono" fo:font-size="10pt" officeooo:rsid="00f51f09" style:font-size-asian="10pt" style:font-size-complex="10pt"/>
    </style:style>
    <style:style style:name="T338" style:family="text">
      <style:text-properties fo:color="#000000" style:font-name="Liberation Mono" fo:font-size="10pt" officeooo:rsid="00f4c7e5" style:font-size-asian="10pt" style:font-size-complex="10pt"/>
    </style:style>
    <style:style style:name="T339" style:family="text">
      <style:text-properties fo:color="#000000" style:font-name="Liberation Mono" fo:font-size="10pt" officeooo:rsid="00f9a929" style:font-size-asian="10pt" style:font-size-complex="10pt"/>
    </style:style>
    <style:style style:name="T340" style:family="text">
      <style:text-properties fo:color="#000000" style:font-name="Liberation Mono" fo:font-size="10pt" officeooo:rsid="013d1d04" style:font-size-asian="10pt" style:font-size-complex="10pt"/>
    </style:style>
    <style:style style:name="T341" style:family="text">
      <style:text-properties fo:color="#000000" style:font-name="Liberation Mono" fo:font-size="10pt" officeooo:rsid="013ec469" style:font-size-asian="10pt" style:font-size-complex="10pt"/>
    </style:style>
    <style:style style:name="T342" style:family="text">
      <style:text-properties fo:color="#000000" style:font-name="Liberation Mono" fo:font-size="10pt" officeooo:rsid="01409a75" style:font-size-asian="10pt" style:font-size-complex="10pt"/>
    </style:style>
    <style:style style:name="T343" style:family="text">
      <style:text-properties fo:color="#000000" style:font-name="Liberation Mono" fo:font-size="10pt" officeooo:rsid="0143fb17" style:font-size-asian="10pt" style:font-size-complex="10pt"/>
    </style:style>
    <style:style style:name="T344" style:family="text">
      <style:text-properties fo:color="#000000" style:font-name="Liberation Mono" fo:font-size="10pt" officeooo:rsid="014bbe3d" style:font-size-asian="10pt" style:font-size-complex="10pt"/>
    </style:style>
    <style:style style:name="T345" style:family="text">
      <style:text-properties fo:color="#000000" style:font-name="Liberation Mono" fo:font-size="10pt" officeooo:rsid="015fcc9c" style:font-size-asian="10pt" style:font-size-complex="10pt"/>
    </style:style>
    <style:style style:name="T346" style:family="text">
      <style:text-properties fo:color="#000000" style:font-name="Liberation Mono" fo:font-size="10pt" officeooo:rsid="016e243a" style:font-size-asian="10pt" style:font-size-complex="10pt"/>
    </style:style>
    <style:style style:name="T347" style:family="text">
      <style:text-properties fo:color="#000000" style:font-name="Liberation Mono" fo:font-size="10pt" officeooo:rsid="017048bb" style:font-size-asian="10pt" style:font-size-complex="10pt"/>
    </style:style>
    <style:style style:name="T348" style:family="text">
      <style:text-properties fo:color="#000000" style:font-name="Liberation Mono" fo:font-size="10pt" officeooo:rsid="017de4c9" style:font-size-asian="10pt" style:font-size-complex="10pt"/>
    </style:style>
    <style:style style:name="T349" style:family="text">
      <style:text-properties fo:color="#000000" style:font-name="Liberation Mono" fo:font-size="10pt" officeooo:rsid="00cf9f13" style:font-size-asian="10pt" style:font-size-complex="10pt"/>
    </style:style>
    <style:style style:name="T350" style:family="text">
      <style:text-properties fo:color="#000000" style:font-name="Liberation Mono" fo:font-size="10pt" officeooo:rsid="0184ce9a" style:font-size-asian="10pt" style:font-size-complex="10pt"/>
    </style:style>
    <style:style style:name="T351" style:family="text">
      <style:text-properties fo:color="#000000" style:font-name="Liberation Mono" fo:font-size="10pt" officeooo:rsid="0185fdd7" style:font-size-asian="10pt" style:font-size-complex="10pt"/>
    </style:style>
    <style:style style:name="T352" style:family="text">
      <style:text-properties fo:color="#000000" style:font-name="Liberation Mono" fo:font-size="10pt" officeooo:rsid="018f4b4a" style:font-size-asian="10pt" style:font-size-complex="10pt"/>
    </style:style>
    <style:style style:name="T353" style:family="text">
      <style:text-properties fo:color="#000000" style:font-name="Liberation Mono" fo:font-size="10pt" officeooo:rsid="01901e6d" style:font-size-asian="10pt" style:font-size-complex="10pt"/>
    </style:style>
    <style:style style:name="T354" style:family="text">
      <style:text-properties fo:color="#000000" style:font-name="Liberation Mono" fo:font-size="10pt" officeooo:rsid="01916f65" style:font-size-asian="10pt" style:font-size-complex="10pt"/>
    </style:style>
    <style:style style:name="T355" style:family="text">
      <style:text-properties fo:color="#000000" style:font-name="Liberation Mono" fo:font-size="10pt" officeooo:rsid="0195e114" style:font-size-asian="10pt" style:font-size-complex="10pt"/>
    </style:style>
    <style:style style:name="T356" style:family="text">
      <style:text-properties fo:color="#000000" style:font-name="Liberation Mono" fo:font-size="10pt" officeooo:rsid="01983639" style:font-size-asian="10pt" style:font-size-complex="10pt"/>
    </style:style>
    <style:style style:name="T357" style:family="text">
      <style:text-properties fo:color="#000000" style:font-name="Liberation Mono" fo:font-size="10pt" officeooo:rsid="019d276c" style:font-size-asian="10pt" style:font-size-complex="10pt"/>
    </style:style>
    <style:style style:name="T358" style:family="text">
      <style:text-properties fo:color="#000000" style:font-name="Liberation Mono" fo:font-size="10pt" officeooo:rsid="01a26d09" style:font-size-asian="10pt" style:font-size-complex="10pt"/>
    </style:style>
    <style:style style:name="T359" style:family="text">
      <style:text-properties fo:color="#000000" style:font-name="Liberation Mono" fo:font-size="10pt" officeooo:rsid="01a552a6" style:font-size-asian="10pt" style:font-size-complex="10pt"/>
    </style:style>
    <style:style style:name="T360" style:family="text">
      <style:text-properties fo:color="#000000" style:font-name="Liberation Mono" fo:font-size="10pt" officeooo:rsid="01a6cd47" style:font-size-asian="10pt" style:font-size-complex="10pt"/>
    </style:style>
    <style:style style:name="T361" style:family="text">
      <style:text-properties fo:color="#000000" style:font-name="Liberation Mono" fo:font-size="10pt" officeooo:rsid="01a7d825" style:font-size-asian="10pt" style:font-size-complex="10pt"/>
    </style:style>
    <style:style style:name="T362" style:family="text">
      <style:text-properties fo:color="#000000" style:font-name="Liberation Mono" fo:font-size="10pt" officeooo:rsid="01ab1626" style:font-size-asian="10pt" style:font-size-complex="10pt"/>
    </style:style>
    <style:style style:name="T363" style:family="text">
      <style:text-properties fo:color="#000000" style:font-name="Liberation Mono" fo:font-size="10pt" officeooo:rsid="01aee52f" style:font-size-asian="10pt" style:font-size-complex="10pt"/>
    </style:style>
    <style:style style:name="T364" style:family="text">
      <style:text-properties fo:color="#000000" style:font-name="Liberation Mono" fo:font-size="10pt" officeooo:rsid="01af9532" style:font-size-asian="10pt" style:font-size-complex="10pt"/>
    </style:style>
    <style:style style:name="T365" style:family="text">
      <style:text-properties fo:color="#000000" style:font-name="Liberation Mono" fo:font-size="10pt" officeooo:rsid="01b0f7ec" style:font-size-asian="10pt" style:font-size-complex="10pt"/>
    </style:style>
    <style:style style:name="T366" style:family="text">
      <style:text-properties fo:color="#000000" style:font-name="Liberation Mono" fo:font-size="10pt" officeooo:rsid="01b2b109" style:font-size-asian="10pt" style:font-size-complex="10pt"/>
    </style:style>
    <style:style style:name="T367" style:family="text">
      <style:text-properties fo:color="#000000" style:font-name="Liberation Mono" fo:font-size="10pt" officeooo:rsid="01c94dc9" style:font-size-asian="10pt" style:font-size-complex="10pt"/>
    </style:style>
    <style:style style:name="T368" style:family="text">
      <style:text-properties fo:color="#000000" style:font-name="Liberation Mono" fo:font-size="10pt" officeooo:rsid="01d049c7" style:font-size-asian="10pt" style:font-size-complex="10pt"/>
    </style:style>
    <style:style style:name="T369" style:family="text">
      <style:text-properties fo:color="#000000" style:font-name="Liberation Mono" fo:font-size="10pt" officeooo:rsid="01d1cf87" style:font-size-asian="10pt" style:font-size-complex="10pt"/>
    </style:style>
    <style:style style:name="T370" style:family="text">
      <style:text-properties fo:color="#000000" style:font-name="Liberation Mono" fo:font-size="10pt" officeooo:rsid="01d7feea" style:font-size-asian="10pt" style:font-size-complex="10pt"/>
    </style:style>
    <style:style style:name="T371" style:family="text">
      <style:text-properties fo:color="#000000" style:font-name="Liberation Mono" fo:font-size="10pt" officeooo:rsid="01e5bdb4" style:font-size-asian="10pt" style:font-size-complex="10pt"/>
    </style:style>
    <style:style style:name="T372" style:family="text">
      <style:text-properties fo:color="#000000" style:font-name="Liberation Mono" fo:font-size="10pt" officeooo:rsid="01e5ecf8" style:font-size-asian="10pt" style:font-size-complex="10pt"/>
    </style:style>
    <style:style style:name="T373" style:family="text">
      <style:text-properties fo:color="#000000" style:font-name="Liberation Mono" fo:font-size="10pt" officeooo:rsid="01e65d06" style:font-size-asian="10pt" style:font-size-complex="10pt"/>
    </style:style>
    <style:style style:name="T374" style:family="text">
      <style:text-properties fo:color="#000000" style:font-name="Liberation Mono" fo:font-size="10pt" officeooo:rsid="01e81bee" style:font-size-asian="10pt" style:font-size-complex="10pt"/>
    </style:style>
    <style:style style:name="T375" style:family="text">
      <style:text-properties fo:color="#000000" style:font-name="Liberation Mono" fo:font-size="10pt" officeooo:rsid="01e96c8f" style:font-size-asian="10pt" style:font-size-complex="10pt"/>
    </style:style>
    <style:style style:name="T376" style:family="text">
      <style:text-properties fo:color="#000000" style:font-name="Liberation Mono" fo:font-size="10pt" officeooo:rsid="01ea1044" style:font-size-asian="10pt" style:font-size-complex="10pt"/>
    </style:style>
    <style:style style:name="T377" style:family="text">
      <style:text-properties fo:color="#000000" style:font-name="Liberation Mono" fo:font-size="10pt" officeooo:rsid="01ec92f1" style:font-size-asian="10pt" style:font-size-complex="10pt"/>
    </style:style>
    <style:style style:name="T378" style:family="text">
      <style:text-properties fo:color="#000000" style:font-name="Liberation Mono" fo:font-size="10pt" officeooo:rsid="01ed803e" style:font-size-asian="10pt" style:font-size-complex="10pt"/>
    </style:style>
    <style:style style:name="T379" style:family="text">
      <style:text-properties fo:color="#000000" style:font-name="Liberation Mono" fo:font-size="10pt" officeooo:rsid="01edca68" style:font-size-asian="10pt" style:font-size-complex="10pt"/>
    </style:style>
    <style:style style:name="T380" style:family="text">
      <style:text-properties fo:color="#000000" style:font-name="Liberation Mono" fo:font-size="10pt" officeooo:rsid="01f38523" style:font-size-asian="10pt" style:font-size-complex="10pt"/>
    </style:style>
    <style:style style:name="T381" style:family="text">
      <style:text-properties fo:color="#000000" style:font-name="Liberation Mono" fo:font-size="10pt" officeooo:rsid="01f47977" style:font-size-asian="10pt" style:font-size-complex="10pt"/>
    </style:style>
    <style:style style:name="T382" style:family="text">
      <style:text-properties fo:color="#000000" style:font-name="Liberation Mono" fo:font-size="10pt" officeooo:rsid="01f5a511" style:font-size-asian="10pt" style:font-size-complex="10pt"/>
    </style:style>
    <style:style style:name="T383" style:family="text">
      <style:text-properties fo:color="#000000" style:font-name="Liberation Mono" fo:font-size="10pt" officeooo:rsid="01f6ead1" style:font-size-asian="10pt" style:font-size-complex="10pt"/>
    </style:style>
    <style:style style:name="T384" style:family="text">
      <style:text-properties fo:color="#000000" style:font-name="Liberation Mono" fo:font-size="10pt" officeooo:rsid="01f88a56" style:font-size-asian="10pt" style:font-size-complex="10pt"/>
    </style:style>
    <style:style style:name="T385" style:family="text">
      <style:text-properties fo:color="#000000" style:font-name="Liberation Mono" fo:font-size="10pt" officeooo:rsid="01fa93c2" style:font-size-asian="10pt" style:font-size-complex="10pt"/>
    </style:style>
    <style:style style:name="T386" style:family="text">
      <style:text-properties fo:color="#000000" style:font-name="Liberation Mono" fo:font-size="10pt" officeooo:rsid="01fc7980" style:font-size-asian="10pt" style:font-size-complex="10pt"/>
    </style:style>
    <style:style style:name="T387" style:family="text">
      <style:text-properties fo:color="#000000" style:font-name="Liberation Mono" fo:font-size="10pt" officeooo:rsid="020cc93d" style:font-size-asian="10pt" style:font-size-complex="10pt"/>
    </style:style>
    <style:style style:name="T388" style:family="text">
      <style:text-properties fo:color="#000000" style:font-name="Liberation Mono" fo:font-size="10pt" officeooo:rsid="021014a5" style:font-size-asian="10pt" style:font-size-complex="10pt"/>
    </style:style>
    <style:style style:name="T389" style:family="text">
      <style:text-properties fo:color="#000000" style:font-name="Liberation Mono" fo:font-size="10pt" officeooo:rsid="02162550" style:font-size-asian="10pt" style:font-size-complex="10pt"/>
    </style:style>
    <style:style style:name="T390" style:family="text">
      <style:text-properties fo:color="#000000" style:font-name="Liberation Mono" fo:font-size="10pt" officeooo:rsid="02180c14" style:font-size-asian="10pt" style:font-size-complex="10pt"/>
    </style:style>
    <style:style style:name="T391" style:family="text">
      <style:text-properties fo:color="#000000" style:font-name="Liberation Mono" fo:font-size="10pt" officeooo:rsid="0219ab39" style:font-size-asian="10pt" style:font-size-complex="10pt"/>
    </style:style>
    <style:style style:name="T392" style:family="text">
      <style:text-properties fo:color="#000000" style:font-name="Liberation Mono" fo:font-size="10pt" officeooo:rsid="021ac9c6" style:font-size-asian="10pt" style:font-size-complex="10pt"/>
    </style:style>
    <style:style style:name="T393" style:family="text">
      <style:text-properties fo:color="#000000" style:font-name="Liberation Mono" fo:font-size="10pt" officeooo:rsid="023d9e95" style:font-size-asian="10pt" style:font-size-complex="10pt"/>
    </style:style>
    <style:style style:name="T394" style:family="text">
      <style:text-properties fo:color="#000000" style:font-name="Liberation Mono" fo:font-size="10pt" officeooo:rsid="023f4e63" style:font-size-asian="10pt" style:font-size-complex="10pt"/>
    </style:style>
    <style:style style:name="T395" style:family="text">
      <style:text-properties fo:color="#000000" style:font-name="Liberation Mono" fo:font-size="10pt" officeooo:rsid="02546db5" style:font-size-asian="10pt" style:font-size-complex="10pt"/>
    </style:style>
    <style:style style:name="T396" style:family="text">
      <style:text-properties fo:color="#000000" style:font-name="Liberation Mono" fo:font-size="10pt" officeooo:rsid="02564ed8" style:font-size-asian="10pt" style:font-size-complex="10pt"/>
    </style:style>
    <style:style style:name="T397" style:family="text">
      <style:text-properties fo:color="#000000" style:font-name="Liberation Mono" fo:font-size="10pt" officeooo:rsid="02582057" style:font-size-asian="10pt" style:font-size-complex="10pt"/>
    </style:style>
    <style:style style:name="T398" style:family="text">
      <style:text-properties fo:color="#000000" style:font-name="Liberation Mono" fo:font-size="10pt" officeooo:rsid="025ab108" style:font-size-asian="10pt" style:font-size-complex="10pt"/>
    </style:style>
    <style:style style:name="T399" style:family="text">
      <style:text-properties fo:color="#000000" style:font-name="Liberation Mono" fo:font-size="10pt" officeooo:rsid="025b3986" style:font-size-asian="10pt" style:font-size-complex="10pt"/>
    </style:style>
    <style:style style:name="T400" style:family="text">
      <style:text-properties fo:color="#000000" style:font-name="Liberation Mono" fo:font-size="10pt" officeooo:rsid="025f729e" style:font-size-asian="10pt" style:font-size-complex="10pt"/>
    </style:style>
    <style:style style:name="T401" style:family="text">
      <style:text-properties fo:color="#000000" style:font-name="Liberation Mono" fo:font-size="10pt" officeooo:rsid="02606610" style:font-size-asian="10pt" style:font-size-complex="10pt"/>
    </style:style>
    <style:style style:name="T402" style:family="text">
      <style:text-properties fo:color="#000000" style:font-name="Liberation Mono" fo:font-size="10pt" officeooo:rsid="0260d6a7" style:font-size-asian="10pt" style:font-size-complex="10pt"/>
    </style:style>
    <style:style style:name="T403" style:family="text">
      <style:text-properties fo:color="#000000" style:font-name="Liberation Mono" fo:font-size="10pt" officeooo:rsid="026d3a36" style:font-size-asian="10pt" style:font-size-complex="10pt"/>
    </style:style>
    <style:style style:name="T404" style:family="text">
      <style:text-properties fo:color="#000000" style:font-name="Liberation Mono" officeooo:rsid="00d39f3c"/>
    </style:style>
    <style:style style:name="T405" style:family="text">
      <style:text-properties fo:color="#000000" style:font-name="Liberation Mono" officeooo:rsid="00f2ab72"/>
    </style:style>
    <style:style style:name="T406" style:family="text">
      <style:text-properties fo:color="#000000" style:font-name="Liberation Mono" officeooo:rsid="01105471"/>
    </style:style>
    <style:style style:name="T407" style:family="text">
      <style:text-properties fo:color="#000000" style:font-name="Liberation Mono" officeooo:rsid="00f449d6"/>
    </style:style>
    <style:style style:name="T408" style:family="text">
      <style:text-properties fo:color="#000000" style:font-name="DejaVu Sans" fo:font-size="10pt" officeooo:rsid="00bd0cdf" style:font-size-asian="10pt" style:font-size-complex="10pt"/>
    </style:style>
    <style:style style:name="T409" style:family="text">
      <style:text-properties fo:color="#000000" fo:font-size="10pt" style:font-size-asian="10pt" style:font-size-complex="10pt"/>
    </style:style>
    <style:style style:name="T410" style:family="text">
      <style:text-properties fo:color="#000000" fo:font-size="10pt" officeooo:rsid="00cf9f13" style:font-size-asian="10pt" style:font-size-complex="10pt"/>
    </style:style>
    <style:style style:name="T411" style:family="text">
      <style:text-properties fo:color="#000000" fo:font-size="10pt" officeooo:rsid="00d39f3c" style:font-size-asian="10pt" style:font-size-complex="10pt"/>
    </style:style>
    <style:style style:name="T412" style:family="text">
      <style:text-properties fo:color="#000000" fo:font-size="10pt" officeooo:rsid="010fd7f6" style:font-size-asian="10pt" style:font-size-complex="10pt"/>
    </style:style>
    <style:style style:name="T413" style:family="text">
      <style:text-properties fo:color="#000000" fo:font-size="10pt" officeooo:rsid="00de7a06" style:font-size-asian="10pt" style:font-size-complex="10pt"/>
    </style:style>
    <style:style style:name="T414" style:family="text">
      <style:text-properties fo:color="#000000" fo:font-size="10pt" officeooo:rsid="00bfb5fd" style:font-size-asian="10pt" style:font-size-complex="10pt"/>
    </style:style>
    <style:style style:name="T415" style:family="text">
      <style:text-properties fo:color="#000000" fo:font-size="10pt" officeooo:rsid="0103ff02" style:font-size-asian="10pt" style:font-size-complex="10pt"/>
    </style:style>
    <style:style style:name="T416" style:family="text">
      <style:text-properties fo:color="#000000" fo:font-size="10pt" officeooo:rsid="013ec469" style:font-size-asian="10pt" style:font-size-complex="10pt"/>
    </style:style>
    <style:style style:name="T417" style:family="text">
      <style:text-properties fo:color="#000000" fo:font-size="10pt" officeooo:rsid="01425252" style:font-size-asian="10pt" style:font-size-complex="10pt"/>
    </style:style>
    <style:style style:name="T418" style:family="text">
      <style:text-properties fo:color="#000000" fo:font-size="10pt" officeooo:rsid="00bf360d" style:font-size-asian="10pt" style:font-size-complex="10pt"/>
    </style:style>
    <style:style style:name="T419" style:family="text">
      <style:text-properties fo:color="#000000" fo:font-size="10pt" officeooo:rsid="013bc1b0" style:font-size-asian="10pt" style:font-size-complex="10pt"/>
    </style:style>
    <style:style style:name="T420" style:family="text">
      <style:text-properties fo:color="#000000" fo:font-size="10pt" officeooo:rsid="00c8cd81" style:font-size-asian="10pt" style:font-size-complex="10pt"/>
    </style:style>
    <style:style style:name="T421" style:family="text">
      <style:text-properties fo:color="#000000" fo:font-size="10pt" officeooo:rsid="017c2b2e" style:font-size-asian="10pt" style:font-size-complex="10pt"/>
    </style:style>
    <style:style style:name="T422" style:family="text">
      <style:text-properties fo:color="#000000" fo:font-size="10pt" officeooo:rsid="018af1cc" style:font-size-asian="10pt" style:font-size-complex="10pt"/>
    </style:style>
    <style:style style:name="T423" style:family="text">
      <style:text-properties fo:color="#000000" fo:font-size="10pt" officeooo:rsid="018dcfce" style:font-size-asian="10pt" style:font-size-complex="10pt"/>
    </style:style>
    <style:style style:name="T424" style:family="text">
      <style:text-properties fo:color="#000000" fo:font-size="10pt" officeooo:rsid="018f4b4a" style:font-size-asian="10pt" style:font-size-complex="10pt"/>
    </style:style>
    <style:style style:name="T425" style:family="text">
      <style:text-properties fo:color="#000000" fo:font-size="10pt" officeooo:rsid="01901e6d" style:font-size-asian="10pt" style:font-size-complex="10pt"/>
    </style:style>
    <style:style style:name="T426" style:family="text">
      <style:text-properties fo:color="#000000" fo:font-size="10pt" officeooo:rsid="01916f65" style:font-size-asian="10pt" style:font-size-complex="10pt"/>
    </style:style>
    <style:style style:name="T427" style:family="text">
      <style:text-properties fo:color="#000000" fo:font-size="10pt" officeooo:rsid="01aaf369" style:font-size-asian="10pt" style:font-size-complex="10pt"/>
    </style:style>
    <style:style style:name="T428" style:family="text">
      <style:text-properties fo:color="#000000" fo:font-size="10pt" officeooo:rsid="00cdbeee" style:font-size-asian="10pt" style:font-size-complex="10pt"/>
    </style:style>
    <style:style style:name="T429" style:family="text">
      <style:text-properties fo:color="#000000" fo:font-size="10pt" officeooo:rsid="01abef30" style:font-size-asian="10pt" style:font-size-complex="10pt"/>
    </style:style>
    <style:style style:name="T430" style:family="text">
      <style:text-properties fo:color="#000000" fo:font-size="10pt" officeooo:rsid="01af9532" style:font-size-asian="10pt" style:font-size-complex="10pt"/>
    </style:style>
    <style:style style:name="T431" style:family="text">
      <style:text-properties fo:color="#000000" fo:font-size="10pt" officeooo:rsid="01e96c8f" style:font-size-asian="10pt" style:font-size-complex="10pt"/>
    </style:style>
    <style:style style:name="T432" style:family="text">
      <style:text-properties fo:color="#000000" fo:font-size="10pt" officeooo:rsid="021ac9c6" style:font-size-asian="10pt" style:font-size-complex="10pt"/>
    </style:style>
    <style:style style:name="T433" style:family="text">
      <style:text-properties fo:color="#000000" fo:font-size="10pt" officeooo:rsid="022efe6e" style:font-size-asian="10pt" style:font-size-complex="10pt"/>
    </style:style>
    <style:style style:name="T434" style:family="text">
      <style:text-properties fo:color="#000000" fo:font-size="10pt" officeooo:rsid="00d3d659" style:font-size-asian="10pt" style:font-size-complex="10pt"/>
    </style:style>
    <style:style style:name="T435" style:family="text">
      <style:text-properties fo:color="#000000" fo:font-size="10pt" officeooo:rsid="025ebd33" style:font-size-asian="10pt" style:font-size-complex="10pt"/>
    </style:style>
    <style:style style:name="T436" style:family="text">
      <style:text-properties fo:color="#000000" fo:font-size="10pt" officeooo:rsid="025f729e" style:font-size-asian="10pt" style:font-size-complex="10pt"/>
    </style:style>
    <style:style style:name="T437" style:family="text">
      <style:text-properties fo:color="#000000" fo:font-size="10pt" officeooo:rsid="02606610" style:font-size-asian="10pt" style:font-size-complex="10pt"/>
    </style:style>
    <style:style style:name="T438" style:family="text">
      <style:text-properties fo:color="#000000" fo:font-size="10pt" officeooo:rsid="026097c4" style:font-size-asian="10pt" style:font-size-complex="10pt"/>
    </style:style>
    <style:style style:name="T439" style:family="text">
      <style:text-properties fo:color="#000000" fo:font-size="10pt" officeooo:rsid="02610e7c" style:font-size-asian="10pt" style:font-size-complex="10pt"/>
    </style:style>
    <style:style style:name="T440" style:family="text">
      <style:text-properties fo:color="#000000" fo:font-size="10pt" officeooo:rsid="0261637f" style:font-size-asian="10pt" style:font-size-complex="10pt"/>
    </style:style>
    <style:style style:name="T441" style:family="text">
      <style:text-properties fo:color="#000000" fo:font-size="10pt" officeooo:rsid="02661662" style:font-size-asian="10pt" style:font-size-complex="10pt"/>
    </style:style>
    <style:style style:name="T442" style:family="text">
      <style:text-properties fo:color="#000000" fo:font-size="10pt" officeooo:rsid="0268be7d" style:font-size-asian="10pt" style:font-size-complex="10pt"/>
    </style:style>
    <style:style style:name="T443" style:family="text">
      <style:text-properties fo:color="#000000" fo:font-size="10pt" officeooo:rsid="02716f5e" style:font-size-asian="10pt" style:font-size-complex="10pt"/>
    </style:style>
    <style:style style:name="T444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445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446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447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448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449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450" style:family="text">
      <style:text-properties style:font-name="Liberation Mono" fo:font-size="10pt" style:font-size-asian="10pt" style:font-size-complex="10pt"/>
    </style:style>
    <style:style style:name="T451" style:family="text">
      <style:text-properties style:font-name="Liberation Mono" fo:font-size="10pt" officeooo:rsid="00d39f3c" style:font-size-asian="10pt" style:font-size-complex="10pt"/>
    </style:style>
    <style:style style:name="T452" style:family="text">
      <style:text-properties style:font-name="Liberation Mono" fo:font-size="10pt" officeooo:rsid="00cf9f13" style:font-size-asian="10pt" style:font-size-complex="10pt"/>
    </style:style>
    <style:style style:name="T453" style:family="text">
      <style:text-properties style:font-name="Liberation Mono" fo:font-size="10pt" officeooo:rsid="00d970e4" style:font-size-asian="10pt" style:font-size-complex="10pt"/>
    </style:style>
    <style:style style:name="T454" style:family="text">
      <style:text-properties style:font-name="Liberation Mono" fo:font-size="10pt" officeooo:rsid="00f4c7e5" style:font-size-asian="10pt" style:font-size-complex="10pt"/>
    </style:style>
    <style:style style:name="T455" style:family="text">
      <style:text-properties style:font-name="Liberation Mono" fo:font-size="10pt" officeooo:rsid="00bfb5fd" style:font-size-asian="10pt" style:font-size-complex="10pt"/>
    </style:style>
    <style:style style:name="T456" style:family="text">
      <style:text-properties style:font-name="Liberation Mono" fo:font-size="10pt" officeooo:rsid="00bf360d" style:font-size-asian="10pt" style:font-size-complex="10pt"/>
    </style:style>
    <style:style style:name="T457" style:family="text">
      <style:text-properties style:font-name="Liberation Mono" fo:font-size="10pt" officeooo:rsid="013bc1b0" style:font-size-asian="10pt" style:font-size-complex="10pt"/>
    </style:style>
    <style:style style:name="T458" style:family="text">
      <style:text-properties style:font-name="Liberation Mono" fo:font-size="10pt" officeooo:rsid="016bb135" style:font-size-asian="10pt" style:font-size-complex="10pt"/>
    </style:style>
    <style:style style:name="T459" style:family="text">
      <style:text-properties style:font-name="Liberation Mono" fo:font-size="10pt" officeooo:rsid="016d9cfc" style:font-size-asian="10pt" style:font-size-complex="10pt"/>
    </style:style>
    <style:style style:name="T460" style:family="text">
      <style:text-properties style:font-name="Liberation Mono" fo:font-size="10pt" officeooo:rsid="0269e7ab" style:font-size-asian="10pt" style:font-size-complex="10pt"/>
    </style:style>
    <style:style style:name="T461" style:family="text">
      <style:text-properties fo:color="#0047ff" style:font-name="Liberation Mono" fo:font-size="10pt" officeooo:rsid="00cf9f13" style:font-size-asian="10pt" style:font-size-complex="10pt"/>
    </style:style>
    <style:style style:name="T462" style:family="text">
      <style:text-properties fo:color="#0047ff" style:font-name="Liberation Mono" fo:font-size="10pt" officeooo:rsid="00eb8a88" style:font-size-asian="10pt" style:font-size-complex="10pt"/>
    </style:style>
    <style:style style:name="T463" style:family="text">
      <style:text-properties fo:color="#0047ff" style:font-name="Liberation Mono" fo:font-size="10pt" officeooo:rsid="00ebfa3d" style:font-size-asian="10pt" style:font-size-complex="10pt"/>
    </style:style>
    <style:style style:name="T464" style:family="text">
      <style:text-properties fo:color="#0047ff" style:font-name="Liberation Mono" fo:font-size="10pt" officeooo:rsid="0137a7b4" style:font-size-asian="10pt" style:font-size-complex="10pt"/>
    </style:style>
    <style:style style:name="T465" style:family="text">
      <style:text-properties fo:color="#0047ff" style:font-name="Liberation Mono" fo:font-size="10pt" officeooo:rsid="00bfb5fd" style:font-size-asian="10pt" style:font-size-complex="10pt"/>
    </style:style>
    <style:style style:name="T466" style:family="text">
      <style:text-properties fo:color="#0047ff" style:font-name="Liberation Mono" fo:font-size="10pt" officeooo:rsid="01ce0293" style:font-size-asian="10pt" style:font-size-complex="10pt"/>
    </style:style>
    <style:style style:name="T467" style:family="text">
      <style:text-properties fo:color="#0047ff" style:font-name="Liberation Mono" fo:font-size="10pt" officeooo:rsid="01ceefd9" style:font-size-asian="10pt" style:font-size-complex="10pt"/>
    </style:style>
    <style:style style:name="T468" style:family="text">
      <style:text-properties fo:color="#0047ff" style:font-name="Liberation Mono" fo:font-size="10pt" officeooo:rsid="01d1cf87" style:font-size-asian="10pt" style:font-size-complex="10pt"/>
    </style:style>
    <style:style style:name="T469" style:family="text">
      <style:text-properties fo:color="#0047ff" style:font-name="Liberation Mono" fo:font-size="10pt" officeooo:rsid="00d970e4" style:font-size-asian="10pt" style:font-size-complex="10pt"/>
    </style:style>
    <style:style style:name="T470" style:family="text">
      <style:text-properties fo:color="#0047ff" style:font-name="Liberation Mono" fo:font-size="10pt" officeooo:rsid="01ed803e" style:font-size-asian="10pt" style:font-size-complex="10pt"/>
    </style:style>
    <style:style style:name="T471" style:family="text">
      <style:text-properties fo:color="#0047ff" fo:font-size="10pt" style:font-size-asian="10pt" style:font-size-complex="10pt"/>
    </style:style>
    <style:style style:name="T472" style:family="text">
      <style:text-properties fo:color="#0047ff" fo:font-size="10pt" officeooo:rsid="00cf9f13" style:font-size-asian="10pt" style:font-size-complex="10pt"/>
    </style:style>
    <style:style style:name="T473" style:family="text">
      <style:text-properties fo:color="#0047ff" fo:font-size="10pt" officeooo:rsid="00eb8a88" style:font-size-asian="10pt" style:font-size-complex="10pt"/>
    </style:style>
    <style:style style:name="T474" style:family="text">
      <style:text-properties fo:color="#0047ff" fo:font-size="10pt" officeooo:rsid="00ebfa3d" style:font-size-asian="10pt" style:font-size-complex="10pt"/>
    </style:style>
    <style:style style:name="T475" style:family="text">
      <style:text-properties fo:color="#0047ff" fo:font-size="10pt" officeooo:rsid="00bfb5fd" style:font-size-asian="10pt" style:font-size-complex="10pt"/>
    </style:style>
    <style:style style:name="T476" style:family="text">
      <style:text-properties fo:color="#0047ff" fo:font-size="10pt" officeooo:rsid="00d591e4" style:font-size-asian="10pt" style:font-size-complex="10pt"/>
    </style:style>
    <style:style style:name="T477" style:family="text">
      <style:text-properties fo:color="#0047ff" style:font-name="DejaVu Sans" fo:font-size="10pt" officeooo:rsid="00bd0cdf" style:font-size-asian="10pt" style:font-size-complex="10pt"/>
    </style:style>
    <style:style style:name="T478" style:family="text">
      <style:text-properties fo:color="#0047ff" style:font-name="DejaVu Sans" fo:font-size="10pt" officeooo:rsid="0214aea9" style:font-size-asian="10pt" style:font-size-complex="10pt"/>
    </style:style>
    <style:style style:name="T479" style:family="text">
      <style:text-properties officeooo:rsid="00eb8a88"/>
    </style:style>
    <style:style style:name="T480" style:family="text">
      <style:text-properties fo:color="#b84723" style:font-name="Liberation Mono" fo:font-size="10pt" officeooo:rsid="00bfb5fd" style:font-size-asian="10pt" style:font-size-complex="10pt"/>
    </style:style>
    <style:style style:name="T481" style:family="text">
      <style:text-properties fo:color="#b84723" fo:font-size="10pt" style:font-size-asian="10pt" style:font-size-complex="10pt"/>
    </style:style>
    <style:style style:name="T482" style:family="text">
      <style:text-properties fo:color="#b84723" fo:font-size="10pt" officeooo:rsid="00bf360d" style:font-size-asian="10pt" style:font-size-complex="10pt"/>
    </style:style>
    <style:style style:name="T483" style:family="text">
      <style:text-properties fo:color="#b84723" fo:font-size="10pt" officeooo:rsid="00bfb5fd" style:font-size-asian="10pt" style:font-size-complex="10pt"/>
    </style:style>
    <style:style style:name="T484" style:family="text">
      <style:text-properties fo:color="#b84723" fo:font-size="10pt" officeooo:rsid="00d3d659" style:font-size-asian="10pt" style:font-size-complex="10pt"/>
    </style:style>
    <style:style style:name="T485" style:family="text">
      <style:text-properties fo:color="#b84723" fo:font-size="10pt" officeooo:rsid="0143fb17" style:font-size-asian="10pt" style:font-size-complex="10pt"/>
    </style:style>
    <style:style style:name="T486" style:family="text">
      <style:text-properties fo:color="#b84723" fo:font-size="10pt" officeooo:rsid="018af1cc" style:font-size-asian="10pt" style:font-size-complex="10pt"/>
    </style:style>
    <style:style style:name="T487" style:family="text">
      <style:text-properties fo:color="#b84723" fo:font-size="10pt" officeooo:rsid="01901e6d" style:font-size-asian="10pt" style:font-size-complex="10pt"/>
    </style:style>
    <style:style style:name="T488" style:family="text">
      <style:text-properties fo:color="#b84723" fo:font-size="10pt" officeooo:rsid="01ab1626" style:font-size-asian="10pt" style:font-size-complex="10pt"/>
    </style:style>
    <style:style style:name="T489" style:family="text">
      <style:text-properties fo:color="#b84723" fo:font-size="10pt" officeooo:rsid="01e96c8f" style:font-size-asian="10pt" style:font-size-complex="10pt"/>
    </style:style>
    <style:style style:name="T490" style:family="text">
      <style:text-properties fo:color="#b84723" fo:font-size="10pt" officeooo:rsid="021ac9c6" style:font-size-asian="10pt" style:font-size-complex="10pt"/>
    </style:style>
    <style:style style:name="T491" style:family="text">
      <style:text-properties fo:color="#b84723" fo:font-size="10pt" officeooo:rsid="023d9e95" style:font-size-asian="10pt" style:font-size-complex="10pt"/>
    </style:style>
    <style:style style:name="T492" style:family="text">
      <style:text-properties fo:color="#b84723" fo:font-size="10pt" officeooo:rsid="0240ea6c" style:font-size-asian="10pt" style:font-size-complex="10pt"/>
    </style:style>
    <style:style style:name="T493" style:family="text">
      <style:text-properties fo:color="#b84723" fo:font-size="10pt" officeooo:rsid="025b3986" style:font-size-asian="10pt" style:font-size-complex="10pt"/>
    </style:style>
    <style:style style:name="T494" style:family="text">
      <style:text-properties fo:color="#b84723" fo:font-size="10pt" officeooo:rsid="0260d6a7" style:font-size-asian="10pt" style:font-size-complex="10pt"/>
    </style:style>
    <style:style style:name="T495" style:family="text">
      <style:text-properties fo:color="#b84723" fo:font-size="10pt" officeooo:rsid="02696260" style:font-size-asian="10pt" style:font-size-complex="10pt"/>
    </style:style>
    <style:style style:name="T496" style:family="text">
      <style:text-properties fo:color="#b84723" fo:font-size="10pt" officeooo:rsid="027975e5" style:font-size-asian="10pt" style:font-size-complex="10pt"/>
    </style:style>
    <style:style style:name="T497" style:family="text">
      <style:text-properties officeooo:rsid="00fbda93"/>
    </style:style>
    <style:style style:name="T498" style:family="text">
      <style:text-properties fo:font-size="10pt" style:font-size-asian="10pt" style:font-size-complex="10pt"/>
    </style:style>
    <style:style style:name="T499" style:family="text">
      <style:text-properties fo:font-size="10pt" officeooo:rsid="00cf9f13" style:font-size-asian="10pt" style:font-size-complex="10pt"/>
    </style:style>
    <style:style style:name="T500" style:family="text">
      <style:text-properties fo:font-size="10pt" officeooo:rsid="01227743" style:font-size-asian="10pt" style:font-size-complex="10pt"/>
    </style:style>
    <style:style style:name="T501" style:family="text">
      <style:text-properties fo:font-size="10pt" officeooo:rsid="00d39f3c" style:font-size-asian="10pt" style:font-size-complex="10pt"/>
    </style:style>
    <style:style style:name="T502" style:family="text">
      <style:text-properties fo:font-size="10pt" officeooo:rsid="00d970e4" style:font-size-asian="10pt" style:font-size-complex="10pt"/>
    </style:style>
    <style:style style:name="T503" style:family="text">
      <style:text-properties fo:font-size="10pt" officeooo:rsid="00be5b6f" style:font-size-asian="10pt" style:font-size-complex="10pt"/>
    </style:style>
    <style:style style:name="T504" style:family="text">
      <style:text-properties fo:font-size="10pt" officeooo:rsid="00c8cd81" style:font-size-asian="10pt" style:font-size-complex="10pt"/>
    </style:style>
    <style:style style:name="T505" style:family="text">
      <style:text-properties fo:font-size="10pt" officeooo:rsid="00bfb5fd" style:font-size-asian="10pt" style:font-size-complex="10pt"/>
    </style:style>
    <style:style style:name="T506" style:family="text">
      <style:text-properties fo:font-size="10pt" officeooo:rsid="00bf360d" style:font-size-asian="10pt" style:font-size-complex="10pt"/>
    </style:style>
    <style:style style:name="T507" style:family="text">
      <style:text-properties fo:font-size="10pt" officeooo:rsid="012e2f62" style:font-size-asian="10pt" style:font-size-complex="10pt"/>
    </style:style>
    <style:style style:name="T508" style:family="text">
      <style:text-properties fo:font-size="10pt" officeooo:rsid="00cdbeee" style:font-size-asian="10pt" style:font-size-complex="10pt"/>
    </style:style>
    <style:style style:name="T509" style:family="text">
      <style:text-properties fo:font-size="10pt" officeooo:rsid="01066288" style:font-size-asian="10pt" style:font-size-complex="10pt"/>
    </style:style>
    <style:style style:name="T510" style:family="text">
      <style:text-properties fo:font-size="10pt" officeooo:rsid="00d591e4" style:font-size-asian="10pt" style:font-size-complex="10pt"/>
    </style:style>
    <style:style style:name="T511" style:family="text">
      <style:text-properties fo:font-size="10pt" officeooo:rsid="00d3d659" style:font-size-asian="10pt" style:font-size-complex="10pt"/>
    </style:style>
    <style:style style:name="T512" style:family="text">
      <style:text-properties fo:font-size="10pt" officeooo:rsid="013bc1b0" style:font-size-asian="10pt" style:font-size-complex="10pt"/>
    </style:style>
    <style:style style:name="T513" style:family="text">
      <style:text-properties fo:font-size="10pt" officeooo:rsid="0155f402" style:font-size-asian="10pt" style:font-size-complex="10pt"/>
    </style:style>
    <style:style style:name="T514" style:family="text">
      <style:text-properties fo:font-size="10pt" officeooo:rsid="016587ec" style:font-size-asian="10pt" style:font-size-complex="10pt"/>
    </style:style>
    <style:style style:name="T515" style:family="text">
      <style:text-properties fo:font-size="10pt" officeooo:rsid="016b05e4" style:font-size-asian="10pt" style:font-size-complex="10pt"/>
    </style:style>
    <style:style style:name="T516" style:family="text">
      <style:text-properties fo:font-size="10pt" officeooo:rsid="016b8b9a" style:font-size-asian="10pt" style:font-size-complex="10pt"/>
    </style:style>
    <style:style style:name="T517" style:family="text">
      <style:text-properties fo:font-size="10pt" officeooo:rsid="01aaf369" style:font-size-asian="10pt" style:font-size-complex="10pt"/>
    </style:style>
    <style:style style:name="T518" style:family="text">
      <style:text-properties fo:font-size="10pt" officeooo:rsid="01de4a34" style:font-size-asian="10pt" style:font-size-complex="10pt"/>
    </style:style>
    <style:style style:name="T519" style:family="text">
      <style:text-properties fo:font-size="10pt" officeooo:rsid="024828c4" style:font-size-asian="10pt" style:font-size-complex="10pt"/>
    </style:style>
    <style:style style:name="T520" style:family="text">
      <style:text-properties fo:font-size="10pt" officeooo:rsid="025ab108" style:font-size-asian="10pt" style:font-size-complex="10pt"/>
    </style:style>
    <style:style style:name="T521" style:family="text">
      <style:text-properties officeooo:rsid="01821969"/>
    </style:style>
    <style:style style:name="T522" style:family="text">
      <style:text-properties officeooo:rsid="01824439"/>
    </style:style>
    <style:style style:name="T523" style:family="text">
      <style:text-properties officeooo:rsid="019b938e"/>
    </style:style>
    <style:style style:name="T524" style:family="text">
      <style:text-properties officeooo:rsid="01ccd0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Mo’s Halo Whitepapers:</text:p>
      <text:h text:style-name="P209" text:outline-level="1"><text:span text:style-name="T524">Constants, enumerators and </text:span>structures</text:h>
      <text:p text:style-name="P157"><text:tab/>The structures <text:span text:style-name="T497">specified in this document</text:span> are defined using the ANSI C<text:span text:style-name="T479">++</text:span> standard, however the data type naming convention follows the one described in the glossary and terminology whitepaper.<text:span text:style-name="T497"> Additionally, the structures will only include some of the most generic and important ones, and will not include anything related to Open Sauce.</text:span></text:p>
      <text:p text:style-name="P156"/>
      <text:p text:style-name="P158"><text:tab/>Any tag specific structures<text:span text:style-name="T521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522"> Be aware however, I have done VERY little work with Halo 2, so don't expect much from me regarding it.</text:span></text:p>
      <text:h text:style-name="P210" text:outline-level="1">General</text:h>
      <text:p text:style-name="P6"><text:span text:style-name="Source_20_Text"><text:span text:style-name="T472">enum </text:span></text:span><text:span text:style-name="Source_20_Text"><text:span text:style-name="T473">class </text:span></text:span><text:span text:style-name="Source_20_Text"><text:span text:style-name="T65">TagClass</text:span></text:span><text:span text:style-name="Source_20_Text"><text:span text:style-name="T473"> </text:span></text:span><text:span text:style-name="Source_20_Text"><text:span text:style-name="T499">: </text:span></text:span><text:span text:style-name="Source_20_Text"><text:span text:style-name="T65">UEnum32</text:span></text:span><text:span text:style-name="Source_20_Text"><text:span text:style-name="T499"> {</text:span></text:span><text:span text:style-name="Source_20_Text"><text:span text:style-name="T410"> <text:s/></text:span></text:span><text:span text:style-name="Source_20_Text"><text:span text:style-name="T248">// </text:span></text:span><text:span text:style-name="Source_20_Text"><text:span text:style-name="T313">TagClass is a f</text:span></text:span><text:span text:style-name="Source_20_Text"><text:span text:style-name="T248">ourCC value</text:span></text:span></text:p>
      <text:p text:style-name="P7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ctr</text:span></text:span><text:span text:style-name="Source_20_Text"><text:span text:style-name="T328"> = </text:span></text:span><text:span text:style-name="Source_20_Text"><text:span text:style-name="T411">0x6163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acto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ctv</text:span></text:span><text:span text:style-name="Source_20_Text"><text:span text:style-name="T328"> = </text:span></text:span><text:span text:style-name="Source_20_Text"><text:span text:style-name="T411">0x61637476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actor_varia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nt_</text:span></text:span><text:span text:style-name="Source_20_Text"><text:span text:style-name="T328"> = </text:span></text:span><text:span text:style-name="Source_20_Text"><text:span text:style-name="T411">0x616E74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antenna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bipd</text:span></text:span><text:span text:style-name="Source_20_Text"><text:span text:style-name="T328"> = </text:span></text:span><text:span text:style-name="Source_20_Text"><text:span text:style-name="T411">0x6269706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bipe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bitm</text:span></text:span><text:span text:style-name="Source_20_Text"><text:span text:style-name="T328"> = </text:span></text:span><text:span text:style-name="Source_20_Text"><text:span text:style-name="T411">0x6269746D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bitmap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trak</text:span></text:span><text:span text:style-name="Source_20_Text"><text:span text:style-name="T328"> = </text:span></text:span><text:span text:style-name="Source_20_Text"><text:span text:style-name="T411">0x7472616B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amera_track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olo</text:span></text:span><text:span text:style-name="Source_20_Text"><text:span text:style-name="T328"> = </text:span></text:span><text:span text:style-name="Source_20_Text"><text:span text:style-name="T411">0x636F6C6F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olor_tab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dmg</text:span></text:span><text:span text:style-name="Source_20_Text"><text:span text:style-name="T328"> = </text:span></text:span><text:span text:style-name="Source_20_Text"><text:span text:style-name="T411">0x63646D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ontinuous_damage_eff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ont</text:span></text:span><text:span text:style-name="Source_20_Text"><text:span text:style-name="T328"> = </text:span></text:span><text:span text:style-name="Source_20_Text"><text:span text:style-name="T411">0x636F6E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ontrai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jpt_</text:span></text:span><text:span text:style-name="Source_20_Text"><text:span text:style-name="T328"> = </text:span></text:span><text:span text:style-name="Source_20_Text"><text:span text:style-name="T411">0x6A7074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amage_eff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ca</text:span></text:span><text:span text:style-name="Source_20_Text"><text:span text:style-name="T328"> = </text:span></text:span><text:span text:style-name="Source_20_Text"><text:span text:style-name="T411">0x646563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ca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obc</text:span></text:span><text:span text:style-name="Source_20_Text"><text:span text:style-name="T328"> = </text:span></text:span><text:span text:style-name="Source_20_Text"><text:span text:style-name="T411">0x646F62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tail_object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vi</text:span></text:span><text:span text:style-name="Source_20_Text"><text:span text:style-name="T328"> = </text:span></text:span><text:span text:style-name="Source_20_Text"><text:span text:style-name="T411">0x646576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trl</text:span></text:span><text:span text:style-name="Source_20_Text"><text:span text:style-name="T328"> = </text:span></text:span><text:span text:style-name="Source_20_Text"><text:span text:style-name="T411">0x637472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_contro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ifi</text:span></text:span><text:span text:style-name="Source_20_Text"><text:span text:style-name="T328"> = </text:span></text:span><text:span text:style-name="Source_20_Text"><text:span text:style-name="T411">0x6C6966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_light_fixtur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ach</text:span></text:span><text:span text:style-name="Source_20_Text"><text:span text:style-name="T328"> = </text:span></text:span><text:span text:style-name="Source_20_Text"><text:span text:style-name="T411">0x6D616368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_machin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dlg</text:span></text:span><text:span text:style-name="Source_20_Text"><text:span text:style-name="T328"> = </text:span></text:span><text:span text:style-name="Source_20_Text"><text:span text:style-name="T411">0x75646C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ialogu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effe</text:span></text:span><text:span text:style-name="Source_20_Text"><text:span text:style-name="T328"> = </text:span></text:span><text:span text:style-name="Source_20_Text"><text:span text:style-name="T411">0x656666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eff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eqip</text:span></text:span><text:span text:style-name="Source_20_Text"><text:span text:style-name="T328"> = </text:span></text:span><text:span text:style-name="Source_20_Text"><text:span text:style-name="T411">0x6571697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equipme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lag</text:span></text:span><text:span text:style-name="Source_20_Text"><text:span text:style-name="T328"> = </text:span></text:span><text:span text:style-name="Source_20_Text"><text:span text:style-name="T411">0x666C61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fla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og </text:span></text:span><text:span text:style-name="Source_20_Text"><text:span text:style-name="T328"><text:s/>= </text:span></text:span><text:span text:style-name="Source_20_Text"><text:span text:style-name="T411">0x666F672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fo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ont</text:span></text:span><text:span text:style-name="Source_20_Text"><text:span text:style-name="T328"> = </text:span></text:span><text:span text:style-name="Source_20_Text"><text:span text:style-name="T411">0x666F6E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fo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garb</text:span></text:span><text:span text:style-name="Source_20_Text"><text:span text:style-name="T328"> = </text:span></text:span><text:span text:style-name="Source_20_Text"><text:span text:style-name="T411">0x6761726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arbag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od2</text:span></text:span><text:span text:style-name="Source_20_Text"><text:span text:style-name="T328"> = </text:span></text:span><text:span text:style-name="Source_20_Text"><text:span text:style-name="T411">0x6D6F643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bxmode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atg</text:span></text:span><text:span text:style-name="Source_20_Text"><text:span text:style-name="T328"> = </text:span></text:span><text:span text:style-name="Source_20_Text"><text:span text:style-name="T411">0x6D6174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lobal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glw</text:span></text:span><text:span text:style-name="Source_20_Text"><text:span text:style-name="T68">_</text:span></text:span><text:span text:style-name="Source_20_Text"><text:span text:style-name="T328"> = </text:span></text:span><text:span text:style-name="Source_20_Text"><text:span text:style-name="T411">0x676C77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low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grhi</text:span></text:span><text:span text:style-name="Source_20_Text"><text:span text:style-name="T328"> = </text:span></text:span><text:span text:style-name="Source_20_Text"><text:span text:style-name="T411">0x6772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renade_hud_interfa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hudg</text:span></text:span><text:span text:style-name="Source_20_Text"><text:span text:style-name="T328"> = </text:span></text:span><text:span text:style-name="Source_20_Text"><text:span text:style-name="T411">0x687564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hud_global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hmt</text:span></text:span><text:span text:style-name="Source_20_Text"><text:span text:style-name="T411"> </text:span></text:span><text:span text:style-name="Source_20_Text"><text:span text:style-name="T328"><text:s/>= </text:span></text:span><text:span text:style-name="Source_20_Text"><text:span text:style-name="T411">0x686D742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hud_message_tex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hud_</text:span></text:span><text:span text:style-name="Source_20_Text"><text:span text:style-name="T328"> = </text:span></text:span><text:span text:style-name="Source_20_Text"><text:span text:style-name="T411">0x6875642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hud_numb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vc</text:span></text:span><text:span text:style-name="Source_20_Text"><text:span text:style-name="T328"> = </text:span></text:span><text:span text:style-name="Source_20_Text"><text:span text:style-name="T411">0x646576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input_device_default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item</text:span></text:span><text:span text:style-name="Source_20_Text"><text:span text:style-name="T328"> = </text:span></text:span><text:span text:style-name="Source_20_Text"><text:span text:style-name="T411">0x6974656D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item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itmc</text:span></text:span><text:span text:style-name="Source_20_Text"><text:span text:style-name="T328"> = </text:span></text:span><text:span text:style-name="Source_20_Text"><text:span text:style-name="T411">0x69746D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item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ens</text:span></text:span><text:span text:style-name="Source_20_Text"><text:span text:style-name="T328"> = </text:span></text:span><text:span text:style-name="Source_20_Text"><text:span text:style-name="T411">0x6C656E7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ens_flar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igh</text:span></text:span><text:span text:style-name="Source_20_Text"><text:span text:style-name="T328"> = </text:span></text:span><text:span text:style-name="Source_20_Text"><text:span text:style-name="T411">0x6C696768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igh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gs2</text:span></text:span><text:span text:style-name="Source_20_Text"><text:span text:style-name="T328"> = </text:span></text:span><text:span text:style-name="Source_20_Text"><text:span text:style-name="T411">0x6D67733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ight_volum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elec</text:span></text:span><text:span text:style-name="Source_20_Text"><text:span text:style-name="T328"> = </text:span></text:span><text:span text:style-name="Source_20_Text"><text:span text:style-name="T411">0x656C65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ightnin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oot</text:span></text:span><text:span text:style-name="Source_20_Text"><text:span text:style-name="T328"> = </text:span></text:span><text:span text:style-name="Source_20_Text"><text:span text:style-name="T411">0x666F6F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aterial_effect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etr</text:span></text:span><text:span text:style-name="Source_20_Text"><text:span text:style-name="T328"> = </text:span></text:span><text:span text:style-name="Source_20_Text"><text:span text:style-name="T411">0x6D65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et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ode</text:span></text:span><text:span text:style-name="Source_20_Text"><text:span text:style-name="T328"> = </text:span></text:span><text:span text:style-name="Source_20_Text"><text:span text:style-name="T411">0x6D6F64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ode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ntr</text:span></text:span><text:span text:style-name="Source_20_Text"><text:span text:style-name="T328"> = </text:span></text:span><text:span text:style-name="Source_20_Text"><text:span text:style-name="T411">0x616E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odel_animation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oll</text:span></text:span><text:span text:style-name="Source_20_Text"><text:span text:style-name="T328"> = </text:span></text:span><text:span text:style-name="Source_20_Text"><text:span text:style-name="T411">0x636F6C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odel_collision_geometr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ply</text:span></text:span><text:span text:style-name="Source_20_Text"><text:span text:style-name="T328"> = </text:span></text:span><text:span text:style-name="Source_20_Text"><text:span text:style-name="T411">0x6D706C7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ultiplayer_scenario_descrip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obje</text:span></text:span><text:span text:style-name="Source_20_Text"><text:span text:style-name="T328"> = </text:span></text:span><text:span text:style-name="Source_20_Text"><text:span text:style-name="T411">0x6F626A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obj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art</text:span></text:span><text:span text:style-name="Source_20_Text"><text:span text:style-name="T328"> = </text:span></text:span><text:span text:style-name="Source_20_Text"><text:span text:style-name="T411">0x706172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artic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ctl</text:span></text:span><text:span text:style-name="Source_20_Text"><text:span text:style-name="T328"> = </text:span></text:span><text:span text:style-name="Source_20_Text"><text:span text:style-name="T411">0x706374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article_system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hys</text:span></text:span><text:span text:style-name="Source_20_Text"><text:span text:style-name="T328"> = </text:span></text:span><text:span text:style-name="Source_20_Text"><text:span text:style-name="T411">0x7068797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hysic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lac</text:span></text:span><text:span text:style-name="Source_20_Text"><text:span text:style-name="T328"> = </text:span></text:span><text:span text:style-name="Source_20_Text"><text:span text:style-name="T411">0x706C61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lacehold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phy</text:span></text:span><text:span text:style-name="Source_20_Text"><text:span text:style-name="T328"> = </text:span></text:span><text:span text:style-name="Source_20_Text"><text:span text:style-name="T411">0x7070687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oint_physic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ngpr</text:span></text:span><text:span text:style-name="Source_20_Text"><text:span text:style-name="T328"> = </text:span></text:span><text:span text:style-name="Source_20_Text"><text:span text:style-name="T411">0x6E6770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references_network_gam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roj</text:span></text:span><text:span text:style-name="Source_20_Text"><text:span text:style-name="T328"> = </text:span></text:span><text:span text:style-name="Source_20_Text"><text:span text:style-name="T411">0x70726F6A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rojecti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nr</text:span></text:span><text:span text:style-name="Source_20_Text"><text:span text:style-name="T328"> = </text:span></text:span><text:span text:style-name="Source_20_Text"><text:span text:style-name="T411">0x73636E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cenario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bsp</text:span></text:span><text:span text:style-name="Source_20_Text"><text:span text:style-name="T328"> = </text:span></text:span><text:span text:style-name="Source_20_Text"><text:span text:style-name="T411">0x7362737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cenario_structure_bsp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en</text:span></text:span><text:span text:style-name="Source_20_Text"><text:span text:style-name="T328"> = </text:span></text:span><text:span text:style-name="Source_20_Text"><text:span text:style-name="T411">0x7363656E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cener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hdr</text:span></text:span><text:span text:style-name="Source_20_Text"><text:span text:style-name="T328"> = </text:span></text:span><text:span text:style-name="Source_20_Text"><text:span text:style-name="T411">0x73686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</text:span></text:span></text:p>
      <text:p text:style-name="P13"><text:soft-page-break/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env</text:span></text:span><text:span text:style-name="Source_20_Text"><text:span text:style-name="T328"> = </text:span></text:span><text:span text:style-name="Source_20_Text"><text:span text:style-name="T411">0x73656E76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environme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oso</text:span></text:span><text:span text:style-name="Source_20_Text"><text:span text:style-name="T328"> = </text:span></text:span><text:span text:style-name="Source_20_Text"><text:span text:style-name="T411">0x736F736F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mode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hi</text:span></text:span><text:span text:style-name="Source_20_Text"><text:span text:style-name="T328"> = </text:span></text:span><text:span text:style-name="Source_20_Text"><text:span text:style-name="T411">0x7363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chicago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ex</text:span></text:span><text:span text:style-name="Source_20_Text"><text:span text:style-name="T328"> = </text:span></text:span><text:span text:style-name="Source_20_Text"><text:span text:style-name="T411">0x73636578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chicago_extende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otr</text:span></text:span><text:span text:style-name="Source_20_Text"><text:span text:style-name="T328"> = </text:span></text:span><text:span text:style-name="Source_20_Text"><text:span text:style-name="T411">0x736F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generic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gla</text:span></text:span><text:span text:style-name="Source_20_Text"><text:span text:style-name="T328"> = </text:span></text:span><text:span text:style-name="Source_20_Text"><text:span text:style-name="T411">0x73676C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glas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met</text:span></text:span><text:span text:style-name="Source_20_Text"><text:span text:style-name="T328"> = </text:span></text:span><text:span text:style-name="Source_20_Text"><text:span text:style-name="T411">0x736D65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met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pla</text:span></text:span><text:span text:style-name="Source_20_Text"><text:span text:style-name="T328"> = </text:span></text:span><text:span text:style-name="Source_20_Text"><text:span text:style-name="T411">0x73706C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plasma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wat</text:span></text:span><text:span text:style-name="Source_20_Text"><text:span text:style-name="T328"> = </text:span></text:span><text:span text:style-name="Source_20_Text"><text:span text:style-name="T411">0x737761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wat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ky</text:span></text:span><text:span text:style-name="Source_20_Text"><text:span text:style-name="T411"> </text:span></text:span><text:span text:style-name="Source_20_Text"><text:span text:style-name="T328"><text:s/>= </text:span></text:span><text:span text:style-name="Source_20_Text"><text:span text:style-name="T411">0x736B792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k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nd_</text:span></text:span><text:span text:style-name="Source_20_Text"><text:span text:style-name="T328"> = </text:span></text:span><text:span text:style-name="Source_20_Text"><text:span text:style-name="T411">0x736E64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nde</text:span></text:span><text:span text:style-name="Source_20_Text"><text:span text:style-name="T328"> = </text:span></text:span><text:span text:style-name="Source_20_Text"><text:span text:style-name="T411">0x736E64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_environme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snd</text:span></text:span><text:span text:style-name="Source_20_Text"><text:span text:style-name="T328"> = </text:span></text:span><text:span text:style-name="Source_20_Text"><text:span text:style-name="T411">0x6C736E6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_loopin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sce</text:span></text:span><text:span text:style-name="Source_20_Text"><text:span text:style-name="T328"> = </text:span></text:span><text:span text:style-name="Source_20_Text"><text:span text:style-name="T411">0x737363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_scener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boom</text:span></text:span><text:span text:style-name="Source_20_Text"><text:span text:style-name="T328"> = </text:span></text:span><text:span text:style-name="Source_20_Text"><text:span text:style-name="T411">0x626F6F6D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pheroi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tr</text:span></text:span><text:span text:style-name="Source_20_Text"><text:span text:style-name="T68">_</text:span></text:span><text:span text:style-name="Source_20_Text"><text:span text:style-name="T328"> = </text:span></text:span><text:span text:style-name="Source_20_Text"><text:span text:style-name="T411">0x7374722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tring_lis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tagc</text:span></text:span><text:span text:style-name="Source_20_Text"><text:span text:style-name="T328"> = </text:span></text:span><text:span text:style-name="Source_20_Text"><text:span text:style-name="T411">0x746167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tag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oul</text:span></text:span><text:span text:style-name="Source_20_Text"><text:span text:style-name="T328"> = </text:span></text:span><text:span text:style-name="Source_20_Text"><text:span text:style-name="T411">0x536F75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i_widget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La</text:span></text:span><text:span text:style-name="Source_20_Text"><text:span text:style-name="T328"> = </text:span></text:span><text:span text:style-name="Source_20_Text"><text:span text:style-name="T411">0x44654C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i_widget_defini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str</text:span></text:span><text:span text:style-name="Source_20_Text"><text:span text:style-name="T328"> = </text:span></text:span><text:span text:style-name="Source_20_Text"><text:span text:style-name="T411">0x7573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nicode_string_lis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nit</text:span></text:span><text:span text:style-name="Source_20_Text"><text:span text:style-name="T328"> = </text:span></text:span><text:span text:style-name="Source_20_Text"><text:span text:style-name="T411">0x756E69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ni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nhi</text:span></text:span><text:span text:style-name="Source_20_Text"><text:span text:style-name="T328"> = </text:span></text:span><text:span text:style-name="Source_20_Text"><text:span text:style-name="T411">0x756E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nit_hud_interfa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vehi</text:span></text:span><text:span text:style-name="Source_20_Text"><text:span text:style-name="T328"> = </text:span></text:span><text:span text:style-name="Source_20_Text"><text:span text:style-name="T411">0x7665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vehic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vcky</text:span></text:span><text:span text:style-name="Source_20_Text"><text:span text:style-name="T328"> = </text:span></text:span><text:span text:style-name="Source_20_Text"><text:span text:style-name="T411">0x76636B7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virtual_keyboar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weap</text:span></text:span><text:span text:style-name="Source_20_Text"><text:span text:style-name="T328"> = </text:span></text:span><text:span text:style-name="Source_20_Text"><text:span text:style-name="T411">0x7765617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eap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wphi</text:span></text:span><text:span text:style-name="Source_20_Text"><text:span text:style-name="T328"> = </text:span></text:span><text:span text:style-name="Source_20_Text"><text:span text:style-name="T411">0x7770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eapon_hud_interfa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rain</text:span></text:span><text:span text:style-name="Source_20_Text"><text:span text:style-name="T328"> = </text:span></text:span><text:span text:style-name="Source_20_Text"><text:span text:style-name="T411">0x7261696E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eather_particle_system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wind</text:span></text:span><text:span text:style-name="Source_20_Text"><text:span text:style-name="T328"> = </text:span></text:span><text:span text:style-name="Source_20_Text"><text:span text:style-name="T411">0x77696E6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ind</text:span></text:span></text:p>
      <text:p text:style-name="P13"><text:span text:style-name="Source_20_Text"><text:span text:style-name="T413"><text:s text:c="4"/></text:span></text:span><text:span text:style-name="Source_20_Text"><text:span text:style-name="T66">tagcls_none</text:span></text:span><text:span text:style-name="Source_20_Text"><text:span text:style-name="T329"> = </text:span></text:span><text:span text:style-name="Source_20_Text"><text:span text:style-name="T413">0xFFFFFFFF</text:span></text:span><text:span text:style-name="Source_20_Text"><text:span text:style-name="T412">,</text:span></text:span><text:span text:style-name="Source_20_Text"><text:span text:style-name="T413"> <text:s/></text:span></text:span><text:span text:style-name="Source_20_Text"><text:span text:style-name="T250">// nothing</text:span></text:span></text:p>
      <text:p text:style-name="P2"><text:span text:style-name="Source_20_Text"><text:span text:style-name="T500"><text:s text:c="4"/>} </text:span></text:span><text:span text:style-name="Source_20_Text"><text:span text:style-name="T65">TagClass</text:span></text:span><text:span text:style-name="Source_20_Text"><text:span text:style-name="T499">;</text:span></text:span></text:p>
      <text:p text:style-name="P1"><text:span text:style-name="Source_20_Text"><text:span text:style-name="T498"/></text:span></text:p>
      <text:p text:style-name="P1"><text:span text:style-name="Source_20_Text"><text:span text:style-name="T498"/></text:span></text:p>
      <text:p text:style-name="P117"><text:span text:style-name="Source_20_Text"><text:span text:style-name="T472">enum </text:span></text:span><text:span text:style-name="Source_20_Text"><text:span text:style-name="T473">class </text:span></text:span><text:span text:style-name="Source_20_Text"><text:span text:style-name="T65">EngineID</text:span></text:span><text:span text:style-name="Source_20_Text"><text:span text:style-name="T499"> : </text:span></text:span><text:span text:style-name="Source_20_Text"><text:span text:style-name="T65">BUEnum32</text:span></text:span><text:span text:style-name="Source_20_Text"><text:span text:style-name="T499"> { <text:s/></text:span></text:span><text:span text:style-name="Source_20_Text"><text:span text:style-name="T248">// </text:span></text:span><text:span text:style-name="Source_20_Text"><text:span text:style-name="T314">EngineID</text:span></text:span><text:span text:style-name="Source_20_Text"><text:span text:style-name="T313"> is a f</text:span></text:span><text:span text:style-name="Source_20_Text"><text:span text:style-name="T248">ourCC value</text:span></text:span></text:p>
      <text:p text:style-name="P3"><text:span text:style-name="Source_20_Text"><text:span text:style-name="T501"><text:s text:c="4"/></text:span></text:span><text:span text:style-name="Source_20_Text"><text:span text:style-name="T67">engine_id_blam</text:span></text:span><text:span text:style-name="Source_20_Text"><text:span text:style-name="T451"> = </text:span></text:span><text:span text:style-name="Source_20_Text"><text:span text:style-name="T501">0x6D616C62 <text:s/></text:span></text:span><text:span text:style-name="Source_20_Text"><text:span text:style-name="T249">// <text:s/>Halo 1 engine id</text:span></text:span></text:p>
      <text:p text:style-name="P4"><text:span text:style-name="Source_20_Text"><text:span text:style-name="T502"><text:s text:c="4"/>} </text:span></text:span><text:span text:style-name="Source_20_Text"><text:span text:style-name="T69">EngineID</text:span></text:span><text:span text:style-name="Source_20_Text"><text:span text:style-name="T502">;</text:span></text:span></text:p>
      <text:p text:style-name="P1"><text:span text:style-name="Source_20_Text"><text:span text:style-name="T498"/></text:span></text:p>
      <text:p text:style-name="P1"><text:span text:style-name="Source_20_Text"><text:span text:style-name="T498"/></text:span></text:p>
      <text:p text:style-name="P41"><text:span text:style-name="Source_20_Text"><text:span text:style-name="T263">/</text:span></text:span><text:span text:style-name="Source_20_Text"><text:span text:style-name="T292">*</text:span></text:span><text:span text:style-name="Source_20_Text"><text:span text:style-name="T277"> </text:span></text:span><text:span text:style-name="Source_20_Text"><text:span text:style-name="T292">TagHeaders are </text:span></text:span><text:span text:style-name="Source_20_Text"><text:span text:style-name="T282">only used </text:span></text:span><text:span text:style-name="Source_20_Text"><text:span text:style-name="T292">at the start of a tagfile to specify the</text:span></text:span></text:p>
      <text:p text:style-name="P41"><text:span text:style-name="Source_20_Text"><text:span text:style-name="T292">** type of tag and provide integrity checks for tools parsing it.*/</text:span></text:span></text:p>
      <text:p text:style-name="P8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5"> </text:span></text:span><text:span text:style-name="Source_20_Text"><text:span text:style-name="T72">TagHeader</text:span></text:span><text:span text:style-name="Source_20_Text"><text:span text:style-name="T505"> {</text:span></text:span></text:p>
      <text:p text:style-name="P1"><text:span text:style-name="Source_20_Text"><text:span text:style-name="T506"><text:s text:c="4"/></text:span></text:span><text:span text:style-name="Source_20_Text"><text:span text:style-name="T73">Pad</text:span></text:span><text:span text:style-name="Source_20_Text"><text:span text:style-name="T506">[</text:span></text:span><text:span text:style-name="Source_20_Text"><text:span text:style-name="T482">36</text:span></text:span><text:span text:style-name="Source_20_Text"><text:span text:style-name="T506">]<text:tab/></text:span></text:span><text:span text:style-name="Source_20_Text"><text:span text:style-name="T512"><text:tab/></text:span></text:span><text:span text:style-name="Source_20_Text"><text:span text:style-name="T506">pad0;</text:span></text:span></text:p>
      <text:p text:style-name="P5"><text:span text:style-name="Source_20_Text"><text:span text:style-name="T506"><text:s text:c="4"/></text:span></text:span><text:span text:style-name="Source_20_Text"><text:span text:style-name="T73">TagClass</text:span></text:span><text:span text:style-name="Source_20_Text"><text:span text:style-name="T506"><text:tab/>tag_class;</text:span></text:span></text:p>
      <text:p text:style-name="P1"><text:span text:style-name="Source_20_Text"><text:span text:style-name="T506"><text:s text:c="4"/></text:span></text:span><text:span text:style-name="Source_20_Text"><text:span text:style-name="T73">UInt32</text:span></text:span><text:span text:style-name="Source_20_Text"><text:span text:style-name="T506"><text:tab/></text:span></text:span><text:span text:style-name="Source_20_Text"><text:span text:style-name="T512"><text:tab/></text:span></text:span><text:span text:style-name="Source_20_Text"><text:span text:style-name="T506">checksum;</text:span></text:span></text:p>
      <text:p text:style-name="P17"><text:span text:style-name="Source_20_Text"><text:span text:style-name="T506"><text:s text:c="4"/></text:span></text:span><text:span text:style-name="Source_20_Text"><text:span text:style-name="T73">UInt32</text:span></text:span><text:span text:style-name="Source_20_Text"><text:span text:style-name="T506"><text:tab/></text:span></text:span><text:span text:style-name="Source_20_Text"><text:span text:style-name="T512"><text:tab/></text:span></text:span><text:span text:style-name="Source_20_Text"><text:span text:style-name="T506">header_size; <text:s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64</text:span></text:span></text:p>
      <text:p text:style-name="P1"><text:span text:style-name="Source_20_Text"><text:span text:style-name="T506"><text:s text:c="4"/></text:span></text:span><text:span text:style-name="Source_20_Text"><text:span text:style-name="T73">Pad</text:span></text:span><text:span text:style-name="Source_20_Text"><text:span text:style-name="T506">[</text:span></text:span><text:span text:style-name="Source_20_Text"><text:span text:style-name="T482">8</text:span></text:span><text:span text:style-name="Source_20_Text"><text:span text:style-name="T506">]<text:tab/></text:span></text:span><text:span text:style-name="Source_20_Text"><text:span text:style-name="T512"><text:tab/></text:span></text:span><text:span text:style-name="Source_20_Text"><text:span text:style-name="T506">pad1;</text:span></text:span></text:p>
      <text:p text:style-name="P5"><text:span text:style-name="Source_20_Text"><text:span text:style-name="T506"><text:s text:c="4"/></text:span></text:span><text:span text:style-name="Source_20_Text"><text:span text:style-name="T73">UInt16</text:span></text:span><text:span text:style-name="Source_20_Text"><text:span text:style-name="T506"><text:tab/></text:span></text:span><text:span text:style-name="Source_20_Text"><text:span text:style-name="T512"><text:tab/></text:span></text:span><text:span text:style-name="Source_20_Text"><text:span text:style-name="T506">tag_version; <text:s/></text:span></text:span><text:span text:style-name="Source_20_Text"><text:span text:style-name="T257">/</text:span></text:span><text:span text:style-name="Source_20_Text"><text:span text:style-name="T259">*</text:span></text:span><text:span text:style-name="Source_20_Text"><text:span text:style-name="T257"> </text:span></text:span><text:span text:style-name="Source_20_Text"><text:span text:style-name="T260">value</text:span></text:span><text:span text:style-name="Source_20_Text"><text:span text:style-name="T257"> depends on the tag_class</text:span></text:span><text:span text:style-name="Source_20_Text"><text:span text:style-name="T259">.</text:span></text:span></text:p>
      <text:p text:style-name="P23"><text:span text:style-name="Source_20_Text"><text:span text:style-name="T259"><text:s text:c="4"/></text:span></text:span><text:span text:style-name="Source_20_Text"><text:span text:style-name="T319">//</text:span></text:span><text:span text:style-name="Source_20_Text"><text:span text:style-name="T259"> </text:span></text:span><text:span text:style-name="Source_20_Text"><text:span text:style-name="T260">tag_version must be </text:span></text:span><text:span text:style-name="Source_20_Text"><text:span text:style-name="T319">correct or </text:span></text:span><text:span text:style-name="Source_20_Text"><text:span text:style-name="T260">the HEK tools</text:span></text:span><text:span text:style-name="Source_20_Text"><text:span text:style-name="T319"> will consider the tag corrupted</text:span></text:span></text:p>
      <text:p text:style-name="P1"><text:span text:style-name="Source_20_Text"><text:span text:style-name="T506"><text:s text:c="4"/></text:span></text:span><text:span text:style-name="Source_20_Text"><text:span text:style-name="T73">UInt8</text:span></text:span><text:span text:style-name="Source_20_Text"><text:span text:style-name="T506"><text:tab/><text:tab/>integrity0; <text:s text:c="2"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0x00</text:span></text:span></text:p>
      <text:p text:style-name="P15"><text:span text:style-name="Source_20_Text"><text:span text:style-name="T506"><text:s text:c="4"/></text:span></text:span><text:span text:style-name="Source_20_Text"><text:span text:style-name="T73">UInt8</text:span></text:span><text:span text:style-name="Source_20_Text"><text:span text:style-name="T506"><text:tab/><text:tab/>integrity1; <text:s text:c="2"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0xFF</text:span></text:span></text:p>
      <text:p text:style-name="P16"><text:span text:style-name="Source_20_Text"><text:span text:style-name="T506"><text:s text:c="4"/></text:span></text:span><text:span text:style-name="Source_20_Text"><text:span text:style-name="T73">EngineID</text:span></text:span><text:span text:style-name="Source_20_Text"><text:span text:style-name="T506"><text:tab/>engine_id; <text:s text:c="3"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</text:span></text:span><text:span text:style-name="Source_20_Text"><text:span text:style-name="T261">engine_id_</text:span></text:span><text:span text:style-name="Source_20_Text"><text:span text:style-name="T257">blam</text:span></text:span></text:p>
      <text:p text:style-name="P124"><text:span text:style-name="Source_20_Text"><text:span text:style-name="T506"><text:s text:c="4"/>} </text:span></text:span><text:span text:style-name="Source_20_Text"><text:span text:style-name="T73">TagHeader</text:span></text:span><text:span text:style-name="Source_20_Text"><text:span text:style-name="T506">;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6</text:span></text:span><text:span text:style-name="Source_20_Text"><text:span text:style-name="T255">4 bytes</text:span></text:span></text:p>
      <text:p text:style-name="P131"/>
      <text:p text:style-name="P131"><text:span text:style-name="Source_20_Text"><text:span text:style-name="T278">// lightmaps and models use these in their compressed vertices</text:span></text:span></text:p>
      <text:p text:style-name="P131"><text:span text:style-name="Source_20_Text"><text:span text:style-name="T474">typedef </text:span></text:span><text:span text:style-name="Source_20_Text"><text:span text:style-name="T476">struct</text:span></text:span><text:span text:style-name="Source_20_Text"><text:span text:style-name="T510"> 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510"> {</text:span></text:span><text:span text:style-name="Source_20_Text"><text:span text:style-name="T519"><text:tab/></text:span></text:span><text:span text:style-name="Source_20_Text"><text:span text:style-name="T309">//</text:span></text:span><text:span text:style-name="Source_20_Text"><text:span text:style-name="T315"><text:tab/>use the below code to decompress these.</text:span></text:span></text:p>
      <text:p text:style-name="P131"><text:span text:style-name="Source_20_Text"><text:span text:style-name="T511"><text:s text:c="4"/></text:span></text:span><text:span text:style-name="Source_20_Text"><text:span text:style-name="T76">S1Int32</text:span></text:span><text:span text:style-name="Source_20_Text"><text:span text:style-name="T511"><text:tab/>i : </text:span></text:span><text:span text:style-name="Source_20_Text"><text:span text:style-name="T484">11</text:span></text:span><text:span text:style-name="Source_20_Text"><text:span text:style-name="T511">; <text:s/></text:span></text:span><text:span text:style-name="Source_20_Text"><text:span text:style-name="T309">//</text:span></text:span><text:span text:style-name="Source_20_Text"><text:span text:style-name="T315"><text:tab/></text:span></text:span><text:span text:style-name="Source_20_Text"><text:span text:style-name="T317">Float </text:span></text:span><text:span text:style-name="Source_20_Text"><text:span text:style-name="T309">i = </text:span></text:span><text:span text:style-name="Source_20_Text"><text:span text:style-name="T310">(</text:span></text:span><text:span text:style-name="Source_20_Text"><text:span text:style-name="T316">norm.</text:span></text:span><text:span text:style-name="Source_20_Text"><text:span text:style-name="T279">i</text:span></text:span><text:span text:style-name="Source_20_Text"><text:span text:style-name="T310"> &amp; </text:span></text:span><text:span text:style-name="Source_20_Text"><text:span text:style-name="T311">1023</text:span></text:span><text:span text:style-name="Source_20_Text"><text:span text:style-name="T310">)</text:span></text:span><text:span text:style-name="Source_20_Text"><text:span text:style-name="T279">/1023</text:span></text:span><text:span text:style-name="Source_20_Text"><text:span text:style-name="T280">.0</text:span></text:span><text:span text:style-name="Source_20_Text"><text:span text:style-name="T309"> - 1.0*!!(</text:span></text:span><text:span text:style-name="Source_20_Text"><text:span text:style-name="T316">norm.</text:span></text:span><text:span text:style-name="Source_20_Text"><text:span text:style-name="T309">i</text:span></text:span><text:span text:style-name="Source_20_Text"><text:span text:style-name="T310"> </text:span></text:span><text:span text:style-name="Source_20_Text"><text:span text:style-name="T309">&amp;</text:span></text:span><text:span text:style-name="Source_20_Text"><text:span text:style-name="T310"> </text:span></text:span><text:span text:style-name="Source_20_Text"><text:span text:style-name="T309">0x400);</text:span></text:span></text:p>
      <text:p text:style-name="P131"><text:span text:style-name="Source_20_Text"><text:span text:style-name="T511"><text:s text:c="4"/></text:span></text:span><text:span text:style-name="Source_20_Text"><text:span text:style-name="T76">S1Int32</text:span></text:span><text:span text:style-name="Source_20_Text"><text:span text:style-name="T511"><text:tab/>j : </text:span></text:span><text:span text:style-name="Source_20_Text"><text:span text:style-name="T484">11</text:span></text:span><text:span text:style-name="Source_20_Text"><text:span text:style-name="T511">; <text:s/></text:span></text:span><text:span text:style-name="Source_20_Text"><text:span text:style-name="T309">//</text:span></text:span><text:span text:style-name="Source_20_Text"><text:span text:style-name="T315"><text:tab/></text:span></text:span><text:span text:style-name="Source_20_Text"><text:span text:style-name="T317">Float </text:span></text:span><text:span text:style-name="Source_20_Text"><text:span text:style-name="T309">j = </text:span></text:span><text:span text:style-name="Source_20_Text"><text:span text:style-name="T310">(</text:span></text:span><text:span text:style-name="Source_20_Text"><text:span text:style-name="T316">norm.</text:span></text:span><text:span text:style-name="Source_20_Text"><text:span text:style-name="T310">j &amp; </text:span></text:span><text:span text:style-name="Source_20_Text"><text:span text:style-name="T311">1023</text:span></text:span><text:span text:style-name="Source_20_Text"><text:span text:style-name="T310">)</text:span></text:span><text:span text:style-name="Source_20_Text"><text:span text:style-name="T279">/1023</text:span></text:span><text:span text:style-name="Source_20_Text"><text:span text:style-name="T280">.0</text:span></text:span><text:span text:style-name="Source_20_Text"><text:span text:style-name="T309"> - 1.0*!!(</text:span></text:span><text:span text:style-name="Source_20_Text"><text:span text:style-name="T316">norm.</text:span></text:span><text:span text:style-name="Source_20_Text"><text:span text:style-name="T309">j</text:span></text:span><text:span text:style-name="Source_20_Text"><text:span text:style-name="T310"> </text:span></text:span><text:span text:style-name="Source_20_Text"><text:span text:style-name="T309">&amp;</text:span></text:span><text:span text:style-name="Source_20_Text"><text:span text:style-name="T310"> </text:span></text:span><text:span text:style-name="Source_20_Text"><text:span text:style-name="T309">0x400);</text:span></text:span></text:p>
      <text:p text:style-name="P131"><text:span text:style-name="Source_20_Text"><text:span text:style-name="T511"><text:s text:c="4"/></text:span></text:span><text:span text:style-name="Source_20_Text"><text:span text:style-name="T76">S1Int32</text:span></text:span><text:span text:style-name="Source_20_Text"><text:span text:style-name="T511"><text:tab/>k : </text:span></text:span><text:span text:style-name="Source_20_Text"><text:span text:style-name="T484">10</text:span></text:span><text:span text:style-name="Source_20_Text"><text:span text:style-name="T511">; <text:s/></text:span></text:span><text:span text:style-name="Source_20_Text"><text:span text:style-name="T309">//</text:span></text:span><text:span text:style-name="Source_20_Text"><text:span text:style-name="T315"><text:tab/></text:span></text:span><text:span text:style-name="Source_20_Text"><text:span text:style-name="T317">Float </text:span></text:span><text:span text:style-name="Source_20_Text"><text:span text:style-name="T309">k = </text:span></text:span><text:span text:style-name="Source_20_Text"><text:span text:style-name="T310">(</text:span></text:span><text:span text:style-name="Source_20_Text"><text:span text:style-name="T316">norm.</text:span></text:span><text:span text:style-name="Source_20_Text"><text:span text:style-name="T310">k &amp; </text:span></text:span><text:span text:style-name="Source_20_Text"><text:span text:style-name="T312"><text:s/></text:span></text:span><text:span text:style-name="Source_20_Text"><text:span text:style-name="T311">511</text:span></text:span><text:span text:style-name="Source_20_Text"><text:span text:style-name="T310">)</text:span></text:span><text:span text:style-name="Source_20_Text"><text:span text:style-name="T279">/</text:span></text:span><text:span text:style-name="Source_20_Text"><text:span text:style-name="T309">511</text:span></text:span><text:span text:style-name="Source_20_Text"><text:span text:style-name="T280">.0</text:span></text:span><text:span text:style-name="Source_20_Text"><text:span text:style-name="T309"> <text:s/>- 1.0*!!(</text:span></text:span><text:span text:style-name="Source_20_Text"><text:span text:style-name="T316">norm.</text:span></text:span><text:span text:style-name="Source_20_Text"><text:span text:style-name="T309">k</text:span></text:span><text:span text:style-name="Source_20_Text"><text:span text:style-name="T310"> </text:span></text:span><text:span text:style-name="Source_20_Text"><text:span text:style-name="T309">&amp;</text:span></text:span><text:span text:style-name="Source_20_Text"><text:span text:style-name="T310"> </text:span></text:span><text:span text:style-name="Source_20_Text"><text:span text:style-name="T309">0x200);</text:span></text:span></text:p>
      <text:p text:style-name="P125"><text:span text:style-name="Source_20_Text"><text:span text:style-name="T279"><text:s text:c="4"/></text:span></text:span><text:span text:style-name="Source_20_Text"><text:span text:style-name="T434">}</text:span></text:span><text:span text:style-name="Source_20_Text"><text:span text:style-name="T279"> 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15">;</text:span></text:span><text:span text:style-name="Source_20_Text"><text:span text:style-name="T279">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4</text:span></text:span><text:span text:style-name="Source_20_Text"><text:span text:style-name="T255"> bytes</text:span></text:span></text:p>
      <text:p text:style-name="P154"/>
      <text:p text:style-name="P124"><text:soft-page-break/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5"> </text:span></text:span><text:span text:style-name="Source_20_Text"><text:span text:style-name="T84">FromTo</text:span></text:span><text:span text:style-name="Source_20_Text"><text:span text:style-name="T505"> {</text:span></text:span></text:p>
      <text:p text:style-name="P124"><text:span text:style-name="Source_20_Text"><text:span text:style-name="T505"><text:s text:c="4"/></text:span></text:span><text:span text:style-name="Source_20_Text"><text:span text:style-name="T84">Float</text:span></text:span><text:span text:style-name="Source_20_Text"><text:span text:style-name="T80"><text:tab/></text:span></text:span><text:span text:style-name="Source_20_Text"><text:span text:style-name="T520">from</text:span></text:span><text:span text:style-name="Source_20_Text"><text:span text:style-name="T505">;</text:span></text:span></text:p>
      <text:p text:style-name="P124"><text:span text:style-name="Source_20_Text"><text:span text:style-name="T505"><text:s text:c="4"/></text:span></text:span><text:span text:style-name="Source_20_Text"><text:span text:style-name="T84">Float</text:span></text:span><text:span text:style-name="Source_20_Text"><text:span text:style-name="T80"><text:tab/></text:span></text:span><text:span text:style-name="Source_20_Text"><text:span text:style-name="T520">to</text:span></text:span><text:span text:style-name="Source_20_Text"><text:span text:style-name="T505">;</text:span></text:span></text:p>
      <text:p text:style-name="P125"><text:span text:style-name="Source_20_Text"><text:span text:style-name="T263"><text:s text:c="4"/></text:span></text:span><text:span text:style-name="Source_20_Text"><text:span text:style-name="T414">}</text:span></text:span><text:span text:style-name="Source_20_Text"><text:span text:style-name="T263"> </text:span></text:span><text:span text:style-name="Source_20_Text"><text:span text:style-name="T72">TagRef</text:span></text:span><text:span text:style-name="Source_20_Text"><text:span text:style-name="T414">;</text:span></text:span><text:span text:style-name="Source_20_Text"><text:span text:style-name="T263">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318">8</text:span></text:span><text:span text:style-name="Source_20_Text"><text:span text:style-name="T255"> bytes</text:span></text:span></text:p>
      <text:p text:style-name="P19"><text:span text:style-name="Source_20_Text"><text:span text:style-name="T498"/></text:span></text:p>
      <text:p text:style-name="P19"><text:span text:style-name="Source_20_Text"><text:span text:style-name="T498"/></text:span></text:p>
      <text:p text:style-name="P19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5"> </text:span></text:span><text:span text:style-name="Source_20_Text"><text:span text:style-name="T72">Reflexive</text:span></text:span><text:span text:style-name="Source_20_Text"><text:span text:style-name="T505"> {</text:span></text:span></text:p>
      <text:p text:style-name="P19"><text:span text:style-name="Source_20_Text"><text:span text:style-name="T505"><text:s text:c="4"/></text:span></text:span><text:span text:style-name="Source_20_Text"><text:span text:style-name="T72">SInt32</text:span></text:span><text:span text:style-name="Source_20_Text"><text:span text:style-name="T505"><text:tab/>size;<text:tab/></text:span></text:span><text:span text:style-name="Source_20_Text"><text:span text:style-name="T513"> <text:s text:c="3"/></text:span></text:span><text:span text:style-name="Source_20_Text"><text:span text:style-name="T263">// number of structs in the array</text:span></text:span><text:span text:style-name="Source_20_Text"><text:span text:style-name="T264">.</text:span></text:span></text:p>
      <text:p text:style-name="P19"><text:span text:style-name="Source_20_Text"><text:span text:style-name="T505"><text:s text:c="4"/></text:span></text:span><text:span text:style-name="Source_20_Text"><text:span text:style-name="T72">UInt32</text:span></text:span><text:span text:style-name="Source_20_Text"><text:span text:style-name="T505"><text:tab/>pointer; <text:s/></text:span></text:span><text:span text:style-name="Source_20_Text"><text:span text:style-name="T263">// pointer to the array(in</text:span></text:span><text:span text:style-name="Source_20_Text"><text:span text:style-name="T286">side</text:span></text:span><text:span text:style-name="Source_20_Text"><text:span text:style-name="T263"> a map only)</text:span></text:span></text:p>
      <text:p text:style-name="P108"><text:span text:style-name="Source_20_Text"><text:span text:style-name="T505"><text:s text:c="4"/></text:span></text:span><text:span text:style-name="Source_20_Text"><text:span text:style-name="T72">UInt32</text:span></text:span><text:span text:style-name="Source_20_Text"><text:span text:style-name="T505"><text:tab/>id;</text:span></text:span><text:span text:style-name="Source_20_Text"><text:span text:style-name="T282"> <text:s/></text:span></text:span><text:span text:style-name="Source_20_Text"><text:span text:style-name="T286"><text:s text:c="5"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2">(purpose unknown).</text:span></text:span></text:p>
      <text:p text:style-name="P26"><text:span text:style-name="Source_20_Text"><text:span text:style-name="T505"><text:s text:c="4"/>} </text:span></text:span><text:span text:style-name="Source_20_Text"><text:span text:style-name="T72">Reflexive</text:span></text:span><text:span text:style-name="Source_20_Text"><text:span text:style-name="T505">;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12</text:span></text:span><text:span text:style-name="Source_20_Text"><text:span text:style-name="T255"> bytes</text:span></text:span></text:p>
      <text:p text:style-name="P129"/>
      <text:p text:style-name="P129"/>
      <text:p text:style-name="P26"><text:span text:style-name="Source_20_Text"><text:span text:style-name="T474">typedef </text:span></text:span><text:span text:style-name="Source_20_Text"><text:span text:style-name="T475">s</text:span></text:span><text:span text:style-name="Source_20_Text"><text:span text:style-name="T471">truct</text:span></text:span><text:span text:style-name="Source_20_Text"><text:span text:style-name="T503"> </text:span></text:span><text:span text:style-name="Source_20_Text"><text:span text:style-name="T70">T</text:span></text:span><text:span text:style-name="Source_20_Text"><text:span text:style-name="T64">ag</text:span></text:span><text:span text:style-name="Source_20_Text"><text:span text:style-name="T71">I</text:span></text:span><text:span text:style-name="Source_20_Text"><text:span text:style-name="T64">d</text:span></text:span><text:span text:style-name="Source_20_Text"><text:span text:style-name="T503"> </text:span></text:span><text:span text:style-name="Source_20_Text"><text:span text:style-name="T498">{</text:span></text:span></text:p>
      <text:p text:style-name="P26"><text:span text:style-name="Source_20_Text"><text:span text:style-name="T251"><text:s text:c="4"/>/</text:span></text:span><text:span text:style-name="Source_20_Text"><text:span text:style-name="T252">*</text:span></text:span><text:span text:style-name="Source_20_Text"><text:span text:style-name="T251"> For all intents and purposes, this is what this struct looks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like</text:span></text:span><text:span text:style-name="Source_20_Text"><text:span text:style-name="T253">.</text:span></text:span><text:span text:style-name="Source_20_Text"><text:span text:style-name="T251"> </text:span></text:span><text:span text:style-name="Source_20_Text"><text:span text:style-name="T253">Y</text:span></text:span><text:span text:style-name="Source_20_Text"><text:span text:style-name="T251">ou should know </text:span></text:span><text:span text:style-name="Source_20_Text"><text:span text:style-name="T253">however, </text:span></text:span><text:span text:style-name="Source_20_Text"><text:span text:style-name="T251">that it is TECHNICALLY just a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single UInt32, </text:span></text:span><text:span text:style-name="Source_20_Text"><text:span text:style-name="T287">and</text:span></text:span><text:span text:style-name="Source_20_Text"><text:span text:style-name="T251"> the UInt16's </text:span></text:span><text:span text:style-name="Source_20_Text"><text:span text:style-name="T287">are </text:span></text:span><text:span text:style-name="Source_20_Text"><text:span text:style-name="T251">masked off whenever they are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individually needed. I found this out by looking at Halo 2 map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files, where the order and endianness of these UInt16's are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swapped, which would only be if a TagID is a single UInt32.</text:span></text:span></text:p>
      <text:p text:style-name="P26"><text:span text:style-name="Source_20_Text"><text:span text:style-name="T254"><text:s text:c="4"/></text:span></text:span><text:span text:style-name="Source_20_Text"><text:span text:style-name="T252">**</text:span></text:span><text:span text:style-name="Source_20_Text"><text:span text:style-name="T254"> </text:span></text:span><text:span text:style-name="Source_20_Text"><text:span text:style-name="T247">tag_table_index</text:span></text:span><text:span text:style-name="Source_20_Text"><text:span text:style-name="T254"> is the index into the tag_index you will find</text:span></text:span></text:p>
      <text:p text:style-name="P26"><text:span text:style-name="Source_20_Text"><text:span text:style-name="T254"><text:s text:c="4"/></text:span></text:span><text:span text:style-name="Source_20_Text"><text:span text:style-name="T252">**</text:span></text:span><text:span text:style-name="Source_20_Text"><text:span text:style-name="T254"> the tag at. </text:span></text:span><text:span text:style-name="Source_20_Text"><text:span text:style-name="T247">table_index</text:span></text:span><text:span text:style-name="Source_20_Text"><text:span text:style-name="T254"> is related, </text:span></text:span><text:span text:style-name="Source_20_Text"><text:span text:style-name="T288">but </text:span></text:span><text:span text:style-name="Source_20_Text"><text:span text:style-name="T254">its use is unknown.</text:span></text:span><text:span text:style-name="Source_20_Text"><text:span text:style-name="T252">*/</text:span></text:span></text:p>
      <text:p text:style-name="P40"><text:span text:style-name="Source_20_Text"><text:span text:style-name="T498"><text:s text:c="4"/></text:span></text:span><text:span text:style-name="Source_20_Text"><text:span text:style-name="T64">UInt16</text:span></text:span><text:span text:style-name="Source_20_Text"><text:span text:style-name="T498"><text:tab/>tag_table_index</text:span></text:span><text:span text:style-name="Source_20_Text"><text:span text:style-name="T504">;</text:span></text:span><text:span text:style-name="Source_20_Text"><text:span text:style-name="T291"><text:tab/></text:span></text:span><text:span text:style-name="Source_20_Text"><text:span text:style-name="T263">//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40"><text:span text:style-name="Source_20_Text"><text:span text:style-name="T498"><text:s text:c="4"/></text:span></text:span><text:span text:style-name="Source_20_Text"><text:span text:style-name="T64">UInt16</text:span></text:span><text:span text:style-name="Source_20_Text"><text:span text:style-name="T498"><text:tab/>table_index</text:span></text:span><text:span text:style-name="Source_20_Text"><text:span text:style-name="T504">;</text:span></text:span><text:span text:style-name="Source_20_Text"><text:span text:style-name="T516"><text:tab/></text:span></text:span><text:span text:style-name="Source_20_Text"><text:span text:style-name="T263">//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26"><text:span text:style-name="Source_20_Text"><text:span text:style-name="T247"><text:s text:c="4"/></text:span></text:span><text:span text:style-name="Source_20_Text"><text:span text:style-name="T409">}</text:span></text:span><text:span text:style-name="Source_20_Text"><text:span text:style-name="T281"> </text:span></text:span><text:span text:style-name="Source_20_Text"><text:span text:style-name="T70">T</text:span></text:span><text:span text:style-name="Source_20_Text"><text:span text:style-name="T64">ag</text:span></text:span><text:span text:style-name="Source_20_Text"><text:span text:style-name="T71">I</text:span></text:span><text:span text:style-name="Source_20_Text"><text:span text:style-name="T64">d</text:span></text:span><text:span text:style-name="Source_20_Text"><text:span text:style-name="T420">;</text:span></text:span><text:span text:style-name="Source_20_Text"><text:span text:style-name="T255"> <text:s/>// </text:span></text:span><text:span text:style-name="Source_20_Text"><text:span text:style-name="T256">struct </text:span></text:span><text:span text:style-name="Source_20_Text"><text:span text:style-name="T255">size == 4 bytes</text:span></text:span></text:p>
      <text:p text:style-name="P26"/>
      <text:p text:style-name="P26"/>
      <text:p text:style-name="P19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5"> </text:span></text:span><text:span text:style-name="Source_20_Text"><text:span text:style-name="T72">TagRef</text:span></text:span><text:span text:style-name="Source_20_Text"><text:span text:style-name="T505"> {</text:span></text:span></text:p>
      <text:p text:style-name="P19"><text:span text:style-name="Source_20_Text"><text:span text:style-name="T505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505">class;</text:span></text:span></text:p>
      <text:p text:style-name="P33"><text:span text:style-name="Source_20_Text"><text:span text:style-name="T505"><text:s text:c="4"/></text:span></text:span><text:span text:style-name="Source_20_Text"><text:span text:style-name="T72">SInt32</text:span></text:span><text:span text:style-name="Source_20_Text"><text:span text:style-name="T77"><text:tab/></text:span></text:span><text:span text:style-name="Source_20_Text"><text:span text:style-name="T80"><text:tab/></text:span></text:span><text:span text:style-name="Source_20_Text"><text:span text:style-name="T505">path_pointer;</text:span></text:span><text:span text:style-name="Source_20_Text"><text:span text:style-name="T517"><text:tab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20"><text:span text:style-name="Source_20_Text"><text:span text:style-name="T507"><text:s text:c="3"/></text:span></text:span><text:span text:style-name="Source_20_Text"><text:span text:style-name="T265"><text:s/>/* </text:span></text:span><text:span text:style-name="Source_20_Text"><text:span text:style-name="T266">In a tagfile, </text:span></text:span><text:span text:style-name="Source_20_Text"><text:span text:style-name="T267">path_length specifies the number of characters</text:span></text:span></text:p>
      <text:p text:style-name="P21"><text:span text:style-name="Source_20_Text"><text:span text:style-name="T267"><text:s text:c="4"/>** in the</text:span></text:span><text:span text:style-name="Source_20_Text"><text:span text:style-name="T266"> </text:span></text:span><text:span text:style-name="Source_20_Text"><text:span text:style-name="T267">string(excluding the 0x00 delimiter on the end).</text:span></text:span></text:p>
      <text:p text:style-name="P21"><text:span text:style-name="Source_20_Text"><text:span text:style-name="T266"><text:s text:c="4"/>** If the string is empty(because the TagRef references nothing)</text:span></text:span></text:p>
      <text:p text:style-name="P21"><text:span text:style-name="Source_20_Text"><text:span text:style-name="T265"><text:s text:c="4"/>** </text:span></text:span><text:span text:style-name="Source_20_Text"><text:span text:style-name="T266">then </text:span></text:span><text:span text:style-name="Source_20_Text"><text:span text:style-name="T265">the string wont even have the 0x00 delimiter.</text:span></text:span></text:p>
      <text:p text:style-name="P116"><text:span text:style-name="Source_20_Text"><text:span text:style-name="T266"><text:s text:c="4"/>** </text:span></text:span><text:span text:style-name="Source_20_Text"><text:span text:style-name="T265">This means the</text:span></text:span><text:span text:style-name="Source_20_Text"><text:span text:style-name="T266"> number of bytes the </text:span></text:span><text:span text:style-name="Source_20_Text"><text:span text:style-name="T268">tag path </text:span></text:span><text:span text:style-name="Source_20_Text"><text:span text:style-name="T266">string</text:span></text:span><text:span text:style-name="Source_20_Text"><text:span text:style-name="T307"> </text:span></text:span><text:span text:style-name="Source_20_Text"><text:span text:style-name="T266">consists</text:span></text:span></text:p>
      <text:p text:style-name="P22"><text:span text:style-name="Source_20_Text"><text:span text:style-name="T266"><text:s text:c="4"/>** of is</text:span></text:span><text:span text:style-name="Source_20_Text"><text:span text:style-name="T268"> </text:span></text:span><text:span text:style-name="Source_20_Text"><text:span text:style-name="T266">either 0, or path_length + 1</text:span></text:span><text:span text:style-name="Source_20_Text"><text:span text:style-name="T307">, but never just 1</text:span></text:span><text:span text:style-name="Source_20_Text"><text:span text:style-name="T308">.</text:span></text:span><text:span text:style-name="Source_20_Text"><text:span text:style-name="T266"> </text:span></text:span><text:span text:style-name="Source_20_Text"><text:span text:style-name="T265">*/</text:span></text:span></text:p>
      <text:p text:style-name="P32"><text:span text:style-name="Source_20_Text"><text:span text:style-name="T505"><text:s text:c="4"/></text:span></text:span><text:span text:style-name="Source_20_Text"><text:span text:style-name="T72">SInt32</text:span></text:span><text:span text:style-name="Source_20_Text"><text:span text:style-name="T505"><text:tab/></text:span></text:span><text:span text:style-name="Source_20_Text"><text:span text:style-name="T514"><text:tab/></text:span></text:span><text:span text:style-name="Source_20_Text"><text:span text:style-name="T505">path_length;</text:span></text:span><text:span text:style-name="Source_20_Text"><text:span text:style-name="T517"><text:tab/></text:span></text:span><text:span text:style-name="Source_20_Text"><text:span text:style-name="T282">// only used </text:span></text:span><text:span text:style-name="Source_20_Text"><text:span text:style-name="T283">outside</text:span></text:span><text:span text:style-name="Source_20_Text"><text:span text:style-name="T282"> a map</text:span></text:span><text:span text:style-name="Source_20_Text"><text:span text:style-name="T284">?</text:span></text:span></text:p>
      <text:p text:style-name="P31"><text:span text:style-name="Source_20_Text"><text:span text:style-name="T505"><text:s text:c="4"/></text:span></text:span><text:span text:style-name="Source_20_Text"><text:span text:style-name="T72">T</text:span></text:span><text:span text:style-name="Source_20_Text"><text:span text:style-name="T64">ag</text:span></text:span><text:span text:style-name="Source_20_Text"><text:span text:style-name="T71">I</text:span></text:span><text:span text:style-name="Source_20_Text"><text:span text:style-name="T64">d</text:span></text:span><text:span text:style-name="Source_20_Text"><text:span text:style-name="T508"><text:tab/></text:span></text:span><text:span text:style-name="Source_20_Text"><text:span text:style-name="T514"><text:tab/></text:span></text:span><text:span text:style-name="Source_20_Text"><text:span text:style-name="T508">id;</text:span></text:span><text:span text:style-name="Source_20_Text"><text:span text:style-name="T517"><text:tab/><text:tab/><text:tab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23"><text:span text:style-name="Source_20_Text"><text:span text:style-name="T505"><text:s text:c="4"/>} </text:span></text:span><text:span text:style-name="Source_20_Text"><text:span text:style-name="T72">TagRef</text:span></text:span><text:span text:style-name="Source_20_Text"><text:span text:style-name="T414">;</text:span></text:span><text:span text:style-name="Source_20_Text"><text:span text:style-name="T263">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16</text:span></text:span><text:span text:style-name="Source_20_Text"><text:span text:style-name="T255"> bytes</text:span></text:span></text:p>
      <text:p text:style-name="P1"><text:span text:style-name="Source_20_Text"><text:span text:style-name="T498"/></text:span></text:p>
      <text:p text:style-name="P1"><text:span text:style-name="Source_20_Text"><text:span text:style-name="T498"/></text:span></text:p>
      <text:p text:style-name="P1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5"> </text:span></text:span><text:span text:style-name="Source_20_Text"><text:span text:style-name="T72">RawdataRef</text:span></text:span><text:span text:style-name="Source_20_Text"><text:span text:style-name="T505"> {</text:span></text:span></text:p>
      <text:p text:style-name="P9"><text:span text:style-name="Source_20_Text"><text:span text:style-name="T505"><text:s text:c="4"/></text:span></text:span><text:span text:style-name="Source_20_Text"><text:span text:style-name="T72">SInt32</text:span></text:span><text:span text:style-name="Source_20_Text"><text:span text:style-name="T505"><text:tab/>size;</text:span></text:span></text:p>
      <text:p text:style-name="P119"><text:span text:style-name="Source_20_Text"><text:span text:style-name="T509"><text:s text:c="4"/></text:span></text:span><text:span text:style-name="Source_20_Text"><text:span text:style-name="T269">/</text:span></text:span><text:span text:style-name="Source_20_Text"><text:span text:style-name="T270">*</text:span></text:span><text:span text:style-name="Source_20_Text"><text:span text:style-name="T269"> </text:span></text:span><text:span text:style-name="Source_20_Text"><text:span text:style-name="T271">T</text:span></text:span><text:span text:style-name="Source_20_Text"><text:span text:style-name="T269">his flag is used to determine if </text:span></text:span><text:span text:style-name="Source_20_Text"><text:span text:style-name="T272">the</text:span></text:span><text:span text:style-name="Source_20_Text"><text:span text:style-name="T269"> </text:span></text:span><text:span text:style-name="Source_20_Text"><text:span text:style-name="T272">raw</text:span></text:span><text:span text:style-name="Source_20_Text"><text:span text:style-name="T269">data is in a</text:span></text:span><text:span text:style-name="Source_20_Text"><text:span text:style-name="T272"> </text:span></text:span><text:span text:style-name="Source_20_Text"><text:span text:style-name="T269">Halo PC</text:span></text:span></text:p>
      <text:p text:style-name="P119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</text:span></text:span><text:span text:style-name="Source_20_Text"><text:span text:style-name="T269">or Halo CE resource map</text:span></text:span><text:span text:style-name="Source_20_Text"><text:span text:style-name="T274"> rather</text:span></text:span><text:span text:style-name="Source_20_Text"><text:span text:style-name="T273"> </text:span></text:span><text:span text:style-name="Source_20_Text"><text:span text:style-name="T269">than the map this</text:span></text:span><text:span text:style-name="Source_20_Text"><text:span text:style-name="T272"> </text:span></text:span><text:span text:style-name="Source_20_Text"><text:span text:style-name="T269">RawdataRef</text:span></text:span></text:p>
      <text:p text:style-name="P119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69"> struct is in.</text:span></text:span><text:span text:style-name="Source_20_Text"><text:span text:style-name="T274"> It appears that</text:span></text:span><text:span text:style-name="Source_20_Text"><text:span text:style-name="T273"> </text:span></text:span><text:span text:style-name="Source_20_Text"><text:span text:style-name="T274">this flag is </text:span></text:span><text:span text:style-name="Source_20_Text"><text:span text:style-name="T273">ONLY</text:span></text:span><text:span text:style-name="Source_20_Text"><text:span text:style-name="T272"> </text:span></text:span><text:span text:style-name="Source_20_Text"><text:span text:style-name="T273">used to</text:span></text:span></text:p>
      <text:p text:style-name="P118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specify if a sound</text:span></text:span><text:span text:style-name="Source_20_Text"><text:span text:style-name="T272"> permutations</text:span></text:span><text:span text:style-name="Source_20_Text"><text:span text:style-name="T273"> </text:span></text:span><text:span text:style-name="Source_20_Text"><text:span text:style-name="T275">samples/mouth data</text:span></text:span><text:span text:style-name="Source_20_Text"><text:span text:style-name="T273"> </text:span></text:span><text:span text:style-name="Source_20_Text"><text:span text:style-name="T276">is</text:span></text:span><text:span text:style-name="Source_20_Text"><text:span text:style-name="T273"> stored</text:span></text:span></text:p>
      <text:p text:style-name="P119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5"> </text:span></text:span><text:span text:style-name="Source_20_Text"><text:span text:style-name="T273">in the</text:span></text:span><text:span text:style-name="Source_20_Text"><text:span text:style-name="T272"> </text:span></text:span><text:span text:style-name="Source_20_Text"><text:span text:style-name="T273">resource map. Bitmaps use a different flag to specify</text:span></text:span></text:p>
      <text:p text:style-name="P14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this while font, hud_message_text, and unicode_string_list</text:span></text:span></text:p>
      <text:p text:style-name="P14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tags assume the data is in the same map as the RawdataRef.</text:span></text:span><text:span text:style-name="Source_20_Text"><text:span text:style-name="T270">*/</text:span></text:span></text:p>
      <text:p text:style-name="P120"><text:span text:style-name="Source_20_Text"><text:span text:style-name="T505"><text:s text:c="4"/></text:span></text:span><text:span text:style-name="Source_20_Text"><text:span text:style-name="T72">Bool32</text:span></text:span><text:span text:style-name="Source_20_Text"><text:span text:style-name="T81"><text:tab/></text:span></text:span><text:span text:style-name="Source_20_Text"><text:span text:style-name="T505">data_in_resource_map : </text:span></text:span><text:span text:style-name="Source_20_Text"><text:span text:style-name="T483">1</text:span></text:span><text:span text:style-name="Source_20_Text"><text:span text:style-name="T505">;</text:span></text:span><text:span text:style-name="Source_20_Text"><text:span text:style-name="T515"><text:tab/></text:span></text:span><text:span text:style-name="Source_20_Text"><text:span text:style-name="T290">// o</text:span></text:span><text:span text:style-name="Source_20_Text"><text:span text:style-name="T282">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30"/>
      <text:p text:style-name="P107"><text:span text:style-name="Source_20_Text"><text:span text:style-name="T505"><text:s text:c="4"/></text:span></text:span><text:span text:style-name="Source_20_Text"><text:span text:style-name="T72">UInt32</text:span></text:span><text:span text:style-name="Source_20_Text"><text:span text:style-name="T505"><text:tab/>raw_pointer;</text:span></text:span><text:span text:style-name="Source_20_Text"><text:span text:style-name="T518"><text:tab/></text:span></text:span><text:span text:style-name="Source_20_Text"><text:span text:style-name="T263">/</text:span></text:span><text:span text:style-name="Source_20_Text"><text:span text:style-name="T301">*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1">.</text:span></text:span></text:p>
      <text:p text:style-name="P107"><text:span text:style-name="Source_20_Text"><text:span text:style-name="T301"><text:s text:c="4"/>**<text:tab/><text:tab/><text:tab/><text:tab/> <text:s text:c="2"/>should only be used if pointer == 0 */</text:span></text:span></text:p>
      <text:p text:style-name="P107"><text:span text:style-name="Source_20_Text"><text:span text:style-name="T505"><text:s text:c="4"/></text:span></text:span><text:span text:style-name="Source_20_Text"><text:span text:style-name="T72">UInt32</text:span></text:span><text:span text:style-name="Source_20_Text"><text:span text:style-name="T505"><text:tab/>pointer;</text:span></text:span><text:span text:style-name="Source_20_Text"><text:span text:style-name="T282"> </text:span></text:span><text:span text:style-name="Source_20_Text"><text:span text:style-name="T289"><text:tab/><text:tab/></text:span></text:span><text:span text:style-name="Source_20_Text"><text:span text:style-name="T263">/</text:span></text:span><text:span text:style-name="Source_20_Text"><text:span text:style-name="T301">*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1">(uses magic).</text:span></text:span></text:p>
      <text:p text:style-name="P107"><text:span text:style-name="Source_20_Text"><text:span text:style-name="T301"><text:s text:c="4"/>**<text:tab/><text:tab/><text:tab/><text:tab/> <text:s text:c="2"/>if pointer == 0, use raw_pointer instead.*/</text:span></text:span></text:p>
      <text:p text:style-name="P103"><text:span text:style-name="Source_20_Text"><text:span text:style-name="T505"><text:s text:c="4"/></text:span></text:span><text:span text:style-name="Source_20_Text"><text:span text:style-name="T72">UInt32</text:span></text:span><text:span text:style-name="Source_20_Text"><text:span text:style-name="T505"><text:tab/>id;</text:span></text:span><text:span text:style-name="Source_20_Text"><text:span text:style-name="T282"> <text:s/></text:span></text:span><text:span text:style-name="Source_20_Text"><text:span text:style-name="T285"><text:s text:c="4"/></text:span></text:span><text:span text:style-name="Source_20_Text"><text:span text:style-name="T289"><text:tab/><text:tab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2">(purpose unknown).</text:span></text:span></text:p>
      <text:p text:style-name="P124"><text:span text:style-name="Source_20_Text"><text:span text:style-name="T505"><text:s text:c="4"/>} </text:span></text:span><text:span text:style-name="Source_20_Text"><text:span text:style-name="T72">RawdataRef</text:span></text:span><text:span text:style-name="Source_20_Text"><text:span text:style-name="T505">;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20</text:span></text:span><text:span text:style-name="Source_20_Text"><text:span text:style-name="T255"> bytes</text:span></text:span></text:p>
      <text:h text:style-name="P211" text:outline-level="1"><text:span text:style-name="Source_20_Text"><text:span text:style-name="T444">Mapfile</text:span></text:span><text:span text:style-name="Source_20_Text"><text:span text:style-name="T445">s</text:span></text:span></text:h>
      <text:p text:style-name="P138"><text:span text:style-name="Source_20_Text"><text:span text:style-name="T146">/</text:span></text:span><text:span text:style-name="Source_20_Text"><text:span text:style-name="T147">*</text:span></text:span><text:span text:style-name="Source_20_Text"><text:span text:style-name="T146"> </text:span></text:span><text:span text:style-name="Source_20_Text"><text:span text:style-name="T147">These </text:span></text:span><text:span text:style-name="Source_20_Text"><text:span text:style-name="T157">"index_magic" values </text:span></text:span><text:span text:style-name="Source_20_Text"><text:span text:style-name="T147">are </text:span></text:span><text:span text:style-name="Source_20_Text"><text:span text:style-name="T158">virtual </text:span></text:span><text:span text:style-name="Source_20_Text"><text:span text:style-name="T147">addresses each </text:span></text:span><text:span text:style-name="Source_20_Text"><text:span text:style-name="T151">engine</text:span></text:span><text:span text:style-name="Source_20_Text"><text:span text:style-name="T154"> loads</text:span></text:span><text:span text:style-name="Source_20_Text"><text:span text:style-name="T147"> </text:span></text:span><text:span text:style-name="Source_20_Text"><text:span text:style-name="T177">it </text:span></text:span><text:span text:style-name="Source_20_Text"><text:span text:style-name="T147">map at</text:span></text:span><text:span text:style-name="Source_20_Text"><text:span text:style-name="T157">.</text:span></text:span><text:span text:style-name="Source_20_Text"><text:span text:style-name="T147"> </text:span></text:span></text:p>
      <text:p text:style-name="P142"><text:span text:style-name="Source_20_Text"><text:span text:style-name="T147">** When a</text:span></text:span><text:span text:style-name="Source_20_Text"><text:span text:style-name="T154"> map</text:span></text:span><text:span text:style-name="Source_20_Text"><text:span text:style-name="T157"> </text:span></text:span><text:span text:style-name="Source_20_Text"><text:span text:style-name="T147">is loaded </text:span></text:span><text:span text:style-name="Source_20_Text"><text:span text:style-name="T155">by</text:span></text:span><text:span text:style-name="Source_20_Text"><text:span text:style-name="T147"> the game </text:span></text:span><text:span text:style-name="Source_20_Text"><text:span text:style-name="T155">the map</text:span></text:span><text:span text:style-name="Source_20_Text"><text:span text:style-name="T147"> was built for, it will be loaded</text:span></text:span></text:p>
      <text:p text:style-name="P142"><text:span text:style-name="Source_20_Text"><text:span text:style-name="T157">** </text:span></text:span><text:span text:style-name="Source_20_Text"><text:span text:style-name="T147">with </text:span></text:span><text:span text:style-name="Source_20_Text"><text:span text:style-name="T157">its </text:span></text:span><text:span text:style-name="Source_20_Text"><text:span text:style-name="T147">TagIndex struct allocated at this address</text:span></text:span><text:span text:style-name="Source_20_Text"><text:span text:style-name="T148">. This will make all</text:span></text:span></text:p>
      <text:p text:style-name="P142"><text:span text:style-name="Source_20_Text"><text:span text:style-name="T157">** </text:span></text:span><text:span text:style-name="Source_20_Text"><text:span text:style-name="T148">"magic"</text:span></text:span><text:span text:style-name="Source_20_Text"><text:span text:style-name="T157"> </text:span></text:span><text:span text:style-name="Source_20_Text"><text:span text:style-name="T148">pointers in the map </text:span></text:span><text:span text:style-name="Source_20_Text"><text:span text:style-name="T156">directly</text:span></text:span><text:span text:style-name="Source_20_Text"><text:span text:style-name="T148"> point to other areas of the map file.</text:span></text:span></text:p>
      <text:p text:style-name="P139"><text:span text:style-name="Source_20_Text"><text:span text:style-name="T148">**</text:span></text:span></text:p>
      <text:p text:style-name="P139"><text:span text:style-name="Source_20_Text"><text:span text:style-name="T148">** If you just want to read the map without loading it </text:span></text:span><text:span text:style-name="Source_20_Text"><text:span text:style-name="T152">in </text:span></text:span><text:span text:style-name="Source_20_Text"><text:span text:style-name="T153">using</text:span></text:span><text:span text:style-name="Source_20_Text"><text:span text:style-name="T148"> this address,</text:span></text:span></text:p>
      <text:p text:style-name="P139"><text:span text:style-name="Source_20_Text"><text:span text:style-name="T148">** you need to adjust each "magic" pointer in the map when you read it by</text:span></text:span></text:p>
      <text:p text:style-name="P139"><text:span text:style-name="Source_20_Text"><text:span text:style-name="T148">** subtracting the appropriate index_magic from the pointer and adding the</text:span></text:span></text:p>
      <text:p text:style-name="P140"><text:span text:style-name="Source_20_Text"><text:span text:style-name="T148">** address the maps TagIndex struct is located at in the map.</text:span></text:span></text:p>
      <text:p text:style-name="P140"><text:span text:style-name="Source_20_Text"><text:span text:style-name="T149">**</text:span></text:span></text:p>
      <text:p text:style-name="P140"><text:span text:style-name="Source_20_Text"><text:span text:style-name="T149">** So </text:span></text:span><text:span text:style-name="Source_20_Text"><text:span text:style-name="T163">l</text:span></text:span><text:span text:style-name="Source_20_Text"><text:span text:style-name="T149">ets</text:span></text:span><text:span text:style-name="Source_20_Text"><text:span text:style-name="T159"> </text:span></text:span><text:span text:style-name="Source_20_Text"><text:span text:style-name="T163">take an</text:span></text:span><text:span text:style-name="Source_20_Text"><text:span text:style-name="T149"> xbox </text:span></text:span><text:span text:style-name="Source_20_Text"><text:span text:style-name="T213">halo </text:span></text:span><text:span text:style-name="Source_20_Text"><text:span text:style-name="T149">map</text:span></text:span><text:span text:style-name="Source_20_Text"><text:span text:style-name="T163"> for example(</text:span></text:span><text:span text:style-name="Source_20_Text"><text:span text:style-name="T149">so its index</text:span></text:span><text:span text:style-name="Source_20_Text"><text:span text:style-name="T163">_</text:span></text:span><text:span text:style-name="Source_20_Text"><text:span text:style-name="T149">magic is </text:span></text:span><text:span text:style-name="Source_20_Text"><text:span text:style-name="T146">0x803A6000</text:span></text:span><text:span text:style-name="Source_20_Text"><text:span text:style-name="T163">)</text:span></text:span><text:span text:style-name="Source_20_Text"><text:span text:style-name="T149">.</text:span></text:span></text:p>
      <text:p text:style-name="P155"><text:span text:style-name="Source_20_Text"><text:span text:style-name="T163">** L</text:span></text:span><text:span text:style-name="Source_20_Text"><text:span text:style-name="T149">ets say the maps </text:span></text:span><text:span text:style-name="Source_20_Text"><text:span text:style-name="T163">Xbox</text:span></text:span><text:span text:style-name="Source_20_Text"><text:span text:style-name="T149">TagIndex is located at 0x00851974, and</text:span></text:span><text:span text:style-name="Source_20_Text"><text:span text:style-name="T163"> </text:span></text:span><text:span text:style-name="Source_20_Text"><text:span text:style-name="T149">that</text:span></text:span><text:span text:style-name="Source_20_Text"><text:span text:style-name="T163"> the</text:span></text:span></text:p>
      <text:p text:style-name="P155"><text:span text:style-name="Source_20_Text"><text:span text:style-name="T163">**</text:span></text:span><text:span text:style-name="Source_20_Text"><text:span text:style-name="T149"> </text:span></text:span><text:span text:style-name="Source_20_Text"><text:span text:style-name="T143">tag_index_array_offset</text:span></text:span><text:span text:style-name="Source_20_Text"><text:span text:style-name="T149"> </text:span></text:span><text:span text:style-name="Source_20_Text"><text:span text:style-name="T160">attribute</text:span></text:span><text:span text:style-name="Source_20_Text"><text:span text:style-name="T149"> </text:span></text:span><text:span text:style-name="Source_20_Text"><text:span text:style-name="T163">of that Xbox</text:span></text:span><text:span text:style-name="Source_20_Text"><text:span text:style-name="T149">TagIndex is set to </text:span></text:span><text:span text:style-name="Source_20_Text"><text:span text:style-name="T146">0x803A60</text:span></text:span><text:span text:style-name="Source_20_Text"><text:span text:style-name="T149">24.</text:span></text:span></text:p>
      <text:p text:style-name="P143"><text:span text:style-name="Source_20_Text"><text:span text:style-name="T149">** To get the</text:span></text:span><text:span text:style-name="Source_20_Text"><text:span text:style-name="T159"> </text:span></text:span><text:span text:style-name="Source_20_Text"><text:span text:style-name="T149">offset the tag_index_array is at, you do:</text:span></text:span></text:p>
      <text:p text:style-name="P140"><text:span text:style-name="Source_20_Text"><text:span text:style-name="T149">** <text:s text:c="4"/></text:span></text:span><text:span text:style-name="Source_20_Text"><text:span text:style-name="T143">tag_index_array_offset</text:span></text:span><text:span text:style-name="Source_20_Text"><text:span text:style-name="T149"> - INDEX_MAGIC + </text:span></text:span><text:span text:style-name="Source_20_Text"><text:span text:style-name="T143">tag_index_offset</text:span></text:span></text:p>
      <text:p text:style-name="P144"><text:span text:style-name="Source_20_Text"><text:span text:style-name="T161">**</text:span></text:span></text:p>
      <text:p text:style-name="P140"><text:span text:style-name="Source_20_Text"><text:span text:style-name="T149">** which </text:span></text:span><text:span text:style-name="Source_20_Text"><text:span text:style-name="T162">for this example</text:span></text:span><text:span text:style-name="Source_20_Text"><text:span text:style-name="T149"> </text:span></text:span><text:span text:style-name="Source_20_Text"><text:span text:style-name="T162">would be</text:span></text:span><text:span text:style-name="Source_20_Text"><text:span text:style-name="T149">:</text:span></text:span></text:p>
      <text:p text:style-name="P140"><text:span text:style-name="Source_20_Text"><text:span text:style-name="T149">** <text:s text:c="4"/></text:span></text:span><text:span text:style-name="Source_20_Text"><text:span text:style-name="T146">0x803A60</text:span></text:span><text:span text:style-name="Source_20_Text"><text:span text:style-name="T149">24 - </text:span></text:span><text:span text:style-name="Source_20_Text"><text:span text:style-name="T146">0x803A6000</text:span></text:span><text:span text:style-name="Source_20_Text"><text:span text:style-name="T149"> + 0x00851974 = 0x00851998</text:span></text:span></text:p>
      <text:p text:style-name="P140"><text:span text:style-name="Source_20_Text"><text:span text:style-name="T149">**</text:span></text:span></text:p>
      <text:p text:style-name="P140"><text:span text:style-name="Source_20_Text"><text:span text:style-name="T149">** If you notice, this is directly after the 36 byte </text:span></text:span><text:span text:style-name="Source_20_Text"><text:span text:style-name="T163">Xbox</text:span></text:span><text:span text:style-name="Source_20_Text"><text:span text:style-name="T149">TagIndex struct</text:span></text:span><text:span text:style-name="Source_20_Text"><text:span text:style-name="T169">.</text:span></text:span></text:p>
      <text:p text:style-name="P146"><text:span text:style-name="Source_20_Text"><text:span text:style-name="T149">** </text:span></text:span><text:span text:style-name="Source_20_Text"><text:span text:style-name="T169">This </text:span></text:span><text:span text:style-name="Source_20_Text"><text:span text:style-name="T149">is where </text:span></text:span><text:span text:style-name="Source_20_Text"><text:span text:style-name="T169">the array</text:span></text:span><text:span text:style-name="Source_20_Text"><text:span text:style-name="T149"> should be unless the map is protected. </text:span></text:span><text:span text:style-name="Source_20_Text"><text:span text:style-name="T169">Any time </text:span></text:span><text:span text:style-name="Source_20_Text"><text:span text:style-name="T170">a</text:span></text:span></text:p>
      <text:p text:style-name="P141"><text:span text:style-name="Source_20_Text"><text:span text:style-name="T150">**</text:span></text:span><text:span text:style-name="Source_20_Text"><text:span text:style-name="T169"> </text:span></text:span><text:span text:style-name="Source_20_Text"><text:span text:style-name="T150">pointer is </text:span></text:span><text:span text:style-name="Source_20_Text"><text:span text:style-name="T170">called "</text:span></text:span><text:span text:style-name="Source_20_Text"><text:span text:style-name="T150">magic</text:span></text:span><text:span text:style-name="Source_20_Text"><text:span text:style-name="T170">"</text:span></text:span><text:span text:style-name="Source_20_Text"><text:span text:style-name="T150"> or </text:span></text:span><text:span text:style-name="Source_20_Text"><text:span text:style-name="T170">"</text:span></text:span><text:span text:style-name="Source_20_Text"><text:span text:style-name="T150">uses magic</text:span></text:span><text:span text:style-name="Source_20_Text"><text:span text:style-name="T170">"</text:span></text:span><text:span text:style-name="Source_20_Text"><text:span text:style-name="T150">, this is how </text:span></text:span><text:span text:style-name="Source_20_Text"><text:span text:style-name="T170">to</text:span></text:span><text:span text:style-name="Source_20_Text"><text:span text:style-name="T150"> </text:span></text:span><text:span text:style-name="Source_20_Text"><text:span text:style-name="T164">work with</text:span></text:span><text:span text:style-name="Source_20_Text"><text:span text:style-name="T150"> it.</text:span></text:span><text:span text:style-name="Source_20_Text"><text:span text:style-name="T149">*/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8">H1_</text:span></text:span><text:span text:style-name="Source_20_Text"><text:span text:style-name="T27">PCDEMO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66">= 0x4BF1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8">H1_</text:span></text:span><text:span text:style-name="Source_20_Text"><text:span text:style-name="T27">PC</text:span></text:span><text:span text:style-name="Source_20_Text"><text:span text:style-name="T28"><text:tab/><text:tab/></text:span></text:span><text:span text:style-name="Source_20_Text"><text:span text:style-name="T366">= 0x4044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8">H1_</text:span></text:span><text:span text:style-name="Source_20_Text"><text:span text:style-name="T27">CE</text:span></text:span><text:span text:style-name="Source_20_Text"><text:span text:style-name="T28"><text:tab/><text:tab/></text:span></text:span><text:span text:style-name="Source_20_Text"><text:span text:style-name="T366">= 0x4044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8">H1_</text:span></text:span><text:span text:style-name="Source_20_Text"><text:span text:style-name="T27">XBOX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66">= 0x803A6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7">STUBBS_</text:span></text:span><text:span text:style-name="Source_20_Text"><text:span text:style-name="T29">XBOX</text:span></text:span><text:span text:style-name="Source_20_Text"><text:span text:style-name="T28"><text:tab/></text:span></text:span><text:span text:style-name="Source_20_Text"><text:span text:style-name="T366">= 0x8038B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7">STUBBS_</text:span></text:span><text:span text:style-name="Source_20_Text"><text:span text:style-name="T29">P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66">= 0x4044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7">SHADOWRUN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66">= 0x8069E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7">_</text:span></text:span><text:span text:style-name="Source_20_Text"><text:span text:style-name="T27">H2V_M</text:span></text:span><text:span text:style-name="Source_20_Text"><text:span text:style-name="T47">P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66">= 0x01400000</text:span></text:span><text:span text:style-name="Source_20_Text"><text:span text:style-name="T368">;</text:span></text:span></text:p>
      <text:p text:style-name="P137"><text:span text:style-name="Source_20_Text"><text:span text:style-name="T461"/></text:span></text:p>
      <text:p text:style-name="P137"><text:span text:style-name="Source_20_Text"><text:span text:style-name="T461"/></text:span></text:p>
      <text:p text:style-name="P13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21">RsrcMapType</text:span></text:span><text:span text:style-name="Source_20_Text"><text:span text:style-name="T452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2"> {</text:span></text:span></text:p>
      <text:p text:style-name="P102"><text:span text:style-name="Source_20_Text"><text:span text:style-name="T328"><text:s text:c="4"/></text:span></text:span><text:span text:style-name="Source_20_Text"><text:span text:style-name="T21">rsrc_map_type_bitmaps</text:span></text:span><text:span text:style-name="Source_20_Text"><text:span text:style-name="T14"><text:tab/></text:span></text:span><text:span text:style-name="Source_20_Text"><text:span text:style-name="T21"><text:tab/></text:span></text:span><text:span text:style-name="Source_20_Text"><text:span text:style-name="T328">= </text:span></text:span><text:span text:style-name="Source_20_Text"><text:span text:style-name="T355">1</text:span></text:span><text:span text:style-name="Source_20_Text"><text:span text:style-name="T331">,</text:span></text:span></text:p>
      <text:p text:style-name="P174"><text:span text:style-name="Source_20_Text"><text:span text:style-name="T328"><text:s text:c="4"/></text:span></text:span><text:span text:style-name="Source_20_Text"><text:span text:style-name="T21">rsrc_map_type_sounds</text:span></text:span><text:span text:style-name="Source_20_Text"><text:span text:style-name="T14"><text:tab/>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5">2,</text:span></text:span></text:p>
      <text:p text:style-name="P175"><text:span text:style-name="Source_20_Text"><text:span text:style-name="T328"><text:s text:c="4"/></text:span></text:span><text:span text:style-name="Source_20_Text"><text:span text:style-name="T21">rsrc_map_type_localization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5">3</text:span></text:span><text:span text:style-name="Source_20_Text"><text:span text:style-name="T331">,</text:span></text:span><text:span text:style-name="Source_20_Text"><text:span text:style-name="T351"><text:tab/></text:span></text:span><text:span text:style-name="Source_20_Text"><text:span text:style-name="T95">//</text:span></text:span><text:span text:style-name="Source_20_Text"><text:span text:style-name="T129"> Halo CE only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1">RsrcMapType</text:span></text:span><text:span text:style-name="Source_20_Text"><text:span text:style-name="T332">;</text:span></text:span></text:p>
      <text:p text:style-name="P174"><text:span text:style-name="Source_20_Text"><text:span text:style-name="T332"/></text:span></text:p>
      <text:p text:style-name="P174"><text:span text:style-name="Source_20_Text"><text:span text:style-name="T332"/></text:span></text:p>
      <text:p text:style-name="P135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14">MapVersion</text:span></text:span><text:span text:style-name="Source_20_Text"><text:span text:style-name="T452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2"> {</text:span></text:span></text:p>
      <text:p text:style-name="P100"><text:span text:style-name="Source_20_Text"><text:span text:style-name="T328"><text:s text:c="4"/></text:span></text:span><text:span text:style-name="Source_20_Text"><text:span text:style-name="T14">map_version_halo1_xbox<text:tab/></text:span></text:span><text:span text:style-name="Source_20_Text"><text:span text:style-name="T328">= </text:span></text:span><text:span text:style-name="Source_20_Text"><text:span text:style-name="T350">5</text:span></text:span><text:span text:style-name="Source_20_Text"><text:span text:style-name="T331">,</text:span></text:span><text:span text:style-name="Source_20_Text"><text:span text:style-name="T367"><text:tab/></text:span></text:span><text:span text:style-name="Source_20_Text"><text:span text:style-name="T165">// stubbs, stubbspc, shadowrun, halo1xbox</text:span></text:span></text:p>
      <text:p text:style-name="P100"><text:span text:style-name="Source_20_Text"><text:span text:style-name="T328"><text:s text:c="4"/></text:span></text:span><text:span text:style-name="Source_20_Text"><text:span text:style-name="T14">map_version_halo1_pc_demo<text:tab/></text:span></text:span><text:span text:style-name="Source_20_Text"><text:span text:style-name="T328">= </text:span></text:span><text:span text:style-name="Source_20_Text"><text:span text:style-name="T350">6</text:span></text:span><text:span text:style-name="Source_20_Text"><text:span text:style-name="T331">,</text:span></text:span></text:p>
      <text:p text:style-name="P100"><text:span text:style-name="Source_20_Text"><text:span text:style-name="T328"><text:s text:c="4"/></text:span></text:span><text:span text:style-name="Source_20_Text"><text:span text:style-name="T14">map_version_halo1_pc<text:tab/></text:span></text:span><text:span text:style-name="Source_20_Text"><text:span text:style-name="T328">= </text:span></text:span><text:span text:style-name="Source_20_Text"><text:span text:style-name="T350">7</text:span></text:span><text:span text:style-name="Source_20_Text"><text:span text:style-name="T331">,</text:span></text:span></text:p>
      <text:p text:style-name="P163"><text:span text:style-name="Source_20_Text"><text:span text:style-name="T328"><text:s text:c="4"/></text:span></text:span><text:span text:style-name="Source_20_Text"><text:span text:style-name="T14">map_version_halo2<text:tab/><text:tab/></text:span></text:span><text:span text:style-name="Source_20_Text"><text:span text:style-name="T328">=</text:span></text:span><text:span text:style-name="Source_20_Text"><text:span text:style-name="T350"> 8</text:span></text:span><text:span text:style-name="Source_20_Text"><text:span text:style-name="T331">,</text:span></text:span><text:span text:style-name="Source_20_Text"><text:span text:style-name="T367"><text:tab/></text:span></text:span><text:span text:style-name="Source_20_Text"><text:span text:style-name="T165">// ALL versions(alpha, epsilon, xbox, vista)</text:span></text:span></text:p>
      <text:p text:style-name="P163"><text:span text:style-name="Source_20_Text"><text:span text:style-name="T328"><text:s text:c="4"/></text:span></text:span><text:span text:style-name="Source_20_Text"><text:span text:style-name="T14">map_version_halo3<text:tab/><text:tab/></text:span></text:span><text:span text:style-name="Source_20_Text"><text:span text:style-name="T328">=</text:span></text:span><text:span text:style-name="Source_20_Text"><text:span text:style-name="T350"> 11</text:span></text:span><text:span text:style-name="Source_20_Text"><text:span text:style-name="T331">,</text:span></text:span></text:p>
      <text:p text:style-name="P194"><text:span text:style-name="Source_20_Text"><text:span text:style-name="T331"><text:s text:c="4"/></text:span></text:span><text:span text:style-name="Source_20_Text"><text:span text:style-name="T14">map_version_halo1_ce<text:tab/></text:span></text:span><text:span text:style-name="Source_20_Text"><text:span text:style-name="T328">=</text:span></text:span><text:span text:style-name="Source_20_Text"><text:span text:style-name="T330"> 60</text:span></text:span><text:span text:style-name="Source_20_Text"><text:span text:style-name="T350">9</text:span></text:span><text:span text:style-name="Source_20_Text"><text:span text:style-name="T331">,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14">MapVersion</text:span></text:span><text:span text:style-name="Source_20_Text"><text:span text:style-name="T332">;</text:span></text:span></text:p>
      <text:p text:style-name="P163"><text:span text:style-name="Source_20_Text"><text:span text:style-name="T332"/></text:span></text:p>
      <text:p text:style-name="P136"><text:span text:style-name="Source_20_Text"><text:span text:style-name="T332"/></text:span></text:p>
      <text:p text:style-name="P136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452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8">16</text:span></text:span><text:span text:style-name="Source_20_Text"><text:span text:style-name="T452"> {</text:span></text:span></text:p>
      <text:p text:style-name="P101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ingle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8">= </text:span></text:span><text:span text:style-name="Source_20_Text"><text:span text:style-name="T351">0</text:span></text:span><text:span text:style-name="Source_20_Text"><text:span text:style-name="T331">,</text:span></text:span></text:p>
      <text:p text:style-name="P101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multi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8">=</text:span></text:span><text:span text:style-name="Source_20_Text"><text:span text:style-name="T351"> 1</text:span></text:span><text:span text:style-name="Source_20_Text"><text:span text:style-name="T331">,</text:span></text:span></text:p>
      <text:p text:style-name="P101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_mainmenu</text:span></text:span><text:span text:style-name="Source_20_Text"><text:span text:style-name="T14"><text:tab/></text:span></text:span><text:span text:style-name="Source_20_Text"><text:span text:style-name="T15"><text:tab/><text:tab/></text:span></text:span><text:span text:style-name="Source_20_Text"><text:span text:style-name="T328">= </text:span></text:span><text:span text:style-name="Source_20_Text"><text:span text:style-name="T351">2</text:span></text:span><text:span text:style-name="Source_20_Text"><text:span text:style-name="T331">,</text:span></text:span></text:p>
      <text:p text:style-name="P164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14">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1">3</text:span></text:span><text:span text:style-name="Source_20_Text"><text:span text:style-name="T331">,</text:span></text:span><text:span text:style-name="Source_20_Text"><text:span text:style-name="T351"><text:tab/></text:span></text:span><text:span text:style-name="Source_20_Text"><text:span text:style-name="T95">//</text:span></text:span><text:span text:style-name="Source_20_Text"><text:span text:style-name="T124"> halo 2 and onward only</text:span></text:span></text:p>
      <text:p text:style-name="P183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_singleplayer</text:span></text:span><text:span text:style-name="Source_20_Text"><text:span text:style-name="T14">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1">4</text:span></text:span><text:span text:style-name="Source_20_Text"><text:span text:style-name="T331">,</text:span></text:span><text:span text:style-name="Source_20_Text"><text:span text:style-name="T351"><text:tab/></text:span></text:span><text:span text:style-name="Source_20_Text"><text:span text:style-name="T95">//</text:span></text:span><text:span text:style-name="Source_20_Text"><text:span text:style-name="T124"> halo 2 and onward only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14">MapVersion</text:span></text:span><text:span text:style-name="Source_20_Text"><text:span text:style-name="T332">;</text:span></text:span></text:p>
      <text:p text:style-name="P204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5">Map</text:span></text:span><text:span text:style-name="Source_20_Text"><text:span text:style-name="T23">TagHeader</text:span></text:span><text:span text:style-name="Source_20_Text"><text:span text:style-name="T349"> {</text:span></text:span></text:p>
      <text:p text:style-name="P183"><text:span text:style-name="Source_20_Text"><text:span text:style-name="T41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414">class</text:span></text:span><text:span text:style-name="Source_20_Text"><text:span text:style-name="T427">_1</text:span></text:span><text:span text:style-name="Source_20_Text"><text:span text:style-name="T414">;</text:span></text:span></text:p>
      <text:p text:style-name="P183"><text:span text:style-name="Source_20_Text"><text:span text:style-name="T41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414">class</text:span></text:span><text:span text:style-name="Source_20_Text"><text:span text:style-name="T427">_2</text:span></text:span><text:span text:style-name="Source_20_Text"><text:span text:style-name="T414">;</text:span></text:span><text:span text:style-name="Source_20_Text"><text:span text:style-name="T427"><text:tab/></text:span></text:span><text:span text:style-name="Source_20_Text"><text:span text:style-name="T135">//</text:span></text:span><text:span text:style-name="Source_20_Text"><text:span text:style-name="T139"> 0xFFFFFFFF if </text:span></text:span><text:span text:style-name="Source_20_Text"><text:span text:style-name="T220">this tag has no super-types</text:span></text:span></text:p>
      <text:p text:style-name="P195"><text:span text:style-name="Source_20_Text"><text:span text:style-name="T41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414">class</text:span></text:span><text:span text:style-name="Source_20_Text"><text:span text:style-name="T427">_3</text:span></text:span><text:span text:style-name="Source_20_Text"><text:span text:style-name="T414">;</text:span></text:span><text:span text:style-name="Source_20_Text"><text:span text:style-name="T427"><text:tab/></text:span></text:span><text:span text:style-name="Source_20_Text"><text:span text:style-name="T135">//</text:span></text:span><text:span text:style-name="Source_20_Text"><text:span text:style-name="T139"> 0xFFFFFFFF if </text:span></text:span><text:span text:style-name="Source_20_Text"><text:span text:style-name="T220">this tag has no super-types</text:span></text:span></text:p>
      <text:p text:style-name="P186"><text:span text:style-name="Source_20_Text"><text:span text:style-name="T263"><text:s text:c="4"/></text:span></text:span><text:span text:style-name="Source_20_Text"><text:span text:style-name="T72">T</text:span></text:span><text:span text:style-name="Source_20_Text"><text:span text:style-name="T82">ag</text:span></text:span><text:span text:style-name="Source_20_Text"><text:span text:style-name="T71">I</text:span></text:span><text:span text:style-name="Source_20_Text"><text:span text:style-name="T82">d</text:span></text:span><text:span text:style-name="Source_20_Text"><text:span text:style-name="T298"><text:tab/></text:span></text:span><text:span text:style-name="Source_20_Text"><text:span text:style-name="T299"><text:tab/></text:span></text:span><text:span text:style-name="Source_20_Text"><text:span text:style-name="T428">id;</text:span></text:span><text:span text:style-name="Source_20_Text"><text:span text:style-name="T427"><text:tab/></text:span></text:span><text:span text:style-name="Source_20_Text"><text:span text:style-name="T429"><text:tab/></text:span></text:span><text:span text:style-name="Source_20_Text"><text:span text:style-name="T135">//</text:span></text:span><text:span text:style-name="Source_20_Text"><text:span text:style-name="T141"> </text:span></text:span><text:span text:style-name="Source_20_Text"><text:span text:style-name="T142">must</text:span></text:span><text:span text:style-name="Source_20_Text"><text:span text:style-name="T141"> point back to this tag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path_offset</text:span></text:span><text:span text:style-name="Source_20_Text"><text:span text:style-name="T333">;</text:span></text:span></text:p>
      <text:p text:style-name="P18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57"><text:tab/></text:span></text:span><text:span text:style-name="Source_20_Text"><text:span text:style-name="T362">meta</text:span></text:span><text:span text:style-name="Source_20_Text"><text:span text:style-name="T358">_offset</text:span></text:span><text:span text:style-name="Source_20_Text"><text:span text:style-name="T333">;</text:span></text:span></text:p>
      <text:p text:style-name="P184"><text:span text:style-name="Source_20_Text"><text:span text:style-name="T362"><text:s text:c="4"/></text:span></text:span><text:span text:style-name="Source_20_Text"><text:span text:style-name="T140">// flags</text:span></text:span></text:p>
      <text:p text:style-name="P184"><text:span text:style-name="Source_20_Text"><text:span text:style-name="T333"><text:s text:c="4"/></text:span></text:span><text:span text:style-name="Source_20_Text"><text:span text:style-name="T60">UInt</text:span></text:span><text:span text:style-name="Source_20_Text"><text:span text:style-name="T61">8</text:span></text:span><text:span text:style-name="Source_20_Text"><text:span text:style-name="T87"><text:tab/></text:span></text:span><text:span text:style-name="Source_20_Text"><text:span text:style-name="T333"><text:tab/>indexed;</text:span></text:span><text:span text:style-name="Source_20_Text"><text:span text:style-name="T362"><text:tab/></text:span></text:span><text:span text:style-name="Source_20_Text"><text:span text:style-name="T140">/* If </text:span></text:span><text:span text:style-name="Source_20_Text"><text:span text:style-name="T244">non-zero</text:span></text:span><text:span text:style-name="Source_20_Text"><text:span text:style-name="T140">, this tag is instead located</text:span></text:span></text:p>
      <text:p text:style-name="P184"><text:span text:style-name="Source_20_Text"><text:span text:style-name="T140"><text:s text:c="4"/>** entirely in the bitmaps/sounds/loc resource map(depends on the tag type).</text:span></text:span></text:p>
      <text:p text:style-name="P184"><text:span text:style-name="Source_20_Text"><text:span text:style-name="T140"><text:s text:c="4"/>** meta_offset will then instead be the location in that resource map's tag</text:span></text:span></text:p>
      <text:p text:style-name="P184"><text:span text:style-name="Source_20_Text"><text:span text:style-name="T140"><text:s text:c="4"/>** index you will find that tag at. So if meta_offset = </text:span></text:span><text:span text:style-name="Source_20_Text"><text:span text:style-name="T242">2</text:span></text:span><text:span text:style-name="Source_20_Text"><text:span text:style-name="T140">, you will find</text:span></text:span></text:p>
      <text:p text:style-name="P184"><text:span text:style-name="Source_20_Text"><text:span text:style-name="T140"><text:s text:c="4"/>** that tags header as the </text:span></text:span><text:span text:style-name="Source_20_Text"><text:span text:style-name="T242">third</text:span></text:span><text:span text:style-name="Source_20_Text"><text:span text:style-name="T140"> entry in the resource map's tag index.*/</text:span></text:span></text:p>
      <text:p text:style-name="P160"/>
      <text:p text:style-name="P185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6">7</text:span></text:span><text:span text:style-name="Source_20_Text"><text:span text:style-name="T257">]<text:tab/></text:span></text:span><text:span text:style-name="Source_20_Text"><text:span text:style-name="T297"><text:tab/></text:span></text:span><text:span text:style-name="Source_20_Text"><text:span text:style-name="T418">pad0;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5">Map</text:span></text:span><text:span text:style-name="Source_20_Text"><text:span text:style-name="T23">TagHeader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9">32</text:span></text:span><text:span text:style-name="Source_20_Text"><text:span text:style-name="T95"> bytes</text:span></text:span></text:p>
      <text:p text:style-name="P180"><text:span text:style-name="Source_20_Text"><text:span text:style-name="T332"/></text:span></text:p>
      <text:p text:style-name="P180"><text:span text:style-name="Source_20_Text"><text:span text:style-name="T332"/></text:span></text:p>
      <text:p text:style-name="P180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49"> {</text:span></text:span></text:p>
      <text:p text:style-name="P18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path_offset</text:span></text:span><text:span text:style-name="Source_20_Text"><text:span text:style-name="T333">;</text:span></text:span><text:span text:style-name="Source_20_Text"><text:span text:style-name="T359"><text:tab/></text:span></text:span><text:span text:style-name="Source_20_Text"><text:span text:style-name="T135">// relative to </text:span></text:span><text:span text:style-name="Source_20_Text"><text:span text:style-name="T133">Rsrc</text:span></text:span><text:span text:style-name="Source_20_Text"><text:span text:style-name="T125">Map</text:span></text:span><text:span text:style-name="Source_20_Text"><text:span text:style-name="T123">Header</text:span></text:span><text:span text:style-name="Source_20_Text"><text:span text:style-name="T135">.</text:span></text:span><text:span text:style-name="Source_20_Text"><text:span text:style-name="T133">tag_paths_</text:span></text:span><text:span text:style-name="Source_20_Text"><text:span text:style-name="T136">base</text:span></text:span></text:p>
      <text:p text:style-name="P180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data_size</text:span></text:span><text:span text:style-name="Source_20_Text"><text:span text:style-name="T333">;</text:span></text:span><text:span text:style-name="Source_20_Text"><text:span text:style-name="T138"><text:tab/><text:tab/>// size of the data in bytes</text:span></text:span></text:p>
      <text:p text:style-name="P18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data_</text:span></text:span><text:span text:style-name="Source_20_Text"><text:span text:style-name="T361">pointer</text:span></text:span><text:span text:style-name="Source_20_Text"><text:span text:style-name="T333">;</text:span></text:span><text:span text:style-name="Source_20_Text"><text:span text:style-name="T359"><text:tab/></text:span></text:span><text:span text:style-name="Source_20_Text"><text:span text:style-name="T135">// relative to </text:span></text:span><text:span text:style-name="Source_20_Text"><text:span text:style-name="T137">the start of the map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4">12</text:span></text:span><text:span text:style-name="Source_20_Text"><text:span text:style-name="T95"> bytes</text:span></text:span></text:p>
      <text:p text:style-name="P179"><text:span text:style-name="Source_20_Text"><text:span text:style-name="T332"/></text:span></text:p>
      <text:p text:style-name="P161"/>
      <text:p text:style-name="P187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5">XboxTag</text:span></text:span><text:span text:style-name="Source_20_Text"><text:span text:style-name="T24">Index</text:span></text:span><text:span text:style-name="Source_20_Text"><text:span text:style-name="T349"> {</text:span></text:span></text:p>
      <text:p text:style-name="P18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index_array_offset</text:span></text:span><text:span text:style-name="Source_20_Text"><text:span text:style-name="T333">;</text:span></text:span></text:p>
      <text:p text:style-name="P187"><text:span text:style-name="Source_20_Text"><text:span text:style-name="T263"><text:s text:c="4"/></text:span></text:span><text:span text:style-name="Source_20_Text"><text:span text:style-name="T72">T</text:span></text:span><text:span text:style-name="Source_20_Text"><text:span text:style-name="T82">ag</text:span></text:span><text:span text:style-name="Source_20_Text"><text:span text:style-name="T71">I</text:span></text:span><text:span text:style-name="Source_20_Text"><text:span text:style-name="T82">d</text:span></text:span><text:span text:style-name="Source_20_Text"><text:span text:style-name="T298"><text:tab/></text:span></text:span><text:span text:style-name="Source_20_Text"><text:span text:style-name="T299"><text:tab/></text:span></text:span><text:span text:style-name="Source_20_Text"><text:span text:style-name="T429">scenario_tag_i</text:span></text:span><text:span text:style-name="Source_20_Text"><text:span text:style-name="T428">d;</text:span></text:span><text:span text:style-name="Source_20_Text"><text:span text:style-name="T430"><text:tab/></text:span></text:span><text:span text:style-name="Source_20_Text"><text:span text:style-name="T300">// points to this maps scenario tag</text:span></text:span></text:p>
      <text:p text:style-name="P18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57"><text:tab/></text:span></text:span><text:span text:style-name="Source_20_Text"><text:span text:style-name="T363">map_id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count</text:span></text:span><text:span text:style-name="Source_20_Text"><text:span text:style-name="T333">;</text:span></text:span></text:p>
      <text:p text:style-name="P188"><text:span text:style-name="Source_20_Text"><text:span text:style-name="T333"/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vertex_parts_count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model_data_offset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index_parts_count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index_parts_offset</text:span></text:span><text:span text:style-name="Source_20_Text"><text:span text:style-name="T333">;</text:span></text:span></text:p>
      <text:p text:style-name="P187"><text:span text:style-name="Source_20_Text"><text:span text:style-name="T418"/></text:span></text:p>
      <text:p text:style-name="P18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63">tags</text:span></text:span><text:span text:style-name="Source_20_Text"><text:span text:style-name="T350">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86"> == 0x</text:span></text:span><text:span text:style-name="Source_20_Text"><text:span text:style-name="T123">7461</text:span></text:span><text:span text:style-name="Source_20_Text"><text:span text:style-name="T144">6773</text:span></text:span><text:span text:style-name="Source_20_Text"><text:span text:style-name="T86">(fourcc of "ta</text:span></text:span><text:span text:style-name="Source_20_Text"><text:span text:style-name="T143">gs</text:span></text:span><text:span text:style-name="Source_20_Text"><text:span text:style-name="T123">")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5">XboxTag</text:span></text:span><text:span text:style-name="Source_20_Text"><text:span text:style-name="T24">Index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9">3</text:span></text:span><text:span text:style-name="Source_20_Text"><text:span text:style-name="T145">6</text:span></text:span><text:span text:style-name="Source_20_Text"><text:span text:style-name="T95"> bytes</text:span></text:span></text:p>
      <text:p text:style-name="P189"><text:span text:style-name="Source_20_Text"><text:span text:style-name="T95"/></text:span></text:p>
      <text:p text:style-name="P189"><text:span text:style-name="Source_20_Text"><text:span text:style-name="T95"/></text:span></text:p>
      <text:p text:style-name="P189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4">Index</text:span></text:span><text:span text:style-name="Source_20_Text"><text:span text:style-name="T349"> {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index_array_offset</text:span></text:span><text:span text:style-name="Source_20_Text"><text:span text:style-name="T333">;</text:span></text:span></text:p>
      <text:p text:style-name="P189"><text:span text:style-name="Source_20_Text"><text:span text:style-name="T263"><text:s text:c="4"/></text:span></text:span><text:span text:style-name="Source_20_Text"><text:span text:style-name="T72">T</text:span></text:span><text:span text:style-name="Source_20_Text"><text:span text:style-name="T82">ag</text:span></text:span><text:span text:style-name="Source_20_Text"><text:span text:style-name="T71">I</text:span></text:span><text:span text:style-name="Source_20_Text"><text:span text:style-name="T82">d</text:span></text:span><text:span text:style-name="Source_20_Text"><text:span text:style-name="T298"><text:tab/></text:span></text:span><text:span text:style-name="Source_20_Text"><text:span text:style-name="T299"><text:tab/></text:span></text:span><text:span text:style-name="Source_20_Text"><text:span text:style-name="T429">scenario_tag_i</text:span></text:span><text:span text:style-name="Source_20_Text"><text:span text:style-name="T428">d;</text:span></text:span><text:span text:style-name="Source_20_Text"><text:span text:style-name="T430"><text:tab/></text:span></text:span><text:span text:style-name="Source_20_Text"><text:span text:style-name="T300">// points to this maps scenario tag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57"><text:tab/></text:span></text:span><text:span text:style-name="Source_20_Text"><text:span text:style-name="T363">map_id</text:span></text:span><text:span text:style-name="Source_20_Text"><text:span text:style-name="T333">;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count</text:span></text:span><text:span text:style-name="Source_20_Text"><text:span text:style-name="T333">;</text:span></text:span></text:p>
      <text:p text:style-name="P189"><text:span text:style-name="Source_20_Text"><text:span text:style-name="T333"/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vertex_parts_count</text:span></text:span><text:span text:style-name="Source_20_Text"><text:span text:style-name="T333">;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model_data_offset</text:span></text:span><text:span text:style-name="Source_20_Text"><text:span text:style-name="T333">;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index_parts_count</text:span></text:span><text:span text:style-name="Source_20_Text"><text:span text:style-name="T333">;</text:span></text:span></text:p>
      <text:p text:style-name="P189"><text:span text:style-name="Source_20_Text"><text:span text:style-name="T333"/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5">vertex</text:span></text:span><text:span text:style-name="Source_20_Text"><text:span text:style-name="T364">_</text:span></text:span><text:span text:style-name="Source_20_Text"><text:span text:style-name="T365">data</text:span></text:span><text:span text:style-name="Source_20_Text"><text:span text:style-name="T364">_</text:span></text:span><text:span text:style-name="Source_20_Text"><text:span text:style-name="T365">size</text:span></text:span><text:span text:style-name="Source_20_Text"><text:span text:style-name="T333">;</text:span></text:span></text:p>
      <text:p text:style-name="P19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95">model</text:span></text:span><text:span text:style-name="Source_20_Text"><text:span text:style-name="T364">_</text:span></text:span><text:span text:style-name="Source_20_Text"><text:span text:style-name="T365">data</text:span></text:span><text:span text:style-name="Source_20_Text"><text:span text:style-name="T364">_</text:span></text:span><text:span text:style-name="Source_20_Text"><text:span text:style-name="T365">size</text:span></text:span><text:span text:style-name="Source_20_Text"><text:span text:style-name="T333">;</text:span></text:span><text:span text:style-name="Source_20_Text"><text:span text:style-name="T396"> <text:s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227">size of </text:span></text:span><text:span text:style-name="Source_20_Text"><text:span text:style-name="T226">ALL model data(vertices + indices)</text:span></text:span></text:p>
      <text:p text:style-name="P189"><text:span text:style-name="Source_20_Text"><text:span text:style-name="T418"/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63">tags</text:span></text:span><text:span text:style-name="Source_20_Text"><text:span text:style-name="T350">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86"> == 0x</text:span></text:span><text:span text:style-name="Source_20_Text"><text:span text:style-name="T123">7461</text:span></text:span><text:span text:style-name="Source_20_Text"><text:span text:style-name="T144">6773</text:span></text:span><text:span text:style-name="Source_20_Text"><text:span text:style-name="T86">(fourcc of "ta</text:span></text:span><text:span text:style-name="Source_20_Text"><text:span text:style-name="T143">gs</text:span></text:span><text:span text:style-name="Source_20_Text"><text:span text:style-name="T123">")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4">Index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45">40</text:span></text:span><text:span text:style-name="Source_20_Text"><text:span text:style-name="T95"> bytes</text:span></text:span></text:p>
      <text:p text:style-name="P203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9"> {</text:span></text:span></text:p>
      <text:p text:style-name="P183"><text:span text:style-name="Source_20_Text"><text:span text:style-name="T357"><text:s text:c="4"/></text:span></text:span><text:span text:style-name="Source_20_Text"><text:span text:style-name="T21">RsrcMapType</text:span></text:span><text:span text:style-name="Source_20_Text"><text:span text:style-name="T22"><text:tab/></text:span></text:span><text:span text:style-name="Source_20_Text"><text:span text:style-name="T357">map_type</text:span></text:span><text:span text:style-name="Source_20_Text"><text:span text:style-name="T333">;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7">tag_paths_</text:span></text:span><text:span text:style-name="Source_20_Text"><text:span text:style-name="T360">base</text:span></text:span><text:span text:style-name="Source_20_Text"><text:span text:style-name="T333">;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7">tag_headers_</text:span></text:span><text:span text:style-name="Source_20_Text"><text:span text:style-name="T360">pointer</text:span></text:span><text:span text:style-name="Source_20_Text"><text:span text:style-name="T333">;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7">tag_count</text:span></text:span><text:span text:style-name="Source_20_Text"><text:span text:style-name="T333">;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4">16</text:span></text:span><text:span text:style-name="Source_20_Text"><text:span text:style-name="T95"> bytes</text:span></text:span></text:p>
      <text:p text:style-name="P183"><text:span text:style-name="Source_20_Text"><text:span text:style-name="T95"/></text:span></text:p>
      <text:p text:style-name="P183"><text:span text:style-name="Source_20_Text"><text:span text:style-name="T95"/></text:span></text:p>
      <text:p text:style-name="P183"><text:span text:style-name="Source_20_Text"><text:span text:style-name="T130">/* The Halo 1 PC demo uses a different header filled with garbage as the padding</text:span></text:span></text:p>
      <text:p text:style-name="P176"><text:span text:style-name="Source_20_Text"><text:span text:style-name="T130">** instead of the standard 0x00 null padding. The belief is that this was done</text:span></text:span></text:p>
      <text:p text:style-name="P176"><text:span text:style-name="Source_20_Text"><text:span text:style-name="T130">** to make it impossible to take retail </text:span></text:span><text:span text:style-name="Source_20_Text"><text:span text:style-name="T131">Halo PC </text:span></text:span><text:span text:style-name="Source_20_Text"><text:span text:style-name="T130">maps and run them in the demo,</text:span></text:span></text:p>
      <text:p text:style-name="P177"><text:span text:style-name="Source_20_Text"><text:span text:style-name="T130">** but if</text:span></text:span><text:span text:style-name="Source_20_Text"><text:span text:style-name="T131"> </text:span></text:span><text:span text:style-name="Source_20_Text"><text:span text:style-name="T130">the REALLY wanted to make it impossible they should have just changed</text:span></text:span></text:p>
      <text:p text:style-name="P177"><text:span text:style-name="Source_20_Text"><text:span text:style-name="T130">** the</text:span></text:span><text:span text:style-name="Source_20_Text"><text:span text:style-name="T131"> </text:span></text:span><text:span text:style-name="Source_20_Text"><text:span text:style-name="T130">base address the map loads at to shift all the pointers, so idk.*/</text:span></text:span></text:p>
      <text:p text:style-name="P166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9"> {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297"><text:tab/></text:span></text:span><text:span text:style-name="Source_20_Text"><text:span text:style-name="T418">pad0;</text:span></text:span></text:p>
      <text:p text:style-name="P166"><text:span text:style-name="Source_20_Text"><text:span text:style-name="T424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52">map_type;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700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1</text:span></text:span><text:span text:style-name="Source_20_Text"><text:span text:style-name="T418">;</text:span></text:span></text:p>
      <text:p text:style-name="P166"><text:span text:style-name="Source_20_Text"><text:span text:style-name="T418"/></text:span></text:p>
      <text:p text:style-name="P17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head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</text:span></text:span><text:span text:style-name="Source_20_Text"><text:span text:style-name="T125">45686564</text:span></text:span><text:span text:style-name="Source_20_Text"><text:span text:style-name="T123">(fourcc of "</text:span></text:span><text:span text:style-name="Source_20_Text"><text:span text:style-name="T125">Ehed</text:span></text:span><text:span text:style-name="Source_20_Text"><text:span text:style-name="T123">")</text:span></text:span></text:p>
      <text:p text:style-name="P16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meta_len</text:span></text:span><text:span text:style-name="Source_20_Text"><text:span text:style-name="T333">;</text:span></text:span></text:p>
      <text:p text:style-name="P167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5">build_dat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7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67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2</text:span></text:span><text:span text:style-name="Source_20_Text"><text:span text:style-name="T418">;</text:span></text:span></text:p>
      <text:p text:style-name="P167"><text:span text:style-name="Source_20_Text"><text:span text:style-name="T418"/></text:span></text:p>
      <text:p text:style-name="P168"><text:span text:style-name="Source_20_Text"><text:span text:style-name="T424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52">map_</text:span></text:span><text:span text:style-name="Source_20_Text"><text:span text:style-name="T353">version</text:span></text:span><text:span text:style-name="Source_20_Text"><text:span text:style-name="T352">;</text:span></text:span></text:p>
      <text:p text:style-name="P168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6">map_n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unknown</text:span></text:span><text:span text:style-name="Source_20_Text"><text:span text:style-name="T333">;</text:span></text:span></text:p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crc32</text:span></text:span><text:span text:style-name="Source_20_Text"><text:span text:style-name="T333">;</text:span></text:span><text:span text:style-name="Source_20_Text"><text:span text:style-name="T356"><text:tab/></text:span></text:span><text:span text:style-name="Source_20_Text"><text:span text:style-name="T132">// crc32 of the maps contents(map integrity check)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52</text:span></text:span><text:span text:style-name="Source_20_Text"><text:span text:style-name="T418">]</text:span></text:span><text:span text:style-name="Source_20_Text"><text:span text:style-name="T297"><text:tab/>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3</text:span></text:span><text:span text:style-name="Source_20_Text"><text:span text:style-name="T418">;</text:span></text:span></text:p>
      <text:p text:style-name="P159"/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decompressed</text:span></text:span><text:span text:style-name="Source_20_Text"><text:span text:style-name="T353">_len</text:span></text:span><text:span text:style-name="Source_20_Text"><text:span text:style-name="T333">;</text:span></text:span><text:span text:style-name="Source_20_Text"><text:span text:style-name="T354"><text:tab/></text:span></text:span><text:span text:style-name="Source_20_Text"><text:span text:style-name="T127">// map length in bytes after decompression</text:span></text:span></text:p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</text:span></text:span><text:span text:style-name="Source_20_Text"><text:span text:style-name="T354">header</text:span></text:span><text:span text:style-name="Source_20_Text"><text:span text:style-name="T353">_</text:span></text:span><text:span text:style-name="Source_20_Text"><text:span text:style-name="T354">offset</text:span></text:span><text:span text:style-name="Source_20_Text"><text:span text:style-name="T333">;</text:span></text:span></text:p>
      <text:p text:style-name="P17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foot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</text:span></text:span><text:span text:style-name="Source_20_Text"><text:span text:style-name="T125">47666F74</text:span></text:span><text:span text:style-name="Source_20_Text"><text:span text:style-name="T123">(fourcc of "</text:span></text:span><text:span text:style-name="Source_20_Text"><text:span text:style-name="T125">Gfot</text:span></text:span><text:span text:style-name="Source_20_Text"><text:span text:style-name="T123">")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524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4</text:span></text:span><text:span text:style-name="Source_20_Text"><text:span text:style-name="T418">;</text:span></text:span></text:p>
      <text:p text:style-name="P171"><text:span text:style-name="Source_20_Text"><text:span text:style-name="T333"><text:s text:c="4"/>}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3">; <text:s/></text:span></text:span><text:span text:style-name="Source_20_Text"><text:span text:style-name="T95">// size == </text:span></text:span><text:span text:style-name="Source_20_Text"><text:span text:style-name="T123">20</text:span></text:span><text:span text:style-name="Source_20_Text"><text:span text:style-name="T96">48</text:span></text:span><text:span text:style-name="Source_20_Text"><text:span text:style-name="T95"> bytes</text:span></text:span></text:p>
      <text:p text:style-name="P163"><text:span text:style-name="Source_20_Text"><text:span text:style-name="T332"/></text:span></text:p>
      <text:p text:style-name="P171"><text:span text:style-name="Source_20_Text"><text:span text:style-name="T332"/></text:span></text:p>
      <text:p text:style-name="P171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9"> {</text:span></text:span></text:p>
      <text:p text:style-name="P17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head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68656164(fourcc of "head")</text:span></text:span></text:p>
      <text:p text:style-name="P169"><text:span text:style-name="Source_20_Text"><text:span text:style-name="T424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52">map_</text:span></text:span><text:span text:style-name="Source_20_Text"><text:span text:style-name="T353">version</text:span></text:span><text:span text:style-name="Source_20_Text"><text:span text:style-name="T352">;</text:span></text:span></text:p>
      <text:p text:style-name="P17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decompressed</text:span></text:span><text:span text:style-name="Source_20_Text"><text:span text:style-name="T353">_len</text:span></text:span><text:span text:style-name="Source_20_Text"><text:span text:style-name="T333">;</text:span></text:span><text:span text:style-name="Source_20_Text"><text:span text:style-name="T354"><text:tab/></text:span></text:span><text:span text:style-name="Source_20_Text"><text:span text:style-name="T127">// map length in bytes after decompression</text:span></text:span></text:p>
      <text:p text:style-name="P17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unknown</text:span></text:span><text:span text:style-name="Source_20_Text"><text:span text:style-name="T333">;</text:span></text:span></text:p>
      <text:p text:style-name="P16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</text:span></text:span><text:span text:style-name="Source_20_Text"><text:span text:style-name="T354">header</text:span></text:span><text:span text:style-name="Source_20_Text"><text:span text:style-name="T353">_</text:span></text:span><text:span text:style-name="Source_20_Text"><text:span text:style-name="T354">offset</text:span></text:span><text:span text:style-name="Source_20_Text"><text:span text:style-name="T333">;</text:span></text:span></text:p>
      <text:p text:style-name="P16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meta_len</text:span></text:span><text:span text:style-name="Source_20_Text"><text:span text:style-name="T333">;</text:span></text:span></text:p>
      <text:p text:style-name="P169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8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297"><text:tab/></text:span></text:span><text:span text:style-name="Source_20_Text"><text:span text:style-name="T418">pad</text:span></text:span><text:span text:style-name="Source_20_Text"><text:span text:style-name="T422">0</text:span></text:span><text:span text:style-name="Source_20_Text"><text:span text:style-name="T418">;</text:span></text:span></text:p>
      <text:p text:style-name="P169"><text:span text:style-name="Source_20_Text"><text:span text:style-name="T418"/></text:span></text:p>
      <text:p text:style-name="P169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6">map_n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9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5">build_dat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9"><text:span text:style-name="Source_20_Text"><text:span text:style-name="T424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52">map_type;</text:span></text:span></text:p>
      <text:p text:style-name="P170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297"><text:tab/></text:span></text:span><text:span text:style-name="Source_20_Text"><text:span text:style-name="T418">pad</text:span></text:span><text:span text:style-name="Source_20_Text"><text:span text:style-name="T423">1</text:span></text:span><text:span text:style-name="Source_20_Text"><text:span text:style-name="T418">;</text:span></text:span></text:p>
      <text:p text:style-name="P170"><text:span text:style-name="Source_20_Text"><text:span text:style-name="T418"/></text:span></text:p>
      <text:p text:style-name="P17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crc32</text:span></text:span><text:span text:style-name="Source_20_Text"><text:span text:style-name="T333">;</text:span></text:span><text:span text:style-name="Source_20_Text"><text:span text:style-name="T356"><text:tab/></text:span></text:span><text:span text:style-name="Source_20_Text"><text:span text:style-name="T132">// crc32 of the maps contents(map integrity check)</text:span></text:span></text:p>
      <text:p text:style-name="P165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1940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3">2</text:span></text:span><text:span text:style-name="Source_20_Text"><text:span text:style-name="T418">;</text:span></text:span></text:p>
      <text:p text:style-name="P165"><text:span text:style-name="Source_20_Text"><text:span text:style-name="T418"/></text:span></text:p>
      <text:p text:style-name="P16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foot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666F6F74(fourcc of "foot")</text:span></text:span></text:p>
      <text:p text:style-name="P171"><text:span text:style-name="Source_20_Text"><text:span text:style-name="T333"><text:s text:c="4"/>}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3">; <text:s/></text:span></text:span><text:span text:style-name="Source_20_Text"><text:span text:style-name="T95">// size == </text:span></text:span><text:span text:style-name="Source_20_Text"><text:span text:style-name="T123">20</text:span></text:span><text:span text:style-name="Source_20_Text"><text:span text:style-name="T96">48</text:span></text:span><text:span text:style-name="Source_20_Text"><text:span text:style-name="T95"> bytes</text:span></text:span></text:p>
      <text:h text:style-name="P210" text:outline-level="1">Bitmap<text:span text:style-name="T523">s</text:span></text:h>
      <text:p text:style-name="P148"><text:span text:style-name="Source_20_Text"><text:span text:style-name="T146">/</text:span></text:span><text:span text:style-name="Source_20_Text"><text:span text:style-name="T147">*</text:span></text:span><text:span text:style-name="Source_20_Text"><text:span text:style-name="T146"> </text:span></text:span><text:span text:style-name="Source_20_Text"><text:span text:style-name="T166">These "padding" values are only relevant for xbox bitmaps.</text:span></text:span><text:span text:style-name="Source_20_Text"><text:span text:style-name="T168"> </text:span></text:span><text:span text:style-name="Source_20_Text"><text:span text:style-name="T221">See, the pixel data</text:span></text:span></text:p>
      <text:p text:style-name="P148"><text:span text:style-name="Source_20_Text"><text:span text:style-name="T168">*</text:span></text:span><text:span text:style-name="Source_20_Text"><text:span text:style-name="T221">* for bitmap </text:span></text:span><text:span text:style-name="Source_20_Text"><text:span text:style-name="T225">in a tag </text:span></text:span><text:span text:style-name="Source_20_Text"><text:span text:style-name="T224">is</text:span></text:span><text:span text:style-name="Source_20_Text"><text:span text:style-name="T221"> padded to </text:span></text:span><text:span text:style-name="Source_20_Text"><text:span text:style-name="T225">an </text:span></text:span><text:span text:style-name="Source_20_Text"><text:span text:style-name="T221">increment of these values</text:span></text:span><text:span text:style-name="Source_20_Text"><text:span text:style-name="T222">. </text:span></text:span><text:span text:style-name="Source_20_Text"><text:span text:style-name="T221">For each bitmap,</text:span></text:span></text:p>
      <text:p text:style-name="P148"><text:span text:style-name="Source_20_Text"><text:span text:style-name="T221">** </text:span></text:span><text:span text:style-name="Source_20_Text"><text:span text:style-name="T225">the </text:span></text:span><text:span text:style-name="Source_20_Text"><text:span text:style-name="T221">entirety of its pixel data(including all mipmap and cu</text:span></text:span><text:span text:style-name="Source_20_Text"><text:span text:style-name="T225">b</text:span></text:span><text:span text:style-name="Source_20_Text"><text:span text:style-name="T221">emap faces) is padded</text:span></text:span></text:p>
      <text:p text:style-name="P149"><text:span text:style-name="Source_20_Text"><text:span text:style-name="T221">** with 0x00 up to a multiple of BITMAP_PADDING </text:span></text:span><text:span text:style-name="Source_20_Text"><text:span text:style-name="T222">number </text:span></text:span><text:span text:style-name="Source_20_Text"><text:span text:style-name="T221">of bytes. For each cube</text:span></text:span><text:span text:style-name="Source_20_Text"><text:span text:style-name="T222">map,</text:span></text:span></text:p>
      <text:p text:style-name="P149"><text:span text:style-name="Source_20_Text"><text:span text:style-name="T222">**</text:span></text:span><text:span text:style-name="Source_20_Text"><text:span text:style-name="T221"> </text:span></text:span><text:span text:style-name="Source_20_Text"><text:span text:style-name="T222">the pixel data of each face(which includes that faces mipmaps) is padded to a</text:span></text:span></text:p>
      <text:p text:style-name="P149"><text:span text:style-name="Source_20_Text"><text:span text:style-name="T222">** multiple of CUBEMAP_PADDING number of bytes. All padding is done after the</text:span></text:span></text:p>
      <text:p text:style-name="P148"><text:span text:style-name="Source_20_Text"><text:span text:style-name="T222">** pixel data has been swizzled, so padding is NOT swizzled </text:span></text:span><text:span text:style-name="Source_20_Text"><text:span text:style-name="T223">in with</text:span></text:span><text:span text:style-name="Source_20_Text"><text:span text:style-name="T222"> the pixels.</text:span></text:span><text:span text:style-name="Source_20_Text"><text:span text:style-name="T149">*/</text:span></text:span></text:p>
      <text:p text:style-name="P145"><text:span text:style-name="Source_20_Text"><text:span text:style-name="T467">#</text:span></text:span><text:span text:style-name="Source_20_Text"><text:span text:style-name="T468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369">512</text:span></text:span></text:p>
      <text:p text:style-name="P104"><text:span text:style-name="Source_20_Text"><text:span text:style-name="T467">#</text:span></text:span><text:span text:style-name="Source_20_Text"><text:span text:style-name="T468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369">128</text:span></text:span></text:p>
      <text:p text:style-name="P104"><text:span text:style-name="Source_20_Text"><text:span text:style-name="T368"/></text:span></text:p>
      <text:p text:style-name="P104"><text:span text:style-name="Source_20_Text"><text:span text:style-name="T368"/></text:span></text:p>
      <text:p text:style-name="P104"><text:span text:style-name="Source_20_Text"><text:span text:style-name="T100">/* Some of these SEnum16</text:span></text:span><text:span text:style-name="Source_20_Text"><text:span text:style-name="T101">'s</text:span></text:span><text:span text:style-name="Source_20_Text"><text:span text:style-name="T100"> don't have their options listed here. I did</text:span></text:span><text:span text:style-name="Source_20_Text"><text:span text:style-name="T102"> </text:span></text:span><text:span text:style-name="Source_20_Text"><text:span text:style-name="T100">n</text:span></text:span><text:span text:style-name="Source_20_Text"><text:span text:style-name="T102">o</text:span></text:span><text:span text:style-name="Source_20_Text"><text:span text:style-name="T100">t </text:span></text:span><text:span text:style-name="Source_20_Text"><text:span text:style-name="T103">see it</text:span></text:span></text:p>
      <text:p text:style-name="P35"><text:span text:style-name="Source_20_Text"><text:span text:style-name="T100">**</text:span></text:span><text:span text:style-name="Source_20_Text"><text:span text:style-name="T101"> </text:span></text:span><text:span text:style-name="Source_20_Text"><text:span text:style-name="T103">as </text:span></text:span><text:span text:style-name="Source_20_Text"><text:span text:style-name="T100">necessary as they are only used when compiling bitmaps using tool, and they</text:span></text:span></text:p>
      <text:p text:style-name="P35"><text:span text:style-name="Source_20_Text"><text:span text:style-name="T100">** would </text:span></text:span><text:span text:style-name="Source_20_Text"><text:span text:style-name="T104">take up more screenspace</text:span></text:span><text:span text:style-name="Source_20_Text"><text:span text:style-name="T100">. Use the definition extractor if you need them.*/</text:span></text:span></text:p>
      <text:p text:style-name="P24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5">BitmapBody</text:span></text:span><text:span text:style-name="Source_20_Text"><text:span text:style-name="T452"> {</text:span></text:span></text:p>
      <text:p text:style-name="P29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4">type</text:span></text:span><text:span text:style-name="Source_20_Text"><text:span text:style-name="T333">;</text:span></text:span><text:span text:style-name="Source_20_Text"><text:span text:style-name="T344"><text:tab/><text:tab/></text:span></text:span><text:span text:style-name="Source_20_Text"><text:span text:style-name="T99">// only used when compiling bitmap</text:span></text:span></text:p>
      <text:p text:style-name="P29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5">format</text:span></text:span><text:span text:style-name="Source_20_Text"><text:span text:style-name="T333">;</text:span></text:span><text:span text:style-name="Source_20_Text"><text:span text:style-name="T344"><text:tab/></text:span></text:span><text:span text:style-name="Source_20_Text"><text:span text:style-name="T99">// only used when compiling bitmap</text:span></text:span></text:p>
      <text:p text:style-name="P29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0">usa</text:span></text:span><text:span text:style-name="Source_20_Text"><text:span text:style-name="T335">ge</text:span></text:span><text:span text:style-name="Source_20_Text"><text:span text:style-name="T333">;</text:span></text:span><text:span text:style-name="Source_20_Text"><text:span text:style-name="T344"><text:tab/></text:span></text:span><text:span text:style-name="Source_20_Text"><text:span text:style-name="T99">// only used when compiling bitmap</text:span></text:span></text:p>
      <text:p text:style-name="P39"><text:span text:style-name="Source_20_Text"><text:span text:style-name="T454"><text:s text:c="4"/></text:span></text:span><text:span text:style-name="Source_20_Text"><text:span text:style-name="T88">// flags</text:span></text:span><text:span text:style-name="Source_20_Text"><text:span text:style-name="T105">(all of them are </text:span></text:span><text:span text:style-name="Source_20_Text"><text:span text:style-name="T99">only used when compiling bitmap</text:span></text:span><text:span text:style-name="Source_20_Text"><text:span text:style-name="T105">)</text:span></text:span></text:p>
      <text:p text:style-name="P25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enable_diffusion_dithering<text:tab/><text:tab/>: </text:span></text:span><text:span text:style-name="Source_20_Text"><text:span text:style-name="T480">1</text:span></text:span><text:span text:style-name="Source_20_Text"><text:span text:style-name="T455">;</text:span></text:span></text:p>
      <text:p text:style-name="P25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disable_height_map_compression<text:tab/>: </text:span></text:span><text:span text:style-name="Source_20_Text"><text:span text:style-name="T480">1</text:span></text:span><text:span text:style-name="Source_20_Text"><text:span text:style-name="T455">;</text:span></text:span></text:p>
      <text:p text:style-name="P25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3"><text:tab/></text:span></text:span><text:span text:style-name="Source_20_Text"><text:span text:style-name="T335">uniform_sprite_sequences<text:tab/><text:tab/></text:span></text:span><text:span text:style-name="Source_20_Text"><text:span text:style-name="T333">: </text:span></text:span><text:span text:style-name="Source_20_Text"><text:span text:style-name="T480">1</text:span></text:span><text:span text:style-name="Source_20_Text"><text:span text:style-name="T333">;</text:span></text:span></text:p>
      <text:p text:style-name="P25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3"><text:tab/></text:span></text:span><text:span text:style-name="Source_20_Text"><text:span text:style-name="T335">sprite_bug_fix</text:span></text:span><text:span text:style-name="Source_20_Text"><text:span text:style-name="T333"><text:tab/><text:tab/></text:span></text:span><text:span text:style-name="Source_20_Text"><text:span text:style-name="T335"><text:tab/><text:tab/></text:span></text:span><text:span text:style-name="Source_20_Text"><text:span text:style-name="T333">: </text:span></text:span><text:span text:style-name="Source_20_Text"><text:span text:style-name="T480">1</text:span></text:span><text:span text:style-name="Source_20_Text"><text:span text:style-name="T333">;</text:span></text:span></text:p>
      <text:p text:style-name="P25"><text:span text:style-name="Source_20_Text"><text:span text:style-name="T333"/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detail_fade_factor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sharpen_amount;</text:span></text:span><text:span text:style-name="Source_20_Text"><text:span text:style-name="T345"><text:tab/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bump_height;</text:span></text:span><text:span text:style-name="Source_20_Text"><text:span text:style-name="T345"><text:tab/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6">sprite_budget_size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6">U</text:span></text:span><text:span text:style-name="Source_20_Text"><text:span text:style-name="T7">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6">sprite_budget_count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27"><text:span text:style-name="Source_20_Text"><text:span text:style-name="T408"/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0">color_plate_</text:span></text:span><text:span text:style-name="Source_20_Text"><text:span text:style-name="T338">width</text:span></text:span><text:span text:style-name="Source_20_Text"><text:span text:style-name="T333">;</text:span></text:span><text:span text:style-name="Source_20_Text"><text:span text:style-name="T348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0">color_plate_</text:span></text:span><text:span text:style-name="Source_20_Text"><text:span text:style-name="T338">height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78"><text:tab/></text:span></text:span><text:span text:style-name="Source_20_Text"><text:span text:style-name="T416">compressed_color_plate_data;</text:span></text:span><text:span text:style-name="Source_20_Text"><text:span text:style-name="T345"><text:tab/></text:span></text:span><text:span text:style-name="Source_20_Text"><text:span text:style-name="T99">// </text:span></text:span><text:span text:style-name="Source_20_Text"><text:span text:style-name="T119">assume </text:span></text:span><text:span text:style-name="Source_20_Text"><text:span text:style-name="T171">that </text:span></text:span><text:span text:style-name="Source_20_Text"><text:span text:style-name="T119">NEITHER of these</text:span></text:span></text:p>
      <text:p text:style-name="P37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78"><text:tab/></text:span></text:span><text:span text:style-name="Source_20_Text"><text:span text:style-name="T416">processed_pixel_data;</text:span></text:span><text:span text:style-name="Source_20_Text"><text:span text:style-name="T421"><text:tab/><text:tab/></text:span></text:span><text:span text:style-name="Source_20_Text"><text:span text:style-name="T296">// </text:span></text:span><text:span text:style-name="Source_20_Text"><text:span text:style-name="T303">is </text:span></text:span><text:span text:style-name="Source_20_Text"><text:span text:style-name="T296">valid in</text:span></text:span><text:span text:style-name="Source_20_Text"><text:span text:style-name="T303">side</text:span></text:span><text:span text:style-name="Source_20_Text"><text:span text:style-name="T296"> a map</text:span></text:span><text:span text:style-name="Source_20_Text"><text:span text:style-name="T303">file</text:span></text:span><text:span text:style-name="Source_20_Text"><text:span text:style-name="T296">.</text:span></text:span></text:p>
      <text:p text:style-name="P36"><text:span text:style-name="Source_20_Text"><text:span text:style-name="T99"/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</text:span></text:span><text:span text:style-name="Source_20_Text"><text:span text:style-name="T342"><text:tab/>blur_filter_size</text:span></text:span><text:span text:style-name="Source_20_Text"><text:span text:style-name="T336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</text:span></text:span><text:span text:style-name="Source_20_Text"><text:span text:style-name="T342"><text:tab/>alpha_bias</text:span></text:span><text:span text:style-name="Source_20_Text"><text:span text:style-name="T336">;</text:span></text:span><text:span text:style-name="Source_20_Text"><text:span text:style-name="T345"><text:tab/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2">mipmap_levels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13">SEnum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2">sprite_usage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2">sprite_spacing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8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5">2</text:span></text:span><text:span text:style-name="Source_20_Text"><text:span text:style-name="T418">]<text:tab/></text:span></text:span><text:span text:style-name="Source_20_Text"><text:span text:style-name="T419"><text:tab/></text:span></text:span><text:span text:style-name="Source_20_Text"><text:span text:style-name="T418">pad0;</text:span></text:span></text:p>
      <text:p text:style-name="P38"><text:span text:style-name="Source_20_Text"><text:span text:style-name="T99"/></text:span></text:p>
      <text:p text:style-name="P115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417">sequences;</text:span></text:span><text:span text:style-name="Source_20_Text"><text:span text:style-name="T433"><text:tab/></text:span></text:span><text:span text:style-name="Source_20_Text"><text:span text:style-name="T306">/* references arrays of Sequence structs, each</text:span></text:span></text:p>
      <text:p text:style-name="P115"><text:span text:style-name="Source_20_Text"><text:span text:style-name="T306"><text:s text:c="4"/>** having reflexives referencing Sprite structs. Run the definition extractor</text:span></text:span></text:p>
      <text:p text:style-name="P115"><text:span text:style-name="Source_20_Text"><text:span text:style-name="T306"><text:s text:c="4"/>** with "hek" as the engine and "bitm" as the class to get these structs. */</text:span></text:span></text:p>
      <text:p text:style-name="P28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417">bitmaps;</text:span></text:span><text:span text:style-name="Source_20_Text"><text:span text:style-name="T433"><text:tab/></text:span></text:span><text:span text:style-name="Source_20_Text"><text:span text:style-name="T306">// references arrays of Bitmap structs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5">BitmapBody</text:span></text:span><text:span text:style-name="Source_20_Text"><text:span text:style-name="T332">;</text:span></text:span></text:p>
      <text:p text:style-name="P30"><text:span text:style-name="Source_20_Text"><text:span text:style-name="T450"/></text:span></text:p>
      <text:p text:style-name="P151"><text:span text:style-name="Source_20_Text"><text:span text:style-name="T469"/></text:span></text:p>
      <text:p text:style-name="P105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2">Bitmap</text:span></text:span><text:span text:style-name="Source_20_Text"><text:span text:style-name="T3">Type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05"><text:span text:style-name="Source_20_Text"><text:span text:style-name="T328"><text:s text:c="4"/></text:span></text:span><text:span text:style-name="Source_20_Text"><text:span text:style-name="T3">textyp_2d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0</text:span></text:span><text:span text:style-name="Source_20_Text"><text:span text:style-name="T331">,</text:span></text:span></text:p>
      <text:p text:style-name="P105"><text:span text:style-name="Source_20_Text"><text:span text:style-name="T328"><text:s text:c="4"/></text:span></text:span><text:span text:style-name="Source_20_Text"><text:span text:style-name="T3">textyp_3d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1</text:span></text:span><text:span text:style-name="Source_20_Text"><text:span text:style-name="T331">,</text:span></text:span></text:p>
      <text:p text:style-name="P105"><text:span text:style-name="Source_20_Text"><text:span text:style-name="T328"><text:s text:c="4"/></text:span></text:span><text:span text:style-name="Source_20_Text"><text:span text:style-name="T3">textyp_cubemap</text:span></text:span><text:span text:style-name="Source_20_Text"><text:span text:style-name="T328"> </text:span></text:span><text:span text:style-name="Source_20_Text"><text:span text:style-name="T330"><text:s/></text:span></text:span><text:span text:style-name="Source_20_Text"><text:span text:style-name="T328">= </text:span></text:span><text:span text:style-name="Source_20_Text"><text:span text:style-name="T330">2</text:span></text:span><text:span text:style-name="Source_20_Text"><text:span text:style-name="T331">,</text:span></text:span></text:p>
      <text:p text:style-name="P127"><text:span text:style-name="Source_20_Text"><text:span text:style-name="T404"><text:s text:c="4"/></text:span></text:span><text:span text:style-name="Source_20_Text"><text:span text:style-name="T62">textyp_white</text:span></text:span><text:span text:style-name="Source_20_Text"><text:span text:style-name="T404"> </text:span></text:span><text:span text:style-name="Source_20_Text"><text:span text:style-name="T405"><text:s text:c="3"/></text:span></text:span><text:span text:style-name="Source_20_Text"><text:span text:style-name="T404">= </text:span></text:span><text:span text:style-name="Source_20_Text"><text:span text:style-name="T405">3</text:span></text:span><text:span text:style-name="Source_20_Text"><text:span text:style-name="T406">,</text:span></text:span><text:span text:style-name="Source_20_Text"><text:span text:style-name="T407"> <text:s/></text:span></text:span><text:span text:style-name="Source_20_Text"><text:span text:style-name="T245">// </text:span></text:span><text:span text:style-name="Source_20_Text"><text:span text:style-name="T246">unused/</text:span></text:span><text:span text:style-name="Source_20_Text"><text:span text:style-name="T245">useless?</text:span></text:span><text:span text:style-name="Source_20_Text"><text:span text:style-name="T405"><text:line-break/></text:span></text:span><text:span text:style-name="Source_20_Text"><text:span text:style-name="T407"> <text:s text:c="3"/>} </text:span></text:span><text:span text:style-name="Source_20_Text"><text:span text:style-name="T63">Bitmap</text:span></text:span><text:span text:style-name="Source_20_Text"><text:span text:style-name="T62">Type</text:span></text:span><text:span text:style-name="Source_20_Text"><text:span text:style-name="T407">;</text:span></text:span></text:p>
      <text:p text:style-name="P205"><text:span text:style-name="Source_20_Text"><text:span text:style-name="T167">// unused texfmt options have been removed from this </text:span></text:span><text:span text:style-name="Source_20_Text"><text:span text:style-name="T203">enumerator</text:span></text:span><text:span text:style-name="Source_20_Text"><text:span text:style-name="T167"> definition.</text:span></text:span></text:p>
      <text:p text:style-name="P30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2">BitmapFormat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44"><text:span text:style-name="Source_20_Text"><text:span text:style-name="T328"><text:s text:c="3"/></text:span></text:span><text:span text:style-name="Source_20_Text"><text:span text:style-name="T332"><text:s/></text:span></text:span><text:span text:style-name="Source_20_Text"><text:span text:style-name="T3">texfmt_</text:span></text:span><text:span text:style-name="Source_20_Text"><text:span text:style-name="T2">a8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0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text:span text:style-name="Source_20_Text"><text:span text:style-name="T111">(luminence == solid black)</text:span></text:span></text:p>
      <text:p text:style-name="P46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y8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1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text:span text:style-name="Source_20_Text"><text:span text:style-name="T111">(alpha == solid white)</text:span></text:span></text:p>
      <text:p text:style-name="P46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y8</text:span></text:span><text:span text:style-name="Source_20_Text"><text:span text:style-name="T328"> </text:span></text:span><text:span text:style-name="Source_20_Text"><text:span text:style-name="T330"><text:s text:c="5"/></text:span></text:span><text:span text:style-name="Source_20_Text"><text:span text:style-name="T328">= </text:span></text:span><text:span text:style-name="Source_20_Text"><text:span text:style-name="T330">2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text:span text:style-name="Source_20_Text"><text:span text:style-name="T111">(alpha == luminence)</text:span></text:span></text:p>
      <text:p text:style-name="P44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8y8</text:span></text:span><text:span text:style-name="Source_20_Text"><text:span text:style-name="T328"> </text:span></text:span><text:span text:style-name="Source_20_Text"><text:span text:style-name="T330"><text:s text:c="4"/></text:span></text:span><text:span text:style-name="Source_20_Text"><text:span text:style-name="T328">= </text:span></text:span><text:span text:style-name="Source_20_Text"><text:span text:style-name="T330">3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/text:p>
      <text:p text:style-name="P113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r5g6b5</text:span></text:span><text:span text:style-name="Source_20_Text"><text:span text:style-name="T328"> </text:span></text:span><text:span text:style-name="Source_20_Text"><text:span text:style-name="T330"><text:s text:c="2"/></text:span></text:span><text:span text:style-name="Source_20_Text"><text:span text:style-name="T328">= </text:span></text:span><text:span text:style-name="Source_20_Text"><text:span text:style-name="T330">6</text:span></text:span><text:span text:style-name="Source_20_Text"><text:span text:style-name="T331">,</text:span></text:span><text:span text:style-name="Source_20_Text"><text:span text:style-name="T347"><text:tab/></text:span></text:span><text:span text:style-name="Source_20_Text"><text:span text:style-name="T111">// (alpha == solid white)</text:span></text:span></text:p>
      <text:p text:style-name="P30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1r5g5b5</text:span></text:span><text:span text:style-name="Source_20_Text"><text:span text:style-name="T328"> = </text:span></text:span><text:span text:style-name="Source_20_Text"><text:span text:style-name="T330">8</text:span></text:span><text:span text:style-name="Source_20_Text"><text:span text:style-name="T331">,</text:span></text:span></text:p>
      <text:p text:style-name="P30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4r4g4b4</text:span></text:span><text:span text:style-name="Source_20_Text"><text:span text:style-name="T328"> = </text:span></text:span><text:span text:style-name="Source_20_Text"><text:span text:style-name="T330">9</text:span></text:span><text:span text:style-name="Source_20_Text"><text:span text:style-name="T331">,</text:span></text:span></text:p>
      <text:p text:style-name="P46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x8r8g8b8</text:span></text:span><text:span text:style-name="Source_20_Text"><text:span text:style-name="T328"> = </text:span></text:span><text:span text:style-name="Source_20_Text"><text:span text:style-name="T330">10</text:span></text:span><text:span text:style-name="Source_20_Text"><text:span text:style-name="T331">,</text:span></text:span><text:span text:style-name="Source_20_Text"><text:span text:style-name="T347"><text:tab/></text:span></text:span><text:span text:style-name="Source_20_Text"><text:span text:style-name="T111">// (alpha == solid white)</text:span></text:span></text:p>
      <text:p text:style-name="P30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8r8g8b8</text:span></text:span><text:span text:style-name="Source_20_Text"><text:span text:style-name="T328"> = </text:span></text:span><text:span text:style-name="Source_20_Text"><text:span text:style-name="T330">11</text:span></text:span><text:span text:style-name="Source_20_Text"><text:span text:style-name="T331">,</text:span></text:span></text:p>
      <text:p text:style-name="P45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dxt1</text:span></text:span><text:span text:style-name="Source_20_Text"><text:span text:style-name="T328"> </text:span></text:span><text:span text:style-name="Source_20_Text"><text:span text:style-name="T330"><text:s text:c="4"/></text:span></text:span><text:span text:style-name="Source_20_Text"><text:span text:style-name="T328">= </text:span></text:span><text:span text:style-name="Source_20_Text"><text:span text:style-name="T330">14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10">aka Compressed with color-key transparency</text:span></text:span></text:p>
      <text:p text:style-name="P45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dxt3 <text:s text:c="3"/></text:span></text:span><text:span text:style-name="Source_20_Text"><text:span text:style-name="T328"><text:s/>= </text:span></text:span><text:span text:style-name="Source_20_Text"><text:span text:style-name="T330">15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10">aka Compressed with explicit alpha</text:span></text:span></text:p>
      <text:p text:style-name="P45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dxt5 <text:s text:c="3"/></text:span></text:span><text:span text:style-name="Source_20_Text"><text:span text:style-name="T328"><text:s/>= </text:span></text:span><text:span text:style-name="Source_20_Text"><text:span text:style-name="T330">16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10">aka Compressed with interpolated alpha</text:span></text:span></text:p>
      <text:p text:style-name="P44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p8_bump </text:span></text:span><text:span text:style-name="Source_20_Text"><text:span text:style-name="T328"><text:s/>= </text:span></text:span><text:span text:style-name="Source_20_Text"><text:span text:style-name="T330">17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/text:p>
      <text:p text:style-name="P105"><text:span text:style-name="Source_20_Text"><text:span text:style-name="T86"><text:s text:c="4"/></text:span></text:span><text:span text:style-name="Source_20_Text"><text:span text:style-name="T453">} </text:span></text:span><text:span text:style-name="Source_20_Text"><text:span text:style-name="T2">BitmapFormat</text:span></text:span><text:span text:style-name="Source_20_Text"><text:span text:style-name="T453">;</text:span></text:span></text:p>
      <text:p text:style-name="P134"/>
      <text:p text:style-name="P134"/>
      <text:p text:style-name="P30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455"> </text:span></text:span><text:span text:style-name="Source_20_Text"><text:span text:style-name="T9">Bitmap</text:span></text:span><text:span text:style-name="Source_20_Text"><text:span text:style-name="T455"> {</text:span></text:span></text:p>
      <text:p text:style-name="P9"><text:span text:style-name="Source_20_Text"><text:span text:style-name="T456"><text:s text:c="4"/></text:span></text:span><text:span text:style-name="Source_20_Text"><text:span text:style-name="T10">TagClass</text:span></text:span><text:span text:style-name="Source_20_Text"><text:span text:style-name="T456"><text:tab/>bitm_id; <text:s/></text:span></text:span><text:span text:style-name="Source_20_Text"><text:span text:style-name="T89">// </text:span></text:span><text:span text:style-name="Source_20_Text"><text:span text:style-name="T122">always</text:span></text:span><text:span text:style-name="Source_20_Text"><text:span text:style-name="T89"> == </text:span></text:span><text:span text:style-name="Source_20_Text"><text:span text:style-name="T90">tagcls_</text:span></text:span><text:span text:style-name="Source_20_Text"><text:span text:style-name="T89">bitm</text:span></text:span></text:p>
      <text:p text:style-name="P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7"><text:tab/></text:span></text:span><text:span text:style-name="Source_20_Text"><text:span text:style-name="T338">width</text:span></text:span><text:span text:style-name="Source_20_Text"><text:span text:style-name="T333">;</text:span></text:span></text:p>
      <text:p text:style-name="P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7"><text:tab/></text:span></text:span><text:span text:style-name="Source_20_Text"><text:span text:style-name="T338">height</text:span></text:span><text:span text:style-name="Source_20_Text"><text:span text:style-name="T333">;</text:span></text:span></text:p>
      <text:p text:style-name="P10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7"><text:tab/></text:span></text:span><text:span text:style-name="Source_20_Text"><text:span text:style-name="T338">depth</text:span></text:span><text:span text:style-name="Source_20_Text"><text:span text:style-name="T333">;</text:span></text:span></text:p>
      <text:p text:style-name="P10"><text:span text:style-name="Source_20_Text"><text:span text:style-name="T11"><text:s text:c="4"/></text:span></text:span><text:span text:style-name="Source_20_Text"><text:span text:style-name="T2">Bitmap</text:span></text:span><text:span text:style-name="Source_20_Text"><text:span text:style-name="T11">Type</text:span></text:span><text:span text:style-name="Source_20_Text"><text:span text:style-name="T337"><text:tab/>type;</text:span></text:span></text:p>
      <text:p text:style-name="P10"><text:span text:style-name="Source_20_Text"><text:span text:style-name="T11"><text:s text:c="4"/></text:span></text:span><text:span text:style-name="Source_20_Text"><text:span text:style-name="T2">BitmapFormat</text:span></text:span><text:span text:style-name="Source_20_Text"><text:span text:style-name="T337"><text:tab/>format;</text:span></text:span></text:p>
      <text:p text:style-name="P9"><text:span text:style-name="Source_20_Text"><text:span text:style-name="T454"><text:s text:c="4"/></text:span></text:span><text:span text:style-name="Source_20_Text"><text:span text:style-name="T88">// flags</text:span></text:span></text:p>
      <text:p text:style-name="P42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power_of_2_dim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8"><text:tab/></text:span></text:span><text:span text:style-name="Source_20_Text"><text:span text:style-name="T89">/</text:span></text:span><text:span text:style-name="Source_20_Text"><text:span text:style-name="T106">*</text:span></text:span><text:span text:style-name="Source_20_Text"><text:span text:style-name="T89"> </text:span></text:span><text:span text:style-name="Source_20_Text"><text:span text:style-name="T106">always have this set if the </text:span></text:span><text:span text:style-name="Source_20_Text"><text:span text:style-name="T115">compressed</text:span></text:span></text:p>
      <text:p text:style-name="P49"><text:span text:style-name="Source_20_Text"><text:span text:style-name="T106"><text:s text:c="4"/>**</text:span></text:span><text:span text:style-name="Source_20_Text"><text:span text:style-name="T114"><text:tab/><text:tab/><text:tab/><text:tab/><text:tab/> <text:s/></text:span></text:span><text:span text:style-name="Source_20_Text"><text:span text:style-name="T106"><text:s/></text:span></text:span><text:span text:style-name="Source_20_Text"><text:span text:style-name="T115">flag is set</text:span></text:span><text:span text:style-name="Source_20_Text"><text:span text:style-name="T106">, even if its dimensions are</text:span></text:span></text:p>
      <text:p text:style-name="P49"><text:span text:style-name="Source_20_Text"><text:span text:style-name="T114"><text:s text:c="4"/>**<text:tab/><text:tab/><text:tab/><text:tab/><text:tab/> <text:s text:c="2"/></text:span></text:span><text:span text:style-name="Source_20_Text"><text:span text:style-name="T115">not </text:span></text:span><text:span text:style-name="Source_20_Text"><text:span text:style-name="T106">actually powers of 2.*/</text:span></text:span></text:p>
      <text:p text:style-name="P42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compressed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8"><text:tab/></text:span></text:span><text:span text:style-name="Source_20_Text"><text:span text:style-name="T89">// </text:span></text:span><text:span text:style-name="Source_20_Text"><text:span text:style-name="T106">texture is either dxt1, dxt3, or dxt5</text:span></text:span></text:p>
      <text:p text:style-name="P43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palettized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9"><text:tab/></text:span></text:span><text:span text:style-name="Source_20_Text"><text:span text:style-name="T89">// </text:span></text:span><text:span text:style-name="Source_20_Text"><text:span text:style-name="T107">only set for p8_bump format</text:span></text:span></text:p>
      <text:p text:style-name="P9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swizzled<text:tab/><text:tab/>: </text:span></text:span><text:span text:style-name="Source_20_Text"><text:span text:style-name="T480">1</text:span></text:span><text:span text:style-name="Source_20_Text"><text:span text:style-name="T455">; <text:s/></text:span></text:span><text:span text:style-name="Source_20_Text"><text:span text:style-name="T87">// </text:span></text:span><text:span text:style-name="Source_20_Text"><text:span text:style-name="T98">texture is swizzled</text:span></text:span><text:span text:style-name="Source_20_Text"><text:span text:style-name="T87"> </text:span></text:span><text:span text:style-name="Source_20_Text"><text:span text:style-name="T98">using</text:span></text:span><text:span text:style-name="Source_20_Text"><text:span text:style-name="T87"> z-order</text:span></text:span><text:span text:style-name="Source_20_Text"><text:span text:style-name="T98"> curve</text:span></text:span></text:p>
      <text:p text:style-name="P43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linear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107"><text:tab/></text:span></text:span><text:span text:style-name="Source_20_Text"><text:span text:style-name="T89">// </text:span></text:span><text:span text:style-name="Source_20_Text"><text:span text:style-name="T107">unknown</text:span></text:span></text:p>
      <text:p text:style-name="P43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v16u16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9"><text:tab/></text:span></text:span><text:span text:style-name="Source_20_Text"><text:span text:style-name="T89">// </text:span></text:span><text:span text:style-name="Source_20_Text"><text:span text:style-name="T107">unknown</text:span></text:span></text:p>
      <text:p text:style-name="P9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unknown<text:tab/><text:tab/>: </text:span></text:span><text:span text:style-name="Source_20_Text"><text:span text:style-name="T480">1</text:span></text:span><text:span text:style-name="Source_20_Text"><text:span text:style-name="T455">;</text:span></text:span></text:p>
      <text:p text:style-name="P12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prefer_low_detail<text:tab/>: </text:span></text:span><text:span text:style-name="Source_20_Text"><text:span text:style-name="T480">1</text:span></text:span><text:span text:style-name="Source_20_Text"><text:span text:style-name="T455">; <text:s/></text:span></text:span><text:span text:style-name="Source_20_Text"><text:span text:style-name="T87">// </text:span></text:span><text:span text:style-name="Source_20_Text"><text:span text:style-name="T108">something to do with mipmaps(always set?)</text:span></text:span></text:p>
      <text:p text:style-name="P18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data_in_rsrc_map<text:tab/>: </text:span></text:span><text:span text:style-name="Source_20_Text"><text:span text:style-name="T480">1</text:span></text:span><text:span text:style-name="Source_20_Text"><text:span text:style-name="T455">; <text:s/></text:span></text:span><text:span text:style-name="Source_20_Text"><text:span text:style-name="T91">/</text:span></text:span><text:span text:style-name="Source_20_Text"><text:span text:style-name="T92">*</text:span></text:span><text:span text:style-name="Source_20_Text"><text:span text:style-name="T91"> </text:span></text:span><text:span text:style-name="Source_20_Text"><text:span text:style-name="T93">Only used in PC and CE.</text:span></text:span></text:p>
      <text:p text:style-name="P48"><text:span text:style-name="Source_20_Text"><text:span text:style-name="T93"><text:s text:c="4"/>**</text:span></text:span><text:span text:style-name="Source_20_Text"><text:span text:style-name="T113"><text:tab/><text:tab/><text:tab/><text:tab/><text:tab/> <text:s/></text:span></text:span><text:span text:style-name="Source_20_Text"><text:span text:style-name="T93"><text:s/></text:span></text:span><text:span text:style-name="Source_20_Text"><text:span text:style-name="T94">If set, specifies</text:span></text:span><text:span text:style-name="Source_20_Text"><text:span text:style-name="T91"> </text:span></text:span><text:span text:style-name="Source_20_Text"><text:span text:style-name="T93">the pixel</text:span></text:span><text:span text:style-name="Source_20_Text"><text:span text:style-name="T94"> data</text:span></text:span><text:span text:style-name="Source_20_Text"><text:span text:style-name="T93"> </text:span></text:span><text:span text:style-name="Source_20_Text"><text:span text:style-name="T94">is</text:span></text:span><text:span text:style-name="Source_20_Text"><text:span text:style-name="T93"> in the</text:span></text:span></text:p>
      <text:p text:style-name="P48"><text:span text:style-name="Source_20_Text"><text:span text:style-name="T94"><text:s text:c="4"/>**<text:tab/><text:tab/><text:tab/><text:tab/><text:tab/> </text:span></text:span><text:span text:style-name="Source_20_Text"><text:span text:style-name="T113"><text:s/></text:span></text:span><text:span text:style-name="Source_20_Text"><text:span text:style-name="T94"><text:s/></text:span></text:span><text:span text:style-name="Source_20_Text"><text:span text:style-name="T93">bitmaps.map</text:span></text:span><text:span text:style-name="Source_20_Text"><text:span text:style-name="T113"> </text:span></text:span><text:span text:style-name="Source_20_Text"><text:span text:style-name="T93">resource map</text:span></text:span><text:span text:style-name="Source_20_Text"><text:span text:style-name="T94"> rather than the</text:span></text:span></text:p>
      <text:p text:style-name="P48"><text:span text:style-name="Source_20_Text"><text:span text:style-name="T113"><text:s text:c="3"/></text:span></text:span><text:span text:style-name="Source_20_Text"><text:span text:style-name="T94"><text:s/></text:span></text:span><text:span text:style-name="Source_20_Text"><text:span text:style-name="T113">**<text:tab/><text:tab/><text:tab/><text:tab/><text:tab/> <text:s text:c="2"/></text:span></text:span><text:span text:style-name="Source_20_Text"><text:span text:style-name="T94">map this struct is in.</text:span></text:span><text:span text:style-name="Source_20_Text"><text:span text:style-name="T92">*/</text:span></text:span></text:p>
      <text:p text:style-name="P11"><text:span text:style-name="Source_20_Text"><text:span text:style-name="T87"/></text:span></text:p>
      <text:p text:style-name="P50"><text:span text:style-name="Source_20_Text"><text:span text:style-name="T455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5"><text:tab/></text:span></text:span><text:span text:style-name="Source_20_Text"><text:span text:style-name="T457"><text:tab/></text:span></text:span><text:span text:style-name="Source_20_Text"><text:span text:style-name="T455">registration_point_x;<text:tab/></text:span></text:span><text:span text:style-name="Source_20_Text"><text:span text:style-name="T87">//</text:span></text:span><text:span text:style-name="Source_20_Text"><text:span text:style-name="T116"> bitmap x center(should be width/2)</text:span></text:span></text:p>
      <text:p text:style-name="P50"><text:span text:style-name="Source_20_Text"><text:span text:style-name="T455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5"><text:tab/></text:span></text:span><text:span text:style-name="Source_20_Text"><text:span text:style-name="T457"><text:tab/></text:span></text:span><text:span text:style-name="Source_20_Text"><text:span text:style-name="T455">registration_point_y;<text:tab/></text:span></text:span><text:span text:style-name="Source_20_Text"><text:span text:style-name="T87">//</text:span></text:span><text:span text:style-name="Source_20_Text"><text:span text:style-name="T116"> bitmap y center(should be height/2)</text:span></text:span></text:p>
      <text:p text:style-name="P11"><text:span text:style-name="Source_20_Text"><text:span text:style-name="T455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5"><text:tab/></text:span></text:span><text:span text:style-name="Source_20_Text"><text:span text:style-name="T457"><text:tab/></text:span></text:span><text:span text:style-name="Source_20_Text"><text:span text:style-name="T455">mip_count;<text:tab/></text:span></text:span><text:span text:style-name="Source_20_Text"><text:span text:style-name="T87">// does NOT include fullsize texture</text:span></text:span><text:span text:style-name="Source_20_Text"><text:span text:style-name="T120"> in the count</text:span></text:span></text:p>
      <text:p text:style-name="P11"><text:span text:style-name="Source_20_Text"><text:span text:style-name="T455"><text:s text:c="4"/></text:span></text:span><text:span text:style-name="Source_20_Text"><text:span text:style-name="T12">FlU</text:span></text:span><text:span text:style-name="Source_20_Text"><text:span text:style-name="T7">Int</text:span></text:span><text:span text:style-name="Source_20_Text"><text:span text:style-name="T12">16</text:span></text:span><text:span text:style-name="Source_20_Text"><text:span text:style-name="T455"><text:tab/>pixels;<text:tab/></text:span></text:span><text:span text:style-name="Source_20_Text"><text:span text:style-name="T87">// unknown?</text:span></text:span></text:p>
      <text:p text:style-name="P5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pixels_offset</text:span></text:span><text:span text:style-name="Source_20_Text"><text:span text:style-name="T333">;<text:tab/></text:span></text:span><text:span text:style-name="Source_20_Text"><text:span text:style-name="T87">/</text:span></text:span><text:span text:style-name="Source_20_Text"><text:span text:style-name="T112">* </text:span></text:span><text:span text:style-name="Source_20_Text"><text:span text:style-name="T117">Has a different meaning based on if the</text:span></text:span></text:p>
      <text:p text:style-name="P51"><text:span text:style-name="Source_20_Text"><text:span text:style-name="T117"><text:s text:c="4"/>**<text:tab/><text:tab/><text:tab/><text:tab/><text:tab/> <text:s text:c="2"/>bitmap is in a tagfile or a mapfile.</text:span></text:span></text:p>
      <text:p text:style-name="P51"><text:span text:style-name="Source_20_Text"><text:span text:style-name="T112"><text:s text:c="4"/>** Tagfile</text:span></text:span><text:span text:style-name="Source_20_Text"><text:span text:style-name="T117">:</text:span></text:span></text:p>
      <text:p text:style-name="P52"><text:span text:style-name="Source_20_Text"><text:span text:style-name="T112"><text:s text:c="4"/>** <text:s text:c="4"/></text:span></text:span><text:span text:style-name="Source_20_Text"><text:span text:style-name="T117">O</text:span></text:span><text:span text:style-name="Source_20_Text"><text:span text:style-name="T112">ffset into the </text:span></text:span><text:span text:style-name="Source_20_Text"><text:span text:style-name="T293">processed_pixel_data</text:span></text:span><text:span text:style-name="Source_20_Text"><text:span text:style-name="T294"> this bitmap's pixel data starts at.</text:span></text:span></text:p>
      <text:p text:style-name="P52"><text:span text:style-name="Source_20_Text"><text:span text:style-name="T112"><text:s text:c="4"/>** </text:span></text:span><text:span text:style-name="Source_20_Text"><text:span text:style-name="T118">Map</text:span></text:span><text:span text:style-name="Source_20_Text"><text:span text:style-name="T112">file</text:span></text:span><text:span text:style-name="Source_20_Text"><text:span text:style-name="T117">:</text:span></text:span></text:p>
      <text:p text:style-name="P52"><text:span text:style-name="Source_20_Text"><text:span text:style-name="T112"><text:s text:c="4"/>** <text:s text:c="4"/></text:span></text:span><text:span text:style-name="Source_20_Text"><text:span text:style-name="T121">Non-magic o</text:span></text:span><text:span text:style-name="Source_20_Text"><text:span text:style-name="T112">ffset into the </text:span></text:span><text:span text:style-name="Source_20_Text"><text:span text:style-name="T295">mapfile</text:span></text:span><text:span text:style-name="Source_20_Text"><text:span text:style-name="T294"> this bitmap's pixel data starts at.</text:span></text:span><text:span text:style-name="Source_20_Text"><text:span text:style-name="T295">*/</text:span></text:span></text:p>
      <text:p text:style-name="P4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pixels_meta_size</text:span></text:span><text:span text:style-name="Source_20_Text"><text:span text:style-name="T333">;<text:tab/></text:span></text:span><text:span text:style-name="Source_20_Text"><text:span text:style-name="T87">/</text:span></text:span><text:span text:style-name="Source_20_Text"><text:span text:style-name="T112">* number of bytes this bitmaps pixel data</text:span></text:span></text:p>
      <text:p text:style-name="P47"><text:span text:style-name="Source_20_Text"><text:span text:style-name="T112"><text:s text:c="4"/>**<text:tab/><text:tab/><text:tab/><text:tab/><text:tab/> <text:s text:c="2"/>takes up. Only used inside a map.*/</text:span></text:span></text:p>
      <text:p text:style-name="P47"><text:span text:style-name="Source_20_Text"><text:span text:style-name="T112"/></text:span></text:p>
      <text:p text:style-name="P1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unknown_id_1</text:span></text:span><text:span text:style-name="Source_20_Text"><text:span text:style-name="T333">;</text:span></text:span></text:p>
      <text:p text:style-name="P3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data_pointer</text:span></text:span><text:span text:style-name="Source_20_Text"><text:span text:style-name="T333">;</text:span></text:span><text:span text:style-name="Source_20_Text"><text:span text:style-name="T282"> <text:s/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unknown_id_2</text:span></text:span><text:span text:style-name="Source_20_Text"><text:span text:style-name="T333">;</text:span></text:span></text:p>
      <text:p text:style-name="P3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base_address</text:span></text:span><text:span text:style-name="Source_20_Text"><text:span text:style-name="T333">;</text:span></text:span><text:span text:style-name="Source_20_Text"><text:span text:style-name="T282"> <text:s/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06"><text:span text:style-name="Source_20_Text"><text:span text:style-name="T455"><text:s text:c="4"/>} </text:span></text:span><text:span text:style-name="Source_20_Text"><text:span text:style-name="T9">Bitmap</text:span></text:span><text:span text:style-name="Source_20_Text"><text:span text:style-name="T455">; <text:s/></text:span></text:span><text:span text:style-name="Source_20_Text"><text:span text:style-name="T95">// size == </text:span></text:span><text:span text:style-name="Source_20_Text"><text:span text:style-name="T96">48</text:span></text:span><text:span text:style-name="Source_20_Text"><text:span text:style-name="T95"> bytes</text:span></text:span></text:p>
      <text:p text:style-name="P121"><text:soft-page-break/><text:span text:style-name="Source_20_Text"><text:span text:style-name="T446">Sounds</text:span></text:span></text:p>
      <text:p text:style-name="P122"><text:span text:style-name="Source_20_Text"><text:span text:style-name="T461"/></text:span></text:p>
      <text:p text:style-name="P122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2">SoundClass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26"><text:span text:style-name="Source_20_Text"><text:span text:style-name="T455"><text:s/></text:span></text:span><text:span text:style-name="Source_20_Text"><text:span text:style-name="T460"><text:s text:c="2"/></text:span></text:span><text:span text:style-name="Source_20_Text"><text:span text:style-name="T455"><text:s/></text:span></text:span><text:span text:style-name="Source_20_Text"><text:span text:style-name="T95">//</text:span></text:span><text:span text:style-name="Source_20_Text"><text:span text:style-name="T236"> some of these values aren't specified</text:span></text:span><text:span text:style-name="Source_20_Text"><text:span text:style-name="T237">,</text:span></text:span><text:span text:style-name="Source_20_Text"><text:span text:style-name="T236"> as they aren't used. </text:span></text:span><text:span text:style-name="Source_20_Text"><text:span text:style-name="T238">For example,</text:span></text:span></text:p>
      <text:p text:style-name="P126"><text:span text:style-name="Source_20_Text"><text:span text:style-name="T236"><text:s text:c="2"/></text:span></text:span><text:span text:style-name="Source_20_Text"><text:span text:style-name="T87"><text:s text:c="2"/></text:span></text:span><text:span text:style-name="Source_20_Text"><text:span text:style-name="T95">//</text:span></text:span><text:span text:style-name="Source_20_Text"><text:span text:style-name="T236"> </text:span></text:span><text:span text:style-name="Source_20_Text"><text:span text:style-name="T238">values 2 and 3 are unused</text:span></text:span><text:span text:style-name="Source_20_Text"><text:span text:style-name="T236">. I've lined all values up that are contiguous.</text:span></text:span></text:p>
      <text:p text:style-name="P87"><text:span text:style-name="Source_20_Text"><text:span text:style-name="T397"><text:s text:c="4"/></text:span></text:span><text:span text:style-name="Source_20_Text"><text:span text:style-name="T52">projectile_impact</text:span></text:span><text:span text:style-name="Source_20_Text"><text:span text:style-name="T54"> <text:s text:c="3"/></text:span></text:span><text:span text:style-name="Source_20_Text"><text:span text:style-name="T397"><text:s/>= 0,</text:span></text:span></text:p>
      <text:p text:style-name="P87"><text:span text:style-name="Source_20_Text"><text:span text:style-name="T397"><text:s text:c="4"/></text:span></text:span><text:span text:style-name="Source_20_Text"><text:span text:style-name="T52">projectile_detonation</text:span></text:span><text:span text:style-name="Source_20_Text"><text:span text:style-name="T397"> = 1,</text:span></text:span></text:p>
      <text:p text:style-name="P87"><text:span text:style-name="Source_20_Text"><text:span text:style-name="T397"><text:s text:c="4"/></text:span></text:span><text:span text:style-name="Source_20_Text"><text:span text:style-name="T52">weapon_fire</text:span></text:span><text:span text:style-name="Source_20_Text"><text:span text:style-name="T397"> </text:span></text:span><text:span text:style-name="Source_20_Text"><text:span text:style-name="T399"><text:s text:c="4"/></text:span></text:span><text:span text:style-name="Source_20_Text"><text:span text:style-name="T397">= 4,</text:span></text:span></text:p>
      <text:p text:style-name="P87"><text:span text:style-name="Source_20_Text"><text:span text:style-name="T397"><text:s text:c="4"/></text:span></text:span><text:span text:style-name="Source_20_Text"><text:span text:style-name="T52">weapon_ready</text:span></text:span><text:span text:style-name="Source_20_Text"><text:span text:style-name="T54"> <text:s text:c="2"/></text:span></text:span><text:span text:style-name="Source_20_Text"><text:span text:style-name="T397"><text:s/>= 5,</text:span></text:span></text:p>
      <text:p text:style-name="P87"><text:span text:style-name="Source_20_Text"><text:span text:style-name="T397"><text:s text:c="4"/></text:span></text:span><text:span text:style-name="Source_20_Text"><text:span text:style-name="T52">weapon_reload</text:span></text:span><text:span text:style-name="Source_20_Text"><text:span text:style-name="T54"> <text:s/></text:span></text:span><text:span text:style-name="Source_20_Text"><text:span text:style-name="T397"><text:s/>= 6,</text:span></text:span></text:p>
      <text:p text:style-name="P87"><text:span text:style-name="Source_20_Text"><text:span text:style-name="T397"><text:s text:c="4"/></text:span></text:span><text:span text:style-name="Source_20_Text"><text:span text:style-name="T52">weapon_empty</text:span></text:span><text:span text:style-name="Source_20_Text"><text:span text:style-name="T397"> </text:span></text:span><text:span text:style-name="Source_20_Text"><text:span text:style-name="T399"><text:s text:c="3"/></text:span></text:span><text:span text:style-name="Source_20_Text"><text:span text:style-name="T397">= 7,</text:span></text:span></text:p>
      <text:p text:style-name="P87"><text:span text:style-name="Source_20_Text"><text:span text:style-name="T397"><text:s text:c="4"/></text:span></text:span><text:span text:style-name="Source_20_Text"><text:span text:style-name="T52">weapon_charge</text:span></text:span><text:span text:style-name="Source_20_Text"><text:span text:style-name="T397"> </text:span></text:span><text:span text:style-name="Source_20_Text"><text:span text:style-name="T399"><text:s text:c="2"/></text:span></text:span><text:span text:style-name="Source_20_Text"><text:span text:style-name="T397">= 8,</text:span></text:span></text:p>
      <text:p text:style-name="P87"><text:span text:style-name="Source_20_Text"><text:span text:style-name="T397"><text:s text:c="4"/></text:span></text:span><text:span text:style-name="Source_20_Text"><text:span text:style-name="T52">weapon_overheat</text:span></text:span><text:span text:style-name="Source_20_Text"><text:span text:style-name="T397"> = 9,</text:span></text:span></text:p>
      <text:p text:style-name="P87"><text:span text:style-name="Source_20_Text"><text:span text:style-name="T397"><text:s text:c="4"/></text:span></text:span><text:span text:style-name="Source_20_Text"><text:span text:style-name="T52">weapon_idle</text:span></text:span><text:span text:style-name="Source_20_Text"><text:span text:style-name="T54"> <text:s text:c="3"/></text:span></text:span><text:span text:style-name="Source_20_Text"><text:span text:style-name="T397"><text:s/>= 10,</text:span></text:span></text:p>
      <text:p text:style-name="P87"><text:span text:style-name="Source_20_Text"><text:span text:style-name="T397"><text:s text:c="4"/></text:span></text:span><text:span text:style-name="Source_20_Text"><text:span text:style-name="T52">object_impacts</text:span></text:span><text:span text:style-name="Source_20_Text"><text:span text:style-name="T397"> </text:span></text:span><text:span text:style-name="Source_20_Text"><text:span text:style-name="T399"><text:s text:c="7"/></text:span></text:span><text:span text:style-name="Source_20_Text"><text:span text:style-name="T397">= 13,</text:span></text:span></text:p>
      <text:p text:style-name="P87"><text:span text:style-name="Source_20_Text"><text:span text:style-name="T397"><text:s text:c="4"/></text:span></text:span><text:span text:style-name="Source_20_Text"><text:span text:style-name="T52">particle_impacts </text:span></text:span><text:span text:style-name="Source_20_Text"><text:span text:style-name="T54"><text:s text:c="5"/></text:span></text:span><text:span text:style-name="Source_20_Text"><text:span text:style-name="T397">= 14,</text:span></text:span></text:p>
      <text:p text:style-name="P87"><text:span text:style-name="Source_20_Text"><text:span text:style-name="T397"><text:s text:c="4"/></text:span></text:span><text:span text:style-name="Source_20_Text"><text:span text:style-name="T52">slow_particle_impacts</text:span></text:span><text:span text:style-name="Source_20_Text"><text:span text:style-name="T397"> = 15,</text:span></text:span></text:p>
      <text:p text:style-name="P87"><text:span text:style-name="Source_20_Text"><text:span text:style-name="T397"><text:s text:c="4"/></text:span></text:span><text:span text:style-name="Source_20_Text"><text:span text:style-name="T52">unit_footsteps</text:span></text:span><text:span text:style-name="Source_20_Text"><text:span text:style-name="T397"> = 18,</text:span></text:span></text:p>
      <text:p text:style-name="P87"><text:span text:style-name="Source_20_Text"><text:span text:style-name="T397"><text:s text:c="4"/></text:span></text:span><text:span text:style-name="Source_20_Text"><text:span text:style-name="T52">unit_dialog</text:span></text:span><text:span text:style-name="Source_20_Text"><text:span text:style-name="T397"> </text:span></text:span><text:span text:style-name="Source_20_Text"><text:span text:style-name="T399"><text:s text:c="3"/></text:span></text:span><text:span text:style-name="Source_20_Text"><text:span text:style-name="T397">= 19,</text:span></text:span></text:p>
      <text:p text:style-name="P87"><text:span text:style-name="Source_20_Text"><text:span text:style-name="T397"><text:s text:c="4"/></text:span></text:span><text:span text:style-name="Source_20_Text"><text:span text:style-name="T52">vehicle_collision</text:span></text:span><text:span text:style-name="Source_20_Text"><text:span text:style-name="T397"> = 22,</text:span></text:span></text:p>
      <text:p text:style-name="P87"><text:span text:style-name="Source_20_Text"><text:span text:style-name="T397"><text:s text:c="4"/></text:span></text:span><text:span text:style-name="Source_20_Text"><text:span text:style-name="T52">vehicle_engine</text:span></text:span><text:span text:style-name="Source_20_Text"><text:span text:style-name="T397"> </text:span></text:span><text:span text:style-name="Source_20_Text"><text:span text:style-name="T399"><text:s text:c="3"/></text:span></text:span><text:span text:style-name="Source_20_Text"><text:span text:style-name="T397">= 23,</text:span></text:span></text:p>
      <text:p text:style-name="P87"><text:span text:style-name="Source_20_Text"><text:span text:style-name="T397"><text:s text:c="4"/></text:span></text:span><text:span text:style-name="Source_20_Text"><text:span text:style-name="T52">device_door</text:span></text:span><text:span text:style-name="Source_20_Text"><text:span text:style-name="T397"> </text:span></text:span><text:span text:style-name="Source_20_Text"><text:span text:style-name="T399"><text:s text:c="7"/></text:span></text:span><text:span text:style-name="Source_20_Text"><text:span text:style-name="T403"><text:s/></text:span></text:span><text:span text:style-name="Source_20_Text"><text:span text:style-name="T397">= 26,</text:span></text:span></text:p>
      <text:p text:style-name="P87"><text:span text:style-name="Source_20_Text"><text:span text:style-name="T397"><text:s text:c="4"/></text:span></text:span><text:span text:style-name="Source_20_Text"><text:span text:style-name="T52">device_force_field</text:span></text:span><text:span text:style-name="Source_20_Text"><text:span text:style-name="T397"> </text:span></text:span><text:span text:style-name="Source_20_Text"><text:span text:style-name="T403"><text:s/></text:span></text:span><text:span text:style-name="Source_20_Text"><text:span text:style-name="T397">= 27,</text:span></text:span></text:p>
      <text:p text:style-name="P87"><text:span text:style-name="Source_20_Text"><text:span text:style-name="T397"><text:s text:c="4"/></text:span></text:span><text:span text:style-name="Source_20_Text"><text:span text:style-name="T52">device_machinery</text:span></text:span><text:span text:style-name="Source_20_Text"><text:span text:style-name="T397"> </text:span></text:span><text:span text:style-name="Source_20_Text"><text:span text:style-name="T399"><text:s text:c="2"/></text:span></text:span><text:span text:style-name="Source_20_Text"><text:span text:style-name="T403"><text:s/></text:span></text:span><text:span text:style-name="Source_20_Text"><text:span text:style-name="T397">= 28,</text:span></text:span></text:p>
      <text:p text:style-name="P87"><text:span text:style-name="Source_20_Text"><text:span text:style-name="T397"><text:s text:c="4"/></text:span></text:span><text:span text:style-name="Source_20_Text"><text:span text:style-name="T52">device_nature</text:span></text:span><text:span text:style-name="Source_20_Text"><text:span text:style-name="T397"> </text:span></text:span><text:span text:style-name="Source_20_Text"><text:span text:style-name="T399"><text:s text:c="5"/></text:span></text:span><text:span text:style-name="Source_20_Text"><text:span text:style-name="T403"><text:s/></text:span></text:span><text:span text:style-name="Source_20_Text"><text:span text:style-name="T397">= 29,</text:span></text:span></text:p>
      <text:p text:style-name="P87"><text:span text:style-name="Source_20_Text"><text:span text:style-name="T397"><text:s text:c="4"/></text:span></text:span><text:span text:style-name="Source_20_Text"><text:span text:style-name="T52">device_computers</text:span></text:span><text:span text:style-name="Source_20_Text"><text:span text:style-name="T54"> <text:s/></text:span></text:span><text:span text:style-name="Source_20_Text"><text:span text:style-name="T397"><text:s/></text:span></text:span><text:span text:style-name="Source_20_Text"><text:span text:style-name="T403"><text:s/></text:span></text:span><text:span text:style-name="Source_20_Text"><text:span text:style-name="T397">= 30,</text:span></text:span></text:p>
      <text:p text:style-name="P87"><text:span text:style-name="Source_20_Text"><text:span text:style-name="T397"><text:s text:c="4"/></text:span></text:span><text:span text:style-name="Source_20_Text"><text:span text:style-name="T52">music</text:span></text:span><text:span text:style-name="Source_20_Text"><text:span text:style-name="T397"> </text:span></text:span><text:span text:style-name="Source_20_Text"><text:span text:style-name="T399"><text:s text:c="12"/></text:span></text:span><text:span text:style-name="Source_20_Text"><text:span text:style-name="T397">= 32,</text:span></text:span></text:p>
      <text:p text:style-name="P87"><text:span text:style-name="Source_20_Text"><text:span text:style-name="T397"><text:s text:c="4"/></text:span></text:span><text:span text:style-name="Source_20_Text"><text:span text:style-name="T52">ambient_nature</text:span></text:span><text:span text:style-name="Source_20_Text"><text:span text:style-name="T54"> <text:s text:c="2"/></text:span></text:span><text:span text:style-name="Source_20_Text"><text:span text:style-name="T397"><text:s/>= 33,</text:span></text:span></text:p>
      <text:p text:style-name="P87"><text:span text:style-name="Source_20_Text"><text:span text:style-name="T397"><text:s text:c="4"/></text:span></text:span><text:span text:style-name="Source_20_Text"><text:span text:style-name="T52">ambient_machinery</text:span></text:span><text:span text:style-name="Source_20_Text"><text:span text:style-name="T397"> = 34,</text:span></text:span></text:p>
      <text:p text:style-name="P87"><text:span text:style-name="Source_20_Text"><text:span text:style-name="T397"><text:s text:c="4"/></text:span></text:span><text:span text:style-name="Source_20_Text"><text:span text:style-name="T52">ambient_computers</text:span></text:span><text:span text:style-name="Source_20_Text"><text:span text:style-name="T397"> = 35,</text:span></text:span></text:p>
      <text:p text:style-name="P87"><text:span text:style-name="Source_20_Text"><text:span text:style-name="T397"><text:s text:c="3"/></text:span></text:span><text:span text:style-name="Source_20_Text"><text:span text:style-name="T52"><text:s/>first_person_damage</text:span></text:span><text:span text:style-name="Source_20_Text"><text:span text:style-name="T397"> = 39,</text:span></text:span></text:p>
      <text:p text:style-name="P87"><text:span text:style-name="Source_20_Text"><text:span text:style-name="T397"><text:s text:c="4"/></text:span></text:span><text:span text:style-name="Source_20_Text"><text:span text:style-name="T52">scripted_dialog_player</text:span></text:span><text:span text:style-name="Source_20_Text"><text:span text:style-name="T397"> </text:span></text:span><text:span text:style-name="Source_20_Text"><text:span text:style-name="T401"><text:s text:c="13"/></text:span></text:span><text:span text:style-name="Source_20_Text"><text:span text:style-name="T397">= 44,</text:span></text:span></text:p>
      <text:p text:style-name="P87"><text:span text:style-name="Source_20_Text"><text:span text:style-name="T397"><text:s text:c="4"/></text:span></text:span><text:span text:style-name="Source_20_Text"><text:span text:style-name="T52">scripted_effect</text:span></text:span><text:span text:style-name="Source_20_Text"><text:span text:style-name="T54"> <text:s text:c="6"/></text:span></text:span><text:span text:style-name="Source_20_Text"><text:span text:style-name="T397"><text:s/></text:span></text:span><text:span text:style-name="Source_20_Text"><text:span text:style-name="T401"><text:s text:c="13"/></text:span></text:span><text:span text:style-name="Source_20_Text"><text:span text:style-name="T397">= 45,</text:span></text:span></text:p>
      <text:p text:style-name="P87"><text:span text:style-name="Source_20_Text"><text:span text:style-name="T397"><text:s text:c="4"/></text:span></text:span><text:span text:style-name="Source_20_Text"><text:span text:style-name="T52">scripted_dialog_other</text:span></text:span><text:span text:style-name="Source_20_Text"><text:span text:style-name="T397"> </text:span></text:span><text:span text:style-name="Source_20_Text"><text:span text:style-name="T401"><text:s text:c="13"/></text:span></text:span><text:span text:style-name="Source_20_Text"><text:span text:style-name="T399"><text:s/></text:span></text:span><text:span text:style-name="Source_20_Text"><text:span text:style-name="T397">= 46,</text:span></text:span></text:p>
      <text:p text:style-name="P87"><text:span text:style-name="Source_20_Text"><text:span text:style-name="T397"><text:s text:c="4"/></text:span></text:span><text:span text:style-name="Source_20_Text"><text:span text:style-name="T52">scripted_dialog_force_unspatialized</text:span></text:span><text:span text:style-name="Source_20_Text"><text:span text:style-name="T397"> = 47,</text:span></text:span></text:p>
      <text:p text:style-name="P87"><text:span text:style-name="Source_20_Text"><text:span text:style-name="T397"><text:s text:c="4"/></text:span></text:span><text:span text:style-name="Source_20_Text"><text:span text:style-name="T52">game_event</text:span></text:span><text:span text:style-name="Source_20_Text"><text:span text:style-name="T397"> = 50,</text:span></text:span></text:p>
      <text:p text:style-name="P90"><text:span text:style-name="Source_20_Text"><text:span text:style-name="T397"><text:s text:c="4"/>}</text:span></text:span><text:span text:style-name="Source_20_Text"><text:span text:style-name="T52"> SoundClass</text:span></text:span><text:span text:style-name="Source_20_Text"><text:span text:style-name="T399">;</text:span></text:span></text:p>
      <text:p text:style-name="P153"><text:span text:style-name="Source_20_Text"><text:span text:style-name="T469"/></text:span></text:p>
      <text:p text:style-name="P153"><text:span text:style-name="Source_20_Text"><text:span text:style-name="T469"/></text:span></text:p>
      <text:p text:style-name="P8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2">SoundSampleRate</text:span></text:span><text:span text:style-name="Source_20_Text"><text:span text:style-name="T349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9"> {</text:span></text:span></text:p>
      <text:p text:style-name="P87"><text:span text:style-name="Source_20_Text"><text:span text:style-name="T397"><text:s text:c="4"/></text:span></text:span><text:span text:style-name="Source_20_Text"><text:span text:style-name="T52">khz_22 </text:span></text:span><text:span text:style-name="Source_20_Text"><text:span text:style-name="T397">= 0,</text:span></text:span></text:p>
      <text:p text:style-name="P87"><text:span text:style-name="Source_20_Text"><text:span text:style-name="T397"><text:s text:c="4"/></text:span></text:span><text:span text:style-name="Source_20_Text"><text:span text:style-name="T52">khz_44</text:span></text:span><text:span text:style-name="Source_20_Text"><text:span text:style-name="T397"> = 1,</text:span></text:span></text:p>
      <text:p text:style-name="P90"><text:span text:style-name="Source_20_Text"><text:span text:style-name="T397"><text:s text:c="4"/>}</text:span></text:span><text:span text:style-name="Source_20_Text"><text:span text:style-name="T52"> SoundSampleRate</text:span></text:span><text:span text:style-name="Source_20_Text"><text:span text:style-name="T399">;</text:span></text:span></text:p>
      <text:p text:style-name="P153"><text:span text:style-name="Source_20_Text"><text:span text:style-name="T469"/></text:span></text:p>
      <text:p text:style-name="P153"><text:span text:style-name="Source_20_Text"><text:span text:style-name="T469"/></text:span></text:p>
      <text:p text:style-name="P8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2">SoundEncoding</text:span></text:span><text:span text:style-name="Source_20_Text"><text:span text:style-name="T349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9"> {</text:span></text:span></text:p>
      <text:p text:style-name="P87"><text:span text:style-name="Source_20_Text"><text:span text:style-name="T397"><text:s text:c="4"/></text:span></text:span><text:span text:style-name="Source_20_Text"><text:span text:style-name="T52">mono</text:span></text:span><text:span text:style-name="Source_20_Text"><text:span text:style-name="T397"> </text:span></text:span><text:span text:style-name="Source_20_Text"><text:span text:style-name="T399"><text:s text:c="2"/></text:span></text:span><text:span text:style-name="Source_20_Text"><text:span text:style-name="T397">= 0,</text:span></text:span></text:p>
      <text:p text:style-name="P87"><text:span text:style-name="Source_20_Text"><text:span text:style-name="T397"><text:s text:c="4"/></text:span></text:span><text:span text:style-name="Source_20_Text"><text:span text:style-name="T52">stereo</text:span></text:span><text:span text:style-name="Source_20_Text"><text:span text:style-name="T397"> = 1,</text:span></text:span></text:p>
      <text:p text:style-name="P90"><text:span text:style-name="Source_20_Text"><text:span text:style-name="T397"><text:s text:c="4"/>}</text:span></text:span><text:span text:style-name="Source_20_Text"><text:span text:style-name="T52"> SoundEncoding</text:span></text:span><text:span text:style-name="Source_20_Text"><text:span text:style-name="T399">;</text:span></text:span></text:p>
      <text:p text:style-name="P153"><text:span text:style-name="Source_20_Text"><text:span text:style-name="T469"/></text:span></text:p>
      <text:p text:style-name="P153"><text:span text:style-name="Source_20_Text"><text:span text:style-name="T469"/></text:span></text:p>
      <text:p text:style-name="P8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2">SoundCompression</text:span></text:span><text:span text:style-name="Source_20_Text"><text:span text:style-name="T349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9"> {</text:span></text:span></text:p>
      <text:p text:style-name="P88"><text:span text:style-name="Source_20_Text"><text:span text:style-name="T397"><text:s text:c="4"/></text:span></text:span><text:span text:style-name="Source_20_Text"><text:span text:style-name="T52">none</text:span></text:span><text:span text:style-name="Source_20_Text"><text:span text:style-name="T54"> <text:s text:c="5"/></text:span></text:span><text:span text:style-name="Source_20_Text"><text:span text:style-name="T397"><text:s/>= 0,<text:tab/></text:span></text:span><text:span text:style-name="Source_20_Text"><text:span text:style-name="T228">//</text:span></text:span><text:span text:style-name="Source_20_Text"><text:span text:style-name="T229"> This is </text:span></text:span><text:span text:style-name="Source_20_Text"><text:span text:style-name="T230">uncompressed, </text:span></text:span><text:span text:style-name="Source_20_Text"><text:span text:style-name="T229">16Bit signed PCM</text:span></text:span><text:span text:style-name="Source_20_Text"><text:span text:style-name="T239">.</text:span></text:span></text:p>
      <text:p text:style-name="P88"><text:span text:style-name="Source_20_Text"><text:span text:style-name="T397"><text:s text:c="4"/></text:span></text:span><text:span text:style-name="Source_20_Text"><text:span text:style-name="T52">xbox_adpcm</text:span></text:span><text:span text:style-name="Source_20_Text"><text:span text:style-name="T397"> = 1,<text:tab/></text:span></text:span><text:span text:style-name="Source_20_Text"><text:span text:style-name="T228">//</text:span></text:span><text:span text:style-name="Source_20_Text"><text:span text:style-name="T230"> These two are effectively the same</text:span></text:span></text:p>
      <text:p text:style-name="P88"><text:span text:style-name="Source_20_Text"><text:span text:style-name="T397"><text:s text:c="3"/></text:span></text:span><text:span text:style-name="Source_20_Text"><text:span text:style-name="T52"><text:s/>ima_adpcm</text:span></text:span><text:span text:style-name="Source_20_Text"><text:span text:style-name="T397"> </text:span></text:span><text:span text:style-name="Source_20_Text"><text:span text:style-name="T399"><text:s/></text:span></text:span><text:span text:style-name="Source_20_Text"><text:span text:style-name="T397">= 2,<text:tab/></text:span></text:span><text:span text:style-name="Source_20_Text"><text:span text:style-name="T228">//</text:span></text:span><text:span text:style-name="Source_20_Text"><text:span text:style-name="T230"> format, and can be interchanged.</text:span></text:span></text:p>
      <text:p text:style-name="P89"><text:span text:style-name="Source_20_Text"><text:span text:style-name="T397"><text:s text:c="4"/></text:span></text:span><text:span text:style-name="Source_20_Text"><text:span text:style-name="T52">ogg</text:span></text:span><text:span text:style-name="Source_20_Text"><text:span text:style-name="T397"> </text:span></text:span><text:span text:style-name="Source_20_Text"><text:span text:style-name="T399"><text:s text:c="7"/></text:span></text:span><text:span text:style-name="Source_20_Text"><text:span text:style-name="T397">= 3,</text:span></text:span><text:span text:style-name="Source_20_Text"><text:span text:style-name="T398"><text:tab/></text:span></text:span><text:span text:style-name="Source_20_Text"><text:span text:style-name="T228">//</text:span></text:span><text:span text:style-name="Source_20_Text"><text:span text:style-name="T231"> </text:span></text:span><text:span text:style-name="Source_20_Text"><text:span text:style-name="T240">ogg is a</text:span></text:span><text:span text:style-name="Source_20_Text"><text:span text:style-name="T241"> </text:span></text:span><text:span text:style-name="Source_20_Text"><text:span text:style-name="T231">PC ONLY compression</text:span></text:span><text:span text:style-name="Source_20_Text"><text:span text:style-name="T241">.</text:span></text:span></text:p>
      <text:p text:style-name="P90"><text:span text:style-name="Source_20_Text"><text:span text:style-name="T397"><text:s text:c="4"/>}</text:span></text:span><text:span text:style-name="Source_20_Text"><text:span text:style-name="T52"> SoundCompression</text:span></text:span><text:span text:style-name="Source_20_Text"><text:span text:style-name="T399">;</text:span></text:span></text:p>
      <text:p text:style-name="P202"><text:span text:style-name="Source_20_Text"><text:span text:style-name="T95"/></text:span></text:p>
      <text:p text:style-name="P90"><text:soft-page-break/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4">SoundScaleModifiers</text:span></text:span><text:span text:style-name="Source_20_Text"><text:span text:style-name="T333"> {</text:span></text:span></text:p>
      <text:p text:style-name="P90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392"><text:tab/></text:span></text:span><text:span text:style-name="Source_20_Text"><text:span text:style-name="T399">skip_fraction;</text:span></text:span></text:p>
      <text:p text:style-name="P90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392"><text:tab/></text:span></text:span><text:span text:style-name="Source_20_Text"><text:span text:style-name="T399">gain;</text:span></text:span></text:p>
      <text:p text:style-name="P90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392"><text:tab/></text:span></text:span><text:span text:style-name="Source_20_Text"><text:span text:style-name="T399">pitch;</text:span></text:span></text:p>
      <text:p text:style-name="P91"><text:span text:style-name="Source_20_Text"><text:span text:style-name="T397"><text:s text:c="4"/>} </text:span></text:span><text:span text:style-name="Source_20_Text"><text:span text:style-name="T54">SoundScaleModifiers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5">12</text:span></text:span><text:span text:style-name="Source_20_Text"><text:span text:style-name="T95"> bytes</text:span></text:span></text:p>
      <text:p text:style-name="P87"><text:span text:style-name="Source_20_Text"><text:span text:style-name="T330"/></text:span></text:p>
      <text:p text:style-name="P87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2">SoundBody</text:span></text:span><text:span text:style-name="Source_20_Text"><text:span text:style-name="T333"> {</text:span></text:span><text:span text:style-name="Source_20_Text"><text:span text:style-name="T332"> <text:s/></text:span></text:span><text:span text:style-name="Source_20_Text"><text:span text:style-name="T228">//</text:span></text:span><text:span text:style-name="Source_20_Text"><text:span text:style-name="T229"> <text:s/>mind, and soul(lululul)</text:span></text:span></text:p>
      <text:p text:style-name="P87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52">32</text:span></text:span><text:span text:style-name="Source_20_Text"><text:span text:style-name="T333"><text:tab/></text:span></text:span><text:span text:style-name="Source_20_Text"><text:span text:style-name="T398"><text:tab/></text:span></text:span><text:span text:style-name="Source_20_Text"><text:span text:style-name="T397">fit_to_adpcm_blocksize</text:span></text:span><text:span text:style-name="Source_20_Text"><text:span text:style-name="T333"><text:tab/><text:tab/></text:span></text:span><text:span text:style-name="Source_20_Text"><text:span text:style-name="T397"><text:tab/></text:span></text:span><text:span text:style-name="Source_20_Text"><text:span text:style-name="T333">: </text:span></text:span><text:span text:style-name="Source_20_Text"><text:span text:style-name="T480">1</text:span></text:span><text:span text:style-name="Source_20_Text"><text:span text:style-name="T333">;</text:span></text:span></text:p>
      <text:p text:style-name="P89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52">32</text:span></text:span><text:span text:style-name="Source_20_Text"><text:span text:style-name="T333"><text:tab/></text:span></text:span><text:span text:style-name="Source_20_Text"><text:span text:style-name="T398"><text:tab/></text:span></text:span><text:span text:style-name="Source_20_Text"><text:span text:style-name="T397">split_long_sound_into_permutations</text:span></text:span><text:span text:style-name="Source_20_Text"><text:span text:style-name="T333"><text:tab/>: </text:span></text:span><text:span text:style-name="Source_20_Text"><text:span text:style-name="T480">1</text:span></text:span><text:span text:style-name="Source_20_Text"><text:span text:style-name="T333">;</text:span></text:span></text:p>
      <text:p text:style-name="P89"><text:span text:style-name="Source_20_Text"><text:span text:style-name="T11"><text:s text:c="4"/></text:span></text:span><text:span text:style-name="Source_20_Text"><text:span text:style-name="T52">SoundClass</text:span></text:span><text:span text:style-name="Source_20_Text"><text:span text:style-name="T337"><text:tab/></text:span></text:span><text:span text:style-name="Source_20_Text"><text:span text:style-name="T398"><text:tab/>class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52">SoundSampleRate</text:span></text:span><text:span text:style-name="Source_20_Text"><text:span text:style-name="T337"><text:tab/></text:span></text:span><text:span text:style-name="Source_20_Text"><text:span text:style-name="T398">sample_rat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53"><text:tab/></text:span></text:span><text:span text:style-name="Source_20_Text"><text:span text:style-name="T398">minimum_distanc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maximum</text:span></text:span><text:span text:style-name="Source_20_Text"><text:span text:style-name="T398">_distanc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skip_fraction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85">FromTo</text:span></text:span><text:span text:style-name="Source_20_Text"><text:span text:style-name="T46"><text:tab/></text:span></text:span><text:span text:style-name="Source_20_Text"><text:span text:style-name="T54"><text:tab/></text:span></text:span><text:span text:style-name="Source_20_Text"><text:span text:style-name="T397">random_pitch_bounds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inner_cone_angl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outer_cone_angl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outer_cone_gain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gain_modifier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maximum_bend_per_second</text:span></text:span><text:span text:style-name="Source_20_Text"><text:span text:style-name="T337">;</text:span></text:span></text:p>
      <text:p text:style-name="P9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3">12</text:span></text:span><text:span text:style-name="Source_20_Text"><text:span text:style-name="T418">]</text:span></text:span><text:span text:style-name="Source_20_Text"><text:span text:style-name="T437"><text:tab/></text:span></text:span><text:span text:style-name="Source_20_Text"><text:span text:style-name="T418"><text:tab/></text:span></text:span><text:span text:style-name="Source_20_Text"><text:span text:style-name="T442"><text:tab/></text:span></text:span><text:span text:style-name="Source_20_Text"><text:span text:style-name="T418">pad0;</text:span></text:span></text:p>
      <text:p text:style-name="P133"><text:span text:style-name="Source_20_Text"><text:span text:style-name="T1"><text:s text:c="4"/>SoundScaleModifiers<text:tab/></text:span></text:span><text:span text:style-name="Source_20_Text"><text:span text:style-name="T397">modifiers_when_scale_is_zero</text:span></text:span><text:span text:style-name="Source_20_Text"><text:span text:style-name="T327">;</text:span></text:span></text:p>
      <text:p text:style-name="P13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1">12</text:span></text:span><text:span text:style-name="Source_20_Text"><text:span text:style-name="T418">]<text:tab/></text:span></text:span><text:span text:style-name="Source_20_Text"><text:span text:style-name="T440"><text:tab/></text:span></text:span><text:span text:style-name="Source_20_Text"><text:span text:style-name="T442"><text:tab/></text:span></text:span><text:span text:style-name="Source_20_Text"><text:span text:style-name="T418">pad</text:span></text:span><text:span text:style-name="Source_20_Text"><text:span text:style-name="T440">1</text:span></text:span><text:span text:style-name="Source_20_Text"><text:span text:style-name="T418">;</text:span></text:span></text:p>
      <text:p text:style-name="P133"><text:span text:style-name="Source_20_Text"><text:span text:style-name="T1"><text:s text:c="4"/>SoundScaleModifiers<text:tab/></text:span></text:span><text:span text:style-name="Source_20_Text"><text:span text:style-name="T397">modifiers_when_scale_is_</text:span></text:span><text:span text:style-name="Source_20_Text"><text:span text:style-name="T327">one;</text:span></text:span></text:p>
      <text:p text:style-name="P13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1">12</text:span></text:span><text:span text:style-name="Source_20_Text"><text:span text:style-name="T418">]<text:tab/></text:span></text:span><text:span text:style-name="Source_20_Text"><text:span text:style-name="T440"><text:tab/></text:span></text:span><text:span text:style-name="Source_20_Text"><text:span text:style-name="T442"><text:tab/></text:span></text:span><text:span text:style-name="Source_20_Text"><text:span text:style-name="T418">pad</text:span></text:span><text:span text:style-name="Source_20_Text"><text:span text:style-name="T440">2</text:span></text:span><text:span text:style-name="Source_20_Text"><text:span text:style-name="T418">;</text:span></text:span></text:p>
      <text:p text:style-name="P132"><text:span text:style-name="Source_20_Text"><text:span text:style-name="T11"><text:s text:c="4"/></text:span></text:span><text:span text:style-name="Source_20_Text"><text:span text:style-name="T52">SoundEncoding</text:span></text:span><text:span text:style-name="Source_20_Text"><text:span text:style-name="T1"><text:tab/></text:span></text:span><text:span text:style-name="Source_20_Text"><text:span text:style-name="T337"><text:tab/></text:span></text:span><text:span text:style-name="Source_20_Text"><text:span text:style-name="T397">encoding</text:span></text:span><text:span text:style-name="Source_20_Text"><text:span text:style-name="T337">;</text:span></text:span></text:p>
      <text:p text:style-name="P132"><text:span text:style-name="Source_20_Text"><text:span text:style-name="T11"><text:s text:c="4"/></text:span></text:span><text:span text:style-name="Source_20_Text"><text:span text:style-name="T52">SoundCompression</text:span></text:span><text:span text:style-name="Source_20_Text"><text:span text:style-name="T337"><text:tab/></text:span></text:span><text:span text:style-name="Source_20_Text"><text:span text:style-name="T397">compression</text:span></text:span><text:span text:style-name="Source_20_Text"><text:span text:style-name="T337">;</text:span></text:span></text:p>
      <text:p text:style-name="P90"><text:span text:style-name="Source_20_Text"><text:span text:style-name="T397"><text:s text:c="4"/></text:span></text:span><text:span text:style-name="Source_20_Text"><text:span text:style-name="T72">TagRef</text:span></text:span><text:span text:style-name="Source_20_Text"><text:span text:style-name="T397"> </text:span></text:span><text:span text:style-name="Source_20_Text"><text:span text:style-name="T399"><text:tab/><text:tab/></text:span></text:span><text:span text:style-name="Source_20_Text"><text:span text:style-name="T397">promotion_sound</text:span></text:span><text:span text:style-name="Source_20_Text"><text:span text:style-name="T399">;</text:span></text:span></text:p>
      <text:p text:style-name="P91"><text:span text:style-name="Source_20_Text"><text:span text:style-name="T11"><text:s text:c="4"/></text:span></text:span><text:span text:style-name="Source_20_Text"><text:span text:style-name="T54">SInt16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397">promotion_count</text:span></text:span><text:span text:style-name="Source_20_Text"><text:span text:style-name="T337">;</text:span></text:span></text:p>
      <text:p text:style-name="P99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3">2</text:span></text:span><text:span text:style-name="Source_20_Text"><text:span text:style-name="T418">]<text:tab/></text:span></text:span><text:span text:style-name="Source_20_Text"><text:span text:style-name="T435"><text:tab/></text:span></text:span><text:span text:style-name="Source_20_Text"><text:span text:style-name="T418">pad</text:span></text:span><text:span text:style-name="Source_20_Text"><text:span text:style-name="T443">3</text:span></text:span><text:span text:style-name="Source_20_Text"><text:span text:style-name="T418">;</text:span></text:span></text:p>
      <text:p text:style-name="P99"><text:span text:style-name="Source_20_Text"><text:span text:style-name="T11"><text:s text:c="4"/></text:span></text:span><text:span text:style-name="Source_20_Text"><text:span text:style-name="T59">U</text:span></text:span><text:span text:style-name="Source_20_Text"><text:span text:style-name="T55">Int32</text:span></text:span><text:span text:style-name="Source_20_Text"><text:span text:style-name="T418">[</text:span></text:span><text:span text:style-name="Source_20_Text"><text:span text:style-name="T495">5</text:span></text:span><text:span text:style-name="Source_20_Text"><text:span text:style-name="T418">]</text:span></text:span><text:span text:style-name="Source_20_Text"><text:span text:style-name="T398"><text:tab/></text:span></text:span><text:span text:style-name="Source_20_Text"><text:span text:style-name="T400">unknown</text:span></text:span><text:span text:style-name="Source_20_Text"><text:span text:style-name="T337">;</text:span></text:span></text:p>
      <text:p text:style-name="P91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397">pitch_ranges</text:span></text:span><text:span text:style-name="Source_20_Text"><text:span text:style-name="T417">;</text:span></text:span><text:span text:style-name="Source_20_Text"><text:span text:style-name="T433"><text:tab/></text:span></text:span><text:span text:style-name="Source_20_Text"><text:span text:style-name="T306">// references arrays of </text:span></text:span><text:span text:style-name="Source_20_Text"><text:span text:style-name="T320">PitchRange</text:span></text:span><text:span text:style-name="Source_20_Text"><text:span text:style-name="T306">s</text:span></text:span></text:p>
      <text:p text:style-name="P92"><text:span text:style-name="Source_20_Text"><text:span text:style-name="T397"><text:s text:c="4"/>} </text:span></text:span><text:span text:style-name="Source_20_Text"><text:span text:style-name="T52">SoundBody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2">164</text:span></text:span><text:span text:style-name="Source_20_Text"><text:span text:style-name="T95"> bytes</text:span></text:span></text:p>
      <text:p text:style-name="P92"><text:span text:style-name="Source_20_Text"><text:span text:style-name="T330"/></text:span></text:p>
      <text:p text:style-name="P98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8">Sound</text:span></text:span><text:span text:style-name="Source_20_Text"><text:span text:style-name="T55">PitchRange</text:span></text:span><text:span text:style-name="Source_20_Text"><text:span text:style-name="T333"> {</text:span></text:span></text:p>
      <text:p text:style-name="P92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36">n</text:span></text:span><text:span text:style-name="Source_20_Text"><text:span text:style-name="T426">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92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53"><text:tab/></text:span></text:span><text:span text:style-name="Source_20_Text"><text:span text:style-name="T400">natural_pitch</text:span></text:span><text:span text:style-name="Source_20_Text"><text:span text:style-name="T337">;</text:span></text:span></text:p>
      <text:p text:style-name="P92"><text:span text:style-name="Source_20_Text"><text:span text:style-name="T11"><text:s text:c="4"/></text:span></text:span><text:span text:style-name="Source_20_Text"><text:span text:style-name="T85">FromTo</text:span></text:span><text:span text:style-name="Source_20_Text"><text:span text:style-name="T46"><text:tab/></text:span></text:span><text:span text:style-name="Source_20_Text"><text:span text:style-name="T54"><text:tab/></text:span></text:span><text:span text:style-name="Source_20_Text"><text:span text:style-name="T400">bend</text:span></text:span><text:span text:style-name="Source_20_Text"><text:span text:style-name="T397">_bounds</text:span></text:span><text:span text:style-name="Source_20_Text"><text:span text:style-name="T337">;</text:span></text:span></text:p>
      <text:p text:style-name="P94"><text:span text:style-name="Source_20_Text"><text:span text:style-name="T11"><text:s text:c="4"/></text:span></text:span><text:span text:style-name="Source_20_Text"><text:span text:style-name="T55">UInt32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400">actual_permutation_count</text:span></text:span><text:span text:style-name="Source_20_Text"><text:span text:style-name="T337">;</text:span></text:span></text:p>
      <text:p text:style-name="P95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3">2</text:span></text:span><text:span text:style-name="Source_20_Text"><text:span text:style-name="T418">]<text:tab/></text:span></text:span><text:span text:style-name="Source_20_Text"><text:span text:style-name="T435"><text:tab/></text:span></text:span><text:span text:style-name="Source_20_Text"><text:span text:style-name="T418">pad</text:span></text:span><text:span text:style-name="Source_20_Text"><text:span text:style-name="T438">0</text:span></text:span><text:span text:style-name="Source_20_Text"><text:span text:style-name="T418">;</text:span></text:span></text:p>
      <text:p text:style-name="P95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57"><text:tab/></text:span></text:span><text:span text:style-name="Source_20_Text"><text:span text:style-name="T398"><text:tab/></text:span></text:span><text:span text:style-name="Source_20_Text"><text:span text:style-name="T400">unknown0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7">S</text:span></text:span><text:span text:style-name="Source_20_Text"><text:span text:style-name="T55">Int32</text:span></text:span><text:span text:style-name="Source_20_Text"><text:span text:style-name="T418">[</text:span></text:span><text:span text:style-name="Source_20_Text"><text:span text:style-name="T494">2</text:span></text:span><text:span text:style-name="Source_20_Text"><text:span text:style-name="T418">]</text:span></text:span><text:span text:style-name="Source_20_Text"><text:span text:style-name="T398"><text:tab/></text:span></text:span><text:span text:style-name="Source_20_Text"><text:span text:style-name="T400">unknown</text:span></text:span><text:span text:style-name="Source_20_Text"><text:span text:style-name="T402">1</text:span></text:span><text:span text:style-name="Source_20_Text"><text:span text:style-name="T337">;</text:span></text:span></text:p>
      <text:p text:style-name="P92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397">p</text:span></text:span><text:span text:style-name="Source_20_Text"><text:span text:style-name="T400">ermutations</text:span></text:span><text:span text:style-name="Source_20_Text"><text:span text:style-name="T417">;</text:span></text:span><text:span text:style-name="Source_20_Text"><text:span text:style-name="T441"><text:tab/></text:span></text:span><text:span text:style-name="Source_20_Text"><text:span text:style-name="T306">// references arrays of </text:span></text:span><text:span text:style-name="Source_20_Text"><text:span text:style-name="T325">Sound</text:span></text:span><text:span text:style-name="Source_20_Text"><text:span text:style-name="T321">Permutation</text:span></text:span><text:span text:style-name="Source_20_Text"><text:span text:style-name="T306">s</text:span></text:span></text:p>
      <text:p text:style-name="P98"><text:span text:style-name="Source_20_Text"><text:span text:style-name="T397"><text:s text:c="4"/>} </text:span></text:span><text:span text:style-name="Source_20_Text"><text:span text:style-name="T58">Sound</text:span></text:span><text:span text:style-name="Source_20_Text"><text:span text:style-name="T55">PitchRange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3">72</text:span></text:span><text:span text:style-name="Source_20_Text"><text:span text:style-name="T95"> bytes</text:span></text:span></text:p>
      <text:p text:style-name="P93"><text:span text:style-name="Source_20_Text"><text:span text:style-name="T330"/></text:span></text:p>
      <text:p text:style-name="P9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8">SoundP</text:span></text:span><text:span text:style-name="Source_20_Text"><text:span text:style-name="T56">ermutation</text:span></text:span><text:span text:style-name="Source_20_Text"><text:span text:style-name="T333"> {</text:span></text:span></text:p>
      <text:p text:style-name="P93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36">n</text:span></text:span><text:span text:style-name="Source_20_Text"><text:span text:style-name="T426">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9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53"><text:tab/></text:span></text:span><text:span text:style-name="Source_20_Text"><text:span text:style-name="T401">skip_fraction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6"><text:tab/></text:span></text:span><text:span text:style-name="Source_20_Text"><text:span text:style-name="T54"><text:tab/></text:span></text:span><text:span text:style-name="Source_20_Text"><text:span text:style-name="T401">gain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2">SoundCompression</text:span></text:span><text:span text:style-name="Source_20_Text"><text:span text:style-name="T337"><text:tab/></text:span></text:span><text:span text:style-name="Source_20_Text"><text:span text:style-name="T397">compression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5">SInt</text:span></text:span><text:span text:style-name="Source_20_Text"><text:span text:style-name="T56">16</text:span></text:span><text:span text:style-name="Source_20_Text"><text:span text:style-name="T46"><text:tab/></text:span></text:span><text:span text:style-name="Source_20_Text"><text:span text:style-name="T398"><text:tab/></text:span></text:span><text:span text:style-name="Source_20_Text"><text:span text:style-name="T401">next_permutation_index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6">U</text:span></text:span><text:span text:style-name="Source_20_Text"><text:span text:style-name="T55">Int32</text:span></text:span><text:span text:style-name="Source_20_Text"><text:span text:style-name="T418">[</text:span></text:span><text:span text:style-name="Source_20_Text"><text:span text:style-name="T487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400">unknown</text:span></text:span><text:span text:style-name="Source_20_Text"><text:span text:style-name="T401">0</text:span></text:span><text:span text:style-name="Source_20_Text"><text:span text:style-name="T337">;</text:span></text:span></text:p>
      <text:p text:style-name="P97"><text:span text:style-name="Source_20_Text"><text:span text:style-name="T11"><text:s text:c="4"/></text:span></text:span><text:span text:style-name="Source_20_Text"><text:span text:style-name="T56">FlU</text:span></text:span><text:span text:style-name="Source_20_Text"><text:span text:style-name="T55">Int32</text:span></text:span><text:span text:style-name="Source_20_Text"><text:span text:style-name="T46"><text:tab/></text:span></text:span><text:span text:style-name="Source_20_Text"><text:span text:style-name="T401">ogg_sample_count</text:span></text:span><text:span text:style-name="Source_20_Text"><text:span text:style-name="T337">;</text:span></text:span><text:span text:style-name="Source_20_Text"><text:span text:style-name="T439"><text:tab/></text:span></text:span><text:span text:style-name="Source_20_Text"><text:span text:style-name="T306">//</text:span></text:span><text:span text:style-name="Source_20_Text"><text:span text:style-name="T323"> a precomputed count of the number of </text:span></text:span><text:span text:style-name="Source_20_Text"><text:span text:style-name="T324">audio</text:span></text:span></text:p>
      <text:p text:style-name="P97"><text:span text:style-name="Source_20_Text"><text:span text:style-name="T439"><text:tab/></text:span></text:span><text:span text:style-name="Source_20_Text"><text:span text:style-name="T440"><text:tab/><text:tab/><text:tab/><text:tab/><text:tab/></text:span></text:span><text:span text:style-name="Source_20_Text"><text:span text:style-name="T306">//</text:span></text:span><text:span text:style-name="Source_20_Text"><text:span text:style-name="T323"> samples this ogg sample data contains.</text:span></text:span></text:p>
      <text:p text:style-name="P93"><text:span text:style-name="Source_20_Text"><text:span text:style-name="T11"><text:s text:c="4"/></text:span></text:span><text:span text:style-name="Source_20_Text"><text:span text:style-name="T56">U</text:span></text:span><text:span text:style-name="Source_20_Text"><text:span text:style-name="T55">Int32</text:span></text:span><text:span text:style-name="Source_20_Text"><text:span text:style-name="T56"><text:tab/></text:span></text:span><text:span text:style-name="Source_20_Text"><text:span text:style-name="T46"><text:tab/></text:span></text:span><text:span text:style-name="Source_20_Text"><text:span text:style-name="T400">unknown</text:span></text:span><text:span text:style-name="Source_20_Text"><text:span text:style-name="T401">1</text:span></text:span><text:span text:style-name="Source_20_Text"><text:span text:style-name="T337">;</text:span></text:span></text:p>
      <text:p text:style-name="P96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416"><text:tab/></text:span></text:span><text:span text:style-name="Source_20_Text"><text:span text:style-name="T437">samples</text:span></text:span><text:span text:style-name="Source_20_Text"><text:span text:style-name="T416">;</text:span></text:span><text:span text:style-name="Source_20_Text"><text:span text:style-name="T433"><text:tab/></text:span></text:span><text:span text:style-name="Source_20_Text"><text:span text:style-name="T439"><text:tab/></text:span></text:span><text:span text:style-name="Source_20_Text"><text:span text:style-name="T306">//</text:span></text:span><text:span text:style-name="Source_20_Text"><text:span text:style-name="T322"> </text:span></text:span><text:span text:style-name="Source_20_Text"><text:span text:style-name="T326">check</text:span></text:span><text:span text:style-name="Source_20_Text"><text:span text:style-name="T322"> the </text:span></text:span><text:span text:style-name="Source_20_Text"><text:span text:style-name="T263">data_in_resource_map</text:span></text:span><text:span text:style-name="Source_20_Text"><text:span text:style-name="T322"> flag in</text:span></text:span><text:span text:style-name="Source_20_Text"><text:span text:style-name="T326"> these</text:span></text:span></text:p>
      <text:p text:style-name="P93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416"><text:tab/></text:span></text:span><text:span text:style-name="Source_20_Text"><text:span text:style-name="T437">mouth_data</text:span></text:span><text:span text:style-name="Source_20_Text"><text:span text:style-name="T416">;</text:span></text:span><text:span text:style-name="Source_20_Text"><text:span text:style-name="T322"><text:tab/><text:tab/>// RawdataRef structs</text:span></text:span><text:span text:style-name="Source_20_Text"><text:span text:style-name="T326"> to determine whether or</text:span></text:span></text:p>
      <text:p text:style-name="P96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416"><text:tab/></text:span></text:span><text:span text:style-name="Source_20_Text"><text:span text:style-name="T437">subtitle_data</text:span></text:span><text:span text:style-name="Source_20_Text"><text:span text:style-name="T416">;</text:span></text:span><text:span text:style-name="Source_20_Text"><text:span text:style-name="T322"><text:tab/>// </text:span></text:span><text:span text:style-name="Source_20_Text"><text:span text:style-name="T326">not</text:span></text:span><text:span text:style-name="Source_20_Text"><text:span text:style-name="T322"> the data is in the </text:span></text:span><text:span text:style-name="Source_20_Text"><text:span text:style-name="T326">sounds </text:span></text:span><text:span text:style-name="Source_20_Text"><text:span text:style-name="T322">resource map</text:span></text:span><text:span text:style-name="Source_20_Text"><text:span text:style-name="T326">.</text:span></text:span></text:p>
      <text:p text:style-name="P98"><text:span text:style-name="Source_20_Text"><text:span text:style-name="T397"><text:s text:c="4"/>} </text:span></text:span><text:span text:style-name="Source_20_Text"><text:span text:style-name="T58">Sound</text:span></text:span><text:span text:style-name="Source_20_Text"><text:span text:style-name="T56">Permutation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4">124</text:span></text:span><text:span text:style-name="Source_20_Text"><text:span text:style-name="T95"> bytes</text:span></text:span></text:p>
      <text:p text:style-name="P207"><text:span text:style-name="Source_20_Text"><text:span text:style-name="T447">Models</text:span></text:span></text:p>
      <text:p text:style-name="P111"/>
      <text:p text:style-name="P111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45">ModelIndexType</text:span></text:span><text:span text:style-name="Source_20_Text"><text:span text:style-name="T452"> : </text:span></text:span><text:span text:style-name="Source_20_Text"><text:span text:style-name="T45">UEnum32</text:span></text:span><text:span text:style-name="Source_20_Text"><text:span text:style-name="T452"> {</text:span></text:span></text:p>
      <text:p text:style-name="P111"><text:span text:style-name="Source_20_Text"><text:span text:style-name="T328"><text:s text:c="4"/></text:span></text:span><text:span text:style-name="Source_20_Text"><text:span text:style-name="T45">model_index_type_uncompressed<text:tab/></text:span></text:span><text:span text:style-name="Source_20_Text"><text:span text:style-name="T328">= </text:span></text:span><text:span text:style-name="Source_20_Text"><text:span text:style-name="T330">1</text:span></text:span><text:span text:style-name="Source_20_Text"><text:span text:style-name="T331">,</text:span></text:span><text:span text:style-name="Source_20_Text"><text:span text:style-name="T391"> <text:s/></text:span></text:span><text:span text:style-name="Source_20_Text"><text:span text:style-name="T135">//</text:span></text:span><text:span text:style-name="Source_20_Text"><text:span text:style-name="T201"> this guess is based on ModelVertexType</text:span></text:span></text:p>
      <text:p text:style-name="P111"><text:span text:style-name="Source_20_Text"><text:span text:style-name="T332"><text:s text:c="3"/></text:span></text:span><text:span text:style-name="Source_20_Text"><text:span text:style-name="T201"><text:s/></text:span></text:span><text:span text:style-name="Source_20_Text"><text:span text:style-name="T332">} </text:span></text:span><text:span text:style-name="Source_20_Text"><text:span text:style-name="T45">ModelIndexType</text:span></text:span><text:span text:style-name="Source_20_Text"><text:span text:style-name="T332">;</text:span></text:span></text:p>
      <text:p text:style-name="P192"><text:span text:style-name="Source_20_Text"><text:span text:style-name="T332"/></text:span></text:p>
      <text:p text:style-name="P198"><text:span text:style-name="Source_20_Text"><text:span text:style-name="T135">//</text:span></text:span><text:span text:style-name="Source_20_Text"><text:span text:style-name="T201"> </text:span></text:span><text:span text:style-name="Source_20_Text"><text:span text:style-name="T212">determines whether the vertices in the geometries part are compressed or not.</text:span></text:span></text:p>
      <text:p text:style-name="P112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45">ModelVertexType</text:span></text:span><text:span text:style-name="Source_20_Text"><text:span text:style-name="T452"> : </text:span></text:span><text:span text:style-name="Source_20_Text"><text:span text:style-name="T45">UEnum32</text:span></text:span><text:span text:style-name="Source_20_Text"><text:span text:style-name="T452"> {</text:span></text:span></text:p>
      <text:p text:style-name="P114"><text:span text:style-name="Source_20_Text"><text:span text:style-name="T328"><text:s text:c="4"/></text:span></text:span><text:span text:style-name="Source_20_Text"><text:span text:style-name="T45">model_vertex_type_uncompressed<text:tab/></text:span></text:span><text:span text:style-name="Source_20_Text"><text:span text:style-name="T328">= </text:span></text:span><text:span text:style-name="Source_20_Text"><text:span text:style-name="T391">4</text:span></text:span><text:span text:style-name="Source_20_Text"><text:span text:style-name="T331">,</text:span></text:span></text:p>
      <text:p text:style-name="P112"><text:span text:style-name="Source_20_Text"><text:span text:style-name="T328"><text:s text:c="4"/></text:span></text:span><text:span text:style-name="Source_20_Text"><text:span text:style-name="T45">model_vertex_type_compressed<text:tab/></text:span></text:span><text:span text:style-name="Source_20_Text"><text:span text:style-name="T328">= </text:span></text:span><text:span text:style-name="Source_20_Text"><text:span text:style-name="T391">5</text:span></text:span><text:span text:style-name="Source_20_Text"><text:span text:style-name="T331">,</text:span></text:span></text:p>
      <text:p text:style-name="P112"><text:span text:style-name="Source_20_Text"><text:span text:style-name="T332"><text:s text:c="3"/></text:span></text:span><text:span text:style-name="Source_20_Text"><text:span text:style-name="T201"><text:s/></text:span></text:span><text:span text:style-name="Source_20_Text"><text:span text:style-name="T332">} </text:span></text:span><text:span text:style-name="Source_20_Text"><text:span text:style-name="T45">ModelVertexType</text:span></text:span><text:span text:style-name="Source_20_Text"><text:span text:style-name="T332">;</text:span></text:span></text:p>
      <text:p text:style-name="P197"><text:span text:style-name="Source_20_Text"><text:span text:style-name="T332"/></text:span></text:p>
      <text:p text:style-name="P112"><text:span text:style-name="Source_20_Text"><text:span text:style-name="T461"/></text:span></text:p>
      <text:p text:style-name="P193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46">PcModelMetaInfo</text:span></text:span><text:span text:style-name="Source_20_Text"><text:span text:style-name="T349"> {</text:span></text:span></text:p>
      <text:p text:style-name="P193"><text:span text:style-name="Source_20_Text"><text:span text:style-name="T11"><text:s text:c="4"/></text:span></text:span><text:span text:style-name="Source_20_Text"><text:span text:style-name="T45">ModelIndexType</text:span></text:span><text:span text:style-name="Source_20_Text"><text:span text:style-name="T337"><text:tab/></text:span></text:span><text:span text:style-name="Source_20_Text"><text:span text:style-name="T392">ind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index_coun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magic_offse</text:span></text:span><text:span text:style-name="Source_20_Text"><text:span text:style-name="T392">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/text:p>
      <text:p text:style-name="P162"/>
      <text:p text:style-name="P193"><text:span text:style-name="Source_20_Text"><text:span text:style-name="T11"><text:s text:c="4"/></text:span></text:span><text:span text:style-name="Source_20_Text"><text:span text:style-name="T45">ModelVertexType</text:span></text:span><text:span text:style-name="Source_20_Text"><text:span text:style-name="T337"><text:tab/></text:span></text:span><text:span text:style-name="Source_20_Text"><text:span text:style-name="T392">vert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vertex_count</text:span></text:span><text:span text:style-name="Source_20_Text"><text:span text:style-name="T337">;</text:span></text:span></text:p>
      <text:p text:style-name="P19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0">4</text:span></text:span><text:span text:style-name="Source_20_Text"><text:span text:style-name="T418">]<text:tab/></text:span></text:span><text:span text:style-name="Source_20_Text"><text:span text:style-name="T419"><text:tab/></text:span></text:span><text:span text:style-name="Source_20_Text"><text:span text:style-name="T432"><text:tab/></text:span></text:span><text:span text:style-name="Source_20_Text"><text:span text:style-name="T418">pad0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3">_magic_offse</text:span></text:span><text:span text:style-name="Source_20_Text"><text:span text:style-name="T392">t</text:span></text:span><text:span text:style-name="Source_20_Text"><text:span text:style-name="T337">;</text:span></text:span></text:p>
      <text:p text:style-name="P193"><text:span text:style-name="Source_20_Text"><text:span text:style-name="T337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0">_offse</text:span></text:span><text:span text:style-name="Source_20_Text"><text:span text:style-name="T337">t</text:span></text:span><text:span text:style-name="Source_20_Text"><text:span text:style-name="T330">;<text:line-break/></text:span></text:span><text:span text:style-name="Source_20_Text"><text:span text:style-name="T332"> <text:s text:c="3"/>} </text:span></text:span><text:span text:style-name="Source_20_Text"><text:span text:style-name="T46">PcModelMetaInfo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202">36</text:span></text:span><text:span text:style-name="Source_20_Text"><text:span text:style-name="T95"> bytes</text:span></text:span></text:p>
      <text:p text:style-name="P197"><text:span text:style-name="Source_20_Text"><text:span text:style-name="T332"/></text:span></text:p>
      <text:p text:style-name="P112"><text:span text:style-name="Source_20_Text"><text:span text:style-name="T461"/></text:span></text:p>
      <text:p text:style-name="P193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46">XboxModelMetaInfo</text:span></text:span><text:span text:style-name="Source_20_Text"><text:span text:style-name="T349"> {</text:span></text:span></text:p>
      <text:p text:style-name="P193"><text:span text:style-name="Source_20_Text"><text:span text:style-name="T11"><text:s text:c="4"/></text:span></text:span><text:span text:style-name="Source_20_Text"><text:span text:style-name="T45">ModelIndexType</text:span></text:span><text:span text:style-name="Source_20_Text"><text:span text:style-name="T337"><text:tab/></text:span></text:span><text:span text:style-name="Source_20_Text"><text:span text:style-name="T392">ind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index_coun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</text:span></text:span><text:span text:style-name="Source_20_Text"><text:span text:style-name="T392">reflexive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/text:p>
      <text:p text:style-name="P162"/>
      <text:p text:style-name="P193"><text:span text:style-name="Source_20_Text"><text:span text:style-name="T11"><text:s text:c="4"/></text:span></text:span><text:span text:style-name="Source_20_Text"><text:span text:style-name="T45">ModelVertexType</text:span></text:span><text:span text:style-name="Source_20_Text"><text:span text:style-name="T337"><text:tab/></text:span></text:span><text:span text:style-name="Source_20_Text"><text:span text:style-name="T392">vert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vertex_count</text:span></text:span><text:span text:style-name="Source_20_Text"><text:span text:style-name="T337">;</text:span></text:span></text:p>
      <text:p text:style-name="P19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0">4</text:span></text:span><text:span text:style-name="Source_20_Text"><text:span text:style-name="T418">]<text:tab/></text:span></text:span><text:span text:style-name="Source_20_Text"><text:span text:style-name="T419"><text:tab/></text:span></text:span><text:span text:style-name="Source_20_Text"><text:span text:style-name="T432"><text:tab/></text:span></text:span><text:span text:style-name="Source_20_Text"><text:span text:style-name="T418">pad0;</text:span></text:span></text:p>
      <text:p text:style-name="P193"><text:span text:style-name="Source_20_Text"><text:span text:style-name="T337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0">_offse</text:span></text:span><text:span text:style-name="Source_20_Text"><text:span text:style-name="T337">t</text:span></text:span><text:span text:style-name="Source_20_Text"><text:span text:style-name="T330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6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3">_</text:span></text:span><text:span text:style-name="Source_20_Text"><text:span text:style-name="T392">reflexive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46">XboxModelMetaInfo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202">36</text:span></text:span><text:span text:style-name="Source_20_Text"><text:span text:style-name="T95"> bytes</text:span></text:span></text:p>
      <text:p text:style-name="P208"><text:span text:style-name="Source_20_Text"><text:span text:style-name="T449">Scenario Structure BSP</text:span></text:span></text:p>
      <text:p text:style-name="P8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8">SbspUncompVertex</text:span></text:span><text:span text:style-name="Source_20_Text"><text:span text:style-name="T333"> {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position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x, y, z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bi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tangent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/text:p>
      <text:p text:style-name="P199"><text:span text:style-name="Source_20_Text"><text:span text:style-name="T370"><text:s text:c="4"/>} </text:span></text:span><text:span text:style-name="Source_20_Text"><text:span text:style-name="T48">SbspUncomp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6">56</text:span></text:span><text:span text:style-name="Source_20_Text"><text:span text:style-name="T95"> bytes</text:span></text:span></text:p>
      <text:p text:style-name="P199"><text:span text:style-name="Source_20_Text"><text:span text:style-name="T95"/></text:span></text:p>
      <text:p text:style-name="P199"><text:span text:style-name="Source_20_Text"><text:span text:style-name="T95"/></text:span></text:p>
      <text:p text:style-name="P8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8">SbspCompVertex</text:span></text:span><text:span text:style-name="Source_20_Text"><text:span text:style-name="T333"> {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49"><text:tab/></text:span></text:span><text:span text:style-name="Source_20_Text"><text:span text:style-name="T393">position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x, y, z</text:span></text:span></text:p>
      <text:p text:style-name="P84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6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4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6"><text:tab/></text:span></text:span><text:span text:style-name="Source_20_Text"><text:span text:style-name="T394">bin</text:span></text:span><text:span text:style-name="Source_20_Text"><text:span text:style-name="T393">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4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6"><text:tab/></text:span></text:span><text:span text:style-name="Source_20_Text"><text:span text:style-name="T394">tangent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49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/text:p>
      <text:p text:style-name="P199"><text:span text:style-name="Source_20_Text"><text:span text:style-name="T370"><text:s text:c="4"/>} </text:span></text:span><text:span text:style-name="Source_20_Text"><text:span text:style-name="T48">SbspComp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7">32</text:span></text:span><text:span text:style-name="Source_20_Text"><text:span text:style-name="T95"> bytes</text:span></text:span></text:p>
      <text:p text:style-name="P199"><text:span text:style-name="Source_20_Text"><text:span text:style-name="T95"/></text:span></text:p>
      <text:p text:style-name="P199"><text:span text:style-name="Source_20_Text"><text:span text:style-name="T95"/></text:span></text:p>
      <text:p text:style-name="P85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8">SbspUncomp</text:span></text:span><text:span text:style-name="Source_20_Text"><text:span text:style-name="T50">Lightmap</text:span></text:span><text:span text:style-name="Source_20_Text"><text:span text:style-name="T48">Vertex</text:span></text:span><text:span text:style-name="Source_20_Text"><text:span text:style-name="T333"> {</text:span></text:span></text:p>
      <text:p text:style-name="P86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x, y, z</text:span></text:span></text:p>
      <text:p text:style-name="P85"><text:span text:style-name="Source_20_Text"><text:span text:style-name="T11"><text:s text:c="4"/></text:span></text:span><text:span text:style-name="Source_20_Text"><text:span text:style-name="T48">Float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/text:p>
      <text:p text:style-name="P201"><text:span text:style-name="Source_20_Text"><text:span text:style-name="T370"><text:s text:c="4"/>} </text:span></text:span><text:span text:style-name="Source_20_Text"><text:span text:style-name="T48">SbspUncomp</text:span></text:span><text:span text:style-name="Source_20_Text"><text:span text:style-name="T50">Lightmap</text:span></text:span><text:span text:style-name="Source_20_Text"><text:span text:style-name="T48">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8">20</text:span></text:span><text:span text:style-name="Source_20_Text"><text:span text:style-name="T95"> bytes</text:span></text:span></text:p>
      <text:p text:style-name="P200"><text:span text:style-name="Source_20_Text"><text:span text:style-name="T95"/></text:span></text:p>
      <text:p text:style-name="P200"><text:span text:style-name="Source_20_Text"><text:span text:style-name="T95"/></text:span></text:p>
      <text:p text:style-name="P85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8">SbspComp</text:span></text:span><text:span text:style-name="Source_20_Text"><text:span text:style-name="T50">Lightmap</text:span></text:span><text:span text:style-name="Source_20_Text"><text:span text:style-name="T48">Vertex</text:span></text:span><text:span text:style-name="Source_20_Text"><text:span text:style-name="T333"> {</text:span></text:span></text:p>
      <text:p text:style-name="P85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6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5"><text:span text:style-name="Source_20_Text"><text:span text:style-name="T11"><text:s text:c="4"/></text:span></text:span><text:span text:style-name="Source_20_Text"><text:span text:style-name="T51">SInt16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6"><text:tab/></text:span></text:span><text:span text:style-name="Source_20_Text"><text:span text:style-name="T49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text:span text:style-name="Source_20_Text"><text:span text:style-name="T219"><text:tab/>[-32768, 32767] == [-1, 1]</text:span></text:span></text:p>
      <text:p text:style-name="P201"><text:span text:style-name="Source_20_Text"><text:span text:style-name="T370"><text:s text:c="4"/>} </text:span></text:span><text:span text:style-name="Source_20_Text"><text:span text:style-name="T48">SbspComp</text:span></text:span><text:span text:style-name="Source_20_Text"><text:span text:style-name="T50">Lightmap</text:span></text:span><text:span text:style-name="Source_20_Text"><text:span text:style-name="T48">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8">8</text:span></text:span><text:span text:style-name="Source_20_Text"><text:span text:style-name="T95"> bytes</text:span></text:span></text:p>
      <text:p text:style-name="P206"><text:span text:style-name="Source_20_Text"><text:span text:style-name="T448">Animations</text:span></text:span></text:p>
      <text:p text:style-name="P69"><text:span text:style-name="Source_20_Text"><text:span text:style-name="T185">/* Okay so, the compressed </text:span></text:span><text:span text:style-name="Source_20_Text"><text:span text:style-name="T199">quaternions</text:span></text:span><text:span text:style-name="Source_20_Text"><text:span text:style-name="T185"> are really weird.</text:span></text:span><text:span text:style-name="Source_20_Text"><text:span text:style-name="T195"> Like, a mix of big</text:span></text:span></text:p>
      <text:p text:style-name="P69"><text:span text:style-name="Source_20_Text"><text:span text:style-name="T195">** and little endian</text:span></text:span><text:span text:style-name="Source_20_Text"><text:span text:style-name="T197"> kinda weird</text:span></text:span><text:span text:style-name="Source_20_Text"><text:span text:style-name="T195">.</text:span></text:span><text:span text:style-name="Source_20_Text"><text:span text:style-name="T185"> </text:span></text:span><text:span text:style-name="Source_20_Text"><text:span text:style-name="T189">Halo</text:span></text:span><text:span text:style-name="Source_20_Text"><text:span text:style-name="T186"> store</text:span></text:span><text:span text:style-name="Source_20_Text"><text:span text:style-name="T189">s</text:span></text:span><text:span text:style-name="Source_20_Text"><text:span text:style-name="T186"> the</text:span></text:span><text:span text:style-name="Source_20_Text"><text:span text:style-name="T187">m</text:span></text:span><text:span text:style-name="Source_20_Text"><text:span text:style-name="T186"> as</text:span></text:span><text:span text:style-name="Source_20_Text"><text:span text:style-name="T195"> </text:span></text:span><text:span text:style-name="Source_20_Text"><text:span text:style-name="T186">4 ones-signed, 12bit</text:span></text:span><text:span text:style-name="Source_20_Text"><text:span text:style-name="T197"> ints,</text:span></text:span></text:p>
      <text:p text:style-name="P69"><text:span text:style-name="Source_20_Text"><text:span text:style-name="T195">** </text:span></text:span><text:span text:style-name="Source_20_Text"><text:span text:style-name="T186">but</text:span></text:span><text:span text:style-name="Source_20_Text"><text:span text:style-name="T195"> </text:span></text:span><text:span text:style-name="Source_20_Text"><text:span text:style-name="T186">because</text:span></text:span><text:span text:style-name="Source_20_Text"><text:span text:style-name="T195"> </text:span></text:span><text:span text:style-name="Source_20_Text"><text:span text:style-name="T186">this will end up being 6 bytes</text:span></text:span><text:span text:style-name="Source_20_Text"><text:span text:style-name="T195"> </text:span></text:span><text:span text:style-name="Source_20_Text"><text:span text:style-name="T186">they store them in 3 UInt16's</text:span></text:span></text:p>
      <text:p text:style-name="P76"><text:span text:style-name="Source_20_Text"><text:span text:style-name="T195">**</text:span></text:span><text:span text:style-name="Source_20_Text"><text:span text:style-name="T186"> instead</text:span></text:span><text:span text:style-name="Source_20_Text"><text:span text:style-name="T195"> </text:span></text:span><text:span text:style-name="Source_20_Text"><text:span text:style-name="T186">of </text:span></text:span><text:span text:style-name="Source_20_Text"><text:span text:style-name="T188">one</text:span></text:span><text:span text:style-name="Source_20_Text"><text:span text:style-name="T195"> </text:span></text:span><text:span text:style-name="Source_20_Text"><text:span text:style-name="T186">UInt32</text:span></text:span><text:span text:style-name="Source_20_Text"><text:span text:style-name="T188">(</text:span></text:span><text:span text:style-name="Source_20_Text"><text:span text:style-name="T200">since UInt48 isnt supported in C</text:span></text:span><text:span text:style-name="Source_20_Text"><text:span text:style-name="T188">)</text:span></text:span><text:span text:style-name="Source_20_Text"><text:span text:style-name="T186">. This makes the</text:span></text:span></text:p>
      <text:p text:style-name="P69"><text:span text:style-name="Source_20_Text"><text:span text:style-name="T195">**</text:span></text:span><text:span text:style-name="Source_20_Text"><text:span text:style-name="T186"> task of</text:span></text:span><text:span text:style-name="Source_20_Text"><text:span text:style-name="T195"> </text:span></text:span><text:span text:style-name="Source_20_Text"><text:span text:style-name="T190">extracting i, j, k, and w</text:span></text:span><text:span text:style-name="Source_20_Text"><text:span text:style-name="T195"> </text:span></text:span><text:span text:style-name="Source_20_Text"><text:span text:style-name="T190">a bit more convoluted than it ought to be.</text:span></text:span></text:p>
      <text:p text:style-name="P70"><text:span text:style-name="Source_20_Text"><text:span text:style-name="T196">**</text:span></text:span></text:p>
      <text:p text:style-name="P68"><text:span text:style-name="Source_20_Text"><text:span text:style-name="T191">** </text:span></text:span><text:span text:style-name="Source_20_Text"><text:span text:style-name="T192">Below, </text:span></text:span><text:span text:style-name="Source_20_Text"><text:span text:style-name="T191">"a" is the first of the 6 bytes, while "f" is the last.</text:span></text:span></text:p>
      <text:p text:style-name="P68"><text:span text:style-name="Source_20_Text"><text:span text:style-name="T191">** Bits AND bytes are ordered left to right as most significant to least</text:span></text:span></text:p>
      <text:p text:style-name="P66"><text:span text:style-name="Source_20_Text"><text:span text:style-name="T191">** These are where each of the bits for i, j, k, and w lie in each byte.</text:span></text:span></text:p>
      <text:p text:style-name="P66"><text:span text:style-name="Source_20_Text"><text:span text:style-name="T191">** The ordering is really REALLY weird, but test for yourself and you'll see.</text:span></text:span></text:p>
      <text:p text:style-name="P67"><text:span text:style-name="Source_20_Text"><text:span text:style-name="T193">** <text:s text:c="3"/>q0<text:tab/><text:tab/><text:tab/><text:tab/>q1<text:tab/><text:tab/><text:tab/><text:tab/>q2</text:span></text:span></text:p>
      <text:p text:style-name="P66"><text:span text:style-name="Source_20_Text"><text:span text:style-name="T191">** <text:s text:c="3"/></text:span></text:span><text:span text:style-name="Source_20_Text"><text:span text:style-name="T193">b</text:span></text:span><text:span text:style-name="Source_20_Text"><text:span text:style-name="T191">bbbbbbb aaaaaaaa<text:tab/><text:tab/>dddddddd cccccccc<text:tab/><text:tab/>ffffffff eeeeeeee</text:span></text:span></text:p>
      <text:p text:style-name="P77"><text:span text:style-name="Source_20_Text"><text:span text:style-name="T191">** <text:s text:c="3"/></text:span></text:span><text:span text:style-name="Source_20_Text"><text:span text:style-name="T194">iiiiiiii</text:span></text:span><text:span text:style-name="Source_20_Text"><text:span text:style-name="T191"> </text:span></text:span><text:span text:style-name="Source_20_Text"><text:span text:style-name="T194">iiiijjjj</text:span></text:span><text:span text:style-name="Source_20_Text"><text:span text:style-name="T191"><text:tab/><text:tab/>jjjjjjjj kkkkkkkk<text:tab/><text:tab/></text:span></text:span><text:span text:style-name="Source_20_Text"><text:span text:style-name="T194">kkkkwwww</text:span></text:span><text:span text:style-name="Source_20_Text"><text:span text:style-name="T191"> </text:span></text:span><text:span text:style-name="Source_20_Text"><text:span text:style-name="T194">wwwwwwww</text:span></text:span></text:p>
      <text:p text:style-name="P82"><text:span text:style-name="Source_20_Text"><text:span text:style-name="T211">**</text:span></text:span></text:p>
      <text:p text:style-name="P78"><text:span text:style-name="Source_20_Text"><text:span text:style-name="T204">**</text:span></text:span><text:span text:style-name="Source_20_Text"><text:span text:style-name="T207"> Here is some C++ code to extract i, j, k, and w from these 3 UInt16'</text:span></text:span><text:span text:style-name="Source_20_Text"><text:span text:style-name="T208">s:</text:span></text:span></text:p>
      <text:p text:style-name="P78"><text:span text:style-name="Source_20_Text"><text:span text:style-name="T204">** <text:s text:c="3"/>UInt</text:span></text:span><text:span text:style-name="Source_20_Text"><text:span text:style-name="T243">64</text:span></text:span><text:span text:style-name="Source_20_Text"><text:span text:style-name="T204"> quat = q2 + (q1&lt;&lt;16) + (q0&lt;&lt;32)</text:span></text:span><text:span text:style-name="Source_20_Text"><text:span text:style-name="T205">;</text:span></text:span></text:p>
      <text:p text:style-name="P78"><text:span text:style-name="Source_20_Text"><text:span text:style-name="T204">** <text:s text:c="3"/>Float <text:s/>i = (quat&gt;&gt;36) &amp; 0x7FF;<text:tab/>Float <text:s/>j = (quat&gt;&gt;24) &amp; 0x7FF;</text:span></text:span></text:p>
      <text:p text:style-name="P78"><text:span text:style-name="Source_20_Text"><text:span text:style-name="T204">** <text:s text:c="3"/>Float <text:s/>k = (quat&gt;&gt;12) &amp; 0x7FF;<text:tab/>Float <text:s/>w = <text:s/>quat <text:s text:c="5"/>&amp; 0x7FF;</text:span></text:span></text:p>
      <text:p text:style-name="P79"><text:span text:style-name="Source_20_Text"><text:span text:style-name="T205">** <text:s text:c="3"/>if ((</text:span></text:span><text:span text:style-name="Source_20_Text"><text:span text:style-name="T204">quat</text:span></text:span><text:span text:style-name="Source_20_Text"><text:span text:style-name="T205">&gt;&gt;36) &amp; 0x800) i -= 2047;<text:tab/>if ((</text:span></text:span><text:span text:style-name="Source_20_Text"><text:span text:style-name="T204">quat</text:span></text:span><text:span text:style-name="Source_20_Text"><text:span text:style-name="T205">&gt;&gt;24) &amp; 0x800) j -= 2047;</text:span></text:span></text:p>
      <text:p text:style-name="P79"><text:span text:style-name="Source_20_Text"><text:span text:style-name="T205">** <text:s text:c="3"/>if ((</text:span></text:span><text:span text:style-name="Source_20_Text"><text:span text:style-name="T204">quat</text:span></text:span><text:span text:style-name="Source_20_Text"><text:span text:style-name="T205">&gt;&gt;12) &amp; 0x800) k -= 2047;<text:tab/>if ( </text:span></text:span><text:span text:style-name="Source_20_Text"><text:span text:style-name="T204">quat</text:span></text:span><text:span text:style-name="Source_20_Text"><text:span text:style-name="T205"> <text:s text:c="5"/>&amp; 0x800) w -= 2047;</text:span></text:span></text:p>
      <text:p text:style-name="P79"><text:span text:style-name="Source_20_Text"><text:span text:style-name="T205">** <text:s text:c="3"/>Float <text:s/>length = i*i + j*j + k*k + w*w;</text:span></text:span></text:p>
      <text:p text:style-name="P79"><text:span text:style-name="Source_20_Text"><text:span text:style-name="T205">** <text:s text:c="3"/>if (length &lt;= 0) {</text:span></text:span></text:p>
      <text:p text:style-name="P79"><text:span text:style-name="Source_20_Text"><text:span text:style-name="T205">** <text:s text:c="7"/>i = j = k = 0.0;</text:span></text:span></text:p>
      <text:p text:style-name="P79"><text:span text:style-name="Source_20_Text"><text:span text:style-name="T205">** <text:s text:c="7"/>w = 1.0;</text:span></text:span></text:p>
      <text:p text:style-name="P79"><text:span text:style-name="Source_20_Text"><text:span text:style-name="T205">** <text:s text:c="3"/>}</text:span></text:span><text:span text:style-name="Source_20_Text"><text:span text:style-name="T206"> else {</text:span></text:span></text:p>
      <text:p text:style-name="P79"><text:span text:style-name="Source_20_Text"><text:span text:style-name="T205">*</text:span></text:span><text:span text:style-name="Source_20_Text"><text:span text:style-name="T206">*</text:span></text:span><text:span text:style-name="Source_20_Text"><text:span text:style-name="T205"> <text:s text:c="3"/></text:span></text:span><text:span text:style-name="Source_20_Text"><text:span text:style-name="T206"><text:s text:c="4"/></text:span></text:span><text:span text:style-name="Source_20_Text"><text:span text:style-name="T205">length = sqrt(length);</text:span></text:span></text:p>
      <text:p text:style-name="P80"><text:span text:style-name="Source_20_Text"><text:span text:style-name="T206">** <text:s text:c="7"/>i = i/length;<text:tab/><text:tab/>j = j/length;<text:tab/>k = k/length;<text:tab/>w = w/length;</text:span></text:span></text:p>
      <text:p text:style-name="P80"><text:span text:style-name="Source_20_Text"><text:span text:style-name="T206">** <text:s text:c="3"/>}</text:span></text:span><text:span text:style-name="Source_20_Text"><text:span text:style-name="T185">*/</text:span></text:span></text:p>
      <text:p text:style-name="P64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4">CompNodeRotation</text:span></text:span><text:span text:style-name="Source_20_Text"><text:span text:style-name="T333"> </text:span></text:span><text:span text:style-name="Source_20_Text"><text:span text:style-name="T382">{</text:span></text:span></text:p>
      <text:p text:style-name="P65"><text:span text:style-name="Source_20_Text"><text:span text:style-name="T87"><text:s text:c="4"/></text:span></text:span><text:span text:style-name="Source_20_Text"><text:span text:style-name="T43">UInt16<text:tab/></text:span></text:span><text:span text:style-name="Source_20_Text"><text:span text:style-name="T387">q0;</text:span></text:span></text:p>
      <text:p text:style-name="P65"><text:span text:style-name="Source_20_Text"><text:span text:style-name="T87"><text:s text:c="4"/></text:span></text:span><text:span text:style-name="Source_20_Text"><text:span text:style-name="T43">UInt16<text:tab/></text:span></text:span><text:span text:style-name="Source_20_Text"><text:span text:style-name="T387">q1</text:span></text:span><text:span text:style-name="Source_20_Text"><text:span text:style-name="T388">;</text:span></text:span></text:p>
      <text:p text:style-name="P65"><text:span text:style-name="Source_20_Text"><text:span text:style-name="T87"><text:s text:c="4"/></text:span></text:span><text:span text:style-name="Source_20_Text"><text:span text:style-name="T43">UInt16<text:tab/></text:span></text:span><text:span text:style-name="Source_20_Text"><text:span text:style-name="T387">q</text:span></text:span><text:span text:style-name="Source_20_Text"><text:span text:style-name="T388">2</text:span></text:span><text:span text:style-name="Source_20_Text"><text:span text:style-name="T387">;</text:span></text:span></text:p>
      <text:p text:style-name="P72"><text:span text:style-name="Source_20_Text"><text:span text:style-name="T383"><text:s text:c="4"/>} </text:span></text:span><text:span text:style-name="Source_20_Text"><text:span text:style-name="T44">CompNodeRotation</text:span></text:span><text:span text:style-name="Source_20_Text"><text:span text:style-name="T383">;</text:span></text:span><text:span text:style-name="Source_20_Text"><text:span text:style-name="T370"> <text:s/></text:span></text:span><text:span text:style-name="Source_20_Text"><text:span text:style-name="T95">// size == </text:span></text:span><text:span text:style-name="Source_20_Text"><text:span text:style-name="T184">6</text:span></text:span><text:span text:style-name="Source_20_Text"><text:span text:style-name="T95"> bytes</text:span></text:span></text:p>
      <text:p text:style-name="P71"><text:span text:style-name="Source_20_Text"><text:span text:style-name="T478"/></text:span></text:p>
      <text:p text:style-name="P71"><text:span text:style-name="Source_20_Text"><text:span text:style-name="T478"/></text:span></text:p>
      <text:p text:style-name="P71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2">Keyf</text:span></text:span><text:span text:style-name="Source_20_Text"><text:span text:style-name="T40">rameHeader</text:span></text:span><text:span text:style-name="Source_20_Text"><text:span text:style-name="T333"> </text:span></text:span><text:span text:style-name="Source_20_Text"><text:span text:style-name="T382">{</text:span></text:span></text:p>
      <text:p text:style-name="P7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/text:span></text:span><text:span text:style-name="Source_20_Text"><text:span text:style-name="T386">key</text:span></text:span><text:span text:style-name="Source_20_Text"><text:span text:style-name="T383">frame_count<text:tab/>: 12</text:span></text:span><text:span text:style-name="Source_20_Text"><text:span text:style-name="T333">;</text:span></text:span></text:p>
      <text:p text:style-name="P7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/text:span></text:span><text:span text:style-name="Source_20_Text"><text:span text:style-name="T386">key</text:span></text:span><text:span text:style-name="Source_20_Text"><text:span text:style-name="T383">frame</text:span></text:span><text:span text:style-name="Source_20_Text"><text:span text:style-name="T381">_</text:span></text:span><text:span text:style-name="Source_20_Text"><text:span text:style-name="T380">offset</text:span></text:span><text:span text:style-name="Source_20_Text"><text:span text:style-name="T383"><text:tab/>: 20</text:span></text:span><text:span text:style-name="Source_20_Text"><text:span text:style-name="T333">;</text:span></text:span></text:p>
      <text:p text:style-name="P71"><text:span text:style-name="Source_20_Text"><text:span text:style-name="T383"><text:s text:c="4"/>} </text:span></text:span><text:span text:style-name="Source_20_Text"><text:span text:style-name="T42">Keyf</text:span></text:span><text:span text:style-name="Source_20_Text"><text:span text:style-name="T40">rameHeader</text:span></text:span><text:span text:style-name="Source_20_Text"><text:span text:style-name="T383">;</text:span></text:span><text:span text:style-name="Source_20_Text"><text:span text:style-name="T370"> <text:s/></text:span></text:span><text:span text:style-name="Source_20_Text"><text:span text:style-name="T95">// size == </text:span></text:span><text:span text:style-name="Source_20_Text"><text:span text:style-name="T181">4</text:span></text:span><text:span text:style-name="Source_20_Text"><text:span text:style-name="T95"> bytes</text:span></text:span></text:p>
      <text:p text:style-name="P71"><text:span text:style-name="Source_20_Text"><text:span text:style-name="T463"/></text:span></text:p>
      <text:p text:style-name="P71"><text:span text:style-name="Source_20_Text"><text:span text:style-name="T477"/></text:span></text:p>
      <text:p text:style-name="P61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0">CompressedFramedataHeader</text:span></text:span><text:span text:style-name="Source_20_Text"><text:span text:style-name="T333"> </text:span></text:span><text:span text:style-name="Source_20_Text"><text:span text:style-name="T382">{</text:span></text:span></text:p>
      <text:p text:style-name="P81"><text:span text:style-name="Source_20_Text"><text:span text:style-name="T180"><text:s text:c="4"/>// </text:span></text:span><text:span text:style-name="Source_20_Text"><text:span text:style-name="T178">rotation_</text:span></text:span><text:span text:style-name="Source_20_Text"><text:span text:style-name="T183">key</text:span></text:span><text:span text:style-name="Source_20_Text"><text:span text:style-name="T179">frame</text:span></text:span><text:span text:style-name="Source_20_Text"><text:span text:style-name="T198">s</text:span></text:span><text:span text:style-name="Source_20_Text"><text:span text:style-name="T179">_head</text:span></text:span><text:span text:style-name="Source_20_Text"><text:span text:style-name="T182">er</text:span></text:span><text:span text:style-name="Source_20_Text"><text:span text:style-name="T179">s</text:span></text:span><text:span text:style-name="Source_20_Text"><text:span text:style-name="T178">_offset</text:span></text:span><text:span text:style-name="Source_20_Text"><text:span text:style-name="T180"> isnt actually stored, as it is</text:span></text:span></text:p>
      <text:p text:style-name="P81"><text:span text:style-name="Source_20_Text"><text:span text:style-name="T209"><text:s text:c="4"/>// </text:span></text:span><text:span text:style-name="Source_20_Text"><text:span text:style-name="T180">assumed to be</text:span></text:span><text:span text:style-name="Source_20_Text"><text:span text:style-name="T209"> </text:span></text:span><text:span text:style-name="Source_20_Text"><text:span text:style-name="T180">equal to the length of this header, which is 44</text:span></text:span><text:span text:style-name="Source_20_Text"><text:span text:style-name="T210"> bytes</text:span></text:span><text:span text:style-name="Source_20_Text"><text:span text:style-name="T180">.</text:span></text:span></text:p>
      <text:p text:style-name="P62"><text:span text:style-name="Source_20_Text"><text:span text:style-name="T180"><text:s text:c="4"/>// </text:span></text:span><text:span text:style-name="Source_20_Text"><text:span text:style-name="T87">UInt</text:span></text:span><text:span text:style-name="Source_20_Text"><text:span text:style-name="T179">32</text:span></text:span><text:span text:style-name="Source_20_Text"><text:span text:style-name="T175"><text:tab/></text:span></text:span><text:span text:style-name="Source_20_Text"><text:span text:style-name="T178">rotation_</text:span></text:span><text:span text:style-name="Source_20_Text"><text:span text:style-name="T183">key</text:span></text:span><text:span text:style-name="Source_20_Text"><text:span text:style-name="T179">frame</text:span></text:span><text:span text:style-name="Source_20_Text"><text:span text:style-name="T198">s</text:span></text:span><text:span text:style-name="Source_20_Text"><text:span text:style-name="T179">_head</text:span></text:span><text:span text:style-name="Source_20_Text"><text:span text:style-name="T182">er</text:span></text:span><text:span text:style-name="Source_20_Text"><text:span text:style-name="T179">s</text:span></text:span><text:span text:style-name="Source_20_Text"><text:span text:style-name="T178">_offset</text:span></text:span><text:span text:style-name="Source_20_Text"><text:span text:style-name="T87">;</text:span></text:span></text:p>
      <text:p text:style-name="P60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0">rotatio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</text:span></text:span><text:span text:style-name="Source_20_Text"><text:span text:style-name="T380">nums_offset</text:span></text:span><text:span text:style-name="Source_20_Text"><text:span text:style-name="T333">;</text:span></text:span></text:p>
      <text:p text:style-name="P75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0">rotation_</text:span></text:span><text:span text:style-name="Source_20_Text"><text:span text:style-name="T381">begi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80">_offset</text:span></text:span><text:span text:style-name="Source_20_Text"><text:span text:style-name="T333">;</text:span></text:span></text:p>
      <text:p text:style-name="P7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0">rotation</text:span></text:span><text:span text:style-name="Source_20_Text"><text:span text:style-name="T381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0">_</text:span></text:span><text:span text:style-name="Source_20_Text"><text:span text:style-name="T381">data_</text:span></text:span><text:span text:style-name="Source_20_Text"><text:span text:style-name="T380">offset</text:span></text:span><text:span text:style-name="Source_20_Text"><text:span text:style-name="T333">;</text:span></text:span></text:p>
      <text:p text:style-name="P6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1">translation</text:span></text:span><text:span text:style-name="Source_20_Text"><text:span text:style-name="T380">_</text:span></text:span><text:span text:style-name="Source_20_Text"><text:span text:style-name="T385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head</text:span></text:span><text:span text:style-name="Source_20_Text"><text:span text:style-name="T384">er</text:span></text:span><text:span text:style-name="Source_20_Text"><text:span text:style-name="T381">s</text:span></text:span><text:span text:style-name="Source_20_Text"><text:span text:style-name="T380">_offset</text:span></text:span><text:span text:style-name="Source_20_Text"><text:span text:style-name="T333">;</text:span></text:span></text:p>
      <text:p text:style-name="P7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1">translation</text:span></text:span><text:span text:style-name="Source_20_Text"><text:span text:style-name="T380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</text:span></text:span><text:span text:style-name="Source_20_Text"><text:span text:style-name="T380">nums_offset</text:span></text:span><text:span text:style-name="Source_20_Text"><text:span text:style-name="T333">;</text:span></text:span></text:p>
      <text:p text:style-name="P75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1">translation</text:span></text:span><text:span text:style-name="Source_20_Text"><text:span text:style-name="T380">_</text:span></text:span><text:span text:style-name="Source_20_Text"><text:span text:style-name="T381">begi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80">_offset</text:span></text:span><text:span text:style-name="Source_20_Text"><text:span text:style-name="T333">;</text:span></text:span></text:p>
      <text:p text:style-name="P7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1">translatio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0">_</text:span></text:span><text:span text:style-name="Source_20_Text"><text:span text:style-name="T381">data_</text:span></text:span><text:span text:style-name="Source_20_Text"><text:span text:style-name="T380">offset</text:span></text:span><text:span text:style-name="Source_20_Text"><text:span text:style-name="T333">;</text:span></text:span></text:p>
      <text:p text:style-name="P6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0">_</text:span></text:span><text:span text:style-name="Source_20_Text"><text:span text:style-name="T385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head</text:span></text:span><text:span text:style-name="Source_20_Text"><text:span text:style-name="T384">ers</text:span></text:span><text:span text:style-name="Source_20_Text"><text:span text:style-name="T380">_offset</text:span></text:span><text:span text:style-name="Source_20_Text"><text:span text:style-name="T333">;</text:span></text:span></text:p>
      <text:p text:style-name="P6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0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</text:span></text:span><text:span text:style-name="Source_20_Text"><text:span text:style-name="T380">nums_offset</text:span></text:span><text:span text:style-name="Source_20_Text"><text:span text:style-name="T333">;</text:span></text:span></text:p>
      <text:p text:style-name="P75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0">_</text:span></text:span><text:span text:style-name="Source_20_Text"><text:span text:style-name="T381">begi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80">_offset</text:span></text:span><text:span text:style-name="Source_20_Text"><text:span text:style-name="T333">;</text:span></text:span></text:p>
      <text:p text:style-name="P7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1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1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0">_</text:span></text:span><text:span text:style-name="Source_20_Text"><text:span text:style-name="T381">data_</text:span></text:span><text:span text:style-name="Source_20_Text"><text:span text:style-name="T380">offset</text:span></text:span><text:span text:style-name="Source_20_Text"><text:span text:style-name="T333">;</text:span></text:span></text:p>
      <text:p text:style-name="P59"><text:span text:style-name="Source_20_Text"><text:span text:style-name="T370"><text:s text:c="4"/>} </text:span></text:span><text:span text:style-name="Source_20_Text"><text:span text:style-name="T40">CompressedFramedataHeader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178">44</text:span></text:span><text:span text:style-name="Source_20_Text"><text:span text:style-name="T95"> bytes</text:span></text:span></text:p>
      <text:p text:style-name="P206"><text:span text:style-name="Source_20_Text"><text:span text:style-name="T448">Scripts</text:span></text:span></text:p>
      <text:p text:style-name="P152"><text:span text:style-name="Source_20_Text"><text:span text:style-name="T470"/></text:span></text:p>
      <text:p text:style-name="P109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38">Script</text:span></text:span><text:span text:style-name="Source_20_Text"><text:span text:style-name="T39">Object</text:span></text:span><text:span text:style-name="Source_20_Text"><text:span text:style-name="T3">Type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09"><text:span text:style-name="Source_20_Text"><text:span text:style-name="T39"><text:s text:c="4"/>script_object_type_unparsed</text:span></text:span><text:span text:style-name="Source_20_Text"><text:span text:style-name="T378"><text:tab/><text:tab/>= 0,</text:span></text:span></text:p>
      <text:p text:style-name="P109"><text:span text:style-name="Source_20_Text"><text:span text:style-name="T39"><text:s text:c="4"/>script_object_type_special_form</text:span></text:span><text:span text:style-name="Source_20_Text"><text:span text:style-name="T378"><text:tab/><text:tab/>= 1,</text:span></text:span></text:p>
      <text:p text:style-name="P109"><text:span text:style-name="Source_20_Text"><text:span text:style-name="T39"><text:s text:c="4"/>script_object_type_function_name</text:span></text:span><text:span text:style-name="Source_20_Text"><text:span text:style-name="T378"><text:tab/>= 2,</text:span></text:span></text:p>
      <text:p text:style-name="P109"><text:span text:style-name="Source_20_Text"><text:span text:style-name="T39"><text:s text:c="4"/>script_object_type_passthrough</text:span></text:span><text:span text:style-name="Source_20_Text"><text:span text:style-name="T378"><text:tab/><text:tab/>= 3,</text:span></text:span></text:p>
      <text:p text:style-name="P109"><text:span text:style-name="Source_20_Text"><text:span text:style-name="T39"><text:s text:c="4"/>script_object_type_void</text:span></text:span><text:span text:style-name="Source_20_Text"><text:span text:style-name="T378"><text:tab/><text:tab/><text:tab/>= 4,</text:span></text:span></text:p>
      <text:p text:style-name="P109"><text:span text:style-name="Source_20_Text"><text:span text:style-name="T39"><text:s text:c="4"/>script_object_type_boolean</text:span></text:span><text:span text:style-name="Source_20_Text"><text:span text:style-name="T378"><text:tab/><text:tab/>= 5,</text:span></text:span></text:p>
      <text:p text:style-name="P109"><text:span text:style-name="Source_20_Text"><text:span text:style-name="T39"><text:s text:c="4"/>script_object_type_real</text:span></text:span><text:span text:style-name="Source_20_Text"><text:span text:style-name="T378"><text:tab/><text:tab/><text:tab/>= 6,</text:span></text:span></text:p>
      <text:p text:style-name="P109"><text:span text:style-name="Source_20_Text"><text:span text:style-name="T39"><text:s text:c="4"/>script_object_type_short</text:span></text:span><text:span text:style-name="Source_20_Text"><text:span text:style-name="T378"><text:tab/><text:tab/><text:tab/>= 7,</text:span></text:span></text:p>
      <text:p text:style-name="P109"><text:span text:style-name="Source_20_Text"><text:span text:style-name="T39"><text:s text:c="4"/>script_object_type_long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8,</text:span></text:span></text:p>
      <text:p text:style-name="P109"><text:span text:style-name="Source_20_Text"><text:span text:style-name="T39"><text:s text:c="4"/>script_object_type_string</text:span></text:span><text:span text:style-name="Source_20_Text"><text:span text:style-name="T378"><text:tab/><text:tab/><text:tab/></text:span></text:span><text:span text:style-name="Source_20_Text"><text:span text:style-name="T379">=</text:span></text:span><text:span text:style-name="Source_20_Text"><text:span text:style-name="T378"> 9,</text:span></text:span></text:p>
      <text:p text:style-name="P109"><text:span text:style-name="Source_20_Text"><text:span text:style-name="T39"><text:s text:c="4"/>script_object_type_script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10,</text:span></text:span></text:p>
      <text:p text:style-name="P109"><text:span text:style-name="Source_20_Text"><text:span text:style-name="T378"/></text:span></text:p>
      <text:p text:style-name="P109"><text:span text:style-name="Source_20_Text"><text:span text:style-name="T39"><text:s text:c="4"/>script_object_type_trigger_volume</text:span></text:span><text:span text:style-name="Source_20_Text"><text:span text:style-name="T378"><text:tab/>= 11,</text:span></text:span></text:p>
      <text:p text:style-name="P109"><text:span text:style-name="Source_20_Text"><text:span text:style-name="T39"><text:s text:c="4"/>script_object_type_cutscene_flag</text:span></text:span><text:span text:style-name="Source_20_Text"><text:span text:style-name="T378"><text:tab/>= 12,</text:span></text:span></text:p>
      <text:p text:style-name="P109"><text:span text:style-name="Source_20_Text"><text:span text:style-name="T39"><text:s text:c="4"/>script_object_type_cutscene_camera_point</text:span></text:span><text:span text:style-name="Source_20_Text"><text:span text:style-name="T378"><text:tab/>= 13,</text:span></text:span></text:p>
      <text:p text:style-name="P109"><text:span text:style-name="Source_20_Text"><text:span text:style-name="T39"><text:s text:c="4"/>script_object_type_cutscene_title</text:span></text:span><text:span text:style-name="Source_20_Text"><text:span text:style-name="T378"><text:tab/>= 14,</text:span></text:span></text:p>
      <text:p text:style-name="P109"><text:span text:style-name="Source_20_Text"><text:span text:style-name="T39"><text:s text:c="4"/>script_object_type_cutscene_recording</text:span></text:span><text:span text:style-name="Source_20_Text"><text:span text:style-name="T378"><text:tab/>= 15,</text:span></text:span></text:p>
      <text:p text:style-name="P109"><text:span text:style-name="Source_20_Text"><text:span text:style-name="T39"><text:s text:c="4"/>script_object_type_device_group</text:span></text:span><text:span text:style-name="Source_20_Text"><text:span text:style-name="T378"><text:tab/><text:tab/>= 1</text:span></text:span><text:span text:style-name="Source_20_Text"><text:span text:style-name="T379">6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ai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1</text:span></text:span><text:span text:style-name="Source_20_Text"><text:span text:style-name="T379">7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ai_command_list</text:span></text:span><text:span text:style-name="Source_20_Text"><text:span text:style-name="T378"><text:tab/>= 1</text:span></text:span><text:span text:style-name="Source_20_Text"><text:span text:style-name="T379">8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starting_profile</text:span></text:span><text:span text:style-name="Source_20_Text"><text:span text:style-name="T378"><text:tab/>= 1</text:span></text:span><text:span text:style-name="Source_20_Text"><text:span text:style-name="T379">9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conversation</text:span></text:span><text:span text:style-name="Source_20_Text"><text:span text:style-name="T378"><text:tab/><text:tab/>= 2</text:span></text:span><text:span text:style-name="Source_20_Text"><text:span text:style-name="T379">0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navpoint</text:span></text:span><text:span text:style-name="Source_20_Text"><text:span text:style-name="T378"><text:tab/><text:tab/>= 2</text:span></text:span><text:span text:style-name="Source_20_Text"><text:span text:style-name="T379">1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hud_messag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2</text:span></text:span><text:span text:style-name="Source_20_Text"><text:span text:style-name="T379">2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object_list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2</text:span></text:span><text:span text:style-name="Source_20_Text"><text:span text:style-name="T379">3</text:span></text:span><text:span text:style-name="Source_20_Text"><text:span text:style-name="T378">,</text:span></text:span></text:p>
      <text:p text:style-name="P110"><text:span text:style-name="Source_20_Text"><text:span text:style-name="T378"/></text:span></text:p>
      <text:p text:style-name="P110"><text:span text:style-name="Source_20_Text"><text:span text:style-name="T39"><text:s text:c="4"/>script_object_type_sound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2</text:span></text:span><text:span text:style-name="Source_20_Text"><text:span text:style-name="T379">4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effect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2</text:span></text:span><text:span text:style-name="Source_20_Text"><text:span text:style-name="T379">5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damage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2</text:span></text:span><text:span text:style-name="Source_20_Text"><text:span text:style-name="T379">6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looping_sound</text:span></text:span><text:span text:style-name="Source_20_Text"><text:span text:style-name="T378"><text:tab/>= 2</text:span></text:span><text:span text:style-name="Source_20_Text"><text:span text:style-name="T379">7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animation_graph</text:span></text:span><text:span text:style-name="Source_20_Text"><text:span text:style-name="T378"><text:tab/>= 2</text:span></text:span><text:span text:style-name="Source_20_Text"><text:span text:style-name="T379">8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actor_variant</text:span></text:span><text:span text:style-name="Source_20_Text"><text:span text:style-name="T378"><text:tab/>= 2</text:span></text:span><text:span text:style-name="Source_20_Text"><text:span text:style-name="T379">9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damage_effect</text:span></text:span><text:span text:style-name="Source_20_Text"><text:span text:style-name="T378"><text:tab/>= </text:span></text:span><text:span text:style-name="Source_20_Text"><text:span text:style-name="T379">30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object_definition</text:span></text:span><text:span text:style-name="Source_20_Text"><text:span text:style-name="T378"><text:tab/>= </text:span></text:span><text:span text:style-name="Source_20_Text"><text:span text:style-name="T379">31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game_difficulty</text:span></text:span><text:span text:style-name="Source_20_Text"><text:span text:style-name="T378"><text:tab/>= </text:span></text:span><text:span text:style-name="Source_20_Text"><text:span text:style-name="T379">32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team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33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ai_default_state</text:span></text:span><text:span text:style-name="Source_20_Text"><text:span text:style-name="T378"><text:tab/>= </text:span></text:span><text:span text:style-name="Source_20_Text"><text:span text:style-name="T379">34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actor_type</text:span></text:span><text:span text:style-name="Source_20_Text"><text:span text:style-name="T378"><text:tab/><text:tab/>= </text:span></text:span><text:span text:style-name="Source_20_Text"><text:span text:style-name="T379">35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hud_corner</text:span></text:span><text:span text:style-name="Source_20_Text"><text:span text:style-name="T378"><text:tab/><text:tab/>= </text:span></text:span><text:span text:style-name="Source_20_Text"><text:span text:style-name="T379">36</text:span></text:span><text:span text:style-name="Source_20_Text"><text:span text:style-name="T378">,</text:span></text:span></text:p>
      <text:p text:style-name="P110"><text:span text:style-name="Source_20_Text"><text:span text:style-name="T378"/></text:span></text:p>
      <text:p text:style-name="P110"><text:span text:style-name="Source_20_Text"><text:span text:style-name="T39"><text:s text:c="4"/>script_object_type_object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37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unit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38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vehicle</text:span></text:span><text:span text:style-name="Source_20_Text"><text:span text:style-name="T378"><text:tab/><text:tab/>= </text:span></text:span><text:span text:style-name="Source_20_Text"><text:span text:style-name="T379">39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weapon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0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device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</text:span></text:span><text:span text:style-name="Source_20_Text"><text:span text:style-name="T379">41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scenery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2</text:span></text:span><text:span text:style-name="Source_20_Text"><text:span text:style-name="T378">,</text:span></text:span></text:p>
      <text:p text:style-name="P110"><text:span text:style-name="Source_20_Text"><text:span text:style-name="T378"/></text:span></text:p>
      <text:p text:style-name="P110"><text:span text:style-name="Source_20_Text"><text:span text:style-name="T39"><text:s text:c="4"/>script_object_type_object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3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unit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4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vehicle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5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weapon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6</text:span></text:span><text:span text:style-name="Source_20_Text"><text:span text:style-name="T378">,</text:span></text:span></text:p>
      <text:p text:style-name="P110"><text:span text:style-name="Source_20_Text"><text:span text:style-name="T39"><text:s text:c="4"/>script_object_type_device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7</text:span></text:span><text:span text:style-name="Source_20_Text"><text:span text:style-name="T378">,</text:span></text:span></text:p>
      <text:p text:style-name="P110"><text:span text:style-name="Source_20_Text"><text:span text:style-name="T2"><text:s text:c="4"/></text:span></text:span><text:span text:style-name="Source_20_Text"><text:span text:style-name="T39">script_object_type_scenery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8</text:span></text:span><text:span text:style-name="Source_20_Text"><text:span text:style-name="T378">,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38">Script</text:span></text:span><text:span text:style-name="Source_20_Text"><text:span text:style-name="T39">Object</text:span></text:span><text:span text:style-name="Source_20_Text"><text:span text:style-name="T3">Type</text:span></text:span><text:span text:style-name="Source_20_Text"><text:span text:style-name="T332">;</text:span></text:span></text:p>
      <text:p text:style-name="P128"><text:span text:style-name="Source_20_Text"><text:span text:style-name="T332"/></text:span></text:p>
      <text:p text:style-name="P109"><text:soft-page-break/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38">Script</text:span></text:span><text:span text:style-name="Source_20_Text"><text:span text:style-name="T3">Type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09"><text:span text:style-name="Source_20_Text"><text:span text:style-name="T328"><text:s text:c="4"/></text:span></text:span><text:span text:style-name="Source_20_Text"><text:span text:style-name="T38">script_type</text:span></text:span><text:span text:style-name="Source_20_Text"><text:span text:style-name="T3">_</text:span></text:span><text:span text:style-name="Source_20_Text"><text:span text:style-name="T38">startup<text:tab/></text:span></text:span><text:span text:style-name="Source_20_Text"><text:span text:style-name="T377"><text:tab/></text:span></text:span><text:span text:style-name="Source_20_Text"><text:span text:style-name="T328">= </text:span></text:span><text:span text:style-name="Source_20_Text"><text:span text:style-name="T330">0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8">script_type</text:span></text:span><text:span text:style-name="Source_20_Text"><text:span text:style-name="T3">_</text:span></text:span><text:span text:style-name="Source_20_Text"><text:span text:style-name="T38">dormant<text:tab/></text:span></text:span><text:span text:style-name="Source_20_Text"><text:span text:style-name="T377"><text:tab/></text:span></text:span><text:span text:style-name="Source_20_Text"><text:span text:style-name="T328">= </text:span></text:span><text:span text:style-name="Source_20_Text"><text:span text:style-name="T377">1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8">script_type</text:span></text:span><text:span text:style-name="Source_20_Text"><text:span text:style-name="T3">_</text:span></text:span><text:span text:style-name="Source_20_Text"><text:span text:style-name="T38">continuous</text:span></text:span><text:span text:style-name="Source_20_Text"><text:span text:style-name="T377"><text:tab/></text:span></text:span><text:span text:style-name="Source_20_Text"><text:span text:style-name="T328">= </text:span></text:span><text:span text:style-name="Source_20_Text"><text:span text:style-name="T377">2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8">script_type</text:span></text:span><text:span text:style-name="Source_20_Text"><text:span text:style-name="T3">_</text:span></text:span><text:span text:style-name="Source_20_Text"><text:span text:style-name="T38">static</text:span></text:span><text:span text:style-name="Source_20_Text"><text:span text:style-name="T377"><text:tab/><text:tab/></text:span></text:span><text:span text:style-name="Source_20_Text"><text:span text:style-name="T328">= </text:span></text:span><text:span text:style-name="Source_20_Text"><text:span text:style-name="T377">3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8">script_type</text:span></text:span><text:span text:style-name="Source_20_Text"><text:span text:style-name="T3">_</text:span></text:span><text:span text:style-name="Source_20_Text"><text:span text:style-name="T38">stub</text:span></text:span><text:span text:style-name="Source_20_Text"><text:span text:style-name="T377"><text:tab/><text:tab/></text:span></text:span><text:span text:style-name="Source_20_Text"><text:span text:style-name="T328">= </text:span></text:span><text:span text:style-name="Source_20_Text"><text:span text:style-name="T377">4</text:span></text:span><text:span text:style-name="Source_20_Text"><text:span text:style-name="T331">,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38">Script</text:span></text:span><text:span text:style-name="Source_20_Text"><text:span text:style-name="T3">Type</text:span></text:span><text:span text:style-name="Source_20_Text"><text:span text:style-name="T332">;</text:span></text:span></text:p>
      <text:p text:style-name="P128"><text:span text:style-name="Source_20_Text"><text:span text:style-name="T332"/></text:span></text:p>
      <text:p text:style-name="P128"><text:span text:style-name="Source_20_Text"><text:span text:style-name="T477"/></text:span></text:p>
      <text:p text:style-name="P58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33">Script</text:span></text:span><text:span text:style-name="Source_20_Text"><text:span text:style-name="T35">SyntaxDataHeader</text:span></text:span><text:span text:style-name="Source_20_Text"><text:span text:style-name="T333"> {</text:span></text:span></text:p>
      <text:p text:style-name="P190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257">[</text:span></text:span><text:span text:style-name="Source_20_Text"><text:span text:style-name="T487">32</text:span></text:span><text:span text:style-name="Source_20_Text"><text:span text:style-name="T257">]<text:tab/></text:span></text:span><text:span text:style-name="Source_20_Text"><text:span text:style-name="T431">name</text:span></text:span><text:span text:style-name="Source_20_Text"><text:span text:style-name="T418">;</text:span></text:span><text:span text:style-name="Source_20_Text"><text:span text:style-name="T375"><text:tab/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9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33">16</text:span></text:span><text:span text:style-name="Source_20_Text"><text:span text:style-name="T87"><text:tab/></text:span></text:span><text:span text:style-name="Source_20_Text"><text:span text:style-name="T175"><text:tab/></text:span></text:span><text:span text:style-name="Source_20_Text"><text:span text:style-name="T375">max_nodes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26"> </text:span></text:span><text:span text:style-name="Source_20_Text"><text:span text:style-name="T176">always == </text:span></text:span><text:span text:style-name="Source_20_Text"><text:span text:style-name="T175">19001 for non-open sauce halo</text:span></text:span></text:p>
      <text:p text:style-name="P19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33">16</text:span></text:span><text:span text:style-name="Source_20_Text"><text:span text:style-name="T175"><text:tab/><text:tab/></text:span></text:span><text:span text:style-name="Source_20_Text"><text:span text:style-name="T375">node_size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</text:span></text:span><text:span text:style-name="Source_20_Text"><text:span text:style-name="T175">20</text:span></text:span></text:p>
      <text:p text:style-name="P191"><text:span text:style-name="Source_20_Text"><text:span text:style-name="T87"><text:s text:c="4"/></text:span></text:span><text:span text:style-name="Source_20_Text"><text:span text:style-name="T36">UInt8</text:span></text:span><text:span text:style-name="Source_20_Text"><text:span text:style-name="T175"><text:tab/><text:tab/></text:span></text:span><text:span text:style-name="Source_20_Text"><text:span text:style-name="T375">is_valid</text:span></text:span><text:span text:style-name="Source_20_Text"><text:span text:style-name="T333">;</text:span></text:span><text:span text:style-name="Source_20_Text"><text:span text:style-name="T375"><text:tab/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</text:span></text:span><text:span text:style-name="Source_20_Text"><text:span text:style-name="T175">1</text:span></text:span></text:p>
      <text:p text:style-name="P191"><text:span text:style-name="Source_20_Text"><text:span text:style-name="T87"><text:s text:c="4"/></text:span></text:span><text:span text:style-name="Source_20_Text"><text:span text:style-name="T36">UInt8</text:span></text:span><text:span text:style-name="Source_20_Text"><text:span text:style-name="T175"><text:tab/><text:tab/></text:span></text:span><text:span text:style-name="Source_20_Text"><text:span text:style-name="T375">id_zero_invalid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</text:span></text:span><text:span text:style-name="Source_20_Text"><text:span text:style-name="T175">0</text:span></text:span></text:p>
      <text:p text:style-name="P5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257">[</text:span></text:span><text:span text:style-name="Source_20_Text"><text:span text:style-name="T489">2</text:span></text:span><text:span text:style-name="Source_20_Text"><text:span text:style-name="T257">]<text:tab/></text:span></text:span><text:span text:style-name="Source_20_Text"><text:span text:style-name="T305"><text:tab/></text:span></text:span><text:span text:style-name="Source_20_Text"><text:span text:style-name="T418">pad</text:span></text:span><text:span text:style-name="Source_20_Text"><text:span text:style-name="T431">0</text:span></text:span><text:span text:style-name="Source_20_Text"><text:span text:style-name="T418">;</text:span></text:span></text:p>
      <text:p text:style-name="P5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75">sig</text:span></text:span><text:span text:style-name="Source_20_Text"><text:span text:style-name="T333">;</text:span></text:span><text:span text:style-name="Source_20_Text"><text:span text:style-name="T375"><text:tab/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</text:span></text:span><text:span text:style-name="Source_20_Text"><text:span text:style-name="T175">64407440</text:span></text:span><text:span text:style-name="Source_20_Text"><text:span text:style-name="T123">(fourcc of "</text:span></text:span><text:span text:style-name="Source_20_Text"><text:span text:style-name="T175">d@t@</text:span></text:span><text:span text:style-name="Source_20_Text"><text:span text:style-name="T123">")</text:span></text:span></text:p>
      <text:p text:style-name="P57"><text:span text:style-name="Source_20_Text"><text:span text:style-name="T87"><text:s text:c="4"/></text:span></text:span><text:span text:style-name="Source_20_Text"><text:span text:style-name="T36">UInt</text:span></text:span><text:span text:style-name="Source_20_Text"><text:span text:style-name="T37">16</text:span></text:span><text:span text:style-name="Source_20_Text"><text:span text:style-name="T175"><text:tab/><text:tab/></text:span></text:span><text:span text:style-name="Source_20_Text"><text:span text:style-name="T376">next_node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0?</text:span></text:span></text:p>
      <text:p text:style-name="P57"><text:span text:style-name="Source_20_Text"><text:span text:style-name="T87"><text:s text:c="4"/></text:span></text:span><text:span text:style-name="Source_20_Text"><text:span text:style-name="T36">UInt</text:span></text:span><text:span text:style-name="Source_20_Text"><text:span text:style-name="T37">16</text:span></text:span><text:span text:style-name="Source_20_Text"><text:span text:style-name="T175"><text:tab/><text:tab/></text:span></text:span><text:span text:style-name="Source_20_Text"><text:span text:style-name="T376">last_node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214">index of </text:span></text:span><text:span text:style-name="Source_20_Text"><text:span text:style-name="T176">the last valid </text:span></text:span><text:span text:style-name="Source_20_Text"><text:span text:style-name="T215">ScriptN</text:span></text:span><text:span text:style-name="Source_20_Text"><text:span text:style-name="T176">ode in the data</text:span></text:span></text:p>
      <text:p text:style-name="P57"><text:span text:style-name="Source_20_Text"><text:span text:style-name="T87"><text:s text:c="4"/></text:span></text:span><text:span text:style-name="Source_20_Text"><text:span text:style-name="T36">UInt</text:span></text:span><text:span text:style-name="Source_20_Text"><text:span text:style-name="T37">32</text:span></text:span><text:span text:style-name="Source_20_Text"><text:span text:style-name="T175"><text:tab/><text:tab/></text:span></text:span><text:span text:style-name="Source_20_Text"><text:span text:style-name="T376">next</text:span></text:span><text:span text:style-name="Source_20_Text"><text:span text:style-name="T333">;</text:span></text:span></text:p>
      <text:p text:style-name="P57"><text:span text:style-name="Source_20_Text"><text:span text:style-name="T87"><text:s text:c="4"/></text:span></text:span><text:span text:style-name="Source_20_Text"><text:span text:style-name="T36">UInt</text:span></text:span><text:span text:style-name="Source_20_Text"><text:span text:style-name="T37">32</text:span></text:span><text:span text:style-name="Source_20_Text"><text:span text:style-name="T175"><text:tab/><text:tab/></text:span></text:span><text:span text:style-name="Source_20_Text"><text:span text:style-name="T376">first</text:span></text:span><text:span text:style-name="Source_20_Text"><text:span text:style-name="T333">;</text:span></text:span></text:p>
      <text:p text:style-name="P55"><text:span text:style-name="Source_20_Text"><text:span text:style-name="T371"><text:s text:c="4"/>}</text:span></text:span><text:span text:style-name="Source_20_Text"><text:span text:style-name="T374"> </text:span></text:span><text:span text:style-name="Source_20_Text"><text:span text:style-name="T33">Script</text:span></text:span><text:span text:style-name="Source_20_Text"><text:span text:style-name="T35">SyntaxDataHeader</text:span></text:span><text:span text:style-name="Source_20_Text"><text:span text:style-name="T371">;</text:span></text:span><text:span text:style-name="Source_20_Text"><text:span text:style-name="T374"> </text:span></text:span><text:span text:style-name="Source_20_Text"><text:span text:style-name="T370"><text:s/></text:span></text:span><text:span text:style-name="Source_20_Text"><text:span text:style-name="T95">// size == </text:span></text:span><text:span text:style-name="Source_20_Text"><text:span text:style-name="T174">5</text:span></text:span><text:span text:style-name="Source_20_Text"><text:span text:style-name="T175">6</text:span></text:span><text:span text:style-name="Source_20_Text"><text:span text:style-name="T95"> bytes</text:span></text:span></text:p>
      <text:p text:style-name="P53"><text:span text:style-name="Source_20_Text"><text:span text:style-name="T463"/></text:span></text:p>
      <text:p text:style-name="P53"><text:span text:style-name="Source_20_Text"><text:span text:style-name="T463"/></text:span></text:p>
      <text:p text:style-name="P5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33">ScriptNode</text:span></text:span><text:span text:style-name="Source_20_Text"><text:span text:style-name="T333"> {</text:span></text:span></text:p>
      <text:p text:style-name="P5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72"><text:tab/></text:span></text:span><text:span text:style-name="Source_20_Text"><text:span text:style-name="T371">salt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3">union</text:span></text:span><text:span text:style-name="Source_20_Text"><text:span text:style-name="T172"> </text:span></text:span><text:span text:style-name="Source_20_Text"><text:span text:style-name="T371">{</text:span></text:span></text:p>
      <text:p text:style-name="P53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3">16</text:span></text:span><text:span text:style-name="Source_20_Text"><text:span text:style-name="T87"><text:tab/></text:span></text:span><text:span text:style-name="Source_20_Text"><text:span text:style-name="T371">constant_index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3">16</text:span></text:span><text:span text:style-name="Source_20_Text"><text:span text:style-name="T87"><text:tab/></text:span></text:span><text:span text:style-name="Source_20_Text"><text:span text:style-name="T371">function_index</text:span></text:span><text:span text:style-name="Source_20_Text"><text:span text:style-name="T333">;</text:span></text:span></text:p>
      <text:p text:style-name="P53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7">UInt</text:span></text:span><text:span text:style-name="Source_20_Text"><text:span text:style-name="T33">16</text:span></text:span><text:span text:style-name="Source_20_Text"><text:span text:style-name="T87"><text:tab/></text:span></text:span><text:span text:style-name="Source_20_Text"><text:span text:style-name="T371">script_index</text:span></text:span><text:span text:style-name="Source_20_Text"><text:span text:style-name="T333">;</text:span></text:span></text:p>
      <text:p text:style-name="P53"><text:span text:style-name="Source_20_Text"><text:span text:style-name="T371"><text:s text:c="8"/>};</text:span></text:span></text:p>
      <text:p text:style-name="P53"><text:span text:style-name="Source_20_Text"><text:span text:style-name="T304"><text:s text:c="2"/></text:span></text:span><text:span text:style-name="Source_20_Text"><text:span text:style-name="T282"><text:s text:c="2"/>//</text:span></text:span><text:span text:style-name="Source_20_Text"><text:span text:style-name="T304"> flags</text:span></text:span></text:p>
      <text:p text:style-name="P53"><text:span text:style-name="Source_20_Text"><text:span text:style-name="T87"><text:s text:c="4"/></text:span></text:span><text:span text:style-name="Source_20_Text"><text:span text:style-name="T33">ScriptObjectType</text:span></text:span><text:span text:style-name="Source_20_Text"><text:span text:style-name="T87"><text:tab/></text:span></text:span><text:span text:style-name="Source_20_Text"><text:span text:style-name="T371">type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3">Bool16</text:span></text:span><text:span text:style-name="Source_20_Text"><text:span text:style-name="T87"><text:tab/></text:span></text:span><text:span text:style-name="Source_20_Text"><text:span text:style-name="T371">is_primitive<text:tab/><text:tab/>: 1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3">Bool16</text:span></text:span><text:span text:style-name="Source_20_Text"><text:span text:style-name="T87"><text:tab/></text:span></text:span><text:span text:style-name="Source_20_Text"><text:span text:style-name="T371">is_script_call<text:tab/><text:tab/>: 1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3">Bool16</text:span></text:span><text:span text:style-name="Source_20_Text"><text:span text:style-name="T87"><text:tab/></text:span></text:span><text:span text:style-name="Source_20_Text"><text:span text:style-name="T371">is_global <text:tab/><text:tab/><text:tab/>: 1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3">Bool16</text:span></text:span><text:span text:style-name="Source_20_Text"><text:span text:style-name="T87"><text:tab/></text:span></text:span><text:span text:style-name="Source_20_Text"><text:span text:style-name="T371">is_garbage_collectable<text:tab/>: 1</text:span></text:span><text:span text:style-name="Source_20_Text"><text:span text:style-name="T333">;</text:span></text:span></text:p>
      <text:p text:style-name="P53"><text:span text:style-name="Source_20_Text"><text:span text:style-name="T408"/></text:span></text:p>
      <text:p text:style-name="P53"><text:span text:style-name="Source_20_Text"><text:span text:style-name="T87"><text:s text:c="4"/></text:span></text:span><text:span text:style-name="Source_20_Text"><text:span text:style-name="T33">UInt32</text:span></text:span><text:span text:style-name="Source_20_Text"><text:span text:style-name="T87"><text:tab/></text:span></text:span><text:span text:style-name="Source_20_Text"><text:span text:style-name="T371">next_node;</text:span></text:span></text:p>
      <text:p text:style-name="P54"><text:span text:style-name="Source_20_Text"><text:span text:style-name="T87"><text:s text:c="4"/></text:span></text:span><text:span text:style-name="Source_20_Text"><text:span text:style-name="T33">UInt32</text:span></text:span><text:span text:style-name="Source_20_Text"><text:span text:style-name="T87"><text:tab/></text:span></text:span><text:span text:style-name="Source_20_Text"><text:span text:style-name="T371">string_offset;</text:span></text:span></text:p>
      <text:p text:style-name="P54"><text:span text:style-name="Source_20_Text"><text:span text:style-name="T87"><text:s text:c="4"/></text:span></text:span><text:span text:style-name="Source_20_Text"><text:span text:style-name="T33">union</text:span></text:span><text:span text:style-name="Source_20_Text"><text:span text:style-name="T172"> </text:span></text:span><text:span text:style-name="Source_20_Text"><text:span text:style-name="T371">{</text:span></text:span></text:p>
      <text:p text:style-name="P54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4">32</text:span></text:span><text:span text:style-name="Source_20_Text"><text:span text:style-name="T87"><text:tab/></text:span></text:span><text:span text:style-name="Source_20_Text"><text:span text:style-name="T372">boolean</text:span></text:span><text:span text:style-name="Source_20_Text"><text:span text:style-name="T333">;</text:span></text:span><text:span text:style-name="Source_20_Text"><text:span text:style-name="T373"><text:tab/></text:span></text:span><text:span text:style-name="Source_20_Text"><text:span text:style-name="T173">// for endianness alignment purposes, these</text:span></text:span></text:p>
      <text:p text:style-name="P54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4">32</text:span></text:span><text:span text:style-name="Source_20_Text"><text:span text:style-name="T87"><text:tab/></text:span></text:span><text:span text:style-name="Source_20_Text"><text:span text:style-name="T372">int16</text:span></text:span><text:span text:style-name="Source_20_Text"><text:span text:style-name="T333">;</text:span></text:span><text:span text:style-name="Source_20_Text"><text:span text:style-name="T373"><text:tab/></text:span></text:span><text:span text:style-name="Source_20_Text"><text:span text:style-name="T173">// union members will all take up 4 bytes.</text:span></text:span></text:p>
      <text:p text:style-name="P54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7">UInt</text:span></text:span><text:span text:style-name="Source_20_Text"><text:span text:style-name="T34">32</text:span></text:span><text:span text:style-name="Source_20_Text"><text:span text:style-name="T87"><text:tab/></text:span></text:span><text:span text:style-name="Source_20_Text"><text:span text:style-name="T372">int32</text:span></text:span><text:span text:style-name="Source_20_Text"><text:span text:style-name="T333">;</text:span></text:span><text:span text:style-name="Source_20_Text"><text:span text:style-name="T373"><text:tab/></text:span></text:span><text:span text:style-name="Source_20_Text"><text:span text:style-name="T173">// this is to make sure the int16 and boolean</text:span></text:span></text:p>
      <text:p text:style-name="P54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34">Float</text:span></text:span><text:span text:style-name="Source_20_Text"><text:span text:style-name="T87"><text:tab/></text:span></text:span><text:span text:style-name="Source_20_Text"><text:span text:style-name="T372">real</text:span></text:span><text:span text:style-name="Source_20_Text"><text:span text:style-name="T333">;</text:span></text:span><text:span text:style-name="Source_20_Text"><text:span text:style-name="T373"><text:tab/><text:tab/></text:span></text:span><text:span text:style-name="Source_20_Text"><text:span text:style-name="T173">// are on the right side of the 4 bytes in</text:span></text:span></text:p>
      <text:p text:style-name="P54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7">UInt</text:span></text:span><text:span text:style-name="Source_20_Text"><text:span text:style-name="T34">32</text:span></text:span><text:span text:style-name="Source_20_Text"><text:span text:style-name="T87"><text:tab/></text:span></text:span><text:span text:style-name="Source_20_Text"><text:span text:style-name="T372">node</text:span></text:span><text:span text:style-name="Source_20_Text"><text:span text:style-name="T333">;</text:span></text:span><text:span text:style-name="Source_20_Text"><text:span text:style-name="T373"><text:tab/><text:tab/></text:span></text:span><text:span text:style-name="Source_20_Text"><text:span text:style-name="T173">// big endian, and the left side in little.</text:span></text:span></text:p>
      <text:p text:style-name="P54"><text:span text:style-name="Source_20_Text"><text:span text:style-name="T371"><text:s text:c="8"/>};</text:span></text:span></text:p>
      <text:p text:style-name="P53"><text:span text:style-name="Source_20_Text"><text:span text:style-name="T333"/></text:span></text:p>
      <text:p text:style-name="P53"><text:span text:style-name="Source_20_Text"><text:span text:style-name="T370"><text:s text:c="4"/>} </text:span></text:span><text:span text:style-name="Source_20_Text"><text:span text:style-name="T33">ScriptNode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172">20</text:span></text:span><text:span text:style-name="Source_20_Text"><text:span text:style-name="T95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9-06-07T18:13:18.700000000</dc:date>
    <meta:editing-duration>P3DT8H59M33S</meta:editing-duration>
    <meta:editing-cycles>582</meta:editing-cycles>
    <meta:document-statistic meta:table-count="0" meta:image-count="0" meta:object-count="0" meta:page-count="16" meta:paragraph-count="700" meta:word-count="4234" meta:character-count="31598" meta:non-whitespace-character-count="24917"/>
  </office:meta>
</office:document-meta>
</file>